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876cm"/>
    </style:style>
    <style:style style:name="co2" style:family="table-column">
      <style:table-column-properties fo:break-before="auto" style:column-width="7.362cm"/>
    </style:style>
    <style:style style:name="co3" style:family="table-column">
      <style:table-column-properties fo:break-before="auto" style:column-width="12.21cm"/>
    </style:style>
    <style:style style:name="co4" style:family="table-column">
      <style:table-column-properties fo:break-before="auto" style:column-width="9.185cm"/>
    </style:style>
    <style:style style:name="co5" style:family="table-column">
      <style:table-column-properties fo:break-before="auto" style:column-width="11.91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0.098cm"/>
    </style:style>
    <style:style style:name="co8" style:family="table-column">
      <style:table-column-properties fo:break-before="auto" style:column-width="5.435cm"/>
    </style:style>
    <style:style style:name="co9" style:family="table-column">
      <style:table-column-properties fo:break-before="auto" style:column-width="11.398cm"/>
    </style:style>
    <style:style style:name="co10" style:family="table-column">
      <style:table-column-properties fo:break-before="auto" style:column-width="6.271cm"/>
    </style:style>
    <style:style style:name="co11" style:family="table-column">
      <style:table-column-properties fo:break-before="auto" style:column-width="13.7cm"/>
    </style:style>
    <style:style style:name="co12" style:family="table-column">
      <style:table-column-properties fo:break-before="auto" style:column-width="6.913cm"/>
    </style:style>
    <style:style style:name="co13" style:family="table-column">
      <style:table-column-properties fo:break-before="auto" style:column-width="4.404cm"/>
    </style:style>
    <style:style style:name="co14" style:family="table-column">
      <style:table-column-properties fo:break-before="auto" style:column-width="8.361cm"/>
    </style:style>
    <style:style style:name="co15" style:family="table-column">
      <style:table-column-properties fo:break-before="auto" style:column-width="5.241cm"/>
    </style:style>
    <style:style style:name="co16" style:family="table-column">
      <style:table-column-properties fo:break-before="auto" style:column-width="10.322cm"/>
    </style:style>
    <style:style style:name="co17" style:family="table-column">
      <style:table-column-properties fo:break-before="auto" style:column-width="6.592cm"/>
    </style:style>
    <style:style style:name="co18" style:family="table-column">
      <style:table-column-properties fo:break-before="auto" style:column-width="10.001cm"/>
    </style:style>
    <style:style style:name="co19" style:family="table-column">
      <style:table-column-properties fo:break-before="auto" style:column-width="7.041cm"/>
    </style:style>
    <style:style style:name="co20" style:family="table-column">
      <style:table-column-properties fo:break-before="auto" style:column-width="6.689cm"/>
    </style:style>
    <style:style style:name="co21" style:family="table-column">
      <style:table-column-properties fo:break-before="auto" style:column-width="13.667cm"/>
    </style:style>
    <style:style style:name="co22" style:family="table-column">
      <style:table-column-properties fo:break-before="auto" style:column-width="10.291cm"/>
    </style:style>
    <style:style style:name="co23" style:family="table-column">
      <style:table-column-properties fo:break-before="auto" style:column-width="11.224cm"/>
    </style:style>
    <style:style style:name="co24" style:family="table-column">
      <style:table-column-properties fo:break-before="auto" style:column-width="9.712cm"/>
    </style:style>
    <style:style style:name="co25" style:family="table-column">
      <style:table-column-properties fo:break-before="auto" style:column-width="8.971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2.036cm" fo:break-before="auto" style:use-optimal-row-height="true"/>
    </style:style>
    <style:style style:name="ro8" style:family="table-row">
      <style:table-row-properties style:row-height="1.263cm" fo:break-before="auto" style:use-optimal-row-height="true"/>
    </style:style>
    <style:style style:name="ro9" style:family="table-row">
      <style:table-row-properties style:row-height="1.649cm" fo:break-before="auto" style:use-optimal-row-height="true"/>
    </style:style>
    <style:style style:name="ro10" style:family="table-row">
      <style:table-row-properties style:row-height="5.195cm" fo:break-before="auto" style:use-optimal-row-height="true"/>
    </style:style>
    <style:style style:name="ro11" style:family="table-row">
      <style:table-row-properties style:row-height="4.808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1.236cm" fo:break-before="auto" style:use-optimal-row-height="true"/>
    </style:style>
    <style:style style:name="ro14" style:family="table-row">
      <style:table-row-properties style:row-height="1.632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5.186cm" fo:break-before="auto" style:use-optimal-row-height="true"/>
    </style:style>
    <style:style style:name="ro17" style:family="table-row">
      <style:table-row-properties style:row-height="4.791cm" fo:break-before="auto" style:use-optimal-row-height="true"/>
    </style:style>
    <style:style style:name="ro18" style:family="table-row">
      <style:table-row-properties style:row-height="2.817cm" fo:break-before="auto" style:use-optimal-row-height="true"/>
    </style:style>
    <style:style style:name="ro19" style:family="table-row">
      <style:table-row-properties style:row-height="11.504cm" fo:break-before="auto" style:use-optimal-row-height="true"/>
    </style:style>
    <style:style style:name="ro20" style:family="table-row">
      <style:table-row-properties style:row-height="8.3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ext-properties style:font-name="Liberation Sans" style:font-name-asian="DejaVu Sans" style:font-name-complex="Arial"/>
    </style:style>
    <style:style style:name="ce9" style:family="table-cell" style:parent-style-name="Default">
      <style:text-properties style:font-name="Arial" style:font-name-asian="DejaVu Sans" style:font-name-complex="Arial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41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ext-properties style:font-name="Liberation Sans" style:font-name-asian="DejaVu Sans" style:font-name-complex="DejaVu Sans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>
      <style:text-properties style:font-name="Arial1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Heading">
      <style:table-cell-properties fo:wrap-option="wrap"/>
      <style:text-properties style:use-window-font-color="true" style:text-outline="false" style:text-line-through-style="none" style:font-name="Cumberland" fo:language="fr" fo:country="FR" fo:text-shadow="none" style:text-underline-style="none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Arial"/>
    </style:style>
    <style:style style:name="T2" style:family="text">
      <style:text-properties style:font-name-asian="DejaVu Sans" style:font-name-complex="DejaVu Sans"/>
    </style:style>
  </office:automatic-styles>
  <office:body>
    <office:spreadsheet>
      <table:table table:name="Glossair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Champ à passer dans le document</text:p>
          </table:table-cell>
          <table:table-cell table:style-name="ce1" office:value-type="string">
            <text:p>correspond à</text:p>
          </table:table-cell>
          <table:table-cell table:style-name="ce1" office:value-type="string">
            <text:p>Signification</text:p>
          </table:table-cell>
          <table:table-cell table:style-name="ce1" office:value-type="string">
            <text:p>Exemples de valeurs</text:p>
          </table:table-cell>
          <table:table-cell table:style-name="ce15" office:value-type="string">
            <text:p>Valeurs existante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TABLE Adresses</text:p>
          </table:table-cell>
          <table:table-cell table:style-name="ce4" table:number-columns-repeated="2"/>
          <table:table-cell table:style-name="ce10"/>
          <table:table-cell table:style-name="ce4"/>
          <table:table-cell table:number-columns-repeated="1019"/>
        </table:table-row>
        <table:table-row table:style-name="ro3">
          <table:table-cell office:value-type="string">
            <text:p>adresse_id</text:p>
          </table:table-cell>
          <table:table-cell table:style-name="ce5" office:value-type="string">
            <text:p>Correspond à</text:p>
          </table:table-cell>
          <table:table-cell office:value-type="string">
            <text:p>Id de l'adresse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4">
          <table:table-cell office:value-type="string">
            <text:p>adresse_numvoie</text:p>
          </table:table-cell>
          <table:table-cell table:style-name="ce5" office:value-type="string">
            <text:p>Correspond à</text:p>
          </table:table-cell>
          <table:table-cell office:value-type="string">
            <text:p>N° de voie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4">
          <table:table-cell office:value-type="string">
            <text:p>adresse_typevoie</text:p>
          </table:table-cell>
          <table:table-cell table:style-name="ce5" office:value-type="string">
            <text:p>Correspond à</text:p>
          </table:table-cell>
          <table:table-cell office:value-type="string">
            <text:p>Type de voie</text:p>
          </table:table-cell>
          <table:table-cell office:value-type="string">
            <text:p>AVE</text:p>
          </table:table-cell>
          <table:table-cell table:number-columns-repeated="1020"/>
        </table:table-row>
        <table:table-row table:style-name="ro4">
          <table:table-cell office:value-type="string">
            <text:p>adresse_nomvoie</text:p>
          </table:table-cell>
          <table:table-cell table:style-name="ce5" office:value-type="string">
            <text:p>Correspond à</text:p>
          </table:table-cell>
          <table:table-cell office:value-type="string">
            <text:p>Nom de voie</text:p>
          </table:table-cell>
          <table:table-cell office:value-type="string">
            <text:p>des Champs Elysées</text:p>
          </table:table-cell>
          <table:table-cell table:number-columns-repeated="1020"/>
        </table:table-row>
        <table:table-row table:style-name="ro4">
          <table:table-cell office:value-type="string">
            <text:p>adresse_complideadr</text:p>
          </table:table-cell>
          <table:table-cell table:style-name="ce5" office:value-type="string">
            <text:p>Correspond à</text:p>
          </table:table-cell>
          <table:table-cell office:value-type="string">
            <text:p>Complément identification adresse organisme décidant de l'orientation</text:p>
          </table:table-cell>
          <table:table-cell table:number-columns-repeated="1021"/>
        </table:table-row>
        <table:table-row table:style-name="ro4">
          <table:table-cell office:value-type="string">
            <text:p>adresse_compladr</text:p>
          </table:table-cell>
          <table:table-cell table:style-name="ce5" office:value-type="string">
            <text:p>Correspond à</text:p>
          </table:table-cell>
          <table:table-cell office:value-type="string">
            <text:p>Complément adresse organisme décidant de l'orientation</text:p>
          </table:table-cell>
          <table:table-cell table:number-columns-repeated="1021"/>
        </table:table-row>
        <table:table-row table:style-name="ro4">
          <table:table-cell office:value-type="string">
            <text:p>adresse_lieudist</text:p>
          </table:table-cell>
          <table:table-cell table:style-name="ce5" office:value-type="string">
            <text:p>Correspond à</text:p>
          </table:table-cell>
          <table:table-cell office:value-type="string">
            <text:p>Lieu de distribution organisme décidant de l'orientation</text:p>
          </table:table-cell>
          <table:table-cell table:number-columns-repeated="1021"/>
        </table:table-row>
        <table:table-row table:style-name="ro4">
          <table:table-cell office:value-type="string">
            <text:p>adresse_numcomrat</text:p>
          </table:table-cell>
          <table:table-cell table:style-name="ce5" office:value-type="string">
            <text:p>Correspond à</text:p>
          </table:table-cell>
          <table:table-cell office:value-type="string">
            <text:p>Numéro de commune sens INSEE</text:p>
          </table:table-cell>
          <table:table-cell office:value-type="float" office:value="93002">
            <text:p>93002</text:p>
          </table:table-cell>
          <table:table-cell table:number-columns-repeated="1020"/>
        </table:table-row>
        <table:table-row table:style-name="ro4">
          <table:table-cell office:value-type="string">
            <text:p>adresse_numcomptt</text:p>
          </table:table-cell>
          <table:table-cell table:style-name="ce5" office:value-type="string">
            <text:p>Correspond à</text:p>
          </table:table-cell>
          <table:table-cell office:value-type="string">
            <text:p>Numéro de commune sens PTT</text:p>
          </table:table-cell>
          <table:table-cell office:value-type="float" office:value="93001">
            <text:p>93001</text:p>
          </table:table-cell>
          <table:table-cell table:number-columns-repeated="1020"/>
        </table:table-row>
        <table:table-row table:style-name="ro4">
          <table:table-cell office:value-type="string">
            <text:p>adresse_codepos</text:p>
          </table:table-cell>
          <table:table-cell table:style-name="ce5" office:value-type="string">
            <text:p>Correspond à</text:p>
          </table:table-cell>
          <table:table-cell office:value-type="string">
            <text:p>Code postal</text:p>
          </table:table-cell>
          <table:table-cell office:value-type="float" office:value="93000">
            <text:p>93000</text:p>
          </table:table-cell>
          <table:table-cell table:number-columns-repeated="1020"/>
        </table:table-row>
        <table:table-row table:style-name="ro4">
          <table:table-cell office:value-type="string">
            <text:p>adresse_locaadr</text:p>
          </table:table-cell>
          <table:table-cell table:style-name="ce5" office:value-type="string">
            <text:p>Correspond à</text:p>
          </table:table-cell>
          <table:table-cell office:value-type="string">
            <text:p>Localité adresse</text:p>
          </table:table-cell>
          <table:table-cell office:value-type="string">
            <text:p>Bobigny</text:p>
          </table:table-cell>
          <table:table-cell table:number-columns-repeated="1020"/>
        </table:table-row>
        <table:table-row table:style-name="ro3">
          <table:table-cell office:value-type="string">
            <text:p>adresse_pays</text:p>
          </table:table-cell>
          <table:table-cell table:style-name="ce5" office:value-type="string">
            <text:p>Correspond à</text:p>
          </table:table-cell>
          <table:table-cell office:value-type="string">
            <text:p>Pays</text:p>
          </table:table-cell>
          <table:table-cell office:value-type="string">
            <text:p>France</text:p>
          </table:table-cell>
          <table:table-cell table:number-columns-repeated="1020"/>
        </table:table-row>
        <table:table-row table:style-name="ro3">
          <table:table-cell office:value-type="string">
            <text:p>adresse_canton</text:p>
          </table:table-cell>
          <table:table-cell table:style-name="ce5" office:value-type="string">
            <text:p>Correspond à</text:p>
          </table:table-cell>
          <table:table-cell office:value-type="string">
            <text:p>Canton</text:p>
          </table:table-cell>
          <table:table-cell office:value-type="float" office:value="93005">
            <text:p>93005</text:p>
          </table:table-cell>
          <table:table-cell table:number-columns-repeated="1020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5">
          <table:table-cell table:style-name="ce2" office:value-type="string">
            <text:p>TABLE Dossiers_rsa</text:p>
          </table:table-cell>
          <table:table-cell table:style-name="ce4" table:number-columns-repeated="2"/>
          <table:table-cell table:style-name="ce10"/>
          <table:table-cell table:style-name="ce4"/>
          <table:table-cell table:number-columns-repeated="1019"/>
        </table:table-row>
        <table:table-row table:style-name="ro3">
          <table:table-cell office:value-type="string">
            <text:p>dossier_id</text:p>
          </table:table-cell>
          <table:table-cell table:style-name="ce5" office:value-type="string">
            <text:p>Correspond à</text:p>
          </table:table-cell>
          <table:table-cell office:value-type="string">
            <text:p>Id du dossier RSA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>
            <text:p>dossier_numdemrsa</text:p>
          </table:table-cell>
          <table:table-cell table:style-name="ce5" office:value-type="string">
            <text:p>Correspond à</text:p>
          </table:table-cell>
          <table:table-cell office:value-type="string">
            <text:p>N° de demande RSA</text:p>
          </table:table-cell>
          <table:table-cell office:value-type="float" office:value="12345678901">
            <text:p>12345678901</text:p>
          </table:table-cell>
          <table:table-cell table:number-columns-repeated="1020"/>
        </table:table-row>
        <table:table-row table:style-name="ro4">
          <table:table-cell office:value-type="string">
            <text:p>dossier_dtdemrsa</text:p>
          </table:table-cell>
          <table:table-cell table:style-name="ce5" office:value-type="string">
            <text:p>Correspond à</text:p>
          </table:table-cell>
          <table:table-cell office:value-type="string">
            <text:p>Date de demande RSA</text:p>
          </table:table-cell>
          <table:table-cell table:style-name="ce12" office:value-type="date" office:date-value="1981-06-11">
            <text:p>11/06/81</text:p>
          </table:table-cell>
          <table:table-cell office:value-type="string">
            <text:p>Format: 1981-06-11</text:p>
          </table:table-cell>
          <table:table-cell table:number-columns-repeated="1019"/>
        </table:table-row>
        <table:table-row table:style-name="ro4">
          <table:table-cell office:value-type="string">
            <text:p>dossier_dtdemrmi</text:p>
          </table:table-cell>
          <table:table-cell table:style-name="ce5" office:value-type="string">
            <text:p>Correspond à</text:p>
          </table:table-cell>
          <table:table-cell office:value-type="string">
            <text:p>Date de demande de RMI</text:p>
          </table:table-cell>
          <table:table-cell table:style-name="ce12" office:value-type="date" office:date-value="1981-06-11">
            <text:p>11/06/81</text:p>
          </table:table-cell>
          <table:table-cell office:value-type="string">
            <text:p>Format: 1981-06-11</text:p>
          </table:table-cell>
          <table:table-cell table:number-columns-repeated="1019"/>
        </table:table-row>
        <table:table-row table:style-name="ro4">
          <table:table-cell office:value-type="string">
            <text:p>dossier_numdepinsrmi</text:p>
          </table:table-cell>
          <table:table-cell table:style-name="ce5" office:value-type="string">
            <text:p>Correspond à</text:p>
          </table:table-cell>
          <table:table-cell office:value-type="string">
            <text:p>N° de département inscripteur RMI</text:p>
          </table:table-cell>
          <table:table-cell table:style-name="ce13" office:value-type="string">
            <text:p>093</text:p>
          </table:table-cell>
          <table:table-cell table:number-columns-repeated="1020"/>
        </table:table-row>
        <table:table-row table:style-name="ro6">
          <table:table-cell office:value-type="string">
            <text:p>dossier_typeinsrmi</text:p>
          </table:table-cell>
          <table:table-cell table:style-name="ce5" office:value-type="string">
            <text:p>Correspond à</text:p>
          </table:table-cell>
          <table:table-cell office:value-type="string">
            <text:p>Type instructeur RMI</text:p>
          </table:table-cell>
          <table:table-cell table:style-name="ce13" office:value-type="string">
            <text:p>C</text:p>
          </table:table-cell>
          <table:table-cell office:value-type="string">
            <text:p>C</text:p>
            <text:p>S</text:p>
          </table:table-cell>
          <table:table-cell table:number-columns-repeated="1019"/>
        </table:table-row>
        <table:table-row table:style-name="ro4">
          <table:table-cell office:value-type="string">
            <text:p>dossier_numcominsrmi</text:p>
          </table:table-cell>
          <table:table-cell table:style-name="ce5" office:value-type="string">
            <text:p>Correspond à</text:p>
          </table:table-cell>
          <table:table-cell office:value-type="string">
            <text:p>N° commune instructeur RMI</text:p>
          </table:table-cell>
          <table:table-cell office:value-type="float" office:value="72">
            <text:p>72</text:p>
          </table:table-cell>
          <table:table-cell table:number-columns-repeated="1020"/>
        </table:table-row>
        <table:table-row table:style-name="ro4">
          <table:table-cell office:value-type="string">
            <text:p>dossier_numagrinsrmi</text:p>
          </table:table-cell>
          <table:table-cell table:style-name="ce5" office:value-type="string">
            <text:p>Correspond à</text:p>
          </table:table-cell>
          <table:table-cell office:value-type="string">
            <text:p>Numéro agrément Rmi</text:p>
          </table:table-cell>
          <table:table-cell table:style-name="ce13" office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>
            <text:p>dossier_numdosinsrmi</text:p>
          </table:table-cell>
          <table:table-cell table:style-name="ce5" office:value-type="string">
            <text:p>Correspond à</text:p>
          </table:table-cell>
          <table:table-cell table:style-name="ce7" office:value-type="string">
            <text:p>Numéro dossier chez l'instructeur</text:p>
          </table:table-cell>
          <table:table-cell office:value-type="float" office:value="2026">
            <text:p>2026</text:p>
          </table:table-cell>
          <table:table-cell table:number-columns-repeated="1020"/>
        </table:table-row>
        <table:table-row table:style-name="ro4">
          <table:table-cell office:value-type="string">
            <text:p>dossier_numcli</text:p>
          </table:table-cell>
          <table:table-cell table:style-name="ce5" office:value-type="string">
            <text:p>Correspond à</text:p>
          </table:table-cell>
          <table:table-cell table:style-name="ce7" office:value-type="string">
            <text:p>Numéro de Cli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4">
          <table:table-cell office:value-type="string">
            <text:p>dossier_numorg</text:p>
          </table:table-cell>
          <table:table-cell table:style-name="ce5" office:value-type="string">
            <text:p>Correspond à</text:p>
          </table:table-cell>
          <table:table-cell office:value-type="string">
            <text:p>N° organisme</text:p>
          </table:table-cell>
          <table:table-cell office:value-type="float" office:value="931">
            <text:p>931</text:p>
          </table:table-cell>
          <table:table-cell table:number-columns-repeated="1020"/>
        </table:table-row>
        <table:table-row table:style-name="ro4">
          <table:table-cell office:value-type="string">
            <text:p>dossier_fonorg</text:p>
          </table:table-cell>
          <table:table-cell table:style-name="ce5" office:value-type="string">
            <text:p>Correspond à</text:p>
          </table:table-cell>
          <table:table-cell office:value-type="string">
            <text:p>Fonction de l'organisme</text:p>
          </table:table-cell>
          <table:table-cell office:value-type="string">
            <text:p>CAF</text:p>
          </table:table-cell>
          <table:table-cell office:value-type="string">
            <text:p>CAF / MSA</text:p>
          </table:table-cell>
          <table:table-cell table:number-columns-repeated="1019"/>
        </table:table-row>
        <table:table-row table:style-name="ro3">
          <table:table-cell office:value-type="string">
            <text:p>dossier_matricule</text:p>
          </table:table-cell>
          <table:table-cell table:style-name="ce5" office:value-type="string">
            <text:p>Correspond à</text:p>
          </table:table-cell>
          <table:table-cell office:value-type="string">
            <text:p>N° CAF</text:p>
          </table:table-cell>
          <table:table-cell office:value-type="float" office:value="147258369147258">
            <text:p>147258369147258</text:p>
          </table:table-cell>
          <table:table-cell table:number-columns-repeated="1020"/>
        </table:table-row>
        <table:table-row table:style-name="ro7">
          <table:table-cell office:value-type="string">
            <text:p>dossier_statudemrsa</text:p>
          </table:table-cell>
          <table:table-cell table:style-name="ce5" office:value-type="string">
            <text:p>Correspond à</text:p>
          </table:table-cell>
          <table:table-cell office:value-type="string">
            <text:p>Statut du demandeur RSA</text:p>
          </table:table-cell>
          <table:table-cell office:value-type="string">
            <text:p>N</text:p>
          </table:table-cell>
          <table:table-cell table:style-name="ce9" office:value-type="string">
            <text:p><text:span text:style-name="T1">"N" : Non allocataire</text:span></text:p>
            <text:p><text:span text:style-name="T1">"C" : Allocataire de la Caf</text:span></text:p>
            <text:p><text:span text:style-name="T1">"A" : Allocataire d'une autre Caf</text:span></text:p>
            <text:p><text:span text:style-name="T1">"M" : Allocataire de la Msa</text:span></text:p>
            <text:p><text:span text:style-name="T1">"S" : Allocataire d'une autre Msa</text:span></text:p>
          </table:table-cell>
          <table:table-cell table:number-columns-repeated="1019"/>
        </table:table-row>
        <table:table-row table:style-name="ro4">
          <table:table-cell office:value-type="string">
            <text:p>dossier_typeparte</text:p>
          </table:table-cell>
          <table:table-cell table:style-name="ce5" office:value-type="string">
            <text:p>Correspond à</text:p>
          </table:table-cell>
          <table:table-cell office:value-type="string">
            <text:p>Type de partenaire</text:p>
          </table:table-cell>
          <table:table-cell office:value-type="string">
            <text:p>CG</text:p>
          </table:table-cell>
          <table:table-cell table:number-columns-repeated="1020"/>
        </table:table-row>
        <table:table-row table:style-name="ro4">
          <table:table-cell office:value-type="string">
            <text:p>dossier_ideparte</text:p>
          </table:table-cell>
          <table:table-cell table:style-name="ce5" office:value-type="string">
            <text:p>Correspond à</text:p>
          </table:table-cell>
          <table:table-cell office:value-type="string">
            <text:p>Code d'identification du partenaire</text:p>
          </table:table-cell>
          <table:table-cell table:style-name="ce13" office:value-type="string">
            <text:p>093</text:p>
          </table:table-cell>
          <table:table-cell table:number-columns-repeated="1020"/>
        </table:table-row>
        <table:table-row table:style-name="ro8">
          <table:table-cell office:value-type="string">
            <text:p>dossier_fonorgcedmut</text:p>
          </table:table-cell>
          <table:table-cell table:style-name="ce5" office:value-type="string">
            <text:p>Correspond à</text:p>
          </table:table-cell>
          <table:table-cell office:value-type="string">
            <text:p>Fonction organisme cédant </text:p>
          </table:table-cell>
          <table:table-cell office:value-type="string">
            <text:p>MSA</text:p>
          </table:table-cell>
          <table:table-cell table:style-name="ce9" office:value-type="string">
            <text:p><text:span text:style-name="T1">"CAF" s'il s'agit d'une demande gérée par la Caf,</text:span></text:p>
            <text:p><text:span text:style-name="T1">"MSA" s''il agit d'une demande gérée par la Msa,</text:span></text:p>
            <text:p><text:span text:style-name="T1">"OPF" s'agit d'un autre organismes débiteur de prestations familiales</text:span></text:p>
          </table:table-cell>
          <table:table-cell table:number-columns-repeated="1019"/>
        </table:table-row>
        <table:table-row table:style-name="ro9">
          <table:table-cell office:value-type="string">
            <text:p>dossier_numorgcedmut</text:p>
          </table:table-cell>
          <table:table-cell table:style-name="ce5" office:value-type="string">
            <text:p>Correspond à</text:p>
          </table:table-cell>
          <table:table-cell office:value-type="string">
            <text:p>N° organsime cédant</text:p>
          </table:table-cell>
          <table:table-cell office:value-type="float" office:value="931">
            <text:p>931</text:p>
          </table:table-cell>
          <table:table-cell table:style-name="ce9" office:value-type="string">
            <text:p><text:span text:style-name="T1">N° de département suivi du rang de l'organisme pour les CAF. </text:span></text:p>
            <text:p><text:span text:style-name="T1">Pour les "MSA" <text:s/>le rang est focé à la valeur "1".</text:span></text:p>
            <text:p><text:span text:style-name="T1">Pour les "CAF" voir la table de codifications NUMORG</text:span></text:p>
            <text:p><text:span text:style-name="T1">Pour les "OPF", la valeur est "RGT"</text:span></text:p>
          </table:table-cell>
          <table:table-cell table:number-columns-repeated="1019"/>
        </table:table-row>
        <table:table-row table:style-name="ro6">
          <table:table-cell office:value-type="string">
            <text:p>dossier_matriculeorgcedmut</text:p>
          </table:table-cell>
          <table:table-cell table:style-name="ce5" office:value-type="string">
            <text:p>Correspond à</text:p>
          </table:table-cell>
          <table:table-cell office:value-type="string">
            <text:p>Matricule chez organisme cédant </text:p>
          </table:table-cell>
          <table:table-cell/>
          <table:table-cell table:style-name="ce9" office:value-type="string">
            <text:p><text:span text:style-name="T1">Pour les "CAF", donnée <text:s/>renseignée uniquement si l'organisme cédant</text:span></text:p>
            <text:p><text:span text:style-name="T1">Pour les "MSA" <text:s/>et les "OPF" le matricule est absent</text:span></text:p>
          </table:table-cell>
          <table:table-cell table:number-columns-repeated="1019"/>
        </table:table-row>
        <table:table-row table:style-name="ro4">
          <table:table-cell office:value-type="string">
            <text:p>dossier_ddarrmut</text:p>
          </table:table-cell>
          <table:table-cell table:style-name="ce5" office:value-type="string">
            <text:p>Correspond à</text:p>
          </table:table-cell>
          <table:table-cell table:style-name="ce8" office:value-type="string">
            <text:p>Date début arrivée mutation</text:p>
          </table:table-cell>
          <table:table-cell table:style-name="ce12" office:value-type="date" office:date-value="1981-06-11">
            <text:p>11/06/81</text:p>
          </table:table-cell>
          <table:table-cell office:value-type="string">
            <text:p>Format: 1981-06-11</text:p>
          </table:table-cell>
          <table:table-cell table:number-columns-repeated="1019"/>
        </table:table-row>
        <table:table-row table:style-name="ro4">
          <table:table-cell office:value-type="string">
            <text:p>dossier_codeposanchab</text:p>
          </table:table-cell>
          <table:table-cell table:style-name="ce5" office:value-type="string">
            <text:p>Correspond à</text:p>
          </table:table-cell>
          <table:table-cell office:value-type="string">
            <text:p>Code postal ancienne habitation</text:p>
          </table:table-cell>
          <table:table-cell office:value-type="float" office:value="93021">
            <text:p>93021</text:p>
          </table:table-cell>
          <table:table-cell table:number-columns-repeated="1020"/>
        </table:table-row>
        <table:table-row table:style-name="ro8">
          <table:table-cell office:value-type="string">
            <text:p>dossier_fonorgprenmut</text:p>
          </table:table-cell>
          <table:table-cell table:style-name="ce5" office:value-type="string">
            <text:p>Correspond à</text:p>
          </table:table-cell>
          <table:table-cell office:value-type="string">
            <text:p>Fonction organisme prenant </text:p>
          </table:table-cell>
          <table:table-cell office:value-type="string">
            <text:p>MSA</text:p>
          </table:table-cell>
          <table:table-cell table:style-name="ce9" office:value-type="string">
            <text:p><text:span text:style-name="T1">"CAF" s'il s'agit d'une demande gérée par la Caf,</text:span></text:p>
            <text:p><text:span text:style-name="T1">"MSA" s''il agit d'une demande gérée par la Msa,</text:span></text:p>
            <text:p><text:span text:style-name="T1">"OPF" s'agit d'un autre organismes débiteur de prestations familiales</text:span></text:p>
          </table:table-cell>
          <table:table-cell table:number-columns-repeated="1019"/>
        </table:table-row>
        <table:table-row table:style-name="ro9">
          <table:table-cell office:value-type="string">
            <text:p>dossier_numorgprenmut</text:p>
          </table:table-cell>
          <table:table-cell table:style-name="ce5" office:value-type="string">
            <text:p>Correspond à</text:p>
          </table:table-cell>
          <table:table-cell office:value-type="string">
            <text:p>N° organisme prenant</text:p>
          </table:table-cell>
          <table:table-cell office:value-type="float" office:value="931">
            <text:p>931</text:p>
          </table:table-cell>
          <table:table-cell table:style-name="ce9" office:value-type="string">
            <text:p><text:span text:style-name="T1">N° de département suivi du rang de l'organisme pour les CAF. </text:span></text:p>
            <text:p><text:span text:style-name="T1">Pour les "MSA" <text:s/>le rang est focé à la valeur "1".</text:span></text:p>
            <text:p><text:span text:style-name="T1">Pour les "CAF" voir la table de codifications NUMORG</text:span></text:p>
            <text:p><text:span text:style-name="T1">Pour les "OPF", la valeur est "RGT"</text:span></text:p>
          </table:table-cell>
          <table:table-cell table:number-columns-repeated="1019"/>
        </table:table-row>
        <table:table-row table:style-name="ro4">
          <table:table-cell office:value-type="string">
            <text:p>dossier_dddepamut</text:p>
          </table:table-cell>
          <table:table-cell table:style-name="ce5" office:value-type="string">
            <text:p>Correspond à</text:p>
          </table:table-cell>
          <table:table-cell office:value-type="string">
            <text:p>Date début départ mutation</text:p>
          </table:table-cell>
          <table:table-cell table:style-name="ce12" office:value-type="date" office:date-value="1981-06-11">
            <text:p>11/06/81</text:p>
          </table:table-cell>
          <table:table-cell office:value-type="string">
            <text:p>Format: 1981-06-11</text:p>
          </table:table-cell>
          <table:table-cell table:number-columns-repeated="1019"/>
        </table:table-row>
        <table:table-row table:style-name="ro4">
          <table:table-cell office:value-type="string">
            <text:p>dossier_details_droits_rsa_id</text:p>
          </table:table-cell>
          <table:table-cell table:style-name="ce5" office:value-type="string">
            <text:p>Correspond à</text:p>
          </table:table-cell>
          <table:table-cell office:value-type="string">
            <text:p>Id des détails de droit RSA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>
            <text:p>dossier_avis_pcg_id</text:p>
          </table:table-cell>
          <table:table-cell table:style-name="ce5" office:value-type="string">
            <text:p>Correspond à</text:p>
          </table:table-cell>
          <table:table-cell office:value-type="string">
            <text:p>Id de l'avis du président du CG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>
            <text:p>TABLE Foyers</text:p>
          </table:table-cell>
          <table:table-cell table:style-name="ce4" table:number-columns-repeated="2"/>
          <table:table-cell table:style-name="ce10"/>
          <table:table-cell table:style-name="ce4"/>
          <table:table-cell table:number-columns-repeated="1019"/>
        </table:table-row>
        <table:table-row table:style-name="ro3">
          <table:table-cell office:value-type="string">
            <text:p>foyer_id</text:p>
          </table:table-cell>
          <table:table-cell table:style-name="ce5" office:value-type="string">
            <text:p>Correspond à</text:p>
          </table:table-cell>
          <table:table-cell office:value-type="string">
            <text:p>Id du foyer lié au dossier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4">
          <table:table-cell office:value-type="string">
            <text:p>foyer_dossier_rsa_id</text:p>
          </table:table-cell>
          <table:table-cell table:style-name="ce5" office:value-type="string">
            <text:p>Correspond à</text:p>
          </table:table-cell>
          <table:table-cell office:value-type="string">
            <text:p>Id du dossier lié au foyer</text:p>
          </table:table-cell>
          <table:table-cell office:value-type="float" office:value="12542">
            <text:p>12542</text:p>
          </table:table-cell>
          <table:table-cell table:number-columns-repeated="1020"/>
        </table:table-row>
        <table:table-row table:style-name="ro10">
          <table:table-cell office:value-type="string">
            <text:p>foyer_sitfam</text:p>
          </table:table-cell>
          <table:table-cell table:style-name="ce5" office:value-type="string">
            <text:p>Correspond à</text:p>
          </table:table-cell>
          <table:table-cell office:value-type="string">
            <text:p>Situation familiale</text:p>
          </table:table-cell>
          <table:table-cell office:value-type="string">
            <text:p>MAR</text:p>
          </table:table-cell>
          <table:table-cell table:style-name="ce9" office:value-type="string">
            <text:p><text:span text:style-name="T1">"ABA" : DISPARU (JUGEMENT D'ABSENCE)</text:span></text:p>
            <text:p><text:span text:style-name="T1">"CEL" : CELIBATAIRE</text:span></text:p>
            <text:p><text:span text:style-name="T1">"DIV" : DIVORCE</text:span></text:p>
            <text:p><text:span text:style-name="T1">"ISO" : ISOLEMENT APRES VIE MARITALE OU PACS</text:span></text:p>
            <text:p><text:span text:style-name="T1">"MAR" : MARIAGE</text:span></text:p>
            <text:p><text:span text:style-name="T1">"PAC" : PACS</text:span></text:p>
            <text:p><text:span text:style-name="T1">"RPA" : REPRISE VIE COMMUNE SUR PACS</text:span></text:p>
            <text:p><text:span text:style-name="T1">"RVC" : REPRISE VIE MARITALE</text:span></text:p>
            <text:p><text:span text:style-name="T1">"RVM" : REPRISE MARIAGE</text:span></text:p>
            <text:p><text:span text:style-name="T1">"SEF" : SEPARATION DE FAIT</text:span></text:p>
            <text:p><text:span text:style-name="T1">"SEL" : SEPARATION LEGALE</text:span></text:p>
            <text:p><text:span text:style-name="T1">"VEU" : VEUVAGE</text:span></text:p>
            <text:p><text:span text:style-name="T1">"VIM" : VIE MARITALE</text:span></text:p>
          </table:table-cell>
          <table:table-cell table:number-columns-repeated="1019"/>
        </table:table-row>
        <table:table-row table:style-name="ro4">
          <table:table-cell office:value-type="string">
            <text:p>foyer_ddsitfam</text:p>
          </table:table-cell>
          <table:table-cell table:style-name="ce5" office:value-type="string">
            <text:p>Correspond à</text:p>
          </table:table-cell>
          <table:table-cell office:value-type="string">
            <text:p>Date de début de situation familiale</text:p>
          </table:table-cell>
          <table:table-cell table:style-name="ce12" office:value-type="date" office:date-value="2002-10-11">
            <text:p>11/10/02</text:p>
          </table:table-cell>
          <table:table-cell office:value-type="string">
            <text:p>Format = 2002-10-11</text:p>
          </table:table-cell>
          <table:table-cell table:number-columns-repeated="1019"/>
        </table:table-row>
        <table:table-row table:style-name="ro11">
          <table:table-cell office:value-type="string">
            <text:p>foyer_typeocclog</text:p>
          </table:table-cell>
          <table:table-cell table:style-name="ce5" office:value-type="string">
            <text:p>Correspond à</text:p>
          </table:table-cell>
          <table:table-cell office:value-type="string">
            <text:p>Code occupation du logement</text:p>
          </table:table-cell>
          <table:table-cell office:value-type="string">
            <text:p>LOC</text:p>
          </table:table-cell>
          <table:table-cell table:style-name="ce9" office:value-type="string">
            <text:p><text:span text:style-name="T1">"ACC" : Proprietaire avec charges de remboursement</text:span></text:p>
            <text:p><text:span text:style-name="T1">"BAL" : Forfait logement a appliquer</text:span></text:p>
            <text:p><text:span text:style-name="T1">"HCG" : Hebergement collectif a titre gratuit</text:span></text:p>
            <text:p><text:span text:style-name="T1">"HCO" : Hebergement collectif a titre onereux</text:span></text:p>
            <text:p><text:span text:style-name="T1">"HGP" : Hebergement a titre gratuit par des particulier</text:span></text:p>
            <text:p><text:span text:style-name="T1">"HOP" : Hebergement onereux par des particuliers</text:span></text:p>
            <text:p><text:span text:style-name="T1">"HOT" : Hotel</text:span></text:p>
            <text:p><text:span text:style-name="T1">"LOC" : Locataire ou sous locataire</text:span></text:p>
            <text:p><text:span text:style-name="T1">"OLI" : Occupation logement inconnue</text:span></text:p>
            <text:p><text:span text:style-name="T1">"PRO" : Proprietaire sans charges de remboursement</text:span></text:p>
            <text:p><text:span text:style-name="T1">"SRG" : Sans resid. Stable avec forfait logement</text:span></text:p>
            <text:p><text:span text:style-name="T1">"SRO" : Sans resid. Stable sans forfait logement</text:span></text:p>
          </table:table-cell>
          <table:table-cell table:number-columns-repeated="1019"/>
        </table:table-row>
        <table:table-row table:style-name="ro4">
          <table:table-cell office:value-type="string">
            <text:p>foyer_mtvallocterr</text:p>
          </table:table-cell>
          <table:table-cell table:style-name="ce5" office:value-type="string">
            <text:p>Correspond à</text:p>
          </table:table-cell>
          <table:table-cell office:value-type="string">
            <text:p>Montant de la valeur locative du terrain non loué</text:p>
          </table:table-cell>
          <table:table-cell office:value-type="float" office:value="650">
            <text:p>650</text:p>
          </table:table-cell>
          <table:table-cell table:number-columns-repeated="1020"/>
        </table:table-row>
        <table:table-row table:style-name="ro4">
          <table:table-cell office:value-type="string">
            <text:p>foyer_mtvalloclog</text:p>
          </table:table-cell>
          <table:table-cell table:style-name="ce5" office:value-type="string">
            <text:p>Correspond à</text:p>
          </table:table-cell>
          <table:table-cell office:value-type="string">
            <text:p>Montant de la valeur locative du logement non loué</text:p>
          </table:table-cell>
          <table:table-cell office:value-type="float" office:value="875">
            <text:p>875</text:p>
          </table:table-cell>
          <table:table-cell table:number-columns-repeated="1020"/>
        </table:table-row>
        <table:table-row table:style-name="ro4">
          <table:table-cell office:value-type="string">
            <text:p>foyer_contefichliairsa</text:p>
          </table:table-cell>
          <table:table-cell table:style-name="ce5" office:value-type="string">
            <text:p>Correspond à</text:p>
          </table:table-cell>
          <table:table-cell office:value-type="string">
            <text:p>Contenu de la fiche de liaison</text:p>
          </table:table-cell>
          <table:table-cell office:value-type="string">
            <text:p>Eone de texte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5">
          <table:table-cell table:style-name="ce2" office:value-type="string">
            <text:p>TABLE Orientsstructs</text:p>
          </table:table-cell>
          <table:table-cell table:style-name="ce4" table:number-columns-repeated="2"/>
          <table:table-cell table:style-name="ce10"/>
          <table:table-cell table:style-name="ce4"/>
          <table:table-cell table:number-columns-repeated="1019"/>
        </table:table-row>
        <table:table-row table:style-name="ro4">
          <table:table-cell office:value-type="string">
            <text:p>orientstruct_id</text:p>
          </table:table-cell>
          <table:table-cell table:style-name="ce5" office:value-type="string">
            <text:p>Correspond à</text:p>
          </table:table-cell>
          <table:table-cell office:value-type="string">
            <text:p>Id de l'orientation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4">
          <table:table-cell office:value-type="string">
            <text:p>orientstruct_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 liée à l'orientation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>
            <text:p>orientstruct_typeorient_id</text:p>
          </table:table-cell>
          <table:table-cell table:style-name="ce5" office:value-type="string">
            <text:p>Correspond à</text:p>
          </table:table-cell>
          <table:table-cell office:value-type="string">
            <text:p>Id du type d'orientation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>
            <text:p>orientstruct_structurereferent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structure référent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>
            <text:p>orientstruct_propo_algo</text:p>
          </table:table-cell>
          <table:table-cell table:style-name="ce5" office:value-type="string">
            <text:p>Correspond à</text:p>
          </table:table-cell>
          <table:table-cell office:value-type="string">
            <text:p>Id de proposition d'orientation (proposée par un algorithme)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4">
          <table:table-cell office:value-type="string">
            <text:p>orientstruct_valid_cg</text:p>
          </table:table-cell>
          <table:table-cell table:style-name="ce5" office:value-type="string">
            <text:p>Correspond à</text:p>
          </table:table-cell>
          <table:table-cell office:value-type="string">
            <text:p>Validation par le CG</text:p>
          </table:table-cell>
          <table:table-cell office:value-type="string">
            <text:p>TRUE</text:p>
          </table:table-cell>
          <table:table-cell office:value-type="string">
            <text:p>TRUE / FALSE</text:p>
          </table:table-cell>
          <table:table-cell table:number-columns-repeated="1019"/>
        </table:table-row>
        <table:table-row table:style-name="ro4">
          <table:table-cell office:value-type="string">
            <text:p>orientstruct_date_propo</text:p>
          </table:table-cell>
          <table:table-cell table:style-name="ce5" office:value-type="string">
            <text:p>Correspond à</text:p>
          </table:table-cell>
          <table:table-cell office:value-type="string">
            <text:p>Date de proposition</text:p>
          </table:table-cell>
          <table:table-cell table:style-name="ce12" office:value-type="date" office:date-value="2010-09-11">
            <text:p>11/09/10</text:p>
          </table:table-cell>
          <table:table-cell office:value-type="string">
            <text:p>Format = 2010-09-11</text:p>
          </table:table-cell>
          <table:table-cell table:number-columns-repeated="1019"/>
        </table:table-row>
        <table:table-row table:style-name="ro4">
          <table:table-cell office:value-type="string">
            <text:p>orientstruct_date_valid</text:p>
          </table:table-cell>
          <table:table-cell table:style-name="ce5" office:value-type="string">
            <text:p>Correspond à</text:p>
          </table:table-cell>
          <table:table-cell office:value-type="string">
            <text:p>Date de validation</text:p>
          </table:table-cell>
          <table:table-cell table:style-name="ce12" office:value-type="date" office:date-value="2010-09-11">
            <text:p>11/09/10</text:p>
          </table:table-cell>
          <table:table-cell office:value-type="string">
            <text:p>Format = 2010-09-11</text:p>
          </table:table-cell>
          <table:table-cell table:number-columns-repeated="1019"/>
        </table:table-row>
        <table:table-row table:style-name="ro8">
          <table:table-cell office:value-type="string">
            <text:p>orientstruct_statut_orient</text:p>
          </table:table-cell>
          <table:table-cell table:style-name="ce5" office:value-type="string">
            <text:p>Correspond à</text:p>
          </table:table-cell>
          <table:table-cell office:value-type="string">
            <text:p>Statut de l'orientation</text:p>
          </table:table-cell>
          <table:table-cell office:value-type="string">
            <text:p>Orienté</text:p>
          </table:table-cell>
          <table:table-cell office:value-type="string">
            <text:p>Non orienté</text:p>
            <text:p>Orienté</text:p>
            <text:p>En attente</text:p>
          </table:table-cell>
          <table:table-cell table:number-columns-repeated="1019"/>
        </table:table-row>
        <table:table-row table:style-name="ro4">
          <table:table-cell office:value-type="string">
            <text:p>orientstruct_date_impression</text:p>
          </table:table-cell>
          <table:table-cell table:style-name="ce5" office:value-type="string">
            <text:p>Correspond à</text:p>
          </table:table-cell>
          <table:table-cell office:value-type="string">
            <text:p>Date d'impression</text:p>
          </table:table-cell>
          <table:table-cell table:style-name="ce12" office:value-type="date" office:date-value="2010-09-11">
            <text:p>11/09/10</text:p>
          </table:table-cell>
          <table:table-cell office:value-type="string">
            <text:p>Format = 2010-09-11</text:p>
          </table:table-cell>
          <table:table-cell table:number-columns-repeated="1019"/>
        </table:table-row>
        <table:table-row table:style-name="ro4">
          <table:table-cell office:value-type="string">
            <text:p>orientstruct_daterelance</text:p>
          </table:table-cell>
          <table:table-cell table:style-name="ce5" office:value-type="string">
            <text:p>Correspond à</text:p>
          </table:table-cell>
          <table:table-cell office:value-type="string">
            <text:p>Date de relance</text:p>
          </table:table-cell>
          <table:table-cell table:style-name="ce12" office:value-type="date" office:date-value="2010-09-11">
            <text:p>11/09/10</text:p>
          </table:table-cell>
          <table:table-cell office:value-type="string">
            <text:p>Format = 2010-09-11</text:p>
          </table:table-cell>
          <table:table-cell table:number-columns-repeated="1019"/>
        </table:table-row>
        <table:table-row table:style-name="ro6">
          <table:table-cell office:value-type="string">
            <text:p>orientstruct_statutrelance</text:p>
          </table:table-cell>
          <table:table-cell table:style-name="ce5" office:value-type="string">
            <text:p>Correspond à</text:p>
          </table:table-cell>
          <table:table-cell office:value-type="string">
            <text:p>Statut de relance</text:p>
          </table:table-cell>
          <table:table-cell office:value-type="string">
            <text:p>E</text:p>
          </table:table-cell>
          <table:table-cell office:value-type="string">
            <text:p>E = En attente</text:p>
            <text:p>R = Relancé</text:p>
          </table:table-cell>
          <table:table-cell table:number-columns-repeated="1019"/>
        </table:table-row>
        <table:table-row table:style-name="ro4">
          <table:table-cell office:value-type="string">
            <text:p>orientstruct_date_impression_relance</text:p>
          </table:table-cell>
          <table:table-cell table:style-name="ce5" office:value-type="string">
            <text:p>Correspond à</text:p>
          </table:table-cell>
          <table:table-cell office:value-type="string">
            <text:p>Date d'impression de la relance</text:p>
          </table:table-cell>
          <table:table-cell table:style-name="ce12" office:value-type="date" office:date-value="2010-09-11">
            <text:p>11/09/10</text:p>
          </table:table-cell>
          <table:table-cell office:value-type="string">
            <text:p>Format = 2010-09-1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>
            <text:p>TABLE Personnes</text:p>
          </table:table-cell>
          <table:table-cell table:style-name="ce4" table:number-columns-repeated="2"/>
          <table:table-cell table:style-name="ce10"/>
          <table:table-cell table:style-name="ce4"/>
          <table:table-cell table:number-columns-repeated="1019"/>
        </table:table-row>
        <table:table-row table:style-name="ro3">
          <table:table-cell office:value-type="string">
            <text:p>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personne_foyer_id</text:p>
          </table:table-cell>
          <table:table-cell table:style-name="ce5" office:value-type="string">
            <text:p>Correspond à</text:p>
          </table:table-cell>
          <table:table-cell office:value-type="string">
            <text:p>ID du foyer de la personne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8">
          <table:table-cell office:value-type="string">
            <text:p>personne_qual</text:p>
          </table:table-cell>
          <table:table-cell table:style-name="ce5" office:value-type="string">
            <text:p>Correspond à</text:p>
          </table:table-cell>
          <table:table-cell office:value-type="string">
            <text:p>Civilité de la personne</text:p>
          </table:table-cell>
          <table:table-cell office:value-type="string">
            <text:p>MME</text:p>
          </table:table-cell>
          <table:table-cell office:value-type="string">
            <text:p>MME = Madame</text:p>
            <text:p>MLE = Mademoiselle</text:p>
            <text:p>MR = Monsieur</text:p>
          </table:table-cell>
          <table:table-cell table:number-columns-repeated="1019"/>
        </table:table-row>
        <table:table-row table:style-name="ro4">
          <table:table-cell office:value-type="string">
            <text:p>personne_nom</text:p>
          </table:table-cell>
          <table:table-cell table:style-name="ce5" office:value-type="string">
            <text:p>Correspond à</text:p>
          </table:table-cell>
          <table:table-cell office:value-type="string">
            <text:p>Nom de la personne</text:p>
          </table:table-cell>
          <table:table-cell office:value-type="string">
            <text:p>Tartampion</text:p>
          </table:table-cell>
          <table:table-cell table:number-columns-repeated="1020"/>
        </table:table-row>
        <table:table-row table:style-name="ro4">
          <table:table-cell office:value-type="string">
            <text:p>personne_prenom</text:p>
          </table:table-cell>
          <table:table-cell table:style-name="ce5" office:value-type="string">
            <text:p>Correspond à</text:p>
          </table:table-cell>
          <table:table-cell office:value-type="string">
            <text:p>Prénom de la personne</text:p>
          </table:table-cell>
          <table:table-cell office:value-type="string">
            <text:p>Marie</text:p>
          </table:table-cell>
          <table:table-cell table:number-columns-repeated="1020"/>
        </table:table-row>
        <table:table-row table:style-name="ro4">
          <table:table-cell office:value-type="string">
            <text:p>personne_nomnai</text:p>
          </table:table-cell>
          <table:table-cell table:style-name="ce5" office:value-type="string">
            <text:p>Correspond à</text:p>
          </table:table-cell>
          <table:table-cell office:value-type="string">
            <text:p>Nom de naissance de la personne</text:p>
          </table:table-cell>
          <table:table-cell office:value-type="string">
            <text:p>Touto</text:p>
          </table:table-cell>
          <table:table-cell table:number-columns-repeated="1020"/>
        </table:table-row>
        <table:table-row table:style-name="ro3">
          <table:table-cell office:value-type="string">
            <text:p>personne_prenom2</text:p>
          </table:table-cell>
          <table:table-cell table:style-name="ce5" office:value-type="string">
            <text:p>Correspond à</text:p>
          </table:table-cell>
          <table:table-cell office:value-type="string">
            <text:p>2eme Prénom de la personne</text:p>
          </table:table-cell>
          <table:table-cell office:value-type="string">
            <text:p>Jeanne</text:p>
          </table:table-cell>
          <table:table-cell table:number-columns-repeated="1020"/>
        </table:table-row>
        <table:table-row table:style-name="ro3">
          <table:table-cell office:value-type="string">
            <text:p>personne_prenom3</text:p>
          </table:table-cell>
          <table:table-cell table:style-name="ce5" office:value-type="string">
            <text:p>Correspond à</text:p>
          </table:table-cell>
          <table:table-cell office:value-type="string">
            <text:p>3eme Prénom de la personne</text:p>
          </table:table-cell>
          <table:table-cell office:value-type="string">
            <text:p>Paule</text:p>
          </table:table-cell>
          <table:table-cell table:number-columns-repeated="1020"/>
        </table:table-row>
        <table:table-row table:style-name="ro4">
          <table:table-cell office:value-type="string">
            <text:p>personne_nomcomnai</text:p>
          </table:table-cell>
          <table:table-cell table:style-name="ce5" office:value-type="string">
            <text:p>Correspond à</text:p>
          </table:table-cell>
          <table:table-cell office:value-type="string">
            <text:p>Nom de la commune de naissance</text:p>
          </table:table-cell>
          <table:table-cell office:value-type="string">
            <text:p>Bobigny</text:p>
          </table:table-cell>
          <table:table-cell table:number-columns-repeated="1020"/>
        </table:table-row>
        <table:table-row table:style-name="ro4">
          <table:table-cell office:value-type="string">
            <text:p>personne_dtnai</text:p>
          </table:table-cell>
          <table:table-cell table:style-name="ce5" office:value-type="string">
            <text:p>Correspond à</text:p>
          </table:table-cell>
          <table:table-cell office:value-type="string">
            <text:p>Date de naissance</text:p>
          </table:table-cell>
          <table:table-cell table:style-name="ce12" office:value-type="date" office:date-value="1976-10-11">
            <text:p>11/10/76</text:p>
          </table:table-cell>
          <table:table-cell office:value-type="string">
            <text:p>Format = 1976-10-11</text:p>
          </table:table-cell>
          <table:table-cell table:number-columns-repeated="1019"/>
        </table:table-row>
        <table:table-row table:style-name="ro4">
          <table:table-cell office:value-type="string">
            <text:p>personne_rgnai</text:p>
          </table:table-cell>
          <table:table-cell table:style-name="ce5" office:value-type="string">
            <text:p>Correspond à</text:p>
          </table:table-cell>
          <table:table-cell office:value-type="string">
            <text:p>Rang de naissanc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9">
          <table:table-cell office:value-type="string">
            <text:p>personne_typedtnai</text:p>
          </table:table-cell>
          <table:table-cell table:style-name="ce5" office:value-type="string">
            <text:p>Correspond à</text:p>
          </table:table-cell>
          <table:table-cell office:value-type="string">
            <text:p>Type de date de naissance</text:p>
          </table:table-cell>
          <table:table-cell office:value-type="string">
            <text:p>J</text:p>
          </table:table-cell>
          <table:table-cell office:value-type="string">
            <text:p>J = Jour inconnu</text:p>
            <text:p>N = Jour et mois connus</text:p>
            <text:p>O = Jour et mois inconnus</text:p>
            <text:p/>
          </table:table-cell>
          <table:table-cell table:number-columns-repeated="1019"/>
        </table:table-row>
        <table:table-row table:style-name="ro4">
          <table:table-cell office:value-type="string">
            <text:p>personne_nir</text:p>
          </table:table-cell>
          <table:table-cell table:style-name="ce5" office:value-type="string">
            <text:p>Correspond à</text:p>
          </table:table-cell>
          <table:table-cell office:value-type="string">
            <text:p>NIR</text:p>
          </table:table-cell>
          <table:table-cell office:value-type="float" office:value="176109315412051">
            <text:p>176109315412051</text:p>
          </table:table-cell>
          <table:table-cell table:number-columns-repeated="1020"/>
        </table:table-row>
        <table:table-row table:style-name="ro4">
          <table:table-cell office:value-type="string">
            <text:p>personne_topvalec</text:p>
          </table:table-cell>
          <table:table-cell table:style-name="ce5" office:value-type="string">
            <text:p>Correspond à</text:p>
          </table:table-cell>
          <table:table-cell office:value-type="string">
            <text:p>Certification de l'état civil de la personne</text:p>
          </table:table-cell>
          <table:table-cell office:value-type="string">
            <text:p>TRUE</text:p>
          </table:table-cell>
          <table:table-cell office:value-type="string">
            <text:p>TRUE / FALSE</text:p>
          </table:table-cell>
          <table:table-cell table:number-columns-repeated="1019"/>
        </table:table-row>
        <table:table-row table:style-name="ro6">
          <table:table-cell office:value-type="string">
            <text:p>personne_sexe</text:p>
          </table:table-cell>
          <table:table-cell table:style-name="ce5" office:value-type="string">
            <text:p>Correspond à</text:p>
          </table:table-cell>
          <table:table-cell office:value-type="string">
            <text:p>Sexe de la personne</text:p>
          </table:table-cell>
          <table:table-cell office:value-type="float" office:value="1">
            <text:p>1</text:p>
          </table:table-cell>
          <table:table-cell office:value-type="string">
            <text:p>1 = Homme</text:p>
            <text:p>2 = Femme</text:p>
          </table:table-cell>
          <table:table-cell table:number-columns-repeated="1019"/>
        </table:table-row>
        <table:table-row table:style-name="ro8">
          <table:table-cell office:value-type="string">
            <text:p>personne_nati</text:p>
          </table:table-cell>
          <table:table-cell table:style-name="ce5" office:value-type="string">
            <text:p>Correspond à</text:p>
          </table:table-cell>
          <table:table-cell office:value-type="string">
            <text:p>Nationalité</text:p>
          </table:table-cell>
          <table:table-cell office:value-type="string">
            <text:p>F</text:p>
          </table:table-cell>
          <table:table-cell office:value-type="string">
            <text:p>A = Autre nationalité</text:p>
            <text:p>C = Ressortissant CEE ou Suisse</text:p>
            <text:p>F= Française</text:p>
          </table:table-cell>
          <table:table-cell table:number-columns-repeated="1019"/>
        </table:table-row>
        <table:table-row table:style-name="ro4">
          <table:table-cell office:value-type="string">
            <text:p>personne_dtnati</text:p>
          </table:table-cell>
          <table:table-cell table:style-name="ce5" office:value-type="string">
            <text:p>Correspond à</text:p>
          </table:table-cell>
          <table:table-cell office:value-type="string">
            <text:p>Date de nationalité</text:p>
          </table:table-cell>
          <table:table-cell table:style-name="ce12" office:value-type="date" office:date-value="1976-10-11">
            <text:p>11/10/76</text:p>
          </table:table-cell>
          <table:table-cell office:value-type="string">
            <text:p>Format = 1976-10-11</text:p>
          </table:table-cell>
          <table:table-cell table:number-columns-repeated="1019"/>
        </table:table-row>
        <table:table-row table:style-name="ro6">
          <table:table-cell office:value-type="string">
            <text:p>personne_pieecpres</text:p>
          </table:table-cell>
          <table:table-cell table:style-name="ce5" office:value-type="string">
            <text:p>Correspond à</text:p>
          </table:table-cell>
          <table:table-cell office:value-type="string">
            <text:p>Pièce d'état civil présenté</text:p>
          </table:table-cell>
          <table:table-cell office:value-type="string">
            <text:p>E</text:p>
          </table:table-cell>
          <table:table-cell office:value-type="string">
            <text:p>E = Pièce présentée</text:p>
            <text:p>P = Certificat de perte</text:p>
          </table:table-cell>
          <table:table-cell table:number-columns-repeated="1019"/>
        </table:table-row>
        <table:table-row table:style-name="ro4">
          <table:table-cell office:value-type="string">
            <text:p>personne_idassedic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Identifiant de la personne traitée chez Pôle Emploi</text:p>
          </table:table-cell>
          <table:table-cell office:value-type="string">
            <text:p>3658945E</text:p>
          </table:table-cell>
          <table:table-cell table:number-columns-repeated="1020"/>
        </table:table-row>
        <table:table-row table:style-name="ro4">
          <table:table-cell office:value-type="string">
            <text:p>personne_nom_complet</text:p>
          </table:table-cell>
          <table:table-cell table:style-name="ce5" office:value-type="string">
            <text:p>Correspond à</text:p>
          </table:table-cell>
          <table:table-cell office:value-type="string">
            <text:p>Nom complet</text:p>
          </table:table-cell>
          <table:table-cell office:value-type="string">
            <text:p>Madame Tartampion Marie</text:p>
          </table:table-cell>
          <table:table-cell table:number-columns-repeated="1020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5">
          <table:table-cell table:style-name="ce2" office:value-type="string">
            <text:p>TABLE Personnes_referents</text:p>
          </table:table-cell>
          <table:table-cell table:style-name="ce4" table:number-columns-repeated="2"/>
          <table:table-cell table:style-name="ce10"/>
          <table:table-cell table:style-name="ce4"/>
          <table:table-cell table:number-columns-repeated="1019"/>
        </table:table-row>
        <table:table-row table:style-name="ro4">
          <table:table-cell office:value-type="string">
            <text:p>personnereferent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table personne référent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>
            <text:p>personnereferent_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 lié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>
            <text:p>personnereferent_referent_id</text:p>
          </table:table-cell>
          <table:table-cell table:style-name="ce5" office:value-type="string">
            <text:p>Correspond à</text:p>
          </table:table-cell>
          <table:table-cell office:value-type="string">
            <text:p>ID du référent du parcours lié à la personn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>
            <text:p>personnereferent_dddesignation</text:p>
          </table:table-cell>
          <table:table-cell table:style-name="ce5" office:value-type="string">
            <text:p>Correspond à</text:p>
          </table:table-cell>
          <table:table-cell office:value-type="string">
            <text:p>Date de début de désignation du référent de parcours</text:p>
          </table:table-cell>
          <table:table-cell table:style-name="ce12" office:value-type="date" office:date-value="2009-10-11">
            <text:p>11/10/09</text:p>
          </table:table-cell>
          <table:table-cell office:value-type="string">
            <text:p>Format = 2009-10-11</text:p>
          </table:table-cell>
          <table:table-cell table:number-columns-repeated="1019"/>
        </table:table-row>
        <table:table-row table:style-name="ro4">
          <table:table-cell office:value-type="string">
            <text:p>personnereferent_dfdesignation</text:p>
          </table:table-cell>
          <table:table-cell table:style-name="ce5" office:value-type="string">
            <text:p>Correspond à</text:p>
          </table:table-cell>
          <table:table-cell office:value-type="string">
            <text:p>Date de fin de désignation du référent de parcours</text:p>
          </table:table-cell>
          <table:table-cell table:style-name="ce12" office:value-type="date" office:date-value="2010-10-11">
            <text:p>11/10/10</text:p>
          </table:table-cell>
          <table:table-cell office:value-type="string">
            <text:p>Format = 2010-10-11</text:p>
          </table:table-cell>
          <table:table-cell table:number-columns-repeated="1019"/>
        </table:table-row>
        <table:table-row table:style-name="ro4">
          <table:table-cell office:value-type="string">
            <text:p>personnereferent_structurereferent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structure lié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>
            <text:p>TABLE Prestations</text:p>
          </table:table-cell>
          <table:table-cell table:style-name="ce4" table:number-columns-repeated="2"/>
          <table:table-cell table:style-name="ce10"/>
          <table:table-cell table:style-name="ce4"/>
          <table:table-cell table:number-columns-repeated="1019"/>
        </table:table-row>
        <table:table-row table:style-name="ro3">
          <table:table-cell office:value-type="string">
            <text:p>prestation_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 bénéficiant de la prestation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>
            <text:p>prestation_natprest</text:p>
          </table:table-cell>
          <table:table-cell table:style-name="ce5" office:value-type="string">
            <text:p>Correspond à</text:p>
          </table:table-cell>
          <table:table-cell office:value-type="string">
            <text:p>Nature de la prestation</text:p>
          </table:table-cell>
          <table:table-cell office:value-type="string">
            <text:p>RSA</text:p>
          </table:table-cell>
          <table:table-cell table:number-columns-repeated="1020"/>
        </table:table-row>
        <table:table-row table:style-name="ro9">
          <table:table-cell office:value-type="string">
            <text:p>prestation_rolepers</text:p>
          </table:table-cell>
          <table:table-cell table:style-name="ce5" office:value-type="string">
            <text:p>Correspond à</text:p>
          </table:table-cell>
          <table:table-cell office:value-type="string">
            <text:p>Rôle de la personne</text:p>
          </table:table-cell>
          <table:table-cell office:value-type="string">
            <text:p>DEM</text:p>
          </table:table-cell>
          <table:table-cell office:value-type="string">
            <text:p>DEM = Demandeur</text:p>
            <text:p>CJT = Conjoint</text:p>
            <text:p>ENF = Enfant</text:p>
            <text:p>AUT = Autres</text:p>
          </table:table-cell>
          <table:table-cell table:number-columns-repeated="1019"/>
        </table:table-row>
        <table:table-row table:style-name="ro6">
          <table:table-cell office:value-type="string">
            <text:p>prestation_topchapers</text:p>
          </table:table-cell>
          <table:table-cell table:style-name="ce5" office:value-type="string">
            <text:p>Correspond à</text:p>
          </table:table-cell>
          <table:table-cell office:value-type="string">
            <text:p>Charge de la personne</text:p>
          </table:table-cell>
          <table:table-cell office:value-type="float" office:value="1">
            <text:p>1</text:p>
          </table:table-cell>
          <table:table-cell table:style-name="ce9" office:value-type="string">
            <text:p><text:span text:style-name="T1">1 = si la personne est à charge à au moins une des prestations <text:s/>de la famille traitée </text:span></text:p>
            <text:p><text:span text:style-name="T1">0 = <text:s/>si la personne n'est pas à charge à aucune prestation de la famille traitée</text:span></text:p>
          </table:table-cell>
          <table:table-cell table:number-columns-repeated="1019"/>
        </table:table-row>
        <table:table-row table:style-name="ro12">
          <table:table-cell office:value-type="string">
            <text:p>prestation_toppersdrodevorsa</text:p>
          </table:table-cell>
          <table:table-cell table:style-name="ce5" office:value-type="string">
            <text:p>Correspond à</text:p>
          </table:table-cell>
          <table:table-cell office:value-type="string">
            <text:p>Personne soumis à droits et devoirs</text:p>
          </table:table-cell>
          <table:table-cell office:value-type="float" office:value="1">
            <text:p>1</text:p>
          </table:table-cell>
          <table:table-cell table:style-name="ce9" office:value-type="string">
            <text:p><text:span text:style-name="T1">1 = si la personne traitée est à soumis à droits et devoirs, : <text:s/></text:span></text:p>
            <text:p><text:span text:style-name="T1">le total de ses <text:s/>ressources mensuelles (pris en compte pour le calcul RSA) </text:span></text:p>
            <text:p><text:span text:style-name="T1">Est inférieure au seuil fixé par décret (500 euros)</text:span></text:p>
            <text:p><text:span text:style-name="T1"/></text:p>
            <text:p><text:span text:style-name="T1">0 = <text:s/>si la personne traitée n'est pas à soumis à droits et devoirs : </text:span></text:p>
            <text:p><text:span text:style-name="T1">Le total de <text:s/>ses ressources mensuelles (pris en compte pour le calcul RSA) </text:span></text:p>
            <text:p><text:span text:style-name="T1">est supérieure ou égale au seuil fixé par décret (500 euros)</text:span></text:p>
          </table:table-cell>
          <table:table-cell table:number-columns-repeated="1019"/>
        </table:table-row>
        <table:table-row table:style-name="ro3">
          <table:table-cell office:value-type="string">
            <text:p>prestation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restation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5">
          <table:table-cell table:style-name="ce2" office:value-type="string">
            <text:p>TABLE Referents</text:p>
          </table:table-cell>
          <table:table-cell table:style-name="ce4" table:number-columns-repeated="2"/>
          <table:table-cell table:style-name="ce10"/>
          <table:table-cell table:style-name="ce4"/>
          <table:table-cell table:number-columns-repeated="1019"/>
        </table:table-row>
        <table:table-row table:style-name="ro4">
          <table:table-cell office:value-type="string">
            <text:p>referent_id</text:p>
          </table:table-cell>
          <table:table-cell table:style-name="ce5" office:value-type="string">
            <text:p>Correspond à</text:p>
          </table:table-cell>
          <table:table-cell office:value-type="string">
            <text:p>ID du référent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>
            <text:p>referent_structurereferent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structure référente lié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>
            <text:p>referent_nom</text:p>
          </table:table-cell>
          <table:table-cell table:style-name="ce5" office:value-type="string">
            <text:p>Correspond à</text:p>
          </table:table-cell>
          <table:table-cell office:value-type="string">
            <text:p>Nom du référent</text:p>
          </table:table-cell>
          <table:table-cell office:value-type="string">
            <text:p>Auzolat</text:p>
          </table:table-cell>
          <table:table-cell table:number-columns-repeated="1020"/>
        </table:table-row>
        <table:table-row table:style-name="ro4">
          <table:table-cell office:value-type="string">
            <text:p>referent_prenom</text:p>
          </table:table-cell>
          <table:table-cell table:style-name="ce5" office:value-type="string">
            <text:p>Correspond à</text:p>
          </table:table-cell>
          <table:table-cell office:value-type="string">
            <text:p>Prénom du référent</text:p>
          </table:table-cell>
          <table:table-cell office:value-type="string">
            <text:p>Arnaud</text:p>
          </table:table-cell>
          <table:table-cell table:number-columns-repeated="1020"/>
        </table:table-row>
        <table:table-row table:style-name="ro4">
          <table:table-cell office:value-type="string">
            <text:p>referent_numero_poste</text:p>
          </table:table-cell>
          <table:table-cell table:style-name="ce5" office:value-type="string">
            <text:p>Correspond à</text:p>
          </table:table-cell>
          <table:table-cell office:value-type="string">
            <text:p>N° de poste </text:p>
          </table:table-cell>
          <table:table-cell office:value-type="float" office:value="1234">
            <text:p>1234</text:p>
          </table:table-cell>
          <table:table-cell table:number-columns-repeated="1020"/>
        </table:table-row>
        <table:table-row table:style-name="ro4">
          <table:table-cell office:value-type="string">
            <text:p>referent_email</text:p>
          </table:table-cell>
          <table:table-cell table:style-name="ce5" office:value-type="string">
            <text:p>Correspond à</text:p>
          </table:table-cell>
          <table:table-cell office:value-type="string">
            <text:p>Email du référent</text:p>
          </table:table-cell>
          <table:table-cell office:value-type="string">
            <text:p><text:a xlink:href="mailto:arnaud.auzolat@adullact-projet.coop">arnaud.auzolat@adullact-projet.coop</text:a></text:p>
          </table:table-cell>
          <table:table-cell table:number-columns-repeated="1020"/>
        </table:table-row>
        <table:table-row table:style-name="ro8">
          <table:table-cell office:value-type="string">
            <text:p>referent_qual</text:p>
          </table:table-cell>
          <table:table-cell table:style-name="ce5" office:value-type="string">
            <text:p>Correspond à</text:p>
          </table:table-cell>
          <table:table-cell office:value-type="string">
            <text:p>Civilité du référent</text:p>
          </table:table-cell>
          <table:table-cell office:value-type="string">
            <text:p>MR</text:p>
          </table:table-cell>
          <table:table-cell office:value-type="string">
            <text:p>MR = Monsieur</text:p>
            <text:p>MME = Madame</text:p>
            <text:p>MLE = Mademoiselle</text:p>
          </table:table-cell>
          <table:table-cell table:number-columns-repeated="1019"/>
        </table:table-row>
        <table:table-row table:style-name="ro4">
          <table:table-cell office:value-type="string">
            <text:p>referent_fonction</text:p>
          </table:table-cell>
          <table:table-cell table:style-name="ce5" office:value-type="string">
            <text:p>Correspond à</text:p>
          </table:table-cell>
          <table:table-cell office:value-type="string">
            <text:p>Fonction du référent</text:p>
          </table:table-cell>
          <table:table-cell office:value-type="string">
            <text:p>Développeur</text:p>
          </table:table-cell>
          <table:table-cell table:number-columns-repeated="1020"/>
        </table:table-row>
        <table:table-row table:style-name="ro4">
          <table:table-cell office:value-type="string">
            <text:p>referent_nom_complet</text:p>
          </table:table-cell>
          <table:table-cell table:style-name="ce5" office:value-type="string">
            <text:p>Correspond à</text:p>
          </table:table-cell>
          <table:table-cell office:value-type="string">
            <text:p>Nom complet</text:p>
          </table:table-cell>
          <table:table-cell office:value-type="string">
            <text:p>Monsieur Auzolat Arnaud</text:p>
          </table:table-cell>
          <table:table-cell table:number-columns-repeated="1020"/>
        </table:table-row>
        <table:table-row table:style-name="ro4">
          <table:table-cell office:value-type="string">
            <text:p>referent_full_name</text:p>
          </table:table-cell>
          <table:table-cell table:style-name="ce5" office:value-type="string">
            <text:p>Correspond à</text:p>
          </table:table-cell>
          <table:table-cell office:value-type="string">
            <text:p>Nom complet</text:p>
          </table:table-cell>
          <table:table-cell office:value-type="string">
            <text:p>Monsieur Auzolat Arnaud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6"/>
          <table:table-cell table:style-name="ce3" table:number-columns-repeated="1022"/>
        </table:table-row>
        <table:table-row table:style-name="ro5">
          <table:table-cell table:style-name="ce2" office:value-type="string">
            <text:p>TABLE Rendezvous</text:p>
          </table:table-cell>
          <table:table-cell table:style-name="ce4" table:number-columns-repeated="2"/>
          <table:table-cell table:style-name="ce10"/>
          <table:table-cell table:style-name="ce4"/>
          <table:table-cell table:number-columns-repeated="1019"/>
        </table:table-row>
        <table:table-row table:style-name="ro4">
          <table:table-cell office:value-type="string">
            <text:p>rendezvous_id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ID du rendez-vous</text:p>
          </table:table-cell>
          <table:table-cell office:value-type="float" office:value="1">
            <text:p>1</text:p>
          </table:table-cell>
          <table:table-cell table:style-name="ce3" table:number-columns-repeated="1020"/>
        </table:table-row>
        <table:table-row table:style-name="ro4">
          <table:table-cell office:value-type="string">
            <text:p>rendezvous_personne_id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ID de la personne liée au RDV</text:p>
          </table:table-cell>
          <table:table-cell office:value-type="float" office:value="1">
            <text:p>1</text:p>
          </table:table-cell>
          <table:table-cell table:style-name="ce3" table:number-columns-repeated="1020"/>
        </table:table-row>
        <table:table-row table:style-name="ro4">
          <table:table-cell office:value-type="string">
            <text:p>rendezvous_structurereferente_id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ID de la structure liée</text:p>
          </table:table-cell>
          <table:table-cell office:value-type="float" office:value="1">
            <text:p>1</text:p>
          </table:table-cell>
          <table:table-cell table:style-name="ce3" table:number-columns-repeated="1020"/>
        </table:table-row>
        <table:table-row table:style-name="ro4">
          <table:table-cell office:value-type="string">
            <text:p>rendezvous_daterdv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Date du RDV</text:p>
          </table:table-cell>
          <table:table-cell table:style-name="ce12" office:value-type="date" office:date-value="2010-01-20">
            <text:p>20/01/10</text:p>
          </table:table-cell>
          <table:table-cell office:value-type="string">
            <text:p>Format: 2010-01-20</text:p>
          </table:table-cell>
          <table:table-cell table:style-name="ce3" table:number-columns-repeated="1019"/>
        </table:table-row>
        <table:table-row table:style-name="ro4">
          <table:table-cell office:value-type="string">
            <text:p>rendezvous_objetrdv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Objectif du RDV</text:p>
          </table:table-cell>
          <table:table-cell office:value-type="string">
            <text:p>blablablabla</text:p>
          </table:table-cell>
          <table:table-cell table:style-name="ce3" table:number-columns-repeated="1020"/>
        </table:table-row>
        <table:table-row table:style-name="ro4">
          <table:table-cell office:value-type="string">
            <text:p>rendezvous_commentairerdv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Commentaire du RDV</text:p>
          </table:table-cell>
          <table:table-cell office:value-type="string">
            <text:p>blablablabla</text:p>
          </table:table-cell>
          <table:table-cell table:style-name="ce3" table:number-columns-repeated="1020"/>
        </table:table-row>
        <table:table-row table:style-name="ro4">
          <table:table-cell office:value-type="string">
            <text:p>rendezvous_typerdv_id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ID du type de RDV</text:p>
          </table:table-cell>
          <table:table-cell office:value-type="float" office:value="2">
            <text:p>2</text:p>
          </table:table-cell>
          <table:table-cell table:style-name="ce3" office:value-type="string">
            <text:p>A renseigner dans les tables de paramétrages</text:p>
          </table:table-cell>
          <table:table-cell table:style-name="ce3" table:number-columns-repeated="1019"/>
        </table:table-row>
        <table:table-row table:style-name="ro4">
          <table:table-cell office:value-type="string">
            <text:p>rendezvous_heurerdv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Heure du RDV</text:p>
          </table:table-cell>
          <table:table-cell table:style-name="ce14" office:value-type="string">
            <text:p>08h05</text:p>
          </table:table-cell>
          <table:table-cell table:style-name="ce16" office:value-type="string">
            <text:p>Format = 08:05:00</text:p>
          </table:table-cell>
          <table:table-cell table:style-name="ce3" table:number-columns-repeated="1019"/>
        </table:table-row>
        <table:table-row table:style-name="ro4">
          <table:table-cell office:value-type="string">
            <text:p>rendezvous_referent_id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ID du référent de RDV</text:p>
          </table:table-cell>
          <table:table-cell office:value-type="float" office:value="1">
            <text:p>1</text:p>
          </table:table-cell>
          <table:table-cell table:style-name="ce3" table:number-columns-repeated="1020"/>
        </table:table-row>
        <table:table-row table:style-name="ro4">
          <table:table-cell office:value-type="string">
            <text:p>rendezvous_permanence_id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ID de la permanence liée</text:p>
          </table:table-cell>
          <table:table-cell office:value-type="float" office:value="1">
            <text:p>1</text:p>
          </table:table-cell>
          <table:table-cell table:style-name="ce3" office:value-type="string">
            <text:p>A renseigner dans les tables de paramétrages</text:p>
          </table:table-cell>
          <table:table-cell table:style-name="ce3" table:number-columns-repeated="1019"/>
        </table:table-row>
        <table:table-row table:style-name="ro4">
          <table:table-cell office:value-type="string">
            <text:p>rendezvous_statutrdv_id</text:p>
          </table:table-cell>
          <table:table-cell table:style-name="ce5" office:value-type="string">
            <text:p>Correspond à</text:p>
          </table:table-cell>
          <table:table-cell table:style-name="ce3" office:value-type="string">
            <text:p>ID du statut du RDV</text:p>
          </table:table-cell>
          <table:table-cell office:value-type="float" office:value="1">
            <text:p>1</text:p>
          </table:table-cell>
          <table:table-cell table:style-name="ce3" office:value-type="string">
            <text:p>A renseigner dans les tables de paramétrages</text:p>
          </table:table-cell>
          <table:table-cell table:style-name="ce3" table:number-columns-repeated="1019"/>
        </table:table-row>
        <table:table-row table:style-name="ro3" table:number-rows-repeated="4">
          <table:table-cell table:style-name="ce3"/>
          <table:table-cell table:style-name="ce6"/>
          <table:table-cell table:style-name="ce3" table:number-columns-repeated="1022"/>
        </table:table-row>
        <table:table-row table:style-name="ro3">
          <table:table-cell table:style-name="ce3"/>
          <table:table-cell table:style-name="ce5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table:style-name="ce2" office:value-type="string">
            <text:p>TABLE Structuresreferentes</text:p>
          </table:table-cell>
          <table:table-cell table:style-name="ce4" table:number-columns-repeated="2"/>
          <table:table-cell table:style-name="ce10"/>
          <table:table-cell table:style-name="ce4"/>
          <table:table-cell table:number-columns-repeated="1019"/>
        </table:table-row>
        <table:table-row table:style-name="ro4">
          <table:table-cell office:value-type="string">
            <text:p>structurereferent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structure référent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8">
          <table:table-cell office:value-type="string">
            <text:p>structurereferente_typeorient_id</text:p>
          </table:table-cell>
          <table:table-cell table:style-name="ce5" office:value-type="string">
            <text:p>Correspond à</text:p>
          </table:table-cell>
          <table:table-cell office:value-type="string">
            <text:p>Id du type d'orientation</text:p>
          </table:table-cell>
          <table:table-cell office:value-type="float" office:value="1">
            <text:p>1</text:p>
          </table:table-cell>
          <table:table-cell office:value-type="string">
            <text:p>1 = Emploi</text:p>
            <text:p>2 = Social</text:p>
            <text:p>3 = Socioprofessionnel</text:p>
          </table:table-cell>
          <table:table-cell table:number-columns-repeated="1019"/>
        </table:table-row>
        <table:table-row table:style-name="ro4">
          <table:table-cell office:value-type="string">
            <text:p>structurereferente_lib_struc</text:p>
          </table:table-cell>
          <table:table-cell table:style-name="ce5" office:value-type="string">
            <text:p>Correspond à</text:p>
          </table:table-cell>
          <table:table-cell office:value-type="string">
            <text:p>Libellé de la structure</text:p>
          </table:table-cell>
          <table:table-cell office:value-type="string">
            <text:p>Pole Emploi Aubervilliers</text:p>
          </table:table-cell>
          <table:table-cell table:number-columns-repeated="1020"/>
        </table:table-row>
        <table:table-row table:style-name="ro4">
          <table:table-cell office:value-type="string">
            <text:p>structurereferente_num_voie</text:p>
          </table:table-cell>
          <table:table-cell table:style-name="ce5" office:value-type="string">
            <text:p>Correspond à</text:p>
          </table:table-cell>
          <table:table-cell office:value-type="string">
            <text:p>N° de voie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4">
          <table:table-cell office:value-type="string">
            <text:p>structurereferente_type_voie</text:p>
          </table:table-cell>
          <table:table-cell table:style-name="ce5" office:value-type="string">
            <text:p>Correspond à</text:p>
          </table:table-cell>
          <table:table-cell office:value-type="string">
            <text:p>Type de voie</text:p>
          </table:table-cell>
          <table:table-cell office:value-type="string">
            <text:p>AVE</text:p>
          </table:table-cell>
          <table:table-cell office:value-type="string">
            <text:p>Avenue</text:p>
          </table:table-cell>
          <table:table-cell table:number-columns-repeated="1019"/>
        </table:table-row>
        <table:table-row table:style-name="ro4">
          <table:table-cell office:value-type="string">
            <text:p>structurereferente_nom_voie</text:p>
          </table:table-cell>
          <table:table-cell table:style-name="ce5" office:value-type="string">
            <text:p>Correspond à</text:p>
          </table:table-cell>
          <table:table-cell office:value-type="string">
            <text:p>Nom de voie</text:p>
          </table:table-cell>
          <table:table-cell office:value-type="string">
            <text:p>des Champs Elysées</text:p>
          </table:table-cell>
          <table:table-cell table:number-columns-repeated="1020"/>
        </table:table-row>
        <table:table-row table:style-name="ro4">
          <table:table-cell office:value-type="string">
            <text:p>structurereferente_code_postal</text:p>
          </table:table-cell>
          <table:table-cell table:style-name="ce5" office:value-type="string">
            <text:p>Correspond à</text:p>
          </table:table-cell>
          <table:table-cell office:value-type="string">
            <text:p>Code postal</text:p>
          </table:table-cell>
          <table:table-cell office:value-type="float" office:value="93000">
            <text:p>93000</text:p>
          </table:table-cell>
          <table:table-cell table:number-columns-repeated="1020"/>
        </table:table-row>
        <table:table-row table:style-name="ro4">
          <table:table-cell office:value-type="string">
            <text:p>structurereferente_ville</text:p>
          </table:table-cell>
          <table:table-cell table:style-name="ce5" office:value-type="string">
            <text:p>Correspond à</text:p>
          </table:table-cell>
          <table:table-cell office:value-type="string">
            <text:p>Ville de la structure</text:p>
          </table:table-cell>
          <table:table-cell office:value-type="string">
            <text:p>Aubervilliers</text:p>
          </table:table-cell>
          <table:table-cell table:number-columns-repeated="1020"/>
        </table:table-row>
        <table:table-row table:style-name="ro4">
          <table:table-cell office:value-type="string">
            <text:p>structurereferente_code_insee</text:p>
          </table:table-cell>
          <table:table-cell table:style-name="ce5" office:value-type="string">
            <text:p>Correspond à</text:p>
          </table:table-cell>
          <table:table-cell office:value-type="string">
            <text:p>Code INSEE de la structure</text:p>
          </table:table-cell>
          <table:table-cell office:value-type="float" office:value="93001">
            <text:p>93001</text:p>
          </table:table-cell>
          <table:table-cell table:number-columns-repeated="1020"/>
        </table:table-row>
        <table:table-row table:style-name="ro6">
          <table:table-cell office:value-type="string">
            <text:p>structurereferente_contratengagement</text:p>
          </table:table-cell>
          <table:table-cell table:style-name="ce5" office:value-type="string">
            <text:p>Correspond à</text:p>
          </table:table-cell>
          <table:table-cell office:value-type="string">
            <text:p>La structure gère-t-elle les CER ?</text:p>
          </table:table-cell>
          <table:table-cell office:value-type="float" office:value="1">
            <text:p>1</text:p>
          </table:table-cell>
          <table:table-cell office:value-type="string">
            <text:p>1 = Oui</text:p>
            <text:p>0 = Non</text:p>
          </table:table-cell>
          <table:table-cell table:number-columns-repeated="1019"/>
        </table:table-row>
        <table:table-row table:style-name="ro6">
          <table:table-cell office:value-type="string">
            <text:p>structurereferente_apre</text:p>
          </table:table-cell>
          <table:table-cell table:style-name="ce5" office:value-type="string">
            <text:p>Correspond à</text:p>
          </table:table-cell>
          <table:table-cell office:value-type="string">
            <text:p>La structure gère-t-elle les APREs ?</text:p>
          </table:table-cell>
          <table:table-cell office:value-type="float" office:value="0">
            <text:p>0</text:p>
          </table:table-cell>
          <table:table-cell office:value-type="string">
            <text:p>1 = Oui</text:p>
            <text:p>0 = Non</text:p>
          </table:table-cell>
          <table:table-cell table:number-columns-repeated="1019"/>
        </table:table-row>
        <table:table-row table:style-name="ro6">
          <table:table-cell office:value-type="string">
            <text:p>structurereferente_orientation</text:p>
          </table:table-cell>
          <table:table-cell table:style-name="ce5" office:value-type="string">
            <text:p>Correspond à</text:p>
          </table:table-cell>
          <table:table-cell office:value-type="string">
            <text:p>La structure gère-t-elle les Orientations ?</text:p>
          </table:table-cell>
          <table:table-cell office:value-type="float" office:value="1">
            <text:p>1</text:p>
          </table:table-cell>
          <table:table-cell office:value-type="string">
            <text:p>1 = Oui</text:p>
            <text:p>0 = Non</text:p>
          </table:table-cell>
          <table:table-cell table:number-columns-repeated="1019"/>
        </table:table-row>
        <table:table-row table:style-name="ro6">
          <table:table-cell office:value-type="string">
            <text:p>structurereferente_pdo</text:p>
          </table:table-cell>
          <table:table-cell table:style-name="ce5" office:value-type="string">
            <text:p>Correspond à</text:p>
          </table:table-cell>
          <table:table-cell office:value-type="string">
            <text:p>La structure gère-t-elle les PDOs ?</text:p>
          </table:table-cell>
          <table:table-cell office:value-type="float" office:value="0">
            <text:p>0</text:p>
          </table:table-cell>
          <table:table-cell office:value-type="string">
            <text:p>1 = Oui</text:p>
            <text:p>0 = Non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5">
          <table:table-cell table:style-name="ce2" office:value-type="string">
            <text:p>TABLE Users</text:p>
          </table:table-cell>
          <table:table-cell table:style-name="ce4" table:number-columns-repeated="2"/>
          <table:table-cell table:style-name="ce10"/>
          <table:table-cell table:style-name="ce4"/>
          <table:table-cell table:number-columns-repeated="1019"/>
        </table:table-row>
        <table:table-row table:style-name="ro3">
          <table:table-cell office:value-type="string">
            <text:p>user_id</text:p>
          </table:table-cell>
          <table:table-cell table:style-name="ce5" office:value-type="string">
            <text:p>Correspond à</text:p>
          </table:table-cell>
          <table:table-cell office:value-type="string">
            <text:p>ID de l'utilisateur connecté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>
            <text:p>user_group_id</text:p>
          </table:table-cell>
          <table:table-cell table:style-name="ce5" office:value-type="string">
            <text:p>Correspond à</text:p>
          </table:table-cell>
          <table:table-cell office:value-type="string">
            <text:p>ID du Groupe auquel l'utilisateur est lié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>
            <text:p>user_serviceinstructeur_id</text:p>
          </table:table-cell>
          <table:table-cell table:style-name="ce5" office:value-type="string">
            <text:p>Correspond à</text:p>
          </table:table-cell>
          <table:table-cell office:value-type="string">
            <text:p>Id du service instructeu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>
            <text:p>user_username</text:p>
          </table:table-cell>
          <table:table-cell table:style-name="ce5" office:value-type="string">
            <text:p>Correspond à</text:p>
          </table:table-cell>
          <table:table-cell office:value-type="string">
            <text:p>Login de l'utilisateur</text:p>
          </table:table-cell>
          <table:table-cell office:value-type="string">
            <text:p>cbuffin</text:p>
          </table:table-cell>
          <table:table-cell table:number-columns-repeated="1020"/>
        </table:table-row>
        <table:table-row table:style-name="ro4">
          <table:table-cell office:value-type="string">
            <text:p>user_password</text:p>
          </table:table-cell>
          <table:table-cell table:style-name="ce5" office:value-type="string">
            <text:p>Correspond à</text:p>
          </table:table-cell>
          <table:table-cell office:value-type="string">
            <text:p>Mot de passe de l'utilisateur</text:p>
          </table:table-cell>
          <table:table-cell office:value-type="string">
            <text:p>********</text:p>
          </table:table-cell>
          <table:table-cell table:number-columns-repeated="1020"/>
        </table:table-row>
        <table:table-row table:style-name="ro4">
          <table:table-cell office:value-type="string">
            <text:p>user_nom</text:p>
          </table:table-cell>
          <table:table-cell table:style-name="ce5" office:value-type="string">
            <text:p>Correspond à</text:p>
          </table:table-cell>
          <table:table-cell office:value-type="string">
            <text:p>Nom de l'utilisateur</text:p>
          </table:table-cell>
          <table:table-cell office:value-type="string">
            <text:p>Buffin</text:p>
          </table:table-cell>
          <table:table-cell table:number-columns-repeated="1020"/>
        </table:table-row>
        <table:table-row table:style-name="ro4">
          <table:table-cell office:value-type="string">
            <text:p>user_prenom</text:p>
          </table:table-cell>
          <table:table-cell table:style-name="ce5" office:value-type="string">
            <text:p>Correspond à</text:p>
          </table:table-cell>
          <table:table-cell office:value-type="string">
            <text:p>Prénom de l'utilisateur</text:p>
          </table:table-cell>
          <table:table-cell office:value-type="string">
            <text:p>Christian</text:p>
          </table:table-cell>
          <table:table-cell table:number-columns-repeated="1020"/>
        </table:table-row>
        <table:table-row table:style-name="ro3">
          <table:table-cell office:value-type="string">
            <text:p>user_date_naissance</text:p>
          </table:table-cell>
          <table:table-cell table:style-name="ce5" office:value-type="string">
            <text:p>Correspond à</text:p>
          </table:table-cell>
          <table:table-cell office:value-type="string">
            <text:p>Date de naissance de l'utilisateur</text:p>
          </table:table-cell>
          <table:table-cell table:style-name="ce12" office:value-type="date" office:date-value="1979-01-20">
            <text:p>20/01/79</text:p>
          </table:table-cell>
          <table:table-cell office:value-type="string">
            <text:p>Format: 1979-01-20</text:p>
          </table:table-cell>
          <table:table-cell table:number-columns-repeated="1019"/>
        </table:table-row>
        <table:table-row table:style-name="ro4">
          <table:table-cell office:value-type="string">
            <text:p>user_date_deb_hab</text:p>
          </table:table-cell>
          <table:table-cell table:style-name="ce5" office:value-type="string">
            <text:p>Correspond à</text:p>
          </table:table-cell>
          <table:table-cell office:value-type="string">
            <text:p>Date de début d'habilitation de l'utilisateur</text:p>
          </table:table-cell>
          <table:table-cell table:style-name="ce12" office:value-type="date" office:date-value="2009-01-20">
            <text:p>20/01/09</text:p>
          </table:table-cell>
          <table:table-cell office:value-type="string">
            <text:p>Format: 2009-01-20</text:p>
          </table:table-cell>
          <table:table-cell table:number-columns-repeated="1019"/>
        </table:table-row>
        <table:table-row table:style-name="ro3">
          <table:table-cell office:value-type="string">
            <text:p>user_date_fin_hab</text:p>
          </table:table-cell>
          <table:table-cell table:style-name="ce5" office:value-type="string">
            <text:p>Correspond à</text:p>
          </table:table-cell>
          <table:table-cell office:value-type="string">
            <text:p>Date de fin d'habilitation de l'utilisateur</text:p>
          </table:table-cell>
          <table:table-cell table:style-name="ce12" office:value-type="date" office:date-value="2010-01-20">
            <text:p>20/01/10</text:p>
          </table:table-cell>
          <table:table-cell office:value-type="string">
            <text:p>Format: 2010-01-20</text:p>
          </table:table-cell>
          <table:table-cell table:number-columns-repeated="1019"/>
        </table:table-row>
        <table:table-row table:style-name="ro4">
          <table:table-cell office:value-type="string">
            <text:p>user_numtel</text:p>
          </table:table-cell>
          <table:table-cell table:style-name="ce5" office:value-type="string">
            <text:p>Correspond à</text:p>
          </table:table-cell>
          <table:table-cell office:value-type="string">
            <text:p>N° <text:s/>de téléphone de l'utilisateur</text:p>
          </table:table-cell>
          <table:table-cell table:style-name="ce13" office:value-type="string">
            <text:p>0467676767</text:p>
          </table:table-cell>
          <table:table-cell table:number-columns-repeated="1020"/>
        </table:table-row>
        <table:table-row table:style-name="ro4">
          <table:table-cell office:value-type="string">
            <text:p>user_numvoie</text:p>
          </table:table-cell>
          <table:table-cell table:style-name="ce5" office:value-type="string">
            <text:p>Correspond à</text:p>
          </table:table-cell>
          <table:table-cell office:value-type="string">
            <text:p>N° de voie de l'utilisateur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4">
          <table:table-cell office:value-type="string">
            <text:p>user_typevoie</text:p>
          </table:table-cell>
          <table:table-cell table:style-name="ce5" office:value-type="string">
            <text:p>Correspond à</text:p>
          </table:table-cell>
          <table:table-cell office:value-type="string">
            <text:p>Type de voie de l'utilisateur</text:p>
          </table:table-cell>
          <table:table-cell office:value-type="string">
            <text:p>RUE</text:p>
          </table:table-cell>
          <table:table-cell office:value-type="string">
            <text:p>Rue</text:p>
          </table:table-cell>
          <table:table-cell table:number-columns-repeated="1019"/>
        </table:table-row>
        <table:table-row table:style-name="ro4">
          <table:table-cell office:value-type="string">
            <text:p>user_nomvoie</text:p>
          </table:table-cell>
          <table:table-cell table:style-name="ce5" office:value-type="string">
            <text:p>Correspond à</text:p>
          </table:table-cell>
          <table:table-cell office:value-type="string">
            <text:p>Nom de voie de l'utilisateur</text:p>
          </table:table-cell>
          <table:table-cell office:value-type="string">
            <text:p>des Platanes</text:p>
          </table:table-cell>
          <table:table-cell table:number-columns-repeated="1020"/>
        </table:table-row>
        <table:table-row table:style-name="ro4">
          <table:table-cell office:value-type="string">
            <text:p>user_compladr</text:p>
          </table:table-cell>
          <table:table-cell table:style-name="ce5" office:value-type="string">
            <text:p>Correspond à</text:p>
          </table:table-cell>
          <table:table-cell office:value-type="string">
            <text:p>Complément d'adresse</text:p>
          </table:table-cell>
          <table:table-cell office:value-type="string">
            <text:p>Résidence Là-bas</text:p>
          </table:table-cell>
          <table:table-cell table:number-columns-repeated="1020"/>
        </table:table-row>
        <table:table-row table:style-name="ro4">
          <table:table-cell office:value-type="string">
            <text:p>user_codepos</text:p>
          </table:table-cell>
          <table:table-cell table:style-name="ce5" office:value-type="string">
            <text:p>Correspond à</text:p>
          </table:table-cell>
          <table:table-cell office:value-type="string">
            <text:p>Code postal</text:p>
          </table:table-cell>
          <table:table-cell office:value-type="float" office:value="93000">
            <text:p>93000</text:p>
          </table:table-cell>
          <table:table-cell table:number-columns-repeated="1020"/>
        </table:table-row>
        <table:table-row table:style-name="ro3">
          <table:table-cell office:value-type="string">
            <text:p>user_ville</text:p>
          </table:table-cell>
          <table:table-cell table:style-name="ce5" office:value-type="string">
            <text:p>Correspond à</text:p>
          </table:table-cell>
          <table:table-cell office:value-type="string">
            <text:p>Ville de l'utilisateur</text:p>
          </table:table-cell>
          <table:table-cell office:value-type="string">
            <text:p>Bobigny</text:p>
          </table:table-cell>
          <table:table-cell table:number-columns-repeated="1020"/>
        </table:table-row>
        <table:table-row table:style-name="ro6">
          <table:table-cell office:value-type="string">
            <text:p>user_isgestionnaire</text:p>
          </table:table-cell>
          <table:table-cell table:style-name="ce5" office:value-type="string">
            <text:p>Correspond à</text:p>
          </table:table-cell>
          <table:table-cell office:value-type="string">
            <text:p>L'utilisateur est-il un gestionnaire (utilisé pour les PDOs)</text:p>
          </table:table-cell>
          <table:table-cell office:value-type="float" office:value="1">
            <text:p>1</text:p>
          </table:table-cell>
          <table:table-cell table:style-name="ce17" office:value-type="string">
            <text:p><text:span text:style-name="T2">1 = Oui</text:span></text:p>
            <text:p><text:span text:style-name="T2">0 = Non</text:span></text:p>
          </table:table-cell>
          <table:table-cell table:number-columns-repeated="1019"/>
        </table:table-row>
        <table:table-row table:style-name="ro6" table:number-rows-repeated="104840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rientation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1"/>
        <table:table-column table:style-name="co11" table:default-cell-style-name="Default"/>
        <table:table-row table:style-name="ro1">
          <table:table-cell table:style-name="ce1" office:value-type="string">
            <text:p>Champ à passer dans le document</text:p>
          </table:table-cell>
          <table:table-cell table:style-name="ce1" office:value-type="string">
            <text:p>correspond à</text:p>
          </table:table-cell>
          <table:table-cell table:style-name="ce1" office:value-type="string">
            <text:p>Signification</text:p>
          </table:table-cell>
          <table:table-cell table:style-name="ce18" office:value-type="string">
            <text:p>Exemples de valeurs</text:p>
          </table:table-cell>
          <table:table-cell table:style-name="ce19" office:value-type="string">
            <text:p>Valeurs existantes</text:p>
          </table:table-cell>
        </table:table-row>
        <table:table-row table:style-name="ro3">
          <table:table-cell office:value-type="string">
            <text:p>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personne_foyer_id</text:p>
          </table:table-cell>
          <table:table-cell table:style-name="ce5" office:value-type="string">
            <text:p>Correspond à</text:p>
          </table:table-cell>
          <table:table-cell office:value-type="string">
            <text:p>ID du foyer de la personne</text:p>
          </table:table-cell>
          <table:table-cell office:value-type="float" office:value="2">
            <text:p>2</text:p>
          </table:table-cell>
          <table:table-cell/>
        </table:table-row>
        <table:table-row table:style-name="ro13">
          <table:table-cell office:value-type="string">
            <text:p>personne_qual</text:p>
          </table:table-cell>
          <table:table-cell table:style-name="ce5" office:value-type="string">
            <text:p>Correspond à</text:p>
          </table:table-cell>
          <table:table-cell office:value-type="string">
            <text:p>Civilité de la personne</text:p>
          </table:table-cell>
          <table:table-cell office:value-type="string">
            <text:p>MME</text:p>
          </table:table-cell>
          <table:table-cell office:value-type="string">
            <text:p>MME = Madame</text:p>
            <text:p>MLE = Mademoiselle</text:p>
            <text:p>MR = Monsieur</text:p>
          </table:table-cell>
        </table:table-row>
        <table:table-row table:style-name="ro3">
          <table:table-cell office:value-type="string">
            <text:p>personne_nom</text:p>
          </table:table-cell>
          <table:table-cell table:style-name="ce5" office:value-type="string">
            <text:p>Correspond à</text:p>
          </table:table-cell>
          <table:table-cell office:value-type="string">
            <text:p>Nom de la personne</text:p>
          </table:table-cell>
          <table:table-cell office:value-type="string">
            <text:p>Tartampion</text:p>
          </table:table-cell>
          <table:table-cell/>
        </table:table-row>
        <table:table-row table:style-name="ro3">
          <table:table-cell office:value-type="string">
            <text:p>personne_prenom</text:p>
          </table:table-cell>
          <table:table-cell table:style-name="ce5" office:value-type="string">
            <text:p>Correspond à</text:p>
          </table:table-cell>
          <table:table-cell office:value-type="string">
            <text:p>Prénom de la personne</text:p>
          </table:table-cell>
          <table:table-cell office:value-type="string">
            <text:p>Marie</text:p>
          </table:table-cell>
          <table:table-cell/>
        </table:table-row>
        <table:table-row table:style-name="ro3">
          <table:table-cell office:value-type="string">
            <text:p>personne_nomnai</text:p>
          </table:table-cell>
          <table:table-cell table:style-name="ce5" office:value-type="string">
            <text:p>Correspond à</text:p>
          </table:table-cell>
          <table:table-cell office:value-type="string">
            <text:p>Nom de naissance de la personne</text:p>
          </table:table-cell>
          <table:table-cell office:value-type="string">
            <text:p>Touto</text:p>
          </table:table-cell>
          <table:table-cell/>
        </table:table-row>
        <table:table-row table:style-name="ro3">
          <table:table-cell office:value-type="string">
            <text:p>personne_prenom2</text:p>
          </table:table-cell>
          <table:table-cell table:style-name="ce5" office:value-type="string">
            <text:p>Correspond à</text:p>
          </table:table-cell>
          <table:table-cell office:value-type="string">
            <text:p>2eme Prénom de la personne</text:p>
          </table:table-cell>
          <table:table-cell office:value-type="string">
            <text:p>Jeanne</text:p>
          </table:table-cell>
          <table:table-cell/>
        </table:table-row>
        <table:table-row table:style-name="ro3">
          <table:table-cell office:value-type="string">
            <text:p>personne_prenom3</text:p>
          </table:table-cell>
          <table:table-cell table:style-name="ce5" office:value-type="string">
            <text:p>Correspond à</text:p>
          </table:table-cell>
          <table:table-cell office:value-type="string">
            <text:p>3eme Prénom de la personne</text:p>
          </table:table-cell>
          <table:table-cell office:value-type="string">
            <text:p>Paule</text:p>
          </table:table-cell>
          <table:table-cell/>
        </table:table-row>
        <table:table-row table:style-name="ro3">
          <table:table-cell office:value-type="string">
            <text:p>personne_nomcomnai</text:p>
          </table:table-cell>
          <table:table-cell table:style-name="ce5" office:value-type="string">
            <text:p>Correspond à</text:p>
          </table:table-cell>
          <table:table-cell office:value-type="string">
            <text:p>Nom de la commune de naissance</text:p>
          </table:table-cell>
          <table:table-cell office:value-type="string">
            <text:p>Bobigny</text:p>
          </table:table-cell>
          <table:table-cell/>
        </table:table-row>
        <table:table-row table:style-name="ro3">
          <table:table-cell office:value-type="string">
            <text:p>personne_dtnai</text:p>
          </table:table-cell>
          <table:table-cell table:style-name="ce5" office:value-type="string">
            <text:p>Correspond à</text:p>
          </table:table-cell>
          <table:table-cell office:value-type="string">
            <text:p>Date de naissance</text:p>
          </table:table-cell>
          <table:table-cell table:style-name="ce12" office:value-type="date" office:date-value="1976-10-11">
            <text:p>11/10/76</text:p>
          </table:table-cell>
          <table:table-cell office:value-type="string">
            <text:p>Format = 1976-10-11</text:p>
          </table:table-cell>
        </table:table-row>
        <table:table-row table:style-name="ro3">
          <table:table-cell office:value-type="string">
            <text:p>personne_rgnai</text:p>
          </table:table-cell>
          <table:table-cell table:style-name="ce5" office:value-type="string">
            <text:p>Correspond à</text:p>
          </table:table-cell>
          <table:table-cell office:value-type="string">
            <text:p>Rang de naissance</text:p>
          </table:table-cell>
          <table:table-cell office:value-type="float" office:value="1">
            <text:p>1</text:p>
          </table:table-cell>
          <table:table-cell/>
        </table:table-row>
        <table:table-row table:style-name="ro14">
          <table:table-cell office:value-type="string">
            <text:p>personne_typedtnai</text:p>
          </table:table-cell>
          <table:table-cell table:style-name="ce5" office:value-type="string">
            <text:p>Correspond à</text:p>
          </table:table-cell>
          <table:table-cell office:value-type="string">
            <text:p>Type de date de naissance</text:p>
          </table:table-cell>
          <table:table-cell office:value-type="string">
            <text:p>J</text:p>
          </table:table-cell>
          <table:table-cell office:value-type="string">
            <text:p>J = Jour inconnu</text:p>
            <text:p>N = Jour et mois connus</text:p>
            <text:p>O = Jour et mois inconnus</text:p>
            <text:p/>
          </table:table-cell>
        </table:table-row>
        <table:table-row table:style-name="ro3">
          <table:table-cell office:value-type="string">
            <text:p>personne_nir</text:p>
          </table:table-cell>
          <table:table-cell table:style-name="ce5" office:value-type="string">
            <text:p>Correspond à</text:p>
          </table:table-cell>
          <table:table-cell office:value-type="string">
            <text:p>NIR</text:p>
          </table:table-cell>
          <table:table-cell office:value-type="float" office:value="176109315412051">
            <text:p>176109315412051</text:p>
          </table:table-cell>
          <table:table-cell/>
        </table:table-row>
        <table:table-row table:style-name="ro3">
          <table:table-cell office:value-type="string">
            <text:p>personne_topvalec</text:p>
          </table:table-cell>
          <table:table-cell table:style-name="ce5" office:value-type="string">
            <text:p>Correspond à</text:p>
          </table:table-cell>
          <table:table-cell office:value-type="string">
            <text:p>Certification de l'état civil de la personne</text:p>
          </table:table-cell>
          <table:table-cell office:value-type="string">
            <text:p>TRUE</text:p>
          </table:table-cell>
          <table:table-cell office:value-type="string">
            <text:p>TRUE / FALSE</text:p>
          </table:table-cell>
        </table:table-row>
        <table:table-row table:style-name="ro15">
          <table:table-cell office:value-type="string">
            <text:p>personne_sexe</text:p>
          </table:table-cell>
          <table:table-cell table:style-name="ce5" office:value-type="string">
            <text:p>Correspond à</text:p>
          </table:table-cell>
          <table:table-cell office:value-type="string">
            <text:p>Sexe de la personne</text:p>
          </table:table-cell>
          <table:table-cell office:value-type="float" office:value="1">
            <text:p>1</text:p>
          </table:table-cell>
          <table:table-cell office:value-type="string">
            <text:p>1 = Homme</text:p>
            <text:p>2 = Femme</text:p>
          </table:table-cell>
        </table:table-row>
        <table:table-row table:style-name="ro13">
          <table:table-cell office:value-type="string">
            <text:p>personne_nati</text:p>
          </table:table-cell>
          <table:table-cell table:style-name="ce5" office:value-type="string">
            <text:p>Correspond à</text:p>
          </table:table-cell>
          <table:table-cell office:value-type="string">
            <text:p>Nationalité</text:p>
          </table:table-cell>
          <table:table-cell office:value-type="string">
            <text:p>F</text:p>
          </table:table-cell>
          <table:table-cell office:value-type="string">
            <text:p>A = Autre nationalité</text:p>
            <text:p>C = Ressortissant CEE ou Suisse</text:p>
            <text:p>F= Française</text:p>
          </table:table-cell>
        </table:table-row>
        <table:table-row table:style-name="ro3">
          <table:table-cell office:value-type="string">
            <text:p>personne_dtnati</text:p>
          </table:table-cell>
          <table:table-cell table:style-name="ce5" office:value-type="string">
            <text:p>Correspond à</text:p>
          </table:table-cell>
          <table:table-cell office:value-type="string">
            <text:p>Date de nationalité</text:p>
          </table:table-cell>
          <table:table-cell table:style-name="ce12" office:value-type="date" office:date-value="1976-10-11">
            <text:p>11/10/76</text:p>
          </table:table-cell>
          <table:table-cell office:value-type="string">
            <text:p>Format = 1976-10-11</text:p>
          </table:table-cell>
        </table:table-row>
        <table:table-row table:style-name="ro15">
          <table:table-cell office:value-type="string">
            <text:p>personne_pieecpres</text:p>
          </table:table-cell>
          <table:table-cell table:style-name="ce5" office:value-type="string">
            <text:p>Correspond à</text:p>
          </table:table-cell>
          <table:table-cell office:value-type="string">
            <text:p>Pièce d'état civil présenté</text:p>
          </table:table-cell>
          <table:table-cell office:value-type="string">
            <text:p>E</text:p>
          </table:table-cell>
          <table:table-cell office:value-type="string">
            <text:p>E = Pièce présentée</text:p>
            <text:p>P = Certificat de perte</text:p>
          </table:table-cell>
        </table:table-row>
        <table:table-row table:style-name="ro3">
          <table:table-cell office:value-type="string">
            <text:p>personne_idassedic</text:p>
          </table:table-cell>
          <table:table-cell table:style-name="ce5" office:value-type="string">
            <text:p>Correspond à</text:p>
          </table:table-cell>
          <table:table-cell table:style-name="ce9" office:value-type="string">
            <text:p>Identifiant de la personne traitée chez Pôle Emploi</text:p>
          </table:table-cell>
          <table:table-cell office:value-type="string">
            <text:p>3658945E</text:p>
          </table:table-cell>
          <table:table-cell/>
        </table:table-row>
        <table:table-row table:style-name="ro3">
          <table:table-cell office:value-type="string">
            <text:p>personne_nom_complet</text:p>
          </table:table-cell>
          <table:table-cell table:style-name="ce5" office:value-type="string">
            <text:p>Correspond à</text:p>
          </table:table-cell>
          <table:table-cell office:value-type="string">
            <text:p>Nom complet</text:p>
          </table:table-cell>
          <table:table-cell office:value-type="string">
            <text:p>Madame Tartampion Marie</text:p>
          </table:table-cell>
          <table:table-cell/>
        </table:table-row>
        <table:table-row table:style-name="ro3">
          <table:table-cell office:value-type="string">
            <text:p>foyer_id</text:p>
          </table:table-cell>
          <table:table-cell table:style-name="ce5" office:value-type="string">
            <text:p>Correspond à</text:p>
          </table:table-cell>
          <table:table-cell office:value-type="string">
            <text:p>Id du foyer lié au dossier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foyer_dossier_rsa_id</text:p>
          </table:table-cell>
          <table:table-cell table:style-name="ce5" office:value-type="string">
            <text:p>Correspond à</text:p>
          </table:table-cell>
          <table:table-cell office:value-type="string">
            <text:p>Id du dossier lié au foyer</text:p>
          </table:table-cell>
          <table:table-cell office:value-type="float" office:value="12542">
            <text:p>12542</text:p>
          </table:table-cell>
          <table:table-cell/>
        </table:table-row>
        <table:table-row table:style-name="ro16">
          <table:table-cell office:value-type="string">
            <text:p>foyer_sitfam</text:p>
          </table:table-cell>
          <table:table-cell table:style-name="ce5" office:value-type="string">
            <text:p>Correspond à</text:p>
          </table:table-cell>
          <table:table-cell office:value-type="string">
            <text:p>Situation familiale</text:p>
          </table:table-cell>
          <table:table-cell office:value-type="string">
            <text:p>MAR</text:p>
          </table:table-cell>
          <table:table-cell table:style-name="ce9" office:value-type="string">
            <text:p><text:span text:style-name="T1">"ABA" : DISPARU (JUGEMENT D'ABSENCE)</text:span></text:p>
            <text:p><text:span text:style-name="T1">"CEL" : CELIBATAIRE</text:span></text:p>
            <text:p><text:span text:style-name="T1">"DIV" : DIVORCE</text:span></text:p>
            <text:p><text:span text:style-name="T1">"ISO" : ISOLEMENT APRES VIE MARITALE OU PACS</text:span></text:p>
            <text:p><text:span text:style-name="T1">"MAR" : MARIAGE</text:span></text:p>
            <text:p><text:span text:style-name="T1">"PAC" : PACS</text:span></text:p>
            <text:p><text:span text:style-name="T1">"RPA" : REPRISE VIE COMMUNE SUR PACS</text:span></text:p>
            <text:p><text:span text:style-name="T1">"RVC" : REPRISE VIE MARITALE</text:span></text:p>
            <text:p><text:span text:style-name="T1">"RVM" : REPRISE MARIAGE</text:span></text:p>
            <text:p><text:span text:style-name="T1">"SEF" : SEPARATION DE FAIT</text:span></text:p>
            <text:p><text:span text:style-name="T1">"SEL" : SEPARATION LEGALE</text:span></text:p>
            <text:p><text:span text:style-name="T1">"VEU" : VEUVAGE</text:span></text:p>
            <text:p><text:span text:style-name="T1">"VIM" : VIE MARITALE</text:span></text:p>
          </table:table-cell>
        </table:table-row>
        <table:table-row table:style-name="ro3">
          <table:table-cell office:value-type="string">
            <text:p>foyer_ddsitfam</text:p>
          </table:table-cell>
          <table:table-cell table:style-name="ce5" office:value-type="string">
            <text:p>Correspond à</text:p>
          </table:table-cell>
          <table:table-cell office:value-type="string">
            <text:p>Date de début de situation familiale</text:p>
          </table:table-cell>
          <table:table-cell table:style-name="ce12" office:value-type="date" office:date-value="2002-10-11">
            <text:p>11/10/02</text:p>
          </table:table-cell>
          <table:table-cell office:value-type="string">
            <text:p>Format = 2002-10-11</text:p>
          </table:table-cell>
        </table:table-row>
        <table:table-row table:style-name="ro17">
          <table:table-cell office:value-type="string">
            <text:p>foyer_typeocclog</text:p>
          </table:table-cell>
          <table:table-cell table:style-name="ce5" office:value-type="string">
            <text:p>Correspond à</text:p>
          </table:table-cell>
          <table:table-cell office:value-type="string">
            <text:p>Code occupation du logement</text:p>
          </table:table-cell>
          <table:table-cell office:value-type="string">
            <text:p>LOC</text:p>
          </table:table-cell>
          <table:table-cell table:style-name="ce9" office:value-type="string">
            <text:p><text:span text:style-name="T1">"ACC" : Proprietaire avec charges de remboursement</text:span></text:p>
            <text:p><text:span text:style-name="T1">"BAL" : Forfait logement a appliquer</text:span></text:p>
            <text:p><text:span text:style-name="T1">"HCG" : Hebergement collectif a titre gratuit</text:span></text:p>
            <text:p><text:span text:style-name="T1">"HCO" : Hebergement collectif a titre onereux</text:span></text:p>
            <text:p><text:span text:style-name="T1">"HGP" : Hebergement a titre gratuit par des particulier</text:span></text:p>
            <text:p><text:span text:style-name="T1">"HOP" : Hebergement onereux par des particuliers</text:span></text:p>
            <text:p><text:span text:style-name="T1">"HOT" : Hotel</text:span></text:p>
            <text:p><text:span text:style-name="T1">"LOC" : Locataire ou sous locataire</text:span></text:p>
            <text:p><text:span text:style-name="T1">"OLI" : Occupation logement inconnue</text:span></text:p>
            <text:p><text:span text:style-name="T1">"PRO" : Proprietaire sans charges de remboursement</text:span></text:p>
            <text:p><text:span text:style-name="T1">"SRG" : Sans resid. Stable avec forfait logement</text:span></text:p>
            <text:p><text:span text:style-name="T1">"SRO" : Sans resid. Stable sans forfait logement</text:span></text:p>
          </table:table-cell>
        </table:table-row>
        <table:table-row table:style-name="ro3">
          <table:table-cell office:value-type="string">
            <text:p>foyer_mtvallocterr</text:p>
          </table:table-cell>
          <table:table-cell table:style-name="ce5" office:value-type="string">
            <text:p>Correspond à</text:p>
          </table:table-cell>
          <table:table-cell office:value-type="string">
            <text:p>Montant de la valeur locative du terrain non loué</text:p>
          </table:table-cell>
          <table:table-cell office:value-type="float" office:value="650">
            <text:p>650</text:p>
          </table:table-cell>
          <table:table-cell/>
        </table:table-row>
        <table:table-row table:style-name="ro3">
          <table:table-cell office:value-type="string">
            <text:p>foyer_mtvalloclog</text:p>
          </table:table-cell>
          <table:table-cell table:style-name="ce5" office:value-type="string">
            <text:p>Correspond à</text:p>
          </table:table-cell>
          <table:table-cell office:value-type="string">
            <text:p>Montant de la valeur locative du logement non loué</text:p>
          </table:table-cell>
          <table:table-cell office:value-type="float" office:value="875">
            <text:p>875</text:p>
          </table:table-cell>
          <table:table-cell/>
        </table:table-row>
        <table:table-row table:style-name="ro3">
          <table:table-cell office:value-type="string">
            <text:p>foyer_contefichliairsa</text:p>
          </table:table-cell>
          <table:table-cell table:style-name="ce5" office:value-type="string">
            <text:p>Correspond à</text:p>
          </table:table-cell>
          <table:table-cell office:value-type="string">
            <text:p>Contenu de la fiche de liaison</text:p>
          </table:table-cell>
          <table:table-cell office:value-type="string">
            <text:p>Eone de texte</text:p>
          </table:table-cell>
          <table:table-cell/>
        </table:table-row>
        <table:table-row table:style-name="ro3">
          <table:table-cell office:value-type="string">
            <text:p>prestation_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 bénéficiant de la presta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prestation_natprest</text:p>
          </table:table-cell>
          <table:table-cell table:style-name="ce5" office:value-type="string">
            <text:p>Correspond à</text:p>
          </table:table-cell>
          <table:table-cell office:value-type="string">
            <text:p>Nature de la prestation</text:p>
          </table:table-cell>
          <table:table-cell office:value-type="string">
            <text:p>RSA</text:p>
          </table:table-cell>
          <table:table-cell/>
        </table:table-row>
        <table:table-row table:style-name="ro14">
          <table:table-cell office:value-type="string">
            <text:p>prestation_rolepers</text:p>
          </table:table-cell>
          <table:table-cell table:style-name="ce5" office:value-type="string">
            <text:p>Correspond à</text:p>
          </table:table-cell>
          <table:table-cell office:value-type="string">
            <text:p>Rôle de la personne</text:p>
          </table:table-cell>
          <table:table-cell office:value-type="string">
            <text:p>DEM</text:p>
          </table:table-cell>
          <table:table-cell office:value-type="string">
            <text:p>DEM = Demandeur</text:p>
            <text:p>CJT = Conjoint</text:p>
            <text:p>ENF = Enfant</text:p>
            <text:p>AUT = Autres</text:p>
          </table:table-cell>
        </table:table-row>
        <table:table-row table:style-name="ro15">
          <table:table-cell office:value-type="string">
            <text:p>prestation_topchapers</text:p>
          </table:table-cell>
          <table:table-cell table:style-name="ce5" office:value-type="string">
            <text:p>Correspond à</text:p>
          </table:table-cell>
          <table:table-cell office:value-type="string">
            <text:p>Charge de la personne</text:p>
          </table:table-cell>
          <table:table-cell office:value-type="float" office:value="1">
            <text:p>1</text:p>
          </table:table-cell>
          <table:table-cell table:style-name="ce9" office:value-type="string">
            <text:p><text:span text:style-name="T1">1 = si la personne est à charge à au moins une des prestations <text:s/>de la famille traitée </text:span></text:p>
            <text:p><text:span text:style-name="T1">0 = <text:s/>si la personne n'est pas à charge à aucune prestation de la famille traitée</text:span></text:p>
          </table:table-cell>
        </table:table-row>
        <table:table-row table:style-name="ro18">
          <table:table-cell office:value-type="string">
            <text:p>prestation_toppersdrodevorsa</text:p>
          </table:table-cell>
          <table:table-cell table:style-name="ce5" office:value-type="string">
            <text:p>Correspond à</text:p>
          </table:table-cell>
          <table:table-cell office:value-type="string">
            <text:p>Personne soumis à droits et devoirs</text:p>
          </table:table-cell>
          <table:table-cell office:value-type="float" office:value="1">
            <text:p>1</text:p>
          </table:table-cell>
          <table:table-cell table:style-name="ce9" office:value-type="string">
            <text:p><text:span text:style-name="T1">1 = si la personne traitée est à soumis à droits et devoirs, : <text:s/></text:span></text:p>
            <text:p><text:span text:style-name="T1">le total de ses <text:s/>ressources mensuelles (pris en compte pour le calcul RSA) </text:span></text:p>
            <text:p><text:span text:style-name="T1">Est inférieure au seuil fixé par décret (500 euros)</text:span></text:p>
            <text:p><text:span text:style-name="T1"/></text:p>
            <text:p><text:span text:style-name="T1">0 = <text:s/>si la personne traitée n'est pas à soumis à droits et devoirs : </text:span></text:p>
            <text:p><text:span text:style-name="T1">Le total de <text:s/>ses ressources mensuelles (pris en compte pour le calcul RSA) </text:span></text:p>
            <text:p><text:span text:style-name="T1">est supérieure ou égale au seuil fixé par décret (500 euros)</text:span></text:p>
          </table:table-cell>
        </table:table-row>
        <table:table-row table:style-name="ro3">
          <table:table-cell office:value-type="string">
            <text:p>prestation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restation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titresejour_id</text:p>
          </table:table-cell>
          <table:table-cell table:style-name="ce5" office:value-type="string">
            <text:p>Correspond à</text:p>
          </table:table-cell>
          <table:table-cell office:value-type="string">
            <text:p>Id du titre de séjour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titresejour_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 pour le titre de séjour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titresejour_dtentfra</text:p>
          </table:table-cell>
          <table:table-cell table:style-name="ce5" office:value-type="string">
            <text:p>Correspond à</text:p>
          </table:table-cell>
          <table:table-cell office:value-type="string">
            <text:p>Date d'entrée en France</text:p>
          </table:table-cell>
          <table:table-cell table:style-name="ce12" office:value-type="date" office:date-value="1976-10-11">
            <text:p>11/10/76</text:p>
          </table:table-cell>
          <table:table-cell office:value-type="string">
            <text:p>Format = 1976-10-11</text:p>
          </table:table-cell>
        </table:table-row>
        <table:table-row table:style-name="ro19">
          <table:table-cell office:value-type="string">
            <text:p>titresejour_nattitsej</text:p>
          </table:table-cell>
          <table:table-cell table:style-name="ce5" office:value-type="string">
            <text:p>Correspond à</text:p>
          </table:table-cell>
          <table:table-cell office:value-type="string">
            <text:p>Nature du titre de séjour</text:p>
          </table:table-cell>
          <table:table-cell office:value-type="string">
            <text:p>AUT</text:p>
          </table:table-cell>
          <table:table-cell table:style-name="ce9" office:value-type="string">
            <text:p><text:span text:style-name="T1">"AND" : Titre d'identit‚ d'andorran</text:span></text:p>
            <text:p><text:span text:style-name="T1">"APF" : Attestation préfectorale</text:span></text:p>
            <text:p><text:span text:style-name="T1">"APS" : Autorisation provisoire de s‚jour</text:span></text:p>
            <text:p><text:span text:style-name="T1">"APT" : Autorisation provisoire de travail</text:span></text:p>
            <text:p><text:span text:style-name="T1">"AUT" : Autres</text:span></text:p>
            <text:p><text:span text:style-name="T1">"CRA" : Certificat de résidence de ressortissant Algérien</text:span></text:p>
            <text:p><text:span text:style-name="T1">"CRC" : Carte de Ressortissant Communautaire ou Suisse</text:span></text:p>
            <text:p><text:span text:style-name="T1">"CRE" : Carte de résident</text:span></text:p>
            <text:p><text:span text:style-name="T1">"CST" : Carte de séjour temporaire</text:span></text:p>
            <text:p><text:span text:style-name="T1">"CTS" : Contrat de travail saisonnier</text:span></text:p>
            <text:p><text:span text:style-name="T1">"DIS" : Dispense de titre de séjour</text:span></text:p>
            <text:p><text:span text:style-name="T1">"DCE" : Document de circulation pour étranger mineur</text:span></text:p>
            <text:p><text:span text:style-name="T1">"FRO" : Carte de frontalier</text:span></text:p>
            <text:p><text:span text:style-name="T1">"MON" : Passeport mon‚gasque</text:span></text:p>
            <text:p><text:span text:style-name="T1">"OFP" : Livret de famille ou acte de naissance OFPRA</text:span></text:p>
            <text:p><text:span text:style-name="T1">"OMI" : Certificat delivré par l'ANAEM(ex-OMI) valant autorisation séjour</text:span></text:p>
            <text:p><text:span text:style-name="T1">"PDC" : Membres du personnel diplomatiques et consulaires</text:span></text:p>
            <text:p><text:span text:style-name="T1">"REF" : Certificat de refugié</text:span></text:p>
            <text:p><text:span text:style-name="T1">"RCS" : Récépissé renouvellement de carte de séjour temporaire</text:span></text:p>
            <text:p><text:span text:style-name="T1">"RRA" : Récécissé renouvel. certificat résidence ressortissant algérien</text:span></text:p>
            <text:p><text:span text:style-name="T1">"RRE" : Récépissé carte résident</text:span></text:p>
            <text:p><text:span text:style-name="T1">"RSA" : Récépissé dépôt demande statut refugié ou adm bénéfice asile</text:span></text:p>
            <text:p><text:span text:style-name="T1">"RSR" : Récépissé dépôt demande statut refugié</text:span></text:p>
            <text:p><text:span text:style-name="T1">"RTS" : Récépissé demande TSJ</text:span></text:p>
            <text:p><text:span text:style-name="T1">"RUN" : Récépissé de 1ère demande de titre de s‚jour</text:span></text:p>
            <text:p><text:span text:style-name="T1">"RVA" : Récépissé demande TSJ valant autorisation de séjour</text:span></text:p>
            <text:p><text:span text:style-name="T1">"VAC" : Visa délivré par l'Autorité Consulaire</text:span></text:p>
            <text:p><text:span text:style-name="T1">"VLS" : Visa de long séjour</text:span></text:p>
            <text:p><text:span text:style-name="T1">"CVC" : Conversion Cristal - Valeur de transposition</text:span></text:p>
          </table:table-cell>
        </table:table-row>
        <table:table-row table:style-name="ro20">
          <table:table-cell office:value-type="string">
            <text:p>titresejour_menttitsej</text:p>
          </table:table-cell>
          <table:table-cell table:style-name="ce5" office:value-type="string">
            <text:p>Correspond à</text:p>
          </table:table-cell>
          <table:table-cell office:value-type="string">
            <text:p>Mention du titre de séjour</text:p>
          </table:table-cell>
          <table:table-cell office:value-type="string">
            <text:p>AT</text:p>
          </table:table-cell>
          <table:table-cell table:style-name="ce9" office:value-type="string">
            <text:p><text:span text:style-name="T1">"AM" : Autres mentions</text:span></text:p>
            <text:p><text:span text:style-name="T1">"AP" : Activité professionnelle et résidence de moins de 5ans</text:span></text:p>
            <text:p><text:span text:style-name="T1">"A5" : Activité professionnelle et résidence de plus de 5ans</text:span></text:p>
            <text:p><text:span text:style-name="T1">"AS" : Etranger admis au titre de l'asile</text:span></text:p>
            <text:p><text:span text:style-name="T1">"AT" : Il autorise son titulaire … travailler</text:span></text:p>
            <text:p><text:span text:style-name="T1">"DR" : A demandé le statut de réfugié</text:span></text:p>
            <text:p><text:span text:style-name="T1">"DS" : Droit au séjour</text:span></text:p>
            <text:p><text:span text:style-name="T1">"JT" : Jugement de tutelle</text:span></text:p>
            <text:p><text:span text:style-name="T1">"MF" : Membre de la famille</text:span></text:p>
            <text:p><text:span text:style-name="T1">"PE" : Permettant l'établissement (L.M. du 29/09/94)</text:span></text:p>
            <text:p><text:span text:style-name="T1">"PS" : Protection subsidiaire</text:span></text:p>
            <text:p><text:span text:style-name="T1">"PT" : Autorisation provisoire de travail</text:span></text:p>
            <text:p><text:span text:style-name="T1">"RF" : Regroupe les N° de procédure 07,08,09,17,18 ou 19 pour l'introduction en France</text:span></text:p>
            <text:p><text:span text:style-name="T1">"RR" : Reconnu réfugié / Certificat de réfugié</text:span></text:p>
            <text:p><text:span text:style-name="T1">"RS" : Option régime de S.S. français</text:span></text:p>
            <text:p><text:span text:style-name="T1">"SC" : Scientifique</text:span></text:p>
            <text:p><text:span text:style-name="T1">"VF" : Vie privée ou familiale et résidence de moins de 5ans</text:span></text:p>
            <text:p><text:span text:style-name="T1">"V5" : Vie privée et familiale et résidence de plus de 5ans</text:span></text:p>
            <text:p><text:span text:style-name="T1">"RE" : Retraité</text:span></text:p>
            <text:p><text:span text:style-name="T1">"CS" : Carte spéciale jusqu'en 03/1996</text:span></text:p>
            <text:p><text:span text:style-name="T1">"PF" : Bénéficiaire PF - RMI avant 18 ans</text:span></text:p>
          </table:table-cell>
        </table:table-row>
        <table:table-row table:style-name="ro3">
          <table:table-cell office:value-type="string">
            <text:p>titresejour_ddtitsej</text:p>
          </table:table-cell>
          <table:table-cell table:style-name="ce5" office:value-type="string">
            <text:p>Correspond à</text:p>
          </table:table-cell>
          <table:table-cell office:value-type="string">
            <text:p>Date de début du titre de séjour</text:p>
          </table:table-cell>
          <table:table-cell table:style-name="ce12" office:value-type="date" office:date-value="1976-10-11">
            <text:p>11/10/76</text:p>
          </table:table-cell>
          <table:table-cell office:value-type="string">
            <text:p>Format = 1976-10-11</text:p>
          </table:table-cell>
        </table:table-row>
        <table:table-row table:style-name="ro3">
          <table:table-cell office:value-type="string">
            <text:p>titresejour_dftitsej</text:p>
          </table:table-cell>
          <table:table-cell table:style-name="ce5" office:value-type="string">
            <text:p>Correspond à</text:p>
          </table:table-cell>
          <table:table-cell office:value-type="string">
            <text:p>Date de fin du titre de séjour</text:p>
          </table:table-cell>
          <table:table-cell table:style-name="ce12" office:value-type="date" office:date-value="2004-09-21">
            <text:p>21/09/04</text:p>
          </table:table-cell>
          <table:table-cell office:value-type="string">
            <text:p>Format = 2004-09-21</text:p>
          </table:table-cell>
        </table:table-row>
        <table:table-row table:style-name="ro3">
          <table:table-cell office:value-type="string">
            <text:p>titresejour_numtitsej</text:p>
          </table:table-cell>
          <table:table-cell table:style-name="ce5" office:value-type="string">
            <text:p>Correspond à</text:p>
          </table:table-cell>
          <table:table-cell office:value-type="string">
            <text:p>N° de titre de séjour</text:p>
          </table:table-cell>
          <table:table-cell office:value-type="float" office:value="1234567890">
            <text:p>1234567890</text:p>
          </table:table-cell>
          <table:table-cell/>
        </table:table-row>
        <table:table-row table:style-name="ro3">
          <table:table-cell office:value-type="string">
            <text:p>titresejour_numduptitsej</text:p>
          </table:table-cell>
          <table:table-cell table:style-name="ce5" office:value-type="string">
            <text:p>Correspond à</text:p>
          </table:table-cell>
          <table:table-cell office:value-type="string">
            <text:p>Numéro de duplicata du titre de séjour</text:p>
          </table:table-cell>
          <table:table-cell office:value-type="float" office:value="38">
            <text:p>38</text:p>
          </table:table-cell>
          <table:table-cell/>
        </table:table-row>
        <table:table-row table:style-name="ro3">
          <table:table-cell office:value-type="string">
            <text:p>orientstruct_id</text:p>
          </table:table-cell>
          <table:table-cell table:style-name="ce5" office:value-type="string">
            <text:p>Correspond à</text:p>
          </table:table-cell>
          <table:table-cell office:value-type="string">
            <text:p>Id de l'orientation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orientstruct_personn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personne liée à l'orienta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orientstruct_typeorient_id</text:p>
          </table:table-cell>
          <table:table-cell table:style-name="ce5" office:value-type="string">
            <text:p>Correspond à</text:p>
          </table:table-cell>
          <table:table-cell office:value-type="string">
            <text:p>Id du type d'orientation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orientstruct_structurereferente_id</text:p>
          </table:table-cell>
          <table:table-cell table:style-name="ce5" office:value-type="string">
            <text:p>Correspond à</text:p>
          </table:table-cell>
          <table:table-cell office:value-type="string">
            <text:p>Id de la structure référente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orientstruct_propo_algo</text:p>
          </table:table-cell>
          <table:table-cell table:style-name="ce5" office:value-type="string">
            <text:p>Correspond à</text:p>
          </table:table-cell>
          <table:table-cell office:value-type="string">
            <text:p>Id de proposition d'orientation (proposée par un algorithme)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orientstruct_valid_cg</text:p>
          </table:table-cell>
          <table:table-cell table:style-name="ce5" office:value-type="string">
            <text:p>Correspond à</text:p>
          </table:table-cell>
          <table:table-cell office:value-type="string">
            <text:p>Validation par le CG</text:p>
          </table:table-cell>
          <table:table-cell office:value-type="string">
            <text:p>TRUE</text:p>
          </table:table-cell>
          <table:table-cell office:value-type="string">
            <text:p>TRUE / FALSE</text:p>
          </table:table-cell>
        </table:table-row>
        <table:table-row table:style-name="ro3">
          <table:table-cell office:value-type="string">
            <text:p>orientstruct_date_propo</text:p>
          </table:table-cell>
          <table:table-cell table:style-name="ce5" office:value-type="string">
            <text:p>Correspond à</text:p>
          </table:table-cell>
          <table:table-cell office:value-type="string">
            <text:p>Date de proposition</text:p>
          </table:table-cell>
          <table:table-cell table:style-name="ce12" office:value-type="date" office:date-value="2010-09-11">
            <text:p>11/09/10</text:p>
          </table:table-cell>
          <table:table-cell office:value-type="string">
            <text:p>Format = 2010-09-11</text:p>
          </table:table-cell>
        </table:table-row>
        <table:table-row table:style-name="ro3">
          <table:table-cell office:value-type="string">
            <text:p>orientstruct_date_valid</text:p>
          </table:table-cell>
          <table:table-cell table:style-name="ce5" office:value-type="string">
            <text:p>Correspond à</text:p>
          </table:table-cell>
          <table:table-cell office:value-type="string">
            <text:p>Date de validation</text:p>
          </table:table-cell>
          <table:table-cell table:style-name="ce12" office:value-type="date" office:date-value="2010-09-11">
            <text:p>11/09/10</text:p>
          </table:table-cell>
          <table:table-cell office:value-type="string">
            <text:p>Format = 2010-09-11</text:p>
          </table:table-cell>
        </table:table-row>
        <table:table-row table:style-name="ro13">
          <table:table-cell office:value-type="string">
            <text:p>orientstruct_statut_orient</text:p>
          </table:table-cell>
          <table:table-cell table:style-name="ce5" office:value-type="string">
            <text:p>Correspond à</text:p>
          </table:table-cell>
          <table:table-cell office:value-type="string">
            <text:p>Statut de l'orientation</text:p>
          </table:table-cell>
          <table:table-cell office:value-type="string">
            <text:p>Orienté</text:p>
          </table:table-cell>
          <table:table-cell office:value-type="string">
            <text:p>Non orienté</text:p>
            <text:p>Orienté</text:p>
            <text:p>En attente</text:p>
          </table:table-cell>
        </table:table-row>
        <table:table-row table:style-name="ro3">
          <table:table-cell office:value-type="string">
            <text:p>orientstruct_date_impression</text:p>
          </table:table-cell>
          <table:table-cell table:style-name="ce5" office:value-type="string">
            <text:p>Correspond à</text:p>
          </table:table-cell>
          <table:table-cell office:value-type="string">
            <text:p>Date d'impression</text:p>
          </table:table-cell>
          <table:table-cell table:style-name="ce12" office:value-type="date" office:date-value="2010-09-11">
            <text:p>11/09/10</text:p>
          </table:table-cell>
          <table:table-cell office:value-type="string">
            <text:p>Format = 2010-09-11</text:p>
          </table:table-cell>
        </table:table-row>
        <table:table-row table:style-name="ro3">
          <table:table-cell office:value-type="string">
            <text:p>orientstruct_daterelance</text:p>
          </table:table-cell>
          <table:table-cell table:style-name="ce5" office:value-type="string">
            <text:p>Correspond à</text:p>
          </table:table-cell>
          <table:table-cell office:value-type="string">
            <text:p>Date de relance</text:p>
          </table:table-cell>
          <table:table-cell table:style-name="ce12" office:value-type="date" office:date-value="2010-09-11">
            <text:p>11/09/10</text:p>
          </table:table-cell>
          <table:table-cell office:value-type="string">
            <text:p>Format = 2010-09-11</text:p>
          </table:table-cell>
        </table:table-row>
        <table:table-row table:style-name="ro15">
          <table:table-cell office:value-type="string">
            <text:p>orientstruct_statutrelance</text:p>
          </table:table-cell>
          <table:table-cell table:style-name="ce5" office:value-type="string">
            <text:p>Correspond à</text:p>
          </table:table-cell>
          <table:table-cell office:value-type="string">
            <text:p>Statut de relance</text:p>
          </table:table-cell>
          <table:table-cell office:value-type="string">
            <text:p>E</text:p>
          </table:table-cell>
          <table:table-cell office:value-type="string">
            <text:p>E = En attente</text:p>
            <text:p>R = Relancé</text:p>
          </table:table-cell>
        </table:table-row>
        <table:table-row table:style-name="ro3">
          <table:table-cell office:value-type="string">
            <text:p>orientstruct_date_impression_relance</text:p>
          </table:table-cell>
          <table:table-cell table:style-name="ce5" office:value-type="string">
            <text:p>Correspond à</text:p>
          </table:table-cell>
          <table:table-cell office:value-type="string">
            <text:p>Date d'impression de la relance</text:p>
          </table:table-cell>
          <table:table-cell table:style-name="ce12" office:value-type="date" office:date-value="2010-09-11">
            <text:p>11/09/10</text:p>
          </table:table-cell>
          <table:table-cell office:value-type="string">
            <text:p>Format = 2010-09-11</text:p>
          </table:table-cell>
        </table:table-row>
        <table:table-row table:style-name="ro3">
          <table:table-cell office:value-type="string">
            <text:p>adresse_id</text:p>
          </table:table-cell>
          <table:table-cell table:style-name="ce5" office:value-type="string">
            <text:p>Correspond à</text:p>
          </table:table-cell>
          <table:table-cell office:value-type="string">
            <text:p>Id de l'adresse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adresse_numvoie</text:p>
          </table:table-cell>
          <table:table-cell table:style-name="ce5" office:value-type="string">
            <text:p>Correspond à</text:p>
          </table:table-cell>
          <table:table-cell office:value-type="string">
            <text:p>N° de voie</text:p>
          </table:table-cell>
          <table:table-cell office:value-type="float" office:value="14">
            <text:p>14</text:p>
          </table:table-cell>
          <table:table-cell/>
        </table:table-row>
        <table:table-row table:style-name="ro3">
          <table:table-cell office:value-type="string">
            <text:p>adresse_typevoie</text:p>
          </table:table-cell>
          <table:table-cell table:style-name="ce5" office:value-type="string">
            <text:p>Correspond à</text:p>
          </table:table-cell>
          <table:table-cell office:value-type="string">
            <text:p>Type de voie</text:p>
          </table:table-cell>
          <table:table-cell office:value-type="string">
            <text:p>AVE</text:p>
          </table:table-cell>
          <table:table-cell/>
        </table:table-row>
        <table:table-row table:style-name="ro3">
          <table:table-cell office:value-type="string">
            <text:p>adresse_nomvoie</text:p>
          </table:table-cell>
          <table:table-cell table:style-name="ce5" office:value-type="string">
            <text:p>Correspond à</text:p>
          </table:table-cell>
          <table:table-cell office:value-type="string">
            <text:p>Nom de voie</text:p>
          </table:table-cell>
          <table:table-cell office:value-type="string">
            <text:p>des Champs Elysées</text:p>
          </table:table-cell>
          <table:table-cell/>
        </table:table-row>
        <table:table-row table:style-name="ro3">
          <table:table-cell office:value-type="string">
            <text:p>adresse_complideadr</text:p>
          </table:table-cell>
          <table:table-cell table:style-name="ce5" office:value-type="string">
            <text:p>Correspond à</text:p>
          </table:table-cell>
          <table:table-cell office:value-type="string">
            <text:p>Complément identification adresse organisme décidant de l'orientation</text:p>
          </table:table-cell>
          <table:table-cell table:number-columns-repeated="2"/>
        </table:table-row>
        <table:table-row table:style-name="ro3">
          <table:table-cell office:value-type="string">
            <text:p>adresse_compladr</text:p>
          </table:table-cell>
          <table:table-cell table:style-name="ce5" office:value-type="string">
            <text:p>Correspond à</text:p>
          </table:table-cell>
          <table:table-cell office:value-type="string">
            <text:p>Complément adresse organisme décidant de l'orientation</text:p>
          </table:table-cell>
          <table:table-cell table:number-columns-repeated="2"/>
        </table:table-row>
        <table:table-row table:style-name="ro3">
          <table:table-cell office:value-type="string">
            <text:p>adresse_lieudist</text:p>
          </table:table-cell>
          <table:table-cell table:style-name="ce5" office:value-type="string">
            <text:p>Correspond à</text:p>
          </table:table-cell>
          <table:table-cell office:value-type="string">
            <text:p>Lieu de distribution organisme décidant de l'orientation</text:p>
          </table:table-cell>
          <table:table-cell table:number-columns-repeated="2"/>
        </table:table-row>
        <table:table-row table:style-name="ro3">
          <table:table-cell office:value-type="string">
            <text:p>adresse_numcomrat</text:p>
          </table:table-cell>
          <table:table-cell table:style-name="ce5" office:value-type="string">
            <text:p>Correspond à</text:p>
          </table:table-cell>
          <table:table-cell office:value-type="string">
            <text:p>Numéro de commune sens INSEE</text:p>
          </table:table-cell>
          <table:table-cell office:value-type="float" office:value="93002">
            <text:p>93002</text:p>
          </table:table-cell>
          <table:table-cell/>
        </table:table-row>
        <table:table-row table:style-name="ro3">
          <table:table-cell office:value-type="string">
            <text:p>adresse_numcomptt</text:p>
          </table:table-cell>
          <table:table-cell table:style-name="ce5" office:value-type="string">
            <text:p>Correspond à</text:p>
          </table:table-cell>
          <table:table-cell office:value-type="string">
            <text:p>Numéro de commune sens PTT</text:p>
          </table:table-cell>
          <table:table-cell office:value-type="float" office:value="93001">
            <text:p>93001</text:p>
          </table:table-cell>
          <table:table-cell/>
        </table:table-row>
        <table:table-row table:style-name="ro3">
          <table:table-cell office:value-type="string">
            <text:p>adresse_codepos</text:p>
          </table:table-cell>
          <table:table-cell table:style-name="ce5" office:value-type="string">
            <text:p>Correspond à</text:p>
          </table:table-cell>
          <table:table-cell office:value-type="string">
            <text:p>Code postal</text:p>
          </table:table-cell>
          <table:table-cell office:value-type="float" office:value="93000">
            <text:p>93000</text:p>
          </table:table-cell>
          <table:table-cell/>
        </table:table-row>
        <table:table-row table:style-name="ro3">
          <table:table-cell office:value-type="string">
            <text:p>adresse_locaadr</text:p>
          </table:table-cell>
          <table:table-cell table:style-name="ce5" office:value-type="string">
            <text:p>Correspond à</text:p>
          </table:table-cell>
          <table:table-cell office:value-type="string">
            <text:p>Localité adresse</text:p>
          </table:table-cell>
          <table:table-cell office:value-type="string">
            <text:p>Bobigny</text:p>
          </table:table-cell>
          <table:table-cell/>
        </table:table-row>
        <table:table-row table:style-name="ro3">
          <table:table-cell office:value-type="string">
            <text:p>adresse_pays</text:p>
          </table:table-cell>
          <table:table-cell table:style-name="ce5" office:value-type="string">
            <text:p>Correspond à</text:p>
          </table:table-cell>
          <table:table-cell office:value-type="string">
            <text:p>Pays</text:p>
          </table:table-cell>
          <table:table-cell office:value-type="string">
            <text:p>France</text:p>
          </table:table-cell>
          <table:table-cell/>
        </table:table-row>
        <table:table-row table:style-name="ro3">
          <table:table-cell office:value-type="string">
            <text:p>adresse_canton</text:p>
          </table:table-cell>
          <table:table-cell table:style-name="ce5" office:value-type="string">
            <text:p>Correspond à</text:p>
          </table:table-cell>
          <table:table-cell office:value-type="string">
            <text:p>Canton</text:p>
          </table:table-cell>
          <table:table-cell office:value-type="float" office:value="93005">
            <text:p>93005</text:p>
          </table:table-cell>
          <table:table-cell/>
        </table:table-row>
        <table:table-row table:style-name="ro3">
          <table:table-cell office:value-type="string">
            <text:p>user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group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serviceinstructeur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usernam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passwor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nom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prenom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date_naissanc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date_deb_hab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date_fin_hab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numtel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user_filtre_zone_geo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typeorient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lib_struc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num_voi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type_voi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nom_voi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code_postal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vill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code_inse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filtre_zone_geo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contratengagemen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apr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structurereferente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nom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prenom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numero_post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email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qual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fonction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nom_comple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referent_full_nam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personnereferent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personnereferent_personne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personnereferent_referent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personnereferent_dddesignation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personnereferent_dfdesignation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personnereferent_structurereferente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demrsa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dtdemrsa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dtdemrmi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depinsrmi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typeinsrmi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cominsrmi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agrinsrmi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dosinsrmi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cli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org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fonorg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matricul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statudemrsa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typepart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idepart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fonorgcedmu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orgcedmu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matriculeorgcedmu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ddarrmu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codeposanchab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fonorgprenmu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numorgprenmu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dddepamut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details_droits_rsa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avis_pcg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organisme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dossier_acompte_rsa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 table:number-rows-repeated="104843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Relance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row table:style-name="ro3">
          <table:table-cell table:number-columns-repeated="5"/>
        </table:table-row>
        <table:table-row table:style-name="ro3">
          <table:table-cell office:value-type="string">
            <text:p>personne_id</text:p>
          </table:table-cell>
          <table:table-cell table:number-columns-repeated="4"/>
        </table:table-row>
        <table:table-row table:style-name="ro3">
          <table:table-cell office:value-type="string">
            <text:p>personne_foyer_id</text:p>
          </table:table-cell>
          <table:table-cell table:number-columns-repeated="4"/>
        </table:table-row>
        <table:table-row table:style-name="ro3">
          <table:table-cell office:value-type="string">
            <text:p>personne_qual</text:p>
          </table:table-cell>
          <table:table-cell table:number-columns-repeated="4"/>
        </table:table-row>
        <table:table-row table:style-name="ro3">
          <table:table-cell office:value-type="string">
            <text:p>personne_nom</text:p>
          </table:table-cell>
          <table:table-cell table:number-columns-repeated="4"/>
        </table:table-row>
        <table:table-row table:style-name="ro3">
          <table:table-cell office:value-type="string">
            <text:p>personne_prenom</text:p>
          </table:table-cell>
          <table:table-cell table:number-columns-repeated="4"/>
        </table:table-row>
        <table:table-row table:style-name="ro3">
          <table:table-cell office:value-type="string">
            <text:p>personne_nomnai</text:p>
          </table:table-cell>
          <table:table-cell table:number-columns-repeated="4"/>
        </table:table-row>
        <table:table-row table:style-name="ro3">
          <table:table-cell office:value-type="string">
            <text:p>personne_prenom2</text:p>
          </table:table-cell>
          <table:table-cell table:number-columns-repeated="4"/>
        </table:table-row>
        <table:table-row table:style-name="ro3">
          <table:table-cell office:value-type="string">
            <text:p>personne_prenom3</text:p>
          </table:table-cell>
          <table:table-cell table:number-columns-repeated="4"/>
        </table:table-row>
        <table:table-row table:style-name="ro3">
          <table:table-cell office:value-type="string">
            <text:p>personne_nomcomnai</text:p>
          </table:table-cell>
          <table:table-cell table:number-columns-repeated="4"/>
        </table:table-row>
        <table:table-row table:style-name="ro3">
          <table:table-cell office:value-type="string">
            <text:p>personne_dtnai</text:p>
          </table:table-cell>
          <table:table-cell table:number-columns-repeated="4"/>
        </table:table-row>
        <table:table-row table:style-name="ro3">
          <table:table-cell office:value-type="string">
            <text:p>personne_rgnai</text:p>
          </table:table-cell>
          <table:table-cell table:number-columns-repeated="4"/>
        </table:table-row>
        <table:table-row table:style-name="ro3">
          <table:table-cell office:value-type="string">
            <text:p>personne_typedtnai</text:p>
          </table:table-cell>
          <table:table-cell table:number-columns-repeated="4"/>
        </table:table-row>
        <table:table-row table:style-name="ro3">
          <table:table-cell office:value-type="string">
            <text:p>personne_nir</text:p>
          </table:table-cell>
          <table:table-cell table:number-columns-repeated="4"/>
        </table:table-row>
        <table:table-row table:style-name="ro3">
          <table:table-cell office:value-type="string">
            <text:p>personne_topvalec</text:p>
          </table:table-cell>
          <table:table-cell table:number-columns-repeated="4"/>
        </table:table-row>
        <table:table-row table:style-name="ro3">
          <table:table-cell office:value-type="string">
            <text:p>personne_sexe</text:p>
          </table:table-cell>
          <table:table-cell table:number-columns-repeated="4"/>
        </table:table-row>
        <table:table-row table:style-name="ro3">
          <table:table-cell office:value-type="string">
            <text:p>personne_nati</text:p>
          </table:table-cell>
          <table:table-cell table:number-columns-repeated="4"/>
        </table:table-row>
        <table:table-row table:style-name="ro3">
          <table:table-cell office:value-type="string">
            <text:p>personne_dtnati</text:p>
          </table:table-cell>
          <table:table-cell table:number-columns-repeated="4"/>
        </table:table-row>
        <table:table-row table:style-name="ro3">
          <table:table-cell office:value-type="string">
            <text:p>personne_pieecpres</text:p>
          </table:table-cell>
          <table:table-cell table:number-columns-repeated="4"/>
        </table:table-row>
        <table:table-row table:style-name="ro3">
          <table:table-cell office:value-type="string">
            <text:p>personne_idassedic</text:p>
          </table:table-cell>
          <table:table-cell table:number-columns-repeated="4"/>
        </table:table-row>
        <table:table-row table:style-name="ro3">
          <table:table-cell office:value-type="string">
            <text:p>personne_nom_complet</text:p>
          </table:table-cell>
          <table:table-cell table:number-columns-repeated="4"/>
        </table:table-row>
        <table:table-row table:style-name="ro3">
          <table:table-cell office:value-type="string">
            <text:p>foyer_id</text:p>
          </table:table-cell>
          <table:table-cell table:number-columns-repeated="4"/>
        </table:table-row>
        <table:table-row table:style-name="ro3">
          <table:table-cell office:value-type="string">
            <text:p>foyer_dossier_rsa_id</text:p>
          </table:table-cell>
          <table:table-cell table:number-columns-repeated="4"/>
        </table:table-row>
        <table:table-row table:style-name="ro3">
          <table:table-cell office:value-type="string">
            <text:p>foyer_sitfam</text:p>
          </table:table-cell>
          <table:table-cell table:number-columns-repeated="4"/>
        </table:table-row>
        <table:table-row table:style-name="ro3">
          <table:table-cell office:value-type="string">
            <text:p>foyer_ddsitfam</text:p>
          </table:table-cell>
          <table:table-cell table:number-columns-repeated="4"/>
        </table:table-row>
        <table:table-row table:style-name="ro3">
          <table:table-cell office:value-type="string">
            <text:p>foyer_typeocclog</text:p>
          </table:table-cell>
          <table:table-cell table:number-columns-repeated="4"/>
        </table:table-row>
        <table:table-row table:style-name="ro3">
          <table:table-cell office:value-type="string">
            <text:p>foyer_mtvallocterr</text:p>
          </table:table-cell>
          <table:table-cell table:number-columns-repeated="4"/>
        </table:table-row>
        <table:table-row table:style-name="ro3">
          <table:table-cell office:value-type="string">
            <text:p>foyer_mtvalloclog</text:p>
          </table:table-cell>
          <table:table-cell table:number-columns-repeated="4"/>
        </table:table-row>
        <table:table-row table:style-name="ro3">
          <table:table-cell office:value-type="string">
            <text:p>foyer_contefichliairsa</text:p>
          </table:table-cell>
          <table:table-cell table:number-columns-repeated="4"/>
        </table:table-row>
        <table:table-row table:style-name="ro3">
          <table:table-cell office:value-type="string">
            <text:p>prestation_personne_id</text:p>
          </table:table-cell>
          <table:table-cell table:number-columns-repeated="4"/>
        </table:table-row>
        <table:table-row table:style-name="ro3">
          <table:table-cell office:value-type="string">
            <text:p>prestation_natprest</text:p>
          </table:table-cell>
          <table:table-cell table:number-columns-repeated="4"/>
        </table:table-row>
        <table:table-row table:style-name="ro3">
          <table:table-cell office:value-type="string">
            <text:p>prestation_rolepers</text:p>
          </table:table-cell>
          <table:table-cell table:number-columns-repeated="4"/>
        </table:table-row>
        <table:table-row table:style-name="ro3">
          <table:table-cell office:value-type="string">
            <text:p>prestation_topchapers</text:p>
          </table:table-cell>
          <table:table-cell table:number-columns-repeated="4"/>
        </table:table-row>
        <table:table-row table:style-name="ro3">
          <table:table-cell office:value-type="string">
            <text:p>prestation_toppersdrodevorsa</text:p>
          </table:table-cell>
          <table:table-cell table:number-columns-repeated="4"/>
        </table:table-row>
        <table:table-row table:style-name="ro3">
          <table:table-cell office:value-type="string">
            <text:p>prestation_id</text:p>
          </table:table-cell>
          <table:table-cell table:number-columns-repeated="4"/>
        </table:table-row>
        <table:table-row table:style-name="ro3">
          <table:table-cell office:value-type="string">
            <text:p>infopoleemploi_id</text:p>
          </table:table-cell>
          <table:table-cell table:number-columns-repeated="4"/>
        </table:table-row>
        <table:table-row table:style-name="ro3">
          <table:table-cell office:value-type="string">
            <text:p>infopoleemploi_personne_id</text:p>
          </table:table-cell>
          <table:table-cell table:number-columns-repeated="4"/>
        </table:table-row>
        <table:table-row table:style-name="ro3">
          <table:table-cell office:value-type="string">
            <text:p>infopoleemploi_identifiantpe</text:p>
          </table:table-cell>
          <table:table-cell table:number-columns-repeated="4"/>
        </table:table-row>
        <table:table-row table:style-name="ro3">
          <table:table-cell office:value-type="string">
            <text:p>infopoleemploi_dateinscription</text:p>
          </table:table-cell>
          <table:table-cell table:number-columns-repeated="4"/>
        </table:table-row>
        <table:table-row table:style-name="ro3">
          <table:table-cell office:value-type="string">
            <text:p>infopoleemploi_categoriepe</text:p>
          </table:table-cell>
          <table:table-cell table:number-columns-repeated="4"/>
        </table:table-row>
        <table:table-row table:style-name="ro3">
          <table:table-cell office:value-type="string">
            <text:p>infopoleemploi_datecessation</text:p>
          </table:table-cell>
          <table:table-cell table:number-columns-repeated="4"/>
        </table:table-row>
        <table:table-row table:style-name="ro3">
          <table:table-cell office:value-type="string">
            <text:p>infopoleemploi_motifcessation</text:p>
          </table:table-cell>
          <table:table-cell table:number-columns-repeated="4"/>
        </table:table-row>
        <table:table-row table:style-name="ro3">
          <table:table-cell office:value-type="string">
            <text:p>infopoleemploi_dateradiation</text:p>
          </table:table-cell>
          <table:table-cell table:number-columns-repeated="4"/>
        </table:table-row>
        <table:table-row table:style-name="ro3">
          <table:table-cell office:value-type="string">
            <text:p>infopoleemploi_motifradiation</text:p>
          </table:table-cell>
          <table:table-cell table:number-columns-repeated="4"/>
        </table:table-row>
        <table:table-row table:style-name="ro3">
          <table:table-cell office:value-type="string">
            <text:p>orientstruct_id</text:p>
          </table:table-cell>
          <table:table-cell table:number-columns-repeated="4"/>
        </table:table-row>
        <table:table-row table:style-name="ro3">
          <table:table-cell office:value-type="string">
            <text:p>orientstruct_personne_id</text:p>
          </table:table-cell>
          <table:table-cell table:number-columns-repeated="4"/>
        </table:table-row>
        <table:table-row table:style-name="ro3">
          <table:table-cell office:value-type="string">
            <text:p>orientstruct_typeorient_id</text:p>
          </table:table-cell>
          <table:table-cell table:number-columns-repeated="4"/>
        </table:table-row>
        <table:table-row table:style-name="ro3">
          <table:table-cell office:value-type="string">
            <text:p>orientstruct_structurereferente_id</text:p>
          </table:table-cell>
          <table:table-cell table:number-columns-repeated="4"/>
        </table:table-row>
        <table:table-row table:style-name="ro3">
          <table:table-cell office:value-type="string">
            <text:p>orientstruct_propo_algo</text:p>
          </table:table-cell>
          <table:table-cell table:number-columns-repeated="4"/>
        </table:table-row>
        <table:table-row table:style-name="ro3">
          <table:table-cell office:value-type="string">
            <text:p>orientstruct_valid_cg</text:p>
          </table:table-cell>
          <table:table-cell table:number-columns-repeated="4"/>
        </table:table-row>
        <table:table-row table:style-name="ro3">
          <table:table-cell office:value-type="string">
            <text:p>orientstruct_date_propo</text:p>
          </table:table-cell>
          <table:table-cell table:number-columns-repeated="4"/>
        </table:table-row>
        <table:table-row table:style-name="ro3">
          <table:table-cell office:value-type="string">
            <text:p>orientstruct_date_valid</text:p>
          </table:table-cell>
          <table:table-cell table:number-columns-repeated="4"/>
        </table:table-row>
        <table:table-row table:style-name="ro3">
          <table:table-cell office:value-type="string">
            <text:p>orientstruct_statut_orient</text:p>
          </table:table-cell>
          <table:table-cell table:number-columns-repeated="4"/>
        </table:table-row>
        <table:table-row table:style-name="ro3">
          <table:table-cell office:value-type="string">
            <text:p>orientstruct_date_impression</text:p>
          </table:table-cell>
          <table:table-cell table:number-columns-repeated="4"/>
        </table:table-row>
        <table:table-row table:style-name="ro3">
          <table:table-cell office:value-type="string">
            <text:p>orientstruct_daterelance</text:p>
          </table:table-cell>
          <table:table-cell table:number-columns-repeated="4"/>
        </table:table-row>
        <table:table-row table:style-name="ro3">
          <table:table-cell office:value-type="string">
            <text:p>orientstruct_statutrelance</text:p>
          </table:table-cell>
          <table:table-cell table:number-columns-repeated="4"/>
        </table:table-row>
        <table:table-row table:style-name="ro3">
          <table:table-cell office:value-type="string">
            <text:p>orientstruct_date_impression_relance</text:p>
          </table:table-cell>
          <table:table-cell table:number-columns-repeated="4"/>
        </table:table-row>
        <table:table-row table:style-name="ro3">
          <table:table-cell office:value-type="string">
            <text:p>adresse_id</text:p>
          </table:table-cell>
          <table:table-cell table:number-columns-repeated="4"/>
        </table:table-row>
        <table:table-row table:style-name="ro3">
          <table:table-cell office:value-type="string">
            <text:p>adresse_numvoie</text:p>
          </table:table-cell>
          <table:table-cell table:number-columns-repeated="4"/>
        </table:table-row>
        <table:table-row table:style-name="ro3">
          <table:table-cell office:value-type="string">
            <text:p>adresse_typevoie</text:p>
          </table:table-cell>
          <table:table-cell table:number-columns-repeated="4"/>
        </table:table-row>
        <table:table-row table:style-name="ro3">
          <table:table-cell office:value-type="string">
            <text:p>adresse_nomvoie</text:p>
          </table:table-cell>
          <table:table-cell table:number-columns-repeated="4"/>
        </table:table-row>
        <table:table-row table:style-name="ro3">
          <table:table-cell office:value-type="string">
            <text:p>adresse_complideadr</text:p>
          </table:table-cell>
          <table:table-cell table:number-columns-repeated="4"/>
        </table:table-row>
        <table:table-row table:style-name="ro3">
          <table:table-cell office:value-type="string">
            <text:p>adresse_compladr</text:p>
          </table:table-cell>
          <table:table-cell table:number-columns-repeated="4"/>
        </table:table-row>
        <table:table-row table:style-name="ro3">
          <table:table-cell office:value-type="string">
            <text:p>adresse_lieudist</text:p>
          </table:table-cell>
          <table:table-cell table:number-columns-repeated="4"/>
        </table:table-row>
        <table:table-row table:style-name="ro3">
          <table:table-cell office:value-type="string">
            <text:p>adresse_numcomrat</text:p>
          </table:table-cell>
          <table:table-cell table:number-columns-repeated="4"/>
        </table:table-row>
        <table:table-row table:style-name="ro3">
          <table:table-cell office:value-type="string">
            <text:p>adresse_numcomptt</text:p>
          </table:table-cell>
          <table:table-cell table:number-columns-repeated="4"/>
        </table:table-row>
        <table:table-row table:style-name="ro3">
          <table:table-cell office:value-type="string">
            <text:p>adresse_codepos</text:p>
          </table:table-cell>
          <table:table-cell table:number-columns-repeated="4"/>
        </table:table-row>
        <table:table-row table:style-name="ro3">
          <table:table-cell office:value-type="string">
            <text:p>adresse_locaadr</text:p>
          </table:table-cell>
          <table:table-cell table:number-columns-repeated="4"/>
        </table:table-row>
        <table:table-row table:style-name="ro3">
          <table:table-cell office:value-type="string">
            <text:p>adresse_pays</text:p>
          </table:table-cell>
          <table:table-cell table:number-columns-repeated="4"/>
        </table:table-row>
        <table:table-row table:style-name="ro3">
          <table:table-cell office:value-type="string">
            <text:p>adresse_canton</text:p>
          </table:table-cell>
          <table:table-cell table:number-columns-repeated="4"/>
        </table:table-row>
        <table:table-row table:style-name="ro3">
          <table:table-cell office:value-type="string">
            <text:p>user_id</text:p>
          </table:table-cell>
          <table:table-cell table:number-columns-repeated="4"/>
        </table:table-row>
        <table:table-row table:style-name="ro3">
          <table:table-cell office:value-type="string">
            <text:p>user_group_id</text:p>
          </table:table-cell>
          <table:table-cell table:number-columns-repeated="4"/>
        </table:table-row>
        <table:table-row table:style-name="ro3">
          <table:table-cell office:value-type="string">
            <text:p>user_serviceinstructeur_id</text:p>
          </table:table-cell>
          <table:table-cell table:number-columns-repeated="4"/>
        </table:table-row>
        <table:table-row table:style-name="ro3">
          <table:table-cell office:value-type="string">
            <text:p>user_username</text:p>
          </table:table-cell>
          <table:table-cell table:number-columns-repeated="4"/>
        </table:table-row>
        <table:table-row table:style-name="ro3">
          <table:table-cell office:value-type="string">
            <text:p>user_password</text:p>
          </table:table-cell>
          <table:table-cell table:number-columns-repeated="4"/>
        </table:table-row>
        <table:table-row table:style-name="ro3">
          <table:table-cell office:value-type="string">
            <text:p>user_nom</text:p>
          </table:table-cell>
          <table:table-cell table:number-columns-repeated="4"/>
        </table:table-row>
        <table:table-row table:style-name="ro3">
          <table:table-cell office:value-type="string">
            <text:p>user_prenom</text:p>
          </table:table-cell>
          <table:table-cell table:number-columns-repeated="4"/>
        </table:table-row>
        <table:table-row table:style-name="ro3">
          <table:table-cell office:value-type="string">
            <text:p>user_date_naissance</text:p>
          </table:table-cell>
          <table:table-cell table:number-columns-repeated="4"/>
        </table:table-row>
        <table:table-row table:style-name="ro3">
          <table:table-cell office:value-type="string">
            <text:p>user_date_deb_hab</text:p>
          </table:table-cell>
          <table:table-cell table:number-columns-repeated="4"/>
        </table:table-row>
        <table:table-row table:style-name="ro3">
          <table:table-cell office:value-type="string">
            <text:p>user_date_fin_hab</text:p>
          </table:table-cell>
          <table:table-cell table:number-columns-repeated="4"/>
        </table:table-row>
        <table:table-row table:style-name="ro3">
          <table:table-cell office:value-type="string">
            <text:p>user_numtel</text:p>
          </table:table-cell>
          <table:table-cell table:number-columns-repeated="4"/>
        </table:table-row>
        <table:table-row table:style-name="ro3">
          <table:table-cell office:value-type="string">
            <text:p>user_filtre_zone_geo</text:p>
          </table:table-cell>
          <table:table-cell table:number-columns-repeated="4"/>
        </table:table-row>
        <table:table-row table:style-name="ro3">
          <table:table-cell office:value-type="string">
            <text:p>serviceinstructeur_id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lib_servic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num_ru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nom_ru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complement_adr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code_inse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code_postal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vill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numdepins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typeserins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numcomins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numagrins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erviceinstructeur_type_voie</text:p>
          </table:table-cell>
          <table:table-cell table:style-name="ce5" office:value-type="string">
            <text:p>Correspond à</text:p>
          </table:table-cell>
          <table:table-cell table:number-columns-repeated="3"/>
        </table:table-row>
        <table:table-row table:style-name="ro3">
          <table:table-cell office:value-type="string">
            <text:p>structurereferente_id</text:p>
          </table:table-cell>
          <table:table-cell table:style-name="ce5" office:value-type="string">
            <text:p>Correspond à</text:p>
          </table:table-cell>
          <table:table-cell office:value-type="string">
            <text:p>Structure référente</text:p>
          </table:table-cell>
          <table:table-cell office:value-type="float" office:value="11">
            <text:p>11</text:p>
          </table:table-cell>
          <table:table-cell table:style-name="ce5"/>
        </table:table-row>
        <table:table-row table:style-name="ro3">
          <table:table-cell office:value-type="string">
            <text:p>structurereferente_typeorient_id</text:p>
          </table:table-cell>
          <table:table-cell table:style-name="ce5" office:value-type="string">
            <text:p>Correspond à</text:p>
          </table:table-cell>
          <table:table-cell office:value-type="string">
            <text:p>Type d'orientation selon la structure référente</text:p>
          </table:table-cell>
          <table:table-cell office:value-type="float" office:value="5">
            <text:p>5</text:p>
          </table:table-cell>
          <table:table-cell table:style-name="ce5"/>
        </table:table-row>
        <table:table-row table:style-name="ro3">
          <table:table-cell office:value-type="string">
            <text:p>structurereferente_lib_struc</text:p>
          </table:table-cell>
          <table:table-cell table:style-name="ce5" office:value-type="string">
            <text:p>Correspond à</text:p>
          </table:table-cell>
          <table:table-cell office:value-type="string">
            <text:p>Intitulé de la structure référente</text:p>
          </table:table-cell>
          <table:table-cell office:value-type="string">
            <text:p>MSP</text:p>
          </table:table-cell>
          <table:table-cell table:style-name="ce5"/>
        </table:table-row>
        <table:table-row table:style-name="ro3">
          <table:table-cell office:value-type="string">
            <text:p>structurereferente_num_voie</text:p>
          </table:table-cell>
          <table:table-cell table:style-name="ce5" office:value-type="string">
            <text:p>Correspond à</text:p>
          </table:table-cell>
          <table:table-cell office:value-type="string">
            <text:p>Numéro de voie de la structure</text:p>
          </table:table-cell>
          <table:table-cell office:value-type="float" office:value="74">
            <text:p>74</text:p>
          </table:table-cell>
          <table:table-cell table:style-name="ce5"/>
        </table:table-row>
        <table:table-row table:style-name="ro3">
          <table:table-cell office:value-type="string">
            <text:p>structurereferente_type_voie</text:p>
          </table:table-cell>
          <table:table-cell table:style-name="ce5" office:value-type="string">
            <text:p>Correspond à</text:p>
          </table:table-cell>
          <table:table-cell office:value-type="string">
            <text:p>Type de voie de la structure</text:p>
          </table:table-cell>
          <table:table-cell office:value-type="string">
            <text:p>Rue</text:p>
          </table:table-cell>
          <table:table-cell table:style-name="ce5"/>
        </table:table-row>
        <table:table-row table:style-name="ro3">
          <table:table-cell office:value-type="string">
            <text:p>structurereferente_nom_voie</text:p>
          </table:table-cell>
          <table:table-cell table:style-name="ce5" office:value-type="string">
            <text:p>Correspond à</text:p>
          </table:table-cell>
          <table:table-cell office:value-type="string">
            <text:p>Nom de voie de la structure</text:p>
          </table:table-cell>
          <table:table-cell office:value-type="string">
            <text:p>EMILE</text:p>
          </table:table-cell>
          <table:table-cell table:style-name="ce5"/>
        </table:table-row>
        <table:table-row table:style-name="ro3">
          <table:table-cell office:value-type="string">
            <text:p>structurereferente_code_postal</text:p>
          </table:table-cell>
          <table:table-cell table:style-name="ce5" office:value-type="string">
            <text:p>Correspond à</text:p>
          </table:table-cell>
          <table:table-cell office:value-type="string">
            <text:p>Code postal de la structure</text:p>
          </table:table-cell>
          <table:table-cell office:value-type="float" office:value="66600">
            <text:p>66600</text:p>
          </table:table-cell>
          <table:table-cell table:style-name="ce5"/>
        </table:table-row>
        <table:table-row table:style-name="ro3">
          <table:table-cell office:value-type="string">
            <text:p>structurereferente_ville</text:p>
          </table:table-cell>
          <table:table-cell table:style-name="ce5" office:value-type="string">
            <text:p>Correspond à</text:p>
          </table:table-cell>
          <table:table-cell office:value-type="string">
            <text:p>Ville de la structure</text:p>
          </table:table-cell>
          <table:table-cell office:value-type="string">
            <text:p>RIVESALTES</text:p>
          </table:table-cell>
          <table:table-cell table:style-name="ce5"/>
        </table:table-row>
        <table:table-row table:style-name="ro3">
          <table:table-cell office:value-type="string">
            <text:p>structurereferente_code_insee</text:p>
          </table:table-cell>
          <table:table-cell table:style-name="ce5" office:value-type="string">
            <text:p>Correspond à</text:p>
          </table:table-cell>
          <table:table-cell office:value-type="string">
            <text:p>Code INSEE de la structure</text:p>
          </table:table-cell>
          <table:table-cell office:value-type="float" office:value="66164">
            <text:p>66164</text:p>
          </table:table-cell>
          <table:table-cell table:style-name="ce5"/>
        </table:table-row>
        <table:table-row table:style-name="ro3">
          <table:table-cell office:value-type="string">
            <text:p>structurereferente_filtre_zone_geo</text:p>
          </table:table-cell>
          <table:table-cell table:style-name="ce5" office:value-type="string">
            <text:p>Correspond à</text:p>
          </table:table-cell>
          <table:table-cell office:value-type="string">
            <text:p>Filtrage par zone geographique</text:p>
          </table:table-cell>
          <table:table-cell office:value-type="string">
            <text:p>Oui / Non</text:p>
          </table:table-cell>
          <table:table-cell table:style-name="ce5"/>
        </table:table-row>
        <table:table-row table:style-name="ro3">
          <table:table-cell office:value-type="string">
            <text:p>structurereferente_contratengagement</text:p>
          </table:table-cell>
          <table:table-cell table:style-name="ce5" office:value-type="string">
            <text:p>Correspond à</text:p>
          </table:table-cell>
          <table:table-cell office:value-type="string">
            <text:p>Structure gère-t-elle les CER ?</text:p>
          </table:table-cell>
          <table:table-cell office:value-type="string">
            <text:p>Oui / Non</text:p>
          </table:table-cell>
          <table:table-cell table:style-name="ce5"/>
        </table:table-row>
        <table:table-row table:style-name="ro3">
          <table:table-cell office:value-type="string">
            <text:p>structurereferente_apre</text:p>
          </table:table-cell>
          <table:table-cell table:style-name="ce5" office:value-type="string">
            <text:p>Correspond à</text:p>
          </table:table-cell>
          <table:table-cell office:value-type="string">
            <text:p>Structure gère-t-elle l'APRE ?</text:p>
          </table:table-cell>
          <table:table-cell office:value-type="string">
            <text:p>Oui / Non</text:p>
          </table:table-cell>
          <table:table-cell table:style-name="ce5"/>
        </table:table-row>
      </table:table>
      <table:table table:name="Contrat" table:style-name="ta1" table:print="false">
        <table:table-column table:style-name="co16" table:default-cell-style-name="Default"/>
        <table:table-column table:style-name="co17" table:default-cell-style-name="ce5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>
            <text:p>Champ à passer dans le document</text:p>
          </table:table-cell>
          <table:table-cell table:style-name="ce1" office:value-type="string">
            <text:p>correspond à</text:p>
          </table:table-cell>
          <table:table-cell table:style-name="ce1" office:value-type="string">
            <text:p>Signification</text:p>
          </table:table-cell>
          <table:table-cell table:style-name="ce1" office:value-type="string">
            <text:p>Exemples de valeurs</text:p>
          </table:table-cell>
        </table:table-row>
        <table:table-row table:style-name="ro3">
          <table:table-cell office:value-type="string">
            <text:p>contratinsertion_structurereferente_id</text:p>
          </table:table-cell>
          <table:table-cell office:value-type="string">
            <text:p>Correspond à</text:p>
          </table:table-cell>
          <table:table-cell office:value-type="string">
            <text:p>Organisme chargé de l'instruction du dossier :</text:p>
          </table:table-cell>
          <table:table-cell office:value-type="string">
            <text:p>Structure de la Mer</text:p>
          </table:table-cell>
        </table:table-row>
        <table:table-row table:style-name="ro3">
          <table:table-cell office:value-type="string">
            <text:p>contratinsertion_referent_id</text:p>
          </table:table-cell>
          <table:table-cell office:value-type="string">
            <text:p>Correspond à</text:p>
          </table:table-cell>
          <table:table-cell office:value-type="string">
            <text:p>Nom du référent unique</text:p>
          </table:table-cell>
          <table:table-cell office:value-type="string">
            <text:p>M. QUI Proquo</text:p>
          </table:table-cell>
        </table:table-row>
        <table:table-row table:style-name="ro3">
          <table:table-cell office:value-type="string">
            <text:p>contratinsertion_dd_ci</text:p>
          </table:table-cell>
          <table:table-cell office:value-type="string">
            <text:p>Correspond à</text:p>
          </table:table-cell>
          <table:table-cell office:value-type="string">
            <text:p>Date de début du contrat</text:p>
          </table:table-cell>
          <table:table-cell office:value-type="string">
            <text:p>17/06/2010</text:p>
          </table:table-cell>
        </table:table-row>
        <table:table-row table:style-name="ro3">
          <table:table-cell office:value-type="string">
            <text:p>contratinsertion_df_ci</text:p>
          </table:table-cell>
          <table:table-cell office:value-type="string">
            <text:p>Correspond à</text:p>
          </table:table-cell>
          <table:table-cell office:value-type="string">
            <text:p>Date de fin du contrat</text:p>
          </table:table-cell>
          <table:table-cell office:value-type="string">
            <text:p>28/02/2011</text:p>
          </table:table-cell>
        </table:table-row>
        <table:table-row table:style-name="ro3">
          <table:table-cell office:value-type="string">
            <text:p>contratinsertion_niv_etude</text:p>
          </table:table-cell>
          <table:table-cell office:value-type="string">
            <text:p>Correspond à</text:p>
          </table:table-cell>
          <table:table-cell office:value-type="string">
            <text:p>Niveau d'étude</text:p>
          </table:table-cell>
          <table:table-cell office:value-type="string">
            <text:p>Bac +4</text:p>
          </table:table-cell>
        </table:table-row>
        <table:table-row table:style-name="ro3">
          <table:table-cell office:value-type="string">
            <text:p>contratinsertion_form_compl</text:p>
          </table:table-cell>
          <table:table-cell office:value-type="string">
            <text:p>Correspond à</text:p>
          </table:table-cell>
          <table:table-cell office:value-type="string">
            <text:p>Formation complémentaire</text:p>
          </table:table-cell>
          <table:table-cell/>
        </table:table-row>
        <table:table-row table:style-name="ro3">
          <table:table-cell office:value-type="string">
            <text:p>contratinsertion_aut_expr_prof</text:p>
          </table:table-cell>
          <table:table-cell office:value-type="string">
            <text:p>Correspond à</text:p>
          </table:table-cell>
          <table:table-cell office:value-type="string">
            <text:p>Autre expériences professionnelles</text:p>
          </table:table-cell>
          <table:table-cell/>
        </table:table-row>
        <table:table-row table:style-name="ro3">
          <table:table-cell office:value-type="string">
            <text:p>contratinsertion_rg_ci</text:p>
          </table:table-cell>
          <table:table-cell office:value-type="string">
            <text:p>Correspond à</text:p>
          </table:table-cell>
          <table:table-cell office:value-type="string">
            <text:p>Rang du contrat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contratinsertion_actions_prev</text:p>
          </table:table-cell>
          <table:table-cell office:value-type="string">
            <text:p>Correspond à</text:p>
          </table:table-cell>
          <table:table-cell office:value-type="string">
            <text:p>Actions prévues</text:p>
          </table:table-cell>
          <table:table-cell office:value-type="string">
            <text:p>Non</text:p>
          </table:table-cell>
        </table:table-row>
        <table:table-row table:style-name="ro3">
          <table:table-cell office:value-type="string">
            <text:p>contratinsertion_obsta_renc</text:p>
          </table:table-cell>
          <table:table-cell office:value-type="string">
            <text:p>Correspond à</text:p>
          </table:table-cell>
          <table:table-cell office:value-type="string">
            <text:p>Obstacles rencontrés</text:p>
          </table:table-cell>
          <table:table-cell/>
        </table:table-row>
        <table:table-row table:style-name="ro3">
          <table:table-cell office:value-type="string">
            <text:p>contratinsertion_service_soutien</text:p>
          </table:table-cell>
          <table:table-cell office:value-type="string">
            <text:p>Correspond à</text:p>
          </table:table-cell>
          <table:table-cell office:value-type="string">
            <text:p>Service chargé du soutien</text:p>
          </table:table-cell>
          <table:table-cell/>
        </table:table-row>
        <table:table-row table:style-name="ro3">
          <table:table-cell office:value-type="string">
            <text:p>contratinsertion_pers_charg_suivi</text:p>
          </table:table-cell>
          <table:table-cell office:value-type="string">
            <text:p>Correspond à</text:p>
          </table:table-cell>
          <table:table-cell office:value-type="string">
            <text:p>Personne chargée du suivi</text:p>
          </table:table-cell>
          <table:table-cell/>
        </table:table-row>
        <table:table-row table:style-name="ro3">
          <table:table-cell office:value-type="string">
            <text:p>contratinsertion_sect_acti_emp</text:p>
          </table:table-cell>
          <table:table-cell office:value-type="string">
            <text:p>Correspond à</text:p>
          </table:table-cell>
          <table:table-cell office:value-type="string">
            <text:p>Le secteur d\'activité</text:p>
          </table:table-cell>
          <table:table-cell office:value-type="string">
            <text:p>Administration</text:p>
          </table:table-cell>
        </table:table-row>
        <table:table-row table:style-name="ro3">
          <table:table-cell office:value-type="string">
            <text:p>contratinsertion_emp_occupe</text:p>
          </table:table-cell>
          <table:table-cell office:value-type="string">
            <text:p>Correspond à</text:p>
          </table:table-cell>
          <table:table-cell office:value-type="string">
            <text:p>Emploi occupé</text:p>
          </table:table-cell>
          <table:table-cell/>
        </table:table-row>
        <table:table-row table:style-name="ro3">
          <table:table-cell office:value-type="string">
            <text:p>contratinsertion_duree_hebdo_emp</text:p>
          </table:table-cell>
          <table:table-cell office:value-type="string">
            <text:p>Correspond à</text:p>
          </table:table-cell>
          <table:table-cell office:value-type="string">
            <text:p>La durée hebdomadaire de travail</text:p>
          </table:table-cell>
          <table:table-cell/>
        </table:table-row>
        <table:table-row table:style-name="ro3">
          <table:table-cell office:value-type="string">
            <text:p>contratinsertion_nat_cont_trav</text:p>
          </table:table-cell>
          <table:table-cell office:value-type="string">
            <text:p>Correspond à</text:p>
          </table:table-cell>
          <table:table-cell office:value-type="string">
            <text:p>Nature du contrat de travail</text:p>
          </table:table-cell>
          <table:table-cell/>
        </table:table-row>
        <table:table-row table:style-name="ro3">
          <table:table-cell office:value-type="string">
            <text:p>contratinsertion_duree_cdd</text:p>
          </table:table-cell>
          <table:table-cell office:value-type="string">
            <text:p>Correspond à</text:p>
          </table:table-cell>
          <table:table-cell office:value-type="string">
            <text:p>Durée du CDD</text:p>
          </table:table-cell>
          <table:table-cell/>
        </table:table-row>
        <table:table-row table:style-name="ro3">
          <table:table-cell office:value-type="string">
            <text:p>contratinsertion_duree_engag</text:p>
          </table:table-cell>
          <table:table-cell office:value-type="string">
            <text:p>Correspond à</text:p>
          </table:table-cell>
          <table:table-cell office:value-type="string">
            <text:p>Durée d'engagement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string">
            <text:p>contratinsertion_decision_ci</text:p>
          </table:table-cell>
          <table:table-cell office:value-type="string">
            <text:p>Correspond à</text:p>
          </table:table-cell>
          <table:table-cell office:value-type="string">
            <text:p>Décision sur le contrat</text:p>
          </table:table-cell>
          <table:table-cell office:value-type="string">
            <text:p>Validation</text:p>
          </table:table-cell>
        </table:table-row>
        <table:table-row table:style-name="ro3">
          <table:table-cell office:value-type="string">
            <text:p>contratinsertion_datevalidation_ci</text:p>
          </table:table-cell>
          <table:table-cell office:value-type="string">
            <text:p>Correspond à</text:p>
          </table:table-cell>
          <table:table-cell office:value-type="string">
            <text:p>Date de validation du contrat</text:p>
          </table:table-cell>
          <table:table-cell office:value-type="string">
            <text:p>02/02/2017</text:p>
          </table:table-cell>
        </table:table-row>
        <table:table-row table:style-name="ro3">
          <table:table-cell office:value-type="string">
            <text:p>contratinsertion_expr_prof</text:p>
          </table:table-cell>
          <table:table-cell office:value-type="string">
            <text:p>Correspond à</text:p>
          </table:table-cell>
          <table:table-cell office:value-type="string">
            <text:p>Expériences professionnelles</text:p>
          </table:table-cell>
          <table:table-cell/>
        </table:table-row>
        <table:table-row table:style-name="ro3">
          <table:table-cell office:value-type="string">
            <text:p>contratinsertion_diplomes</text:p>
          </table:table-cell>
          <table:table-cell office:value-type="string">
            <text:p>Correspond à</text:p>
          </table:table-cell>
          <table:table-cell office:value-type="string">
            <text:p>Diplômes</text:p>
          </table:table-cell>
          <table:table-cell/>
        </table:table-row>
        <table:table-row table:style-name="ro3">
          <table:table-cell office:value-type="string">
            <text:p>contratinsertion_objectifs_fixes</text:p>
          </table:table-cell>
          <table:table-cell office:value-type="string">
            <text:p>Correspond à</text:p>
          </table:table-cell>
          <table:table-cell office:value-type="string">
            <text:p>Objectifs fixés</text:p>
          </table:table-cell>
          <table:table-cell office:value-type="string">
            <text:p>ccdsvd</text:p>
          </table:table-cell>
        </table:table-row>
        <table:table-row table:style-name="ro3">
          <table:table-cell office:value-type="string">
            <text:p>contratinsertion_engag_object</text:p>
          </table:table-cell>
          <table:table-cell office:value-type="string">
            <text:p>Correspond à</text:p>
          </table:table-cell>
          <table:table-cell office:value-type="string">
            <text:p>Actions à réaliser par le bénéficiaire</text:p>
          </table:table-cell>
          <table:table-cell office:value-type="string">
            <text:p>sdv</text:p>
          </table:table-cell>
        </table:table-row>
        <table:table-row table:style-name="ro3">
          <table:table-cell office:value-type="string">
            <text:p>contratinsertion_nature_projet</text:p>
          </table:table-cell>
          <table:table-cell office:value-type="string">
            <text:p>Correspond à</text:p>
          </table:table-cell>
          <table:table-cell office:value-type="string">
            <text:p>Nature du projet / Projet négocié</text:p>
          </table:table-cell>
          <table:table-cell office:value-type="string">
            <text:p>dv</text:p>
          </table:table-cell>
        </table:table-row>
        <table:table-row table:style-name="ro3">
          <table:table-cell office:value-type="string">
            <text:p>contratinsertion_observ_ci</text:p>
          </table:table-cell>
          <table:table-cell office:value-type="string">
            <text:p>Correspond à</text:p>
          </table:table-cell>
          <table:table-cell office:value-type="string">
            <text:p>Observations sur le contrat</text:p>
          </table:table-cell>
          <table:table-cell office:value-type="string">
            <text:p>sdvsdv</text:p>
          </table:table-cell>
        </table:table-row>
        <table:table-row table:style-name="ro3">
          <table:table-cell office:value-type="string">
            <text:p>contratinsertion_date_saisi_ci</text:p>
          </table:table-cell>
          <table:table-cell office:value-type="string">
            <text:p>Correspond à</text:p>
          </table:table-cell>
          <table:table-cell office:value-type="string">
            <text:p>Date de saisie du contrat</text:p>
          </table:table-cell>
          <table:table-cell office:value-type="string">
            <text:p>17/06/2010</text:p>
          </table:table-cell>
        </table:table-row>
        <table:table-row table:style-name="ro3">
          <table:table-cell office:value-type="string">
            <text:p>contratinsertion_lieu_saisi_ci</text:p>
          </table:table-cell>
          <table:table-cell office:value-type="string">
            <text:p>Correspond à</text:p>
          </table:table-cell>
          <table:table-cell office:value-type="string">
            <text:p>Lieu de saisie du contrat</text:p>
          </table:table-cell>
          <table:table-cell office:value-type="string">
            <text:p>Bobigny</text:p>
          </table:table-cell>
        </table:table-row>
        <table:table-row table:style-name="ro3">
          <table:table-cell office:value-type="string">
            <text:p>contratinsertion_emp_trouv</text:p>
          </table:table-cell>
          <table:table-cell office:value-type="string">
            <text:p>Correspond à</text:p>
          </table:table-cell>
          <table:table-cell office:value-type="string">
            <text:p>Emploi trouvé</text:p>
          </table:table-cell>
          <table:table-cell office:value-type="string">
            <text:p>Non</text:p>
          </table:table-cell>
        </table:table-row>
        <table:table-row table:style-name="ro3">
          <table:table-cell office:value-type="string">
            <text:p>contratinsertion_forme_ci</text:p>
          </table:table-cell>
          <table:table-cell office:value-type="string">
            <text:p>Correspond à</text:p>
          </table:table-cell>
          <table:table-cell office:value-type="string">
            <text:p>Forme du contrat (Simple ou Complexe)</text:p>
          </table:table-cell>
          <table:table-cell/>
        </table:table-row>
        <table:table-row table:style-name="ro3">
          <table:table-cell office:value-type="string">
            <text:p>contratinsertion_commentaire_action</text:p>
          </table:table-cell>
          <table:table-cell office:value-type="string">
            <text:p>Correspond à</text:p>
          </table:table-cell>
          <table:table-cell office:value-type="string">
            <text:p>Commentaire sur les actions</text:p>
          </table:table-cell>
          <table:table-cell/>
        </table:table-row>
        <table:table-row table:style-name="ro3">
          <table:table-cell office:value-type="string">
            <text:p>contratinsertion_raison_ci</text:p>
          </table:table-cell>
          <table:table-cell office:value-type="string">
            <text:p>Correspond à</text:p>
          </table:table-cell>
          <table:table-cell office:value-type="string">
            <text:p>Raison du contrat (radiation/suspension)</text:p>
          </table:table-cell>
          <table:table-cell/>
        </table:table-row>
        <table:table-row table:style-name="ro3">
          <table:table-cell office:value-type="string">
            <text:p>contratinsertion_aviseqpluri</text:p>
          </table:table-cell>
          <table:table-cell office:value-type="string">
            <text:p>Correspond à</text:p>
          </table:table-cell>
          <table:table-cell office:value-type="string">
            <text:p>Avis de l'équipe pluridisciplinaire</text:p>
          </table:table-cell>
          <table:table-cell/>
        </table:table-row>
        <table:table-row table:style-name="ro3">
          <table:table-cell office:value-type="string">
            <text:p>contratinsertion_sitfam_ci</text:p>
          </table:table-cell>
          <table:table-cell office:value-type="string">
            <text:p>Correspond à</text:p>
          </table:table-cell>
          <table:table-cell office:value-type="string">
            <text:p>Situation familiale</text:p>
          </table:table-cell>
          <table:table-cell/>
        </table:table-row>
        <table:table-row table:style-name="ro3">
          <table:table-cell office:value-type="string">
            <text:p>contratinsertion_sitpro_ci</text:p>
          </table:table-cell>
          <table:table-cell office:value-type="string">
            <text:p>Correspond à</text:p>
          </table:table-cell>
          <table:table-cell office:value-type="string">
            <text:p>Situation professionnelle</text:p>
          </table:table-cell>
          <table:table-cell/>
        </table:table-row>
        <table:table-row table:style-name="ro3">
          <table:table-cell office:value-type="string">
            <text:p>contratinsertion_observ_benef</text:p>
          </table:table-cell>
          <table:table-cell office:value-type="string">
            <text:p>Correspond à</text:p>
          </table:table-cell>
          <table:table-cell office:value-type="string">
            <text:p>Observations du bénéficiaire</text:p>
          </table:table-cell>
          <table:table-cell/>
        </table:table-row>
        <table:table-row table:style-name="ro3">
          <table:table-cell office:value-type="string">
            <text:p>contratinsertion_current_action</text:p>
          </table:table-cell>
          <table:table-cell office:value-type="string">
            <text:p>Correspond à</text:p>
          </table:table-cell>
          <table:table-cell office:value-type="string">
            <text:p>Actions déjà en cours</text:p>
          </table:table-cell>
          <table:table-cell/>
        </table:table-row>
        <table:table-row table:style-name="ro3">
          <table:table-cell office:value-type="string">
            <text:p>contratinsertion_avisraison_ci</text:p>
          </table:table-cell>
          <table:table-cell office:value-type="string">
            <text:p>Correspond à</text:p>
          </table:table-cell>
          <table:table-cell office:value-type="string">
            <text:p>Raison d'une suspension/radiation</text:p>
          </table:table-cell>
          <table:table-cell/>
        </table:table-row>
        <table:table-row table:style-name="ro3">
          <table:table-cell office:value-type="string">
            <text:p>contratinsertion_type_demande</text:p>
          </table:table-cell>
          <table:table-cell office:value-type="string">
            <text:p>Correspond à</text:p>
          </table:table-cell>
          <table:table-cell office:value-type="string">
            <text:p>Type de demande (ouverture de droit/reprise de droit)</text:p>
          </table:table-cell>
          <table:table-cell/>
        </table:table-row>
        <table:table-row table:style-name="ro3">
          <table:table-cell office:value-type="string">
            <text:p>contratinsertion_num_contrat</text:p>
          </table:table-cell>
          <table:table-cell office:value-type="string">
            <text:p>Correspond à</text:p>
          </table:table-cell>
          <table:table-cell office:value-type="string">
            <text:p>Numéro de contrat (premier, renouvellement, avenant...)</text:p>
          </table:table-cell>
          <table:table-cell office:value-type="string">
            <text:p>REN</text:p>
          </table:table-cell>
        </table:table-row>
        <table:table-row table:style-name="ro3">
          <table:table-cell office:value-type="string">
            <text:p>contratinsertion_typeinsertion</text:p>
          </table:table-cell>
          <table:table-cell office:value-type="string">
            <text:p>Correspond à</text:p>
          </table:table-cell>
          <table:table-cell office:value-type="string">
            <text:p>Type d'insertion (sociale/emploi)</text:p>
          </table:table-cell>
          <table:table-cell office:value-type="string">
            <text:p>EMP</text:p>
          </table:table-cell>
        </table:table-row>
        <table:table-row table:style-name="ro3">
          <table:table-cell office:value-type="string">
            <text:p>contratinsertion_bilancontrat</text:p>
          </table:table-cell>
          <table:table-cell office:value-type="string">
            <text:p>Correspond à</text:p>
          </table:table-cell>
          <table:table-cell office:value-type="string">
            <text:p>Bilan du contrat</text:p>
          </table:table-cell>
          <table:table-cell office:value-type="string">
            <text:p>sdvsdv</text:p>
          </table:table-cell>
        </table:table-row>
        <table:table-row table:style-name="ro3">
          <table:table-cell office:value-type="string">
            <text:p>contratinsertion_engag_object_referent</text:p>
          </table:table-cell>
          <table:table-cell office:value-type="string">
            <text:p>Correspond à</text:p>
          </table:table-cell>
          <table:table-cell office:value-type="string">
            <text:p>Actions à réaliser par le référent</text:p>
          </table:table-cell>
          <table:table-cell office:value-type="string">
            <text:p>sdv</text:p>
          </table:table-cell>
        </table:table-row>
        <table:table-row table:style-name="ro3">
          <table:table-cell office:value-type="string">
            <text:p>contratinsertion_niveausalaire</text:p>
          </table:table-cell>
          <table:table-cell office:value-type="string">
            <text:p>Correspond à</text:p>
          </table:table-cell>
          <table:table-cell office:value-type="string">
            <text:p>Niveau de salaire</text:p>
          </table:table-cell>
          <table:table-cell office:value-type="string">
            <text:p>251.00</text:p>
          </table:table-cell>
        </table:table-row>
        <table:table-row table:style-name="ro3">
          <table:table-cell office:value-type="string">
            <text:p>contratinsertion_outilsmobilises</text:p>
          </table:table-cell>
          <table:table-cell office:value-type="string">
            <text:p>Correspond à</text:p>
          </table:table-cell>
          <table:table-cell office:value-type="string">
            <text:p>Outils mobilisés</text:p>
          </table:table-cell>
          <table:table-cell/>
        </table:table-row>
        <table:table-row table:style-name="ro3">
          <table:table-cell office:value-type="string">
            <text:p>contratinsertion_zonegeographique_id</text:p>
          </table:table-cell>
          <table:table-cell office:value-type="string">
            <text:p>Correspond à</text:p>
          </table:table-cell>
          <table:table-cell office:value-type="string">
            <text:p>Zone géographique privilégiée</text:p>
          </table:table-cell>
          <table:table-cell office:value-type="string">
            <text:p>RIVESALTES</text:p>
          </table:table-cell>
        </table:table-row>
        <table:table-row table:style-name="ro3">
          <table:table-cell office:value-type="string">
            <text:p>contratinsertion_outilsamobiliser</text:p>
          </table:table-cell>
          <table:table-cell office:value-type="string">
            <text:p>Correspond à</text:p>
          </table:table-cell>
          <table:table-cell office:value-type="string">
            <text:p>Outils à mobiliser</text:p>
          </table:table-cell>
          <table:table-cell/>
        </table:table-row>
        <table:table-row table:style-name="ro3">
          <table:table-cell office:value-type="string">
            <text:p>contratinsertion_isemploi</text:p>
          </table:table-cell>
          <table:table-cell office:value-type="string">
            <text:p>Correspond à</text:p>
          </table:table-cell>
          <table:table-cell office:value-type="string">
            <text:p>Croix pour le document ODT afin de dire si l'insertion est Emploi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string">
            <text:p>contratinsertion_isayantdroit</text:p>
          </table:table-cell>
          <table:table-cell office:value-type="string">
            <text:p>Correspond à</text:p>
          </table:table-cell>
          <table:table-cell office:value-type="string">
            <text:p>Croix pour le document ODT afin de dire si le bénéficiaire du contrat est l'ayant droit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string">
            <text:p>contratinsertion_isrenouvel</text:p>
          </table:table-cell>
          <table:table-cell office:value-type="string">
            <text:p>Correspond à</text:p>
          </table:table-cell>
          <table:table-cell office:value-type="string">
            <text:p>Croix pour le document ODT afin de dire si le contrat est un renouvellement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string">
            <text:p>personne_qual</text:p>
          </table:table-cell>
          <table:table-cell office:value-type="string">
            <text:p>Correspond à</text:p>
          </table:table-cell>
          <table:table-cell office:value-type="string">
            <text:p>Civilité de la personne</text:p>
          </table:table-cell>
          <table:table-cell office:value-type="string">
            <text:p>Madame</text:p>
          </table:table-cell>
        </table:table-row>
        <table:table-row table:style-name="ro3">
          <table:table-cell office:value-type="string">
            <text:p>personne_nom</text:p>
          </table:table-cell>
          <table:table-cell office:value-type="string">
            <text:p>Correspond à</text:p>
          </table:table-cell>
          <table:table-cell office:value-type="string">
            <text:p>Nom de la personne</text:p>
          </table:table-cell>
          <table:table-cell office:value-type="string">
            <text:p>RAFEREHL</text:p>
          </table:table-cell>
        </table:table-row>
        <table:table-row table:style-name="ro3">
          <table:table-cell office:value-type="string">
            <text:p>personne_prenom</text:p>
          </table:table-cell>
          <table:table-cell office:value-type="string">
            <text:p>Correspond à</text:p>
          </table:table-cell>
          <table:table-cell office:value-type="string">
            <text:p>Prénom de la personne</text:p>
          </table:table-cell>
          <table:table-cell office:value-type="string">
            <text:p>MARIE-ALICE</text:p>
          </table:table-cell>
        </table:table-row>
        <table:table-row table:style-name="ro3">
          <table:table-cell office:value-type="string">
            <text:p>personne_nomnai</text:p>
          </table:table-cell>
          <table:table-cell office:value-type="string">
            <text:p>Correspond à</text:p>
          </table:table-cell>
          <table:table-cell office:value-type="string">
            <text:p>Nom de naissance de la personne</text:p>
          </table:table-cell>
          <table:table-cell office:value-type="string">
            <text:p>LESECQ</text:p>
          </table:table-cell>
        </table:table-row>
        <table:table-row table:style-name="ro3">
          <table:table-cell office:value-type="string">
            <text:p>personne_prenom2</text:p>
          </table:table-cell>
          <table:table-cell office:value-type="string">
            <text:p>Correspond à</text:p>
          </table:table-cell>
          <table:table-cell office:value-type="string">
            <text:p>Deuxième prénom de la personne</text:p>
          </table:table-cell>
          <table:table-cell office:value-type="string">
            <text:p>LAURENCE</text:p>
          </table:table-cell>
        </table:table-row>
        <table:table-row table:style-name="ro3">
          <table:table-cell office:value-type="string">
            <text:p>personne_prenom3</text:p>
          </table:table-cell>
          <table:table-cell office:value-type="string">
            <text:p>Correspond à</text:p>
          </table:table-cell>
          <table:table-cell office:value-type="string">
            <text:p>Troisième prénom de la personne</text:p>
          </table:table-cell>
          <table:table-cell/>
        </table:table-row>
        <table:table-row table:style-name="ro3">
          <table:table-cell office:value-type="string">
            <text:p>personne_nomcomnai</text:p>
          </table:table-cell>
          <table:table-cell office:value-type="string">
            <text:p>Correspond à</text:p>
          </table:table-cell>
          <table:table-cell office:value-type="string">
            <text:p>Nom commune de naissance</text:p>
          </table:table-cell>
          <table:table-cell office:value-type="string">
            <text:p>DIEPPE</text:p>
          </table:table-cell>
        </table:table-row>
        <table:table-row table:style-name="ro3">
          <table:table-cell office:value-type="string">
            <text:p>personne_dtnai</text:p>
          </table:table-cell>
          <table:table-cell office:value-type="string">
            <text:p>Correspond à</text:p>
          </table:table-cell>
          <table:table-cell office:value-type="string">
            <text:p>Date de naissance</text:p>
          </table:table-cell>
          <table:table-cell office:value-type="string">
            <text:p>25/10/1967</text:p>
          </table:table-cell>
        </table:table-row>
        <table:table-row table:style-name="ro3">
          <table:table-cell office:value-type="string">
            <text:p>personne_rgnai</text:p>
          </table:table-cell>
          <table:table-cell office:value-type="string">
            <text:p>Correspond à</text:p>
          </table:table-cell>
          <table:table-cell office:value-type="string">
            <text:p>Rang de naissance</text:p>
          </table:table-cell>
          <table:table-cell/>
        </table:table-row>
        <table:table-row table:style-name="ro3">
          <table:table-cell office:value-type="string">
            <text:p>personne_typedtnai</text:p>
          </table:table-cell>
          <table:table-cell office:value-type="string">
            <text:p>Correspond à</text:p>
          </table:table-cell>
          <table:table-cell office:value-type="string">
            <text:p>Type de date de naissance (jour connu, jour et mois connu,....)</text:p>
          </table:table-cell>
          <table:table-cell office:value-type="string">
            <text:p>N</text:p>
          </table:table-cell>
        </table:table-row>
        <table:table-row table:style-name="ro3">
          <table:table-cell office:value-type="string">
            <text:p>personne_nir</text:p>
          </table:table-cell>
          <table:table-cell office:value-type="string">
            <text:p>Correspond à</text:p>
          </table:table-cell>
          <table:table-cell office:value-type="string">
            <text:p>NIR</text:p>
          </table:table-cell>
          <table:table-cell office:value-type="float" office:value="267129763258937">
            <text:p>267129763258937</text:p>
          </table:table-cell>
        </table:table-row>
        <table:table-row table:style-name="ro3">
          <table:table-cell office:value-type="string">
            <text:p>personne_sexe</text:p>
          </table:table-cell>
          <table:table-cell office:value-type="string">
            <text:p>Correspond à</text:p>
          </table:table-cell>
          <table:table-cell office:value-type="string">
            <text:p>Sexe (Homme/Femme)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ersonne_nati</text:p>
          </table:table-cell>
          <table:table-cell office:value-type="string">
            <text:p>Correspond à</text:p>
          </table:table-cell>
          <table:table-cell office:value-type="string">
            <text:p>Nationalité</text:p>
          </table:table-cell>
          <table:table-cell/>
        </table:table-row>
        <table:table-row table:style-name="ro3">
          <table:table-cell office:value-type="string">
            <text:p>personne_dtnati</text:p>
          </table:table-cell>
          <table:table-cell office:value-type="string">
            <text:p>Correspond à</text:p>
          </table:table-cell>
          <table:table-cell office:value-type="string">
            <text:p>Date de nationalité</text:p>
          </table:table-cell>
          <table:table-cell/>
        </table:table-row>
        <table:table-row table:style-name="ro3">
          <table:table-cell office:value-type="string">
            <text:p>personne_idassedic</text:p>
          </table:table-cell>
          <table:table-cell office:value-type="string">
            <text:p>Correspond à</text:p>
          </table:table-cell>
          <table:table-cell office:value-type="string">
            <text:p>N° Assedic</text:p>
          </table:table-cell>
          <table:table-cell/>
        </table:table-row>
        <table:table-row table:style-name="ro3">
          <table:table-cell office:value-type="string">
            <text:p>personne_nom_complet</text:p>
          </table:table-cell>
          <table:table-cell office:value-type="string">
            <text:p>Correspond à</text:p>
          </table:table-cell>
          <table:table-cell office:value-type="string">
            <text:p>Nom complet de la personne</text:p>
          </table:table-cell>
          <table:table-cell office:value-type="string">
            <text:p>RAFEREHL</text:p>
          </table:table-cell>
        </table:table-row>
        <table:table-row table:style-name="ro3">
          <table:table-cell office:value-type="string">
            <text:p>structurereferente_id</text:p>
          </table:table-cell>
          <table:table-cell office:value-type="string">
            <text:p>Correspond à</text:p>
          </table:table-cell>
          <table:table-cell office:value-type="string">
            <text:p>Structure référent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structurereferente_typeorient_id</text:p>
          </table:table-cell>
          <table:table-cell office:value-type="string">
            <text:p>Correspond à</text:p>
          </table:table-cell>
          <table:table-cell office:value-type="string">
            <text:p>Type d'orientation selon la structure référente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tructurereferente_lib_struc</text:p>
          </table:table-cell>
          <table:table-cell office:value-type="string">
            <text:p>Correspond à</text:p>
          </table:table-cell>
          <table:table-cell office:value-type="string">
            <text:p>Intitulé de la structure référente</text:p>
          </table:table-cell>
          <table:table-cell office:value-type="string">
            <text:p>MSP</text:p>
          </table:table-cell>
        </table:table-row>
        <table:table-row table:style-name="ro3">
          <table:table-cell office:value-type="string">
            <text:p>structurereferente_num_voie</text:p>
          </table:table-cell>
          <table:table-cell office:value-type="string">
            <text:p>Correspond à</text:p>
          </table:table-cell>
          <table:table-cell office:value-type="string">
            <text:p>Numéro de voie de la structure</text:p>
          </table:table-cell>
          <table:table-cell office:value-type="float" office:value="74">
            <text:p>74</text:p>
          </table:table-cell>
        </table:table-row>
        <table:table-row table:style-name="ro3">
          <table:table-cell office:value-type="string">
            <text:p>structurereferente_type_voie</text:p>
          </table:table-cell>
          <table:table-cell office:value-type="string">
            <text:p>Correspond à</text:p>
          </table:table-cell>
          <table:table-cell office:value-type="string">
            <text:p>Type de voie de la structure</text:p>
          </table:table-cell>
          <table:table-cell office:value-type="string">
            <text:p>Rue</text:p>
          </table:table-cell>
        </table:table-row>
        <table:table-row table:style-name="ro3">
          <table:table-cell office:value-type="string">
            <text:p>structurereferente_nom_voie</text:p>
          </table:table-cell>
          <table:table-cell office:value-type="string">
            <text:p>Correspond à</text:p>
          </table:table-cell>
          <table:table-cell office:value-type="string">
            <text:p>Nom de voie de la structure</text:p>
          </table:table-cell>
          <table:table-cell office:value-type="string">
            <text:p>EMILE</text:p>
          </table:table-cell>
        </table:table-row>
        <table:table-row table:style-name="ro3">
          <table:table-cell office:value-type="string">
            <text:p>structurereferente_code_postal</text:p>
          </table:table-cell>
          <table:table-cell office:value-type="string">
            <text:p>Correspond à</text:p>
          </table:table-cell>
          <table:table-cell office:value-type="string">
            <text:p>Code postal de la structure</text:p>
          </table:table-cell>
          <table:table-cell office:value-type="float" office:value="66600">
            <text:p>66600</text:p>
          </table:table-cell>
        </table:table-row>
        <table:table-row table:style-name="ro3">
          <table:table-cell office:value-type="string">
            <text:p>structurereferente_ville</text:p>
          </table:table-cell>
          <table:table-cell office:value-type="string">
            <text:p>Correspond à</text:p>
          </table:table-cell>
          <table:table-cell office:value-type="string">
            <text:p>Ville de la structure</text:p>
          </table:table-cell>
          <table:table-cell office:value-type="string">
            <text:p>RIVESALTES</text:p>
          </table:table-cell>
        </table:table-row>
        <table:table-row table:style-name="ro3">
          <table:table-cell office:value-type="string">
            <text:p>structurereferente_code_insee</text:p>
          </table:table-cell>
          <table:table-cell office:value-type="string">
            <text:p>Correspond à</text:p>
          </table:table-cell>
          <table:table-cell office:value-type="string">
            <text:p>Code INSEE de la structure</text:p>
          </table:table-cell>
          <table:table-cell office:value-type="float" office:value="66164">
            <text:p>66164</text:p>
          </table:table-cell>
        </table:table-row>
        <table:table-row table:style-name="ro3">
          <table:table-cell office:value-type="string">
            <text:p>user_serviceinstructeur_id</text:p>
          </table:table-cell>
          <table:table-cell office:value-type="string">
            <text:p>Correspond à</text:p>
          </table:table-cell>
          <table:table-cell office:value-type="string">
            <text:p>Service instructeur lié à l'utilisateur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user_username</text:p>
          </table:table-cell>
          <table:table-cell office:value-type="string">
            <text:p>Correspond à</text:p>
          </table:table-cell>
          <table:table-cell office:value-type="string">
            <text:p>Login de l'utilisateur</text:p>
          </table:table-cell>
          <table:table-cell office:value-type="string">
            <text:p>cg66</text:p>
          </table:table-cell>
        </table:table-row>
        <table:table-row table:style-name="ro3">
          <table:table-cell office:value-type="string">
            <text:p>user_nom</text:p>
          </table:table-cell>
          <table:table-cell office:value-type="string">
            <text:p>Correspond à</text:p>
          </table:table-cell>
          <table:table-cell office:value-type="string">
            <text:p>Nom de l'utilisateur</text:p>
          </table:table-cell>
          <table:table-cell office:value-type="string">
            <text:p>DTIC</text:p>
          </table:table-cell>
        </table:table-row>
        <table:table-row table:style-name="ro3">
          <table:table-cell office:value-type="string">
            <text:p>user_prenom</text:p>
          </table:table-cell>
          <table:table-cell office:value-type="string">
            <text:p>Correspond à</text:p>
          </table:table-cell>
          <table:table-cell office:value-type="string">
            <text:p>Prénom de l'utilisateur</text:p>
          </table:table-cell>
          <table:table-cell office:value-type="string">
            <text:p>a</text:p>
          </table:table-cell>
        </table:table-row>
        <table:table-row table:style-name="ro3">
          <table:table-cell office:value-type="string">
            <text:p>user_date_naissance</text:p>
          </table:table-cell>
          <table:table-cell office:value-type="string">
            <text:p>Correspond à</text:p>
          </table:table-cell>
          <table:table-cell office:value-type="string">
            <text:p>Date de naissance de l'utilisateur</text:p>
          </table:table-cell>
          <table:table-cell/>
        </table:table-row>
        <table:table-row table:style-name="ro3">
          <table:table-cell office:value-type="string">
            <text:p>user_date_deb_hab</text:p>
          </table:table-cell>
          <table:table-cell office:value-type="string">
            <text:p>Correspond à</text:p>
          </table:table-cell>
          <table:table-cell office:value-type="string">
            <text:p>Date de début d'habilitation de l'utilisateur</text:p>
          </table:table-cell>
          <table:table-cell office:value-type="string">
            <text:p>2003-01-01</text:p>
          </table:table-cell>
        </table:table-row>
        <table:table-row table:style-name="ro3">
          <table:table-cell office:value-type="string">
            <text:p>user_date_fin_hab</text:p>
          </table:table-cell>
          <table:table-cell office:value-type="string">
            <text:p>Correspond à</text:p>
          </table:table-cell>
          <table:table-cell office:value-type="string">
            <text:p>Date de fin d'habilitation de l'utilisateur</text:p>
          </table:table-cell>
          <table:table-cell office:value-type="string">
            <text:p>2020-02-01</text:p>
          </table:table-cell>
        </table:table-row>
        <table:table-row table:style-name="ro3">
          <table:table-cell office:value-type="string">
            <text:p>user_numtel</text:p>
          </table:table-cell>
          <table:table-cell office:value-type="string">
            <text:p>Correspond à</text:p>
          </table:table-cell>
          <table:table-cell office:value-type="string">
            <text:p>N° de téléphone de l'utilisateur</text:p>
          </table:table-cell>
          <table:table-cell office:value-type="float" office:value="468858545">
            <text:p>468858545</text:p>
          </table:table-cell>
        </table:table-row>
        <table:table-row table:style-name="ro3">
          <table:table-cell office:value-type="string">
            <text:p>user_numvoie</text:p>
          </table:table-cell>
          <table:table-cell office:value-type="string">
            <text:p>Correspond à</text:p>
          </table:table-cell>
          <table:table-cell office:value-type="string">
            <text:p>N° de voie de l'utilisateur</text:p>
          </table:table-cell>
          <table:table-cell/>
        </table:table-row>
        <table:table-row table:style-name="ro3">
          <table:table-cell office:value-type="string">
            <text:p>user_typevoie</text:p>
          </table:table-cell>
          <table:table-cell office:value-type="string">
            <text:p>Correspond à</text:p>
          </table:table-cell>
          <table:table-cell office:value-type="string">
            <text:p>Type de voie de l'utilisateur</text:p>
          </table:table-cell>
          <table:table-cell/>
        </table:table-row>
        <table:table-row table:style-name="ro3">
          <table:table-cell office:value-type="string">
            <text:p>user_nomvoie</text:p>
          </table:table-cell>
          <table:table-cell office:value-type="string">
            <text:p>Correspond à</text:p>
          </table:table-cell>
          <table:table-cell office:value-type="string">
            <text:p>Nom de voie de l'utilisateur</text:p>
          </table:table-cell>
          <table:table-cell/>
        </table:table-row>
        <table:table-row table:style-name="ro3">
          <table:table-cell office:value-type="string">
            <text:p>user_compladr</text:p>
          </table:table-cell>
          <table:table-cell office:value-type="string">
            <text:p>Correspond à</text:p>
          </table:table-cell>
          <table:table-cell office:value-type="string">
            <text:p>Complément d'adresse de l'utilisateur</text:p>
          </table:table-cell>
          <table:table-cell/>
        </table:table-row>
        <table:table-row table:style-name="ro3">
          <table:table-cell office:value-type="string">
            <text:p>user_codepos</text:p>
          </table:table-cell>
          <table:table-cell office:value-type="string">
            <text:p>Correspond à</text:p>
          </table:table-cell>
          <table:table-cell office:value-type="string">
            <text:p>Code postal de l'utilisateur</text:p>
          </table:table-cell>
          <table:table-cell/>
        </table:table-row>
        <table:table-row table:style-name="ro3">
          <table:table-cell office:value-type="string">
            <text:p>user_ville</text:p>
          </table:table-cell>
          <table:table-cell office:value-type="string">
            <text:p>Correspond à</text:p>
          </table:table-cell>
          <table:table-cell office:value-type="string">
            <text:p>Ville de l'utilisateur</text:p>
          </table:table-cell>
          <table:table-cell/>
        </table:table-row>
        <table:table-row table:style-name="ro3">
          <table:table-cell office:value-type="string">
            <text:p>user_nom_complet</text:p>
          </table:table-cell>
          <table:table-cell office:value-type="string">
            <text:p>Correspond à</text:p>
          </table:table-cell>
          <table:table-cell office:value-type="string">
            <text:p>Nom complet de l'utilisateur</text:p>
          </table:table-cell>
          <table:table-cell office:value-type="string">
            <text:p>DTIC</text:p>
          </table:table-cell>
        </table:table-row>
        <table:table-row table:style-name="ro3">
          <table:table-cell office:value-type="string">
            <text:p>adresse_numvoie</text:p>
          </table:table-cell>
          <table:table-cell office:value-type="string">
            <text:p>Correspond à</text:p>
          </table:table-cell>
          <table:table-cell office:value-type="string">
            <text:p>N° de voie de la personne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dresse_typevoie</text:p>
          </table:table-cell>
          <table:table-cell office:value-type="string">
            <text:p>Correspond à</text:p>
          </table:table-cell>
          <table:table-cell office:value-type="string">
            <text:p>Type de voie de la personne</text:p>
          </table:table-cell>
          <table:table-cell office:value-type="string">
            <text:p>Place</text:p>
          </table:table-cell>
        </table:table-row>
        <table:table-row table:style-name="ro3">
          <table:table-cell office:value-type="string">
            <text:p>adresse_nomvoie</text:p>
          </table:table-cell>
          <table:table-cell office:value-type="string">
            <text:p>Correspond à</text:p>
          </table:table-cell>
          <table:table-cell office:value-type="string">
            <text:p>Nom de voie de la personne</text:p>
          </table:table-cell>
          <table:table-cell office:value-type="string">
            <text:p>DE</text:p>
          </table:table-cell>
        </table:table-row>
        <table:table-row table:style-name="ro3">
          <table:table-cell office:value-type="string">
            <text:p>adresse_complideadr</text:p>
          </table:table-cell>
          <table:table-cell office:value-type="string">
            <text:p>Correspond à</text:p>
          </table:table-cell>
          <table:table-cell office:value-type="string">
            <text:p>Complément adresse 1 de la personne</text:p>
          </table:table-cell>
          <table:table-cell/>
        </table:table-row>
        <table:table-row table:style-name="ro3">
          <table:table-cell office:value-type="string">
            <text:p>adresse_compladr</text:p>
          </table:table-cell>
          <table:table-cell office:value-type="string">
            <text:p>Correspond à</text:p>
          </table:table-cell>
          <table:table-cell office:value-type="string">
            <text:p>Complément adresse 2 de la personne</text:p>
          </table:table-cell>
          <table:table-cell/>
        </table:table-row>
        <table:table-row table:style-name="ro3">
          <table:table-cell office:value-type="string">
            <text:p>adresse_lieudist</text:p>
          </table:table-cell>
          <table:table-cell office:value-type="string">
            <text:p>Correspond à</text:p>
          </table:table-cell>
          <table:table-cell table:number-columns-repeated="2"/>
        </table:table-row>
        <table:table-row table:style-name="ro3">
          <table:table-cell office:value-type="string">
            <text:p>adresse_numcomrat</text:p>
          </table:table-cell>
          <table:table-cell office:value-type="string">
            <text:p>Correspond à</text:p>
          </table:table-cell>
          <table:table-cell office:value-type="string">
            <text:p>N° commune</text:p>
          </table:table-cell>
          <table:table-cell office:value-type="float" office:value="66143">
            <text:p>66143</text:p>
          </table:table-cell>
        </table:table-row>
        <table:table-row table:style-name="ro3">
          <table:table-cell office:value-type="string">
            <text:p>adresse_numcomptt</text:p>
          </table:table-cell>
          <table:table-cell office:value-type="string">
            <text:p>Correspond à</text:p>
          </table:table-cell>
          <table:table-cell office:value-type="string">
            <text:p>N° commune</text:p>
          </table:table-cell>
          <table:table-cell office:value-type="float" office:value="66143">
            <text:p>66143</text:p>
          </table:table-cell>
        </table:table-row>
        <table:table-row table:style-name="ro3">
          <table:table-cell office:value-type="string">
            <text:p>adresse_codepos</text:p>
          </table:table-cell>
          <table:table-cell office:value-type="string">
            <text:p>Correspond à</text:p>
          </table:table-cell>
          <table:table-cell office:value-type="string">
            <text:p>Code postal de la personne</text:p>
          </table:table-cell>
          <table:table-cell office:value-type="float" office:value="66720">
            <text:p>66720</text:p>
          </table:table-cell>
        </table:table-row>
        <table:table-row table:style-name="ro3">
          <table:table-cell office:value-type="string">
            <text:p>adresse_locaadr</text:p>
          </table:table-cell>
          <table:table-cell office:value-type="string">
            <text:p>Correspond à</text:p>
          </table:table-cell>
          <table:table-cell office:value-type="string">
            <text:p>Localité de la personne</text:p>
          </table:table-cell>
          <table:table-cell office:value-type="string">
            <text:p>PLANEZES</text:p>
          </table:table-cell>
        </table:table-row>
        <table:table-row table:style-name="ro3">
          <table:table-cell office:value-type="string">
            <text:p>adresse_pays</text:p>
          </table:table-cell>
          <table:table-cell office:value-type="string">
            <text:p>Correspond à</text:p>
          </table:table-cell>
          <table:table-cell office:value-type="string">
            <text:p>Pays de la personne</text:p>
          </table:table-cell>
          <table:table-cell office:value-type="string">
            <text:p>FRA</text:p>
          </table:table-cell>
        </table:table-row>
        <table:table-row table:style-name="ro3">
          <table:table-cell office:value-type="string">
            <text:p>adresse_canton</text:p>
          </table:table-cell>
          <table:table-cell office:value-type="string">
            <text:p>Correspond à</text:p>
          </table:table-cell>
          <table:table-cell office:value-type="string">
            <text:p>Canton de la personne</text:p>
          </table:table-cell>
          <table:table-cell/>
        </table:table-row>
        <table:table-row table:style-name="ro3">
          <table:table-cell office:value-type="string">
            <text:p>foyer_sitfam</text:p>
          </table:table-cell>
          <table:table-cell office:value-type="string">
            <text:p>Correspond à</text:p>
          </table:table-cell>
          <table:table-cell office:value-type="string">
            <text:p>Situation de famille</text:p>
          </table:table-cell>
          <table:table-cell office:value-type="string">
            <text:p>Mariage</text:p>
          </table:table-cell>
        </table:table-row>
        <table:table-row table:style-name="ro3">
          <table:table-cell office:value-type="string">
            <text:p>foyer_ddsitfam</text:p>
          </table:table-cell>
          <table:table-cell office:value-type="string">
            <text:p>Correspond à</text:p>
          </table:table-cell>
          <table:table-cell office:value-type="string">
            <text:p>Date de situation familiale</text:p>
          </table:table-cell>
          <table:table-cell office:value-type="string">
            <text:p>2005-12-17</text:p>
          </table:table-cell>
        </table:table-row>
        <table:table-row table:style-name="ro3">
          <table:table-cell office:value-type="string">
            <text:p>foyer_typeocclog</text:p>
          </table:table-cell>
          <table:table-cell office:value-type="string">
            <text:p>Correspond à</text:p>
          </table:table-cell>
          <table:table-cell office:value-type="string">
            <text:p>Type d'occupation de logement</text:p>
          </table:table-cell>
          <table:table-cell office:value-type="string">
            <text:p>Proprietaire</text:p>
          </table:table-cell>
        </table:table-row>
        <table:table-row table:style-name="ro3">
          <table:table-cell office:value-type="string">
            <text:p>infofinanciere_moismoucompta</text:p>
          </table:table-cell>
          <table:table-cell office:value-type="string">
            <text:p>Correspond à</text:p>
          </table:table-cell>
          <table:table-cell office:value-type="string">
            <text:p>Mois du mouvement comptable</text:p>
          </table:table-cell>
          <table:table-cell office:value-type="string">
            <text:p>2009-09-01</text:p>
          </table:table-cell>
        </table:table-row>
        <table:table-row table:style-name="ro3">
          <table:table-cell office:value-type="string">
            <text:p>infofinanciere_type_allocation</text:p>
          </table:table-cell>
          <table:table-cell office:value-type="string">
            <text:p>Correspond à</text:p>
          </table:table-cell>
          <table:table-cell office:value-type="string">
            <text:p>Type d'allocation</text:p>
          </table:table-cell>
          <table:table-cell office:value-type="string">
            <text:p>AllocationsComptabilisees</text:p>
          </table:table-cell>
        </table:table-row>
        <table:table-row table:style-name="ro3">
          <table:table-cell office:value-type="string">
            <text:p>infofinanciere_natpfcre</text:p>
          </table:table-cell>
          <table:table-cell office:value-type="string">
            <text:p>Correspond à</text:p>
          </table:table-cell>
          <table:table-cell office:value-type="string">
            <text:p>Nature de la prestation de la créance</text:p>
          </table:table-cell>
          <table:table-cell office:value-type="string">
            <text:p>RSD</text:p>
          </table:table-cell>
        </table:table-row>
        <table:table-row table:style-name="ro3">
          <table:table-cell office:value-type="string">
            <text:p>infofinanciere_rgcre</text:p>
          </table:table-cell>
          <table:table-cell office:value-type="string">
            <text:p>Correspond à</text:p>
          </table:table-cell>
          <table:table-cell office:value-type="string">
            <text:p>Rang de la créance</text:p>
          </table:table-cell>
          <table:table-cell/>
        </table:table-row>
        <table:table-row table:style-name="ro3">
          <table:table-cell office:value-type="string">
            <text:p>infofinanciere_numintmoucompta</text:p>
          </table:table-cell>
          <table:table-cell office:value-type="string">
            <text:p>Correspond à</text:p>
          </table:table-cell>
          <table:table-cell office:value-type="string">
            <text:p>N° interne du mouvement comptable</text:p>
          </table:table-cell>
          <table:table-cell/>
        </table:table-row>
        <table:table-row table:style-name="ro3">
          <table:table-cell office:value-type="string">
            <text:p>infofinanciere_typeopecompta</text:p>
          </table:table-cell>
          <table:table-cell office:value-type="string">
            <text:p>Correspond à</text:p>
          </table:table-cell>
          <table:table-cell office:value-type="string">
            <text:p>Type d'opération comptable</text:p>
          </table:table-cell>
          <table:table-cell office:value-type="string">
            <text:p>PME</text:p>
          </table:table-cell>
        </table:table-row>
        <table:table-row table:style-name="ro3">
          <table:table-cell office:value-type="string">
            <text:p>infofinanciere_sensopecompta</text:p>
          </table:table-cell>
          <table:table-cell office:value-type="string">
            <text:p>Correspond à</text:p>
          </table:table-cell>
          <table:table-cell office:value-type="string">
            <text:p>Sens de l'opération comptable</text:p>
          </table:table-cell>
          <table:table-cell office:value-type="string">
            <text:p>AJ</text:p>
          </table:table-cell>
        </table:table-row>
        <table:table-row table:style-name="ro3">
          <table:table-cell office:value-type="string">
            <text:p>infofinanciere_mtmoucompta</text:p>
          </table:table-cell>
          <table:table-cell office:value-type="string">
            <text:p>Correspond à</text:p>
          </table:table-cell>
          <table:table-cell office:value-type="string">
            <text:p>Montant du mouvement comptable</text:p>
          </table:table-cell>
          <table:table-cell office:value-type="string">
            <text:p>566.19</text:p>
          </table:table-cell>
        </table:table-row>
        <table:table-row table:style-name="ro3">
          <table:table-cell office:value-type="string">
            <text:p>infofinanciere_ddregu</text:p>
          </table:table-cell>
          <table:table-cell office:value-type="string">
            <text:p>Correspond à</text:p>
          </table:table-cell>
          <table:table-cell office:value-type="string">
            <text:p>Date de début de la régulation</text:p>
          </table:table-cell>
          <table:table-cell/>
        </table:table-row>
        <table:table-row table:style-name="ro3">
          <table:table-cell office:value-type="string">
            <text:p>infofinanciere_dttraimoucompta</text:p>
          </table:table-cell>
          <table:table-cell office:value-type="string">
            <text:p>Correspond à</text:p>
          </table:table-cell>
          <table:table-cell office:value-type="string">
            <text:p>Date du traitement du mouvement comptable</text:p>
          </table:table-cell>
          <table:table-cell office:value-type="string">
            <text:p>2009-09-28</text:p>
          </table:table-cell>
        </table:table-row>
        <table:table-row table:style-name="ro3">
          <table:table-cell office:value-type="string">
            <text:p>infofinanciere_heutraimoucompta</text:p>
          </table:table-cell>
          <table:table-cell office:value-type="string">
            <text:p>Correspond à</text:p>
          </table:table-cell>
          <table:table-cell office:value-type="string">
            <text:p>Heure du traitement du mouvement comptable</text:p>
          </table:table-cell>
          <table:table-cell/>
        </table:table-row>
        <table:table-row table:style-name="ro3">
          <table:table-cell office:value-type="string">
            <text:p>infofinanciere_rsamaj</text:p>
          </table:table-cell>
          <table:table-cell office:value-type="string">
            <text:p>Correspond à</text:p>
          </table:table-cell>
          <table:table-cell office:value-type="string">
            <text:p>RSA majoré ?</text:p>
          </table:table-cell>
          <table:table-cell office:value-type="string">
            <text:p>Non</text:p>
          </table:table-cell>
        </table:table-row>
        <table:table-row table:style-name="ro3">
          <table:table-cell office:value-type="string">
            <text:p>serviceinstructeur_lib_service</text:p>
          </table:table-cell>
          <table:table-cell office:value-type="string">
            <text:p>Correspond à</text:p>
          </table:table-cell>
          <table:table-cell office:value-type="string">
            <text:p>Libellé du service instructeur</text:p>
          </table:table-cell>
          <table:table-cell office:value-type="string">
            <text:p>MSP</text:p>
          </table:table-cell>
        </table:table-row>
        <table:table-row table:style-name="ro3">
          <table:table-cell office:value-type="string">
            <text:p>serviceinstructeur_num_rue</text:p>
          </table:table-cell>
          <table:table-cell office:value-type="string">
            <text:p>Correspond à</text:p>
          </table:table-cell>
          <table:table-cell office:value-type="string">
            <text:p>N° de rue du service instructeur</text:p>
          </table:table-cell>
          <table:table-cell office:value-type="float" office:value="28">
            <text:p>28</text:p>
          </table:table-cell>
        </table:table-row>
        <table:table-row table:style-name="ro3">
          <table:table-cell office:value-type="string">
            <text:p>serviceinstructeur_nom_rue</text:p>
          </table:table-cell>
          <table:table-cell office:value-type="string">
            <text:p>Correspond à</text:p>
          </table:table-cell>
          <table:table-cell office:value-type="string">
            <text:p>Nom de rue du service instructeur</text:p>
          </table:table-cell>
          <table:table-cell office:value-type="string">
            <text:p>D'ESPAGNE</text:p>
          </table:table-cell>
        </table:table-row>
        <table:table-row table:style-name="ro3">
          <table:table-cell office:value-type="string">
            <text:p>serviceinstructeur_complement_adr</text:p>
          </table:table-cell>
          <table:table-cell office:value-type="string">
            <text:p>Correspond à</text:p>
          </table:table-cell>
          <table:table-cell office:value-type="string">
            <text:p>Complément d'adresse du service instructeur</text:p>
          </table:table-cell>
          <table:table-cell/>
        </table:table-row>
        <table:table-row table:style-name="ro3">
          <table:table-cell office:value-type="string">
            <text:p>serviceinstructeur_code_insee</text:p>
          </table:table-cell>
          <table:table-cell office:value-type="string">
            <text:p>Correspond à</text:p>
          </table:table-cell>
          <table:table-cell office:value-type="string">
            <text:p>Code INSEE du service instructeur</text:p>
          </table:table-cell>
          <table:table-cell office:value-type="float" office:value="66124">
            <text:p>66124</text:p>
          </table:table-cell>
        </table:table-row>
        <table:table-row table:style-name="ro3">
          <table:table-cell office:value-type="string">
            <text:p>serviceinstructeur_code_postal</text:p>
          </table:table-cell>
          <table:table-cell office:value-type="string">
            <text:p>Correspond à</text:p>
          </table:table-cell>
          <table:table-cell office:value-type="string">
            <text:p>Code postal du service instructeur</text:p>
          </table:table-cell>
          <table:table-cell office:value-type="float" office:value="66120">
            <text:p>66120</text:p>
          </table:table-cell>
        </table:table-row>
        <table:table-row table:style-name="ro3">
          <table:table-cell office:value-type="string">
            <text:p>serviceinstructeur_ville</text:p>
          </table:table-cell>
          <table:table-cell office:value-type="string">
            <text:p>Correspond à</text:p>
          </table:table-cell>
          <table:table-cell office:value-type="string">
            <text:p>Ville du service instructeur</text:p>
          </table:table-cell>
          <table:table-cell office:value-type="string">
            <text:p>FONT</text:p>
          </table:table-cell>
        </table:table-row>
        <table:table-row table:style-name="ro3">
          <table:table-cell office:value-type="string">
            <text:p>serviceinstructeur_numdepins</text:p>
          </table:table-cell>
          <table:table-cell office:value-type="string">
            <text:p>Correspond à</text:p>
          </table:table-cell>
          <table:table-cell office:value-type="string">
            <text:p>N° de département instructeur</text:p>
          </table:table-cell>
          <table:table-cell office:value-type="float" office:value="66">
            <text:p>66</text:p>
          </table:table-cell>
        </table:table-row>
        <table:table-row table:style-name="ro3">
          <table:table-cell office:value-type="string">
            <text:p>serviceinstructeur_typeserins</text:p>
          </table:table-cell>
          <table:table-cell office:value-type="string">
            <text:p>Correspond à</text:p>
          </table:table-cell>
          <table:table-cell office:value-type="string">
            <text:p>Type de service instructeur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string">
            <text:p>serviceinstructeur_numcomins</text:p>
          </table:table-cell>
          <table:table-cell office:value-type="string">
            <text:p>Correspond à</text:p>
          </table:table-cell>
          <table:table-cell office:value-type="string">
            <text:p>N° de commune de service instructeur</text:p>
          </table:table-cell>
          <table:table-cell office:value-type="float" office:value="124">
            <text:p>124</text:p>
          </table:table-cell>
        </table:table-row>
        <table:table-row table:style-name="ro3">
          <table:table-cell office:value-type="string">
            <text:p>serviceinstructeur_numagrins</text:p>
          </table:table-cell>
          <table:table-cell office:value-type="string">
            <text:p>Correspond à</text:p>
          </table:table-cell>
          <table:table-cell office:value-type="string">
            <text:p>N° agrément du service instructeur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erviceinstructeur_type_voie</text:p>
          </table:table-cell>
          <table:table-cell office:value-type="string">
            <text:p>Correspond à</text:p>
          </table:table-cell>
          <table:table-cell office:value-type="string">
            <text:p>Type de voie du service instructeur</text:p>
          </table:table-cell>
          <table:table-cell office:value-type="string">
            <text:p>AV</text:p>
          </table:table-cell>
        </table:table-row>
        <table:table-row table:style-name="ro3">
          <table:table-cell office:value-type="string">
            <text:p>prestation_natprest</text:p>
          </table:table-cell>
          <table:table-cell office:value-type="string">
            <text:p>Correspond à</text:p>
          </table:table-cell>
          <table:table-cell office:value-type="string">
            <text:p>Nature de la prestation (RSA, PFA)</text:p>
          </table:table-cell>
          <table:table-cell office:value-type="string">
            <text:p>RSA</text:p>
          </table:table-cell>
        </table:table-row>
        <table:table-row table:style-name="ro3">
          <table:table-cell office:value-type="string">
            <text:p>prestation_rolepers</text:p>
          </table:table-cell>
          <table:table-cell office:value-type="string">
            <text:p>Correspond à</text:p>
          </table:table-cell>
          <table:table-cell office:value-type="string">
            <text:p>Rôle de la personne (demandeur, conjoint)</text:p>
          </table:table-cell>
          <table:table-cell office:value-type="string">
            <text:p>Conjoint</text:p>
          </table:table-cell>
        </table:table-row>
        <table:table-row table:style-name="ro3">
          <table:table-cell office:value-type="string">
            <text:p>situationdossierrsa_etatdosrsa</text:p>
          </table:table-cell>
          <table:table-cell office:value-type="string">
            <text:p>Correspond à</text:p>
          </table:table-cell>
          <table:table-cell office:value-type="string">
            <text:p>État du dossier RS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ituationdossierrsa_dtrefursa</text:p>
          </table:table-cell>
          <table:table-cell office:value-type="string">
            <text:p>Correspond à</text:p>
          </table:table-cell>
          <table:table-cell office:value-type="string">
            <text:p>Date du refus du RSA</text:p>
          </table:table-cell>
          <table:table-cell/>
        </table:table-row>
        <table:table-row table:style-name="ro3">
          <table:table-cell office:value-type="string">
            <text:p>situationdossierrsa_moticlorsa</text:p>
          </table:table-cell>
          <table:table-cell office:value-type="string">
            <text:p>Correspond à</text:p>
          </table:table-cell>
          <table:table-cell office:value-type="string">
            <text:p>Motif de clôture du droit RSA</text:p>
          </table:table-cell>
          <table:table-cell/>
        </table:table-row>
        <table:table-row table:style-name="ro3">
          <table:table-cell office:value-type="string">
            <text:p>situationdossierrsa_dtclorsa</text:p>
          </table:table-cell>
          <table:table-cell office:value-type="string">
            <text:p>Correspond à</text:p>
          </table:table-cell>
          <table:table-cell office:value-type="string">
            <text:p>Date de clôture du droit RSA</text:p>
          </table:table-cell>
          <table:table-cell/>
        </table:table-row>
        <table:table-row table:style-name="ro3">
          <table:table-cell office:value-type="string">
            <text:p>suspensiondroit_ddsusdrorsa</text:p>
          </table:table-cell>
          <table:table-cell office:value-type="string">
            <text:p>Correspond à</text:p>
          </table:table-cell>
          <table:table-cell office:value-type="string">
            <text:p>Date de suspension du droit RSA</text:p>
          </table:table-cell>
          <table:table-cell/>
        </table:table-row>
        <table:table-row table:style-name="ro3">
          <table:table-cell office:value-type="string">
            <text:p>activite</text:p>
          </table:table-cell>
          <table:table-cell office:value-type="string">
            <text:p>Correspond à</text:p>
          </table:table-cell>
          <table:table-cell office:value-type="string">
            <text:p>Activité de l'allocataire</text:p>
          </table:table-cell>
          <table:table-cell/>
        </table:table-row>
        <table:table-row table:style-name="ro3">
          <table:table-cell office:value-type="string">
            <text:p>dossier_matricule</text:p>
          </table:table-cell>
          <table:table-cell office:value-type="string">
            <text:p>Correspond à</text:p>
          </table:table-cell>
          <table:table-cell office:value-type="string">
            <text:p>N° CAF</text:p>
          </table:table-cell>
          <table:table-cell office:value-type="float" office:value="113187600000000">
            <text:p>113187600000000</text:p>
          </table:table-cell>
        </table:table-row>
        <table:table-row table:style-name="ro3">
          <table:table-cell office:value-type="string">
            <text:p>dossier_dtdemrsa</text:p>
          </table:table-cell>
          <table:table-cell office:value-type="string">
            <text:p>Correspond à</text:p>
          </table:table-cell>
          <table:table-cell office:value-type="string">
            <text:p>Date de demande RSA</text:p>
          </table:table-cell>
          <table:table-cell office:value-type="string">
            <text:p>15/06/2009</text:p>
          </table:table-cell>
        </table:table-row>
        <table:table-row table:style-name="ro3">
          <table:table-cell office:value-type="string">
            <text:p>dossier_numdemrsa</text:p>
          </table:table-cell>
          <table:table-cell office:value-type="string">
            <text:p>Correspond à</text:p>
          </table:table-cell>
          <table:table-cell office:value-type="string">
            <text:p>N° de demande RSA = N° de dossier</text:p>
          </table:table-cell>
          <table:table-cell office:value-type="float" office:value="1004112066">
            <text:p>1004112066</text:p>
          </table:table-cell>
        </table:table-row>
        <table:table-row table:style-name="ro3">
          <table:table-cell office:value-type="string">
            <text:p>dossier_nbouv</text:p>
          </table:table-cell>
          <table:table-cell office:value-type="string">
            <text:p>Correspond à</text:p>
          </table:table-cell>
          <table:table-cell office:value-type="string">
            <text:p>Nombre d'ouverture de droit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detaildroitrsa_oridemrsa</text:p>
          </table:table-cell>
          <table:table-cell office:value-type="string">
            <text:p>Correspond à</text:p>
          </table:table-cell>
          <table:table-cell office:value-type="string">
            <text:p>Origine de la demande RSA</text:p>
          </table:table-cell>
          <table:table-cell office:value-type="string">
            <text:p>Le</text:p>
          </table:table-cell>
        </table:table-row>
        <table:table-row table:style-name="ro3">
          <table:table-cell office:value-type="string">
            <text:p>personnereferent_id</text:p>
          </table:table-cell>
          <table:table-cell office:value-type="string">
            <text:p>Correspond à</text:p>
          </table:table-cell>
          <table:table-cell table:style-name="ce20" office:value-type="string">
            <text:p>Référent lié à la personne</text:p>
          </table:table-cell>
          <table:table-cell table:style-name="ce20" office:value-type="float" office:value="179">
            <text:p>179</text:p>
          </table:table-cell>
        </table:table-row>
        <table:table-row table:style-name="ro3">
          <table:table-cell office:value-type="string">
            <text:p>personnereferent_dddesignation</text:p>
          </table:table-cell>
          <table:table-cell office:value-type="string">
            <text:p>Correspond à</text:p>
          </table:table-cell>
          <table:table-cell office:value-type="string">
            <text:p>Date de désignation du référent lié</text:p>
          </table:table-cell>
          <table:table-cell office:value-type="string">
            <text:p>2010-02-12</text:p>
          </table:table-cell>
        </table:table-row>
        <table:table-row table:style-name="ro3">
          <table:table-cell office:value-type="string">
            <text:p>personnereferent_dfdesignation</text:p>
          </table:table-cell>
          <table:table-cell office:value-type="string">
            <text:p>Correspond à</text:p>
          </table:table-cell>
          <table:table-cell office:value-type="string">
            <text:p>Date de fin de désignation du référent lié</text:p>
          </table:table-cell>
          <table:table-cell/>
        </table:table-row>
        <table:table-row table:style-name="ro3">
          <table:table-cell office:value-type="string">
            <text:p>personnereferent_structurereferente_id</text:p>
          </table:table-cell>
          <table:table-cell office:value-type="string">
            <text:p>Correspond à</text:p>
          </table:table-cell>
          <table:table-cell office:value-type="string">
            <text:p>Structure référente à laquelle est lié le référent lié à la personne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referent_nom</text:p>
          </table:table-cell>
          <table:table-cell office:value-type="string">
            <text:p>Correspond à</text:p>
          </table:table-cell>
          <table:table-cell office:value-type="string">
            <text:p>Nom du référent unique</text:p>
          </table:table-cell>
          <table:table-cell office:value-type="string">
            <text:p>BOURDOIS</text:p>
          </table:table-cell>
        </table:table-row>
        <table:table-row table:style-name="ro3">
          <table:table-cell office:value-type="string">
            <text:p>referent_prenom</text:p>
          </table:table-cell>
          <table:table-cell office:value-type="string">
            <text:p>Correspond à</text:p>
          </table:table-cell>
          <table:table-cell office:value-type="string">
            <text:p>Prénom du référent</text:p>
          </table:table-cell>
          <table:table-cell office:value-type="string">
            <text:p>Laurent</text:p>
          </table:table-cell>
        </table:table-row>
        <table:table-row table:style-name="ro3">
          <table:table-cell office:value-type="string">
            <text:p>referent_numero_poste</text:p>
          </table:table-cell>
          <table:table-cell office:value-type="string">
            <text:p>Correspond à</text:p>
          </table:table-cell>
          <table:table-cell office:value-type="string">
            <text:p>N° de poste du référent</text:p>
          </table:table-cell>
          <table:table-cell office:value-type="float" office:value="468647254">
            <text:p>468647254</text:p>
          </table:table-cell>
        </table:table-row>
        <table:table-row table:style-name="ro3">
          <table:table-cell office:value-type="string">
            <text:p>referent_email</text:p>
          </table:table-cell>
          <table:table-cell office:value-type="string">
            <text:p>Correspond à</text:p>
          </table:table-cell>
          <table:table-cell office:value-type="string">
            <text:p>Email du référent</text:p>
          </table:table-cell>
          <table:table-cell office:value-type="string">
            <text:p>laurent.bourdois@cg66.fr</text:p>
          </table:table-cell>
        </table:table-row>
        <table:table-row table:style-name="ro3">
          <table:table-cell office:value-type="string">
            <text:p>referent_qual</text:p>
          </table:table-cell>
          <table:table-cell office:value-type="string">
            <text:p>Correspond à</text:p>
          </table:table-cell>
          <table:table-cell office:value-type="string">
            <text:p>Civilité du référent</text:p>
          </table:table-cell>
          <table:table-cell office:value-type="string">
            <text:p>MR</text:p>
          </table:table-cell>
        </table:table-row>
        <table:table-row table:style-name="ro3">
          <table:table-cell office:value-type="string">
            <text:p>referent_fonction</text:p>
          </table:table-cell>
          <table:table-cell office:value-type="string">
            <text:p>Correspond à</text:p>
          </table:table-cell>
          <table:table-cell office:value-type="string">
            <text:p>Fonction du référent</text:p>
          </table:table-cell>
          <table:table-cell office:value-type="string">
            <text:p>Conseiller</text:p>
          </table:table-cell>
        </table:table-row>
        <table:table-row table:style-name="ro3">
          <table:table-cell office:value-type="string">
            <text:p>referent_nom_complet</text:p>
          </table:table-cell>
          <table:table-cell office:value-type="string">
            <text:p>Correspond à</text:p>
          </table:table-cell>
          <table:table-cell office:value-type="string">
            <text:p>Nom complet du référent</text:p>
          </table:table-cell>
          <table:table-cell office:value-type="string">
            <text:p>MR BOURDOIS Laurent</text:p>
          </table:table-cell>
        </table:table-row>
        <table:table-row table:style-name="ro3">
          <table:table-cell office:value-type="string">
            <text:p>referent_full_name</text:p>
          </table:table-cell>
          <table:table-cell office:value-type="string">
            <text:p>Correspond à</text:p>
          </table:table-cell>
          <table:table-cell office:value-type="string">
            <text:p>Nom complet (également ) du référent</text:p>
          </table:table-cell>
          <table:table-cell office:value-type="string">
            <text:p>MR BOURDOIS Laurent</text:p>
          </table:table-cell>
        </table:table-row>
      </table:table>
      <table:table table:name="Rendez-vous" table:style-name="ta1" table:print="false">
        <table:table-column table:style-name="co20" table:default-cell-style-name="Default"/>
        <table:table-row table:style-name="ro3">
          <table:table-cell office:value-type="string">
            <text:p>rendezvous_id</text:p>
          </table:table-cell>
        </table:table-row>
        <table:table-row table:style-name="ro3">
          <table:table-cell office:value-type="string">
            <text:p>rendezvous_personne_id</text:p>
          </table:table-cell>
        </table:table-row>
        <table:table-row table:style-name="ro3">
          <table:table-cell office:value-type="string">
            <text:p>rendezvous_structurereferente_id</text:p>
          </table:table-cell>
        </table:table-row>
        <table:table-row table:style-name="ro3">
          <table:table-cell office:value-type="string">
            <text:p>rendezvous_daterdv</text:p>
          </table:table-cell>
        </table:table-row>
        <table:table-row table:style-name="ro3">
          <table:table-cell office:value-type="string">
            <text:p>rendezvous_objetrdv</text:p>
          </table:table-cell>
        </table:table-row>
        <table:table-row table:style-name="ro3">
          <table:table-cell office:value-type="string">
            <text:p>rendezvous_commentairerdv</text:p>
          </table:table-cell>
        </table:table-row>
        <table:table-row table:style-name="ro3">
          <table:table-cell office:value-type="string">
            <text:p>rendezvous_typerdv_id</text:p>
          </table:table-cell>
        </table:table-row>
        <table:table-row table:style-name="ro3">
          <table:table-cell office:value-type="string">
            <text:p>rendezvous_heurerdv</text:p>
          </table:table-cell>
        </table:table-row>
        <table:table-row table:style-name="ro3">
          <table:table-cell office:value-type="string">
            <text:p>rendezvous_referent_id</text:p>
          </table:table-cell>
        </table:table-row>
        <table:table-row table:style-name="ro3">
          <table:table-cell office:value-type="string">
            <text:p>rendezvous_permanence_id</text:p>
          </table:table-cell>
        </table:table-row>
        <table:table-row table:style-name="ro3">
          <table:table-cell office:value-type="string">
            <text:p>rendezvous_statutrdv_id</text:p>
          </table:table-cell>
        </table:table-row>
        <table:table-row table:style-name="ro3">
          <table:table-cell office:value-type="string">
            <text:p>personne_id</text:p>
          </table:table-cell>
        </table:table-row>
        <table:table-row table:style-name="ro3">
          <table:table-cell office:value-type="string">
            <text:p>personne_foyer_id</text:p>
          </table:table-cell>
        </table:table-row>
        <table:table-row table:style-name="ro3">
          <table:table-cell office:value-type="string">
            <text:p>personne_qual</text:p>
          </table:table-cell>
        </table:table-row>
        <table:table-row table:style-name="ro3">
          <table:table-cell office:value-type="string">
            <text:p>personne_nom</text:p>
          </table:table-cell>
        </table:table-row>
        <table:table-row table:style-name="ro3">
          <table:table-cell office:value-type="string">
            <text:p>personne_prenom</text:p>
          </table:table-cell>
        </table:table-row>
        <table:table-row table:style-name="ro3">
          <table:table-cell office:value-type="string">
            <text:p>personne_nomnai</text:p>
          </table:table-cell>
        </table:table-row>
        <table:table-row table:style-name="ro3">
          <table:table-cell office:value-type="string">
            <text:p>personne_prenom2</text:p>
          </table:table-cell>
        </table:table-row>
        <table:table-row table:style-name="ro3">
          <table:table-cell office:value-type="string">
            <text:p>personne_prenom3</text:p>
          </table:table-cell>
        </table:table-row>
        <table:table-row table:style-name="ro3">
          <table:table-cell office:value-type="string">
            <text:p>personne_nomcomnai</text:p>
          </table:table-cell>
        </table:table-row>
        <table:table-row table:style-name="ro3">
          <table:table-cell office:value-type="string">
            <text:p>personne_dtnai</text:p>
          </table:table-cell>
        </table:table-row>
        <table:table-row table:style-name="ro3">
          <table:table-cell office:value-type="string">
            <text:p>personne_rgnai</text:p>
          </table:table-cell>
        </table:table-row>
        <table:table-row table:style-name="ro3">
          <table:table-cell office:value-type="string">
            <text:p>personne_typedtnai</text:p>
          </table:table-cell>
        </table:table-row>
        <table:table-row table:style-name="ro3">
          <table:table-cell office:value-type="string">
            <text:p>personne_nir</text:p>
          </table:table-cell>
        </table:table-row>
        <table:table-row table:style-name="ro3">
          <table:table-cell office:value-type="string">
            <text:p>personne_topvalec</text:p>
          </table:table-cell>
        </table:table-row>
        <table:table-row table:style-name="ro3">
          <table:table-cell office:value-type="string">
            <text:p>personne_sexe</text:p>
          </table:table-cell>
        </table:table-row>
        <table:table-row table:style-name="ro3">
          <table:table-cell office:value-type="string">
            <text:p>personne_nati</text:p>
          </table:table-cell>
        </table:table-row>
        <table:table-row table:style-name="ro3">
          <table:table-cell office:value-type="string">
            <text:p>personne_dtnati</text:p>
          </table:table-cell>
        </table:table-row>
        <table:table-row table:style-name="ro3">
          <table:table-cell office:value-type="string">
            <text:p>personne_pieecpres</text:p>
          </table:table-cell>
        </table:table-row>
        <table:table-row table:style-name="ro3">
          <table:table-cell office:value-type="string">
            <text:p>personne_idassedic</text:p>
          </table:table-cell>
        </table:table-row>
        <table:table-row table:style-name="ro3">
          <table:table-cell office:value-type="string">
            <text:p>personne_nom_complet</text:p>
          </table:table-cell>
        </table:table-row>
        <table:table-row table:style-name="ro3">
          <table:table-cell office:value-type="string">
            <text:p>structurereferente_id</text:p>
          </table:table-cell>
        </table:table-row>
        <table:table-row table:style-name="ro3">
          <table:table-cell office:value-type="string">
            <text:p>structurereferente_typeorient_id</text:p>
          </table:table-cell>
        </table:table-row>
        <table:table-row table:style-name="ro3">
          <table:table-cell office:value-type="string">
            <text:p>structurereferente_lib_struc</text:p>
          </table:table-cell>
        </table:table-row>
        <table:table-row table:style-name="ro3">
          <table:table-cell office:value-type="string">
            <text:p>structurereferente_num_voie</text:p>
          </table:table-cell>
        </table:table-row>
        <table:table-row table:style-name="ro3">
          <table:table-cell office:value-type="string">
            <text:p>structurereferente_type_voie</text:p>
          </table:table-cell>
        </table:table-row>
        <table:table-row table:style-name="ro3">
          <table:table-cell office:value-type="string">
            <text:p>structurereferente_nom_voie</text:p>
          </table:table-cell>
        </table:table-row>
        <table:table-row table:style-name="ro3">
          <table:table-cell office:value-type="string">
            <text:p>structurereferente_code_postal</text:p>
          </table:table-cell>
        </table:table-row>
        <table:table-row table:style-name="ro3">
          <table:table-cell office:value-type="string">
            <text:p>structurereferente_ville</text:p>
          </table:table-cell>
        </table:table-row>
        <table:table-row table:style-name="ro3">
          <table:table-cell office:value-type="string">
            <text:p>structurereferente_code_insee</text:p>
          </table:table-cell>
        </table:table-row>
        <table:table-row table:style-name="ro3">
          <table:table-cell office:value-type="string">
            <text:p>structurereferente_filtre_zone_geo</text:p>
          </table:table-cell>
        </table:table-row>
        <table:table-row table:style-name="ro3">
          <table:table-cell office:value-type="string">
            <text:p>structurereferente_contratengagement</text:p>
          </table:table-cell>
        </table:table-row>
        <table:table-row table:style-name="ro3">
          <table:table-cell office:value-type="string">
            <text:p>structurereferente_apre</text:p>
          </table:table-cell>
        </table:table-row>
        <table:table-row table:style-name="ro3">
          <table:table-cell office:value-type="string">
            <text:p>typerdv_id</text:p>
          </table:table-cell>
        </table:table-row>
        <table:table-row table:style-name="ro3">
          <table:table-cell office:value-type="string">
            <text:p>typerdv_libelle</text:p>
          </table:table-cell>
        </table:table-row>
        <table:table-row table:style-name="ro3">
          <table:table-cell office:value-type="string">
            <text:p>typerdv_modelenotifrdv</text:p>
          </table:table-cell>
        </table:table-row>
        <table:table-row table:style-name="ro3">
          <table:table-cell office:value-type="string">
            <text:p>adresse_id</text:p>
          </table:table-cell>
        </table:table-row>
        <table:table-row table:style-name="ro3">
          <table:table-cell office:value-type="string">
            <text:p>adresse_numvoie</text:p>
          </table:table-cell>
        </table:table-row>
        <table:table-row table:style-name="ro3">
          <table:table-cell office:value-type="string">
            <text:p>adresse_typevoie</text:p>
          </table:table-cell>
        </table:table-row>
        <table:table-row table:style-name="ro3">
          <table:table-cell office:value-type="string">
            <text:p>adresse_nomvoie</text:p>
          </table:table-cell>
        </table:table-row>
        <table:table-row table:style-name="ro3">
          <table:table-cell office:value-type="string">
            <text:p>adresse_complideadr</text:p>
          </table:table-cell>
        </table:table-row>
        <table:table-row table:style-name="ro3">
          <table:table-cell office:value-type="string">
            <text:p>adresse_compladr</text:p>
          </table:table-cell>
        </table:table-row>
        <table:table-row table:style-name="ro3">
          <table:table-cell office:value-type="string">
            <text:p>adresse_lieudist</text:p>
          </table:table-cell>
        </table:table-row>
        <table:table-row table:style-name="ro3">
          <table:table-cell office:value-type="string">
            <text:p>adresse_numcomrat</text:p>
          </table:table-cell>
        </table:table-row>
        <table:table-row table:style-name="ro3">
          <table:table-cell office:value-type="string">
            <text:p>adresse_numcomptt</text:p>
          </table:table-cell>
        </table:table-row>
        <table:table-row table:style-name="ro3">
          <table:table-cell office:value-type="string">
            <text:p>adresse_codepos</text:p>
          </table:table-cell>
        </table:table-row>
        <table:table-row table:style-name="ro3">
          <table:table-cell office:value-type="string">
            <text:p>adresse_locaadr</text:p>
          </table:table-cell>
        </table:table-row>
        <table:table-row table:style-name="ro3">
          <table:table-cell office:value-type="string">
            <text:p>adresse_pays</text:p>
          </table:table-cell>
        </table:table-row>
        <table:table-row table:style-name="ro3">
          <table:table-cell office:value-type="string">
            <text:p>adresse_canton</text:p>
          </table:table-cell>
        </table:table-row>
        <table:table-row table:style-name="ro3">
          <table:table-cell office:value-type="string">
            <text:p>user_id</text:p>
          </table:table-cell>
        </table:table-row>
        <table:table-row table:style-name="ro3">
          <table:table-cell office:value-type="string">
            <text:p>user_group_id</text:p>
          </table:table-cell>
        </table:table-row>
        <table:table-row table:style-name="ro3">
          <table:table-cell office:value-type="string">
            <text:p>user_serviceinstructeur_id</text:p>
          </table:table-cell>
        </table:table-row>
        <table:table-row table:style-name="ro3">
          <table:table-cell office:value-type="string">
            <text:p>user_username</text:p>
          </table:table-cell>
        </table:table-row>
        <table:table-row table:style-name="ro3">
          <table:table-cell office:value-type="string">
            <text:p>user_password</text:p>
          </table:table-cell>
        </table:table-row>
        <table:table-row table:style-name="ro3">
          <table:table-cell office:value-type="string">
            <text:p>user_nom</text:p>
          </table:table-cell>
        </table:table-row>
        <table:table-row table:style-name="ro3">
          <table:table-cell office:value-type="string">
            <text:p>user_prenom</text:p>
          </table:table-cell>
        </table:table-row>
        <table:table-row table:style-name="ro3">
          <table:table-cell office:value-type="string">
            <text:p>user_date_naissance</text:p>
          </table:table-cell>
        </table:table-row>
        <table:table-row table:style-name="ro3">
          <table:table-cell office:value-type="string">
            <text:p>user_date_deb_hab</text:p>
          </table:table-cell>
        </table:table-row>
        <table:table-row table:style-name="ro3">
          <table:table-cell office:value-type="string">
            <text:p>user_date_fin_hab</text:p>
          </table:table-cell>
        </table:table-row>
        <table:table-row table:style-name="ro3">
          <table:table-cell office:value-type="string">
            <text:p>user_numtel</text:p>
          </table:table-cell>
        </table:table-row>
        <table:table-row table:style-name="ro3">
          <table:table-cell office:value-type="string">
            <text:p>user_filtre_zone_geo</text:p>
          </table:table-cell>
        </table:table-row>
        <table:table-row table:style-name="ro3">
          <table:table-cell office:value-type="string">
            <text:p>serviceinstructeur_id</text:p>
          </table:table-cell>
        </table:table-row>
        <table:table-row table:style-name="ro3">
          <table:table-cell office:value-type="string">
            <text:p>serviceinstructeur_lib_service</text:p>
          </table:table-cell>
        </table:table-row>
        <table:table-row table:style-name="ro3">
          <table:table-cell office:value-type="string">
            <text:p>serviceinstructeur_num_rue</text:p>
          </table:table-cell>
        </table:table-row>
        <table:table-row table:style-name="ro3">
          <table:table-cell office:value-type="string">
            <text:p>serviceinstructeur_nom_rue</text:p>
          </table:table-cell>
        </table:table-row>
        <table:table-row table:style-name="ro3">
          <table:table-cell office:value-type="string">
            <text:p>serviceinstructeur_complement_adr</text:p>
          </table:table-cell>
        </table:table-row>
        <table:table-row table:style-name="ro3">
          <table:table-cell office:value-type="string">
            <text:p>serviceinstructeur_code_insee</text:p>
          </table:table-cell>
        </table:table-row>
        <table:table-row table:style-name="ro3">
          <table:table-cell office:value-type="string">
            <text:p>serviceinstructeur_code_postal</text:p>
          </table:table-cell>
        </table:table-row>
        <table:table-row table:style-name="ro3">
          <table:table-cell office:value-type="string">
            <text:p>serviceinstructeur_ville</text:p>
          </table:table-cell>
        </table:table-row>
        <table:table-row table:style-name="ro3">
          <table:table-cell office:value-type="string">
            <text:p>serviceinstructeur_numdepins</text:p>
          </table:table-cell>
        </table:table-row>
        <table:table-row table:style-name="ro3">
          <table:table-cell office:value-type="string">
            <text:p>serviceinstructeur_typeserins</text:p>
          </table:table-cell>
        </table:table-row>
        <table:table-row table:style-name="ro3">
          <table:table-cell office:value-type="string">
            <text:p>serviceinstructeur_numcomins</text:p>
          </table:table-cell>
        </table:table-row>
        <table:table-row table:style-name="ro3">
          <table:table-cell office:value-type="string">
            <text:p>serviceinstructeur_numagrins</text:p>
          </table:table-cell>
        </table:table-row>
        <table:table-row table:style-name="ro3">
          <table:table-cell office:value-type="string">
            <text:p>serviceinstructeur_type_voie</text:p>
          </table:table-cell>
        </table:table-row>
        <table:table-row table:style-name="ro3">
          <table:table-cell office:value-type="string">
            <text:p>dossier_rsa</text:p>
          </table:table-cell>
        </table:table-row>
        <table:table-row table:style-name="ro3">
          <table:table-cell office:value-type="string">
            <text:p>permanence</text:p>
          </table:table-cell>
        </table:table-row>
      </table:table>
      <table:table table:name="APRE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number-columns-repeated="1019" table:default-cell-style-name="Default"/>
        <table:table-row table:style-name="ro3">
          <table:table-cell table:style-name="ce21" office:value-type="string">
            <text:p>APRE/DecisionComite/Accord/AccordFormationbeneficiaire.odt</text:p>
          </table:table-cell>
          <table:table-cell table:style-name="ce21" office:value-type="string">
            <text:p>APRE/DecisionComite/Accord/Accordreferent.odt</text:p>
          </table:table-cell>
          <table:table-cell table:style-name="Heading" office:value-type="string">
            <text:p>APRE/DecisionComite/Accord/AccordVersementtiers.odt</text:p>
          </table:table-cell>
          <table:table-cell table:style-name="Heading" office:value-type="string">
            <text:p>APRE/DecisionComite/Refus/Refusbeneficiaire.odt</text:p>
          </table:table-cell>
          <table:table-cell table:style-name="Heading" office:value-type="string">
            <text:p>APRE/DecisionComite/Refus/Refusreferent.odt</text:p>
          </table:table-cell>
          <table:table-cell table:style-name="Heading" table:number-columns-repeated="1019"/>
        </table:table-row>
        <table:table-row table:style-name="ro3">
          <table:table-cell office:value-type="string">
            <text:p>aprecomiteapre_id</text:p>
          </table:table-cell>
          <table:table-cell office:value-type="string">
            <text:p>aprecomiteapre_id</text:p>
          </table:table-cell>
          <table:table-cell office:value-type="string">
            <text:p>aprecomiteapre_id</text:p>
          </table:table-cell>
          <table:table-cell office:value-type="string">
            <text:p>aprecomiteapre_id</text:p>
          </table:table-cell>
          <table:table-cell office:value-type="string">
            <text:p>aprecomiteapre_id</text:p>
          </table:table-cell>
          <table:table-cell table:number-columns-repeated="1019"/>
        </table:table-row>
        <table:table-row table:style-name="ro3">
          <table:table-cell office:value-type="string">
            <text:p>aprecomiteapre_apre_id</text:p>
          </table:table-cell>
          <table:table-cell office:value-type="string">
            <text:p>aprecomiteapre_apre_id</text:p>
          </table:table-cell>
          <table:table-cell office:value-type="string">
            <text:p>aprecomiteapre_apre_id</text:p>
          </table:table-cell>
          <table:table-cell office:value-type="string">
            <text:p>aprecomiteapre_apre_id</text:p>
          </table:table-cell>
          <table:table-cell office:value-type="string">
            <text:p>aprecomiteapre_apre_id</text:p>
          </table:table-cell>
          <table:table-cell table:number-columns-repeated="1019"/>
        </table:table-row>
        <table:table-row table:style-name="ro3">
          <table:table-cell office:value-type="string">
            <text:p>aprecomiteapre_comiteapre_id</text:p>
          </table:table-cell>
          <table:table-cell office:value-type="string">
            <text:p>aprecomiteapre_comiteapre_id</text:p>
          </table:table-cell>
          <table:table-cell office:value-type="string">
            <text:p>aprecomiteapre_comiteapre_id</text:p>
          </table:table-cell>
          <table:table-cell office:value-type="string">
            <text:p>aprecomiteapre_comiteapre_id</text:p>
          </table:table-cell>
          <table:table-cell office:value-type="string">
            <text:p>aprecomiteapre_comiteapre_id</text:p>
          </table:table-cell>
          <table:table-cell table:number-columns-repeated="1019"/>
        </table:table-row>
        <table:table-row table:style-name="ro3">
          <table:table-cell office:value-type="string">
            <text:p>aprecomiteapre_montantattribue</text:p>
          </table:table-cell>
          <table:table-cell office:value-type="string">
            <text:p>aprecomiteapre_montantattribue</text:p>
          </table:table-cell>
          <table:table-cell office:value-type="string">
            <text:p>aprecomiteapre_montantattribue</text:p>
          </table:table-cell>
          <table:table-cell office:value-type="string">
            <text:p>aprecomiteapre_montantattribue</text:p>
          </table:table-cell>
          <table:table-cell office:value-type="string">
            <text:p>aprecomiteapre_montantattribue</text:p>
          </table:table-cell>
          <table:table-cell table:number-columns-repeated="1019"/>
        </table:table-row>
        <table:table-row table:style-name="ro3">
          <table:table-cell office:value-type="string">
            <text:p>aprecomiteapre_observationcomite</text:p>
          </table:table-cell>
          <table:table-cell office:value-type="string">
            <text:p>aprecomiteapre_observationcomite</text:p>
          </table:table-cell>
          <table:table-cell office:value-type="string">
            <text:p>aprecomiteapre_observationcomite</text:p>
          </table:table-cell>
          <table:table-cell office:value-type="string">
            <text:p>aprecomiteapre_observationcomite</text:p>
          </table:table-cell>
          <table:table-cell office:value-type="string">
            <text:p>aprecomiteapre_observationcomite</text:p>
          </table:table-cell>
          <table:table-cell table:number-columns-repeated="1019"/>
        </table:table-row>
        <table:table-row table:style-name="ro3">
          <table:table-cell office:value-type="string">
            <text:p>aprecomiteapre_decisioncomite</text:p>
          </table:table-cell>
          <table:table-cell office:value-type="string">
            <text:p>aprecomiteapre_decisioncomite</text:p>
          </table:table-cell>
          <table:table-cell office:value-type="string">
            <text:p>aprecomiteapre_decisioncomite</text:p>
          </table:table-cell>
          <table:table-cell office:value-type="string">
            <text:p>aprecomiteapre_decisioncomite</text:p>
          </table:table-cell>
          <table:table-cell office:value-type="string">
            <text:p>aprecomiteapre_decisioncomite</text:p>
          </table:table-cell>
          <table:table-cell table:number-columns-repeated="1019"/>
        </table:table-row>
        <table:table-row table:style-name="ro3">
          <table:table-cell office:value-type="string">
            <text:p>aprecomiteapre_recoursapre</text:p>
          </table:table-cell>
          <table:table-cell office:value-type="string">
            <text:p>aprecomiteapre_recoursapre</text:p>
          </table:table-cell>
          <table:table-cell office:value-type="string">
            <text:p>aprecomiteapre_recoursapre</text:p>
          </table:table-cell>
          <table:table-cell office:value-type="string">
            <text:p>aprecomiteapre_recoursapre</text:p>
          </table:table-cell>
          <table:table-cell office:value-type="string">
            <text:p>aprecomiteapre_recoursapre</text:p>
          </table:table-cell>
          <table:table-cell table:number-columns-repeated="1019"/>
        </table:table-row>
        <table:table-row table:style-name="ro3">
          <table:table-cell office:value-type="string">
            <text:p>aprecomiteapre_observationrecours</text:p>
          </table:table-cell>
          <table:table-cell office:value-type="string">
            <text:p>aprecomiteapre_observationrecours</text:p>
          </table:table-cell>
          <table:table-cell office:value-type="string">
            <text:p>aprecomiteapre_observationrecours</text:p>
          </table:table-cell>
          <table:table-cell office:value-type="string">
            <text:p>aprecomiteapre_observationrecours</text:p>
          </table:table-cell>
          <table:table-cell office:value-type="string">
            <text:p>aprecomiteapre_observationrecours</text:p>
          </table:table-cell>
          <table:table-cell table:number-columns-repeated="1019"/>
        </table:table-row>
        <table:table-row table:style-name="ro3">
          <table:table-cell office:value-type="string">
            <text:p>aprecomiteapre_daterecours</text:p>
          </table:table-cell>
          <table:table-cell office:value-type="string">
            <text:p>aprecomiteapre_daterecours</text:p>
          </table:table-cell>
          <table:table-cell office:value-type="string">
            <text:p>aprecomiteapre_daterecours</text:p>
          </table:table-cell>
          <table:table-cell office:value-type="string">
            <text:p>aprecomiteapre_daterecours</text:p>
          </table:table-cell>
          <table:table-cell office:value-type="string">
            <text:p>aprecomiteapre_daterecours</text:p>
          </table:table-cell>
          <table:table-cell table:number-columns-repeated="1019"/>
        </table:table-row>
        <table:table-row table:style-name="ro3">
          <table:table-cell office:value-type="string">
            <text:p>aprecomiteapre_comite_pcd_id</text:p>
          </table:table-cell>
          <table:table-cell office:value-type="string">
            <text:p>aprecomiteapre_comite_pcd_id</text:p>
          </table:table-cell>
          <table:table-cell office:value-type="string">
            <text:p>aprecomiteapre_comite_pcd_id</text:p>
          </table:table-cell>
          <table:table-cell office:value-type="string">
            <text:p>aprecomiteapre_comite_pcd_id</text:p>
          </table:table-cell>
          <table:table-cell office:value-type="string">
            <text:p>aprecomiteapre_comite_pcd_id</text:p>
          </table:table-cell>
          <table:table-cell table:number-columns-repeated="1019"/>
        </table:table-row>
        <table:table-row table:style-name="ro3">
          <table:table-cell office:value-type="string">
            <text:p>apre_id</text:p>
          </table:table-cell>
          <table:table-cell office:value-type="string">
            <text:p>apre_id</text:p>
          </table:table-cell>
          <table:table-cell office:value-type="string">
            <text:p>apre_id</text:p>
          </table:table-cell>
          <table:table-cell office:value-type="string">
            <text:p>apre_id</text:p>
          </table:table-cell>
          <table:table-cell office:value-type="string">
            <text:p>apre_id</text:p>
          </table:table-cell>
          <table:table-cell table:number-columns-repeated="1019"/>
        </table:table-row>
        <table:table-row table:style-name="ro3">
          <table:table-cell office:value-type="string">
            <text:p>apre_personne_id</text:p>
          </table:table-cell>
          <table:table-cell office:value-type="string">
            <text:p>apre_personne_id</text:p>
          </table:table-cell>
          <table:table-cell office:value-type="string">
            <text:p>apre_personne_id</text:p>
          </table:table-cell>
          <table:table-cell office:value-type="string">
            <text:p>apre_personne_id</text:p>
          </table:table-cell>
          <table:table-cell office:value-type="string">
            <text:p>apre_personne_id</text:p>
          </table:table-cell>
          <table:table-cell table:number-columns-repeated="1019"/>
        </table:table-row>
        <table:table-row table:style-name="ro3">
          <table:table-cell office:value-type="string">
            <text:p>apre_numeroapre</text:p>
          </table:table-cell>
          <table:table-cell office:value-type="string">
            <text:p>apre_numeroapre</text:p>
          </table:table-cell>
          <table:table-cell office:value-type="string">
            <text:p>apre_numeroapre</text:p>
          </table:table-cell>
          <table:table-cell office:value-type="string">
            <text:p>apre_numeroapre</text:p>
          </table:table-cell>
          <table:table-cell office:value-type="string">
            <text:p>apre_numeroapre</text:p>
          </table:table-cell>
          <table:table-cell table:number-columns-repeated="1019"/>
        </table:table-row>
        <table:table-row table:style-name="ro3">
          <table:table-cell office:value-type="string">
            <text:p>apre_typedemandeapre</text:p>
          </table:table-cell>
          <table:table-cell office:value-type="string">
            <text:p>apre_typedemandeapre</text:p>
          </table:table-cell>
          <table:table-cell office:value-type="string">
            <text:p>apre_typedemandeapre</text:p>
          </table:table-cell>
          <table:table-cell office:value-type="string">
            <text:p>apre_typedemandeapre</text:p>
          </table:table-cell>
          <table:table-cell office:value-type="string">
            <text:p>apre_typedemandeapre</text:p>
          </table:table-cell>
          <table:table-cell table:number-columns-repeated="1019"/>
        </table:table-row>
        <table:table-row table:style-name="ro3">
          <table:table-cell office:value-type="string">
            <text:p>apre_datedemandeapre</text:p>
          </table:table-cell>
          <table:table-cell office:value-type="string">
            <text:p>apre_datedemandeapre</text:p>
          </table:table-cell>
          <table:table-cell office:value-type="string">
            <text:p>apre_datedemandeapre</text:p>
          </table:table-cell>
          <table:table-cell office:value-type="string">
            <text:p>apre_datedemandeapre</text:p>
          </table:table-cell>
          <table:table-cell office:value-type="string">
            <text:p>apre_datedemandeapre</text:p>
          </table:table-cell>
          <table:table-cell table:number-columns-repeated="1019"/>
        </table:table-row>
        <table:table-row table:style-name="ro3">
          <table:table-cell office:value-type="string">
            <text:p>apre_naturelogement</text:p>
          </table:table-cell>
          <table:table-cell office:value-type="string">
            <text:p>apre_naturelogement</text:p>
          </table:table-cell>
          <table:table-cell office:value-type="string">
            <text:p>apre_naturelogement</text:p>
          </table:table-cell>
          <table:table-cell office:value-type="string">
            <text:p>apre_naturelogement</text:p>
          </table:table-cell>
          <table:table-cell office:value-type="string">
            <text:p>apre_naturelogement</text:p>
          </table:table-cell>
          <table:table-cell table:number-columns-repeated="1019"/>
        </table:table-row>
        <table:table-row table:style-name="ro3">
          <table:table-cell office:value-type="string">
            <text:p>apre_precisionsautrelogement</text:p>
          </table:table-cell>
          <table:table-cell office:value-type="string">
            <text:p>apre_precisionsautrelogement</text:p>
          </table:table-cell>
          <table:table-cell office:value-type="string">
            <text:p>apre_precisionsautrelogement</text:p>
          </table:table-cell>
          <table:table-cell office:value-type="string">
            <text:p>apre_precisionsautrelogement</text:p>
          </table:table-cell>
          <table:table-cell office:value-type="string">
            <text:p>apre_precisionsautrelogement</text:p>
          </table:table-cell>
          <table:table-cell table:number-columns-repeated="1019"/>
        </table:table-row>
        <table:table-row table:style-name="ro3">
          <table:table-cell office:value-type="string">
            <text:p>apre_anciennetepoleemploi</text:p>
          </table:table-cell>
          <table:table-cell office:value-type="string">
            <text:p>apre_anciennetepoleemploi</text:p>
          </table:table-cell>
          <table:table-cell office:value-type="string">
            <text:p>apre_anciennetepoleemploi</text:p>
          </table:table-cell>
          <table:table-cell office:value-type="string">
            <text:p>apre_anciennetepoleemploi</text:p>
          </table:table-cell>
          <table:table-cell office:value-type="string">
            <text:p>apre_anciennetepoleemploi</text:p>
          </table:table-cell>
          <table:table-cell table:number-columns-repeated="1019"/>
        </table:table-row>
        <table:table-row table:style-name="ro3">
          <table:table-cell office:value-type="string">
            <text:p>apre_projetprofessionnel</text:p>
          </table:table-cell>
          <table:table-cell office:value-type="string">
            <text:p>apre_projetprofessionnel</text:p>
          </table:table-cell>
          <table:table-cell office:value-type="string">
            <text:p>apre_projetprofessionnel</text:p>
          </table:table-cell>
          <table:table-cell office:value-type="string">
            <text:p>apre_projetprofessionnel</text:p>
          </table:table-cell>
          <table:table-cell office:value-type="string">
            <text:p>apre_projetprofessionnel</text:p>
          </table:table-cell>
          <table:table-cell table:number-columns-repeated="1019"/>
        </table:table-row>
        <table:table-row table:style-name="ro3">
          <table:table-cell office:value-type="string">
            <text:p>apre_secteurprofessionnel</text:p>
          </table:table-cell>
          <table:table-cell office:value-type="string">
            <text:p>apre_secteurprofessionnel</text:p>
          </table:table-cell>
          <table:table-cell office:value-type="string">
            <text:p>apre_secteurprofessionnel</text:p>
          </table:table-cell>
          <table:table-cell office:value-type="string">
            <text:p>apre_secteurprofessionnel</text:p>
          </table:table-cell>
          <table:table-cell office:value-type="string">
            <text:p>apre_secteurprofessionnel</text:p>
          </table:table-cell>
          <table:table-cell table:number-columns-repeated="1019"/>
        </table:table-row>
        <table:table-row table:style-name="ro3">
          <table:table-cell office:value-type="string">
            <text:p>apre_activitebeneficiaire</text:p>
          </table:table-cell>
          <table:table-cell office:value-type="string">
            <text:p>apre_activitebeneficiaire</text:p>
          </table:table-cell>
          <table:table-cell office:value-type="string">
            <text:p>apre_activitebeneficiaire</text:p>
          </table:table-cell>
          <table:table-cell office:value-type="string">
            <text:p>apre_activitebeneficiaire</text:p>
          </table:table-cell>
          <table:table-cell office:value-type="string">
            <text:p>apre_activitebeneficiaire</text:p>
          </table:table-cell>
          <table:table-cell table:number-columns-repeated="1019"/>
        </table:table-row>
        <table:table-row table:style-name="ro3">
          <table:table-cell office:value-type="string">
            <text:p>apre_dateentreeemploi</text:p>
          </table:table-cell>
          <table:table-cell office:value-type="string">
            <text:p>apre_dateentreeemploi</text:p>
          </table:table-cell>
          <table:table-cell office:value-type="string">
            <text:p>apre_dateentreeemploi</text:p>
          </table:table-cell>
          <table:table-cell office:value-type="string">
            <text:p>apre_dateentreeemploi</text:p>
          </table:table-cell>
          <table:table-cell office:value-type="string">
            <text:p>apre_dateentreeemploi</text:p>
          </table:table-cell>
          <table:table-cell table:number-columns-repeated="1019"/>
        </table:table-row>
        <table:table-row table:style-name="ro3">
          <table:table-cell office:value-type="string">
            <text:p>apre_typecontrat</text:p>
          </table:table-cell>
          <table:table-cell office:value-type="string">
            <text:p>apre_typecontrat</text:p>
          </table:table-cell>
          <table:table-cell office:value-type="string">
            <text:p>apre_typecontrat</text:p>
          </table:table-cell>
          <table:table-cell office:value-type="string">
            <text:p>apre_typecontrat</text:p>
          </table:table-cell>
          <table:table-cell office:value-type="string">
            <text:p>apre_typecontrat</text:p>
          </table:table-cell>
          <table:table-cell table:number-columns-repeated="1019"/>
        </table:table-row>
        <table:table-row table:style-name="ro3">
          <table:table-cell office:value-type="string">
            <text:p>apre_precisionsautrecontrat</text:p>
          </table:table-cell>
          <table:table-cell office:value-type="string">
            <text:p>apre_precisionsautrecontrat</text:p>
          </table:table-cell>
          <table:table-cell office:value-type="string">
            <text:p>apre_precisionsautrecontrat</text:p>
          </table:table-cell>
          <table:table-cell office:value-type="string">
            <text:p>apre_precisionsautrecontrat</text:p>
          </table:table-cell>
          <table:table-cell office:value-type="string">
            <text:p>apre_precisionsautrecontrat</text:p>
          </table:table-cell>
          <table:table-cell table:number-columns-repeated="1019"/>
        </table:table-row>
        <table:table-row table:style-name="ro3">
          <table:table-cell office:value-type="string">
            <text:p>apre_nbheurestravaillees</text:p>
          </table:table-cell>
          <table:table-cell office:value-type="string">
            <text:p>apre_nbheurestravaillees</text:p>
          </table:table-cell>
          <table:table-cell office:value-type="string">
            <text:p>apre_nbheurestravaillees</text:p>
          </table:table-cell>
          <table:table-cell office:value-type="string">
            <text:p>apre_nbheurestravaillees</text:p>
          </table:table-cell>
          <table:table-cell office:value-type="string">
            <text:p>apre_nbheurestravaillees</text:p>
          </table:table-cell>
          <table:table-cell table:number-columns-repeated="1019"/>
        </table:table-row>
        <table:table-row table:style-name="ro3">
          <table:table-cell office:value-type="string">
            <text:p>apre_nomemployeur</text:p>
          </table:table-cell>
          <table:table-cell office:value-type="string">
            <text:p>apre_nomemployeur</text:p>
          </table:table-cell>
          <table:table-cell office:value-type="string">
            <text:p>apre_nomemployeur</text:p>
          </table:table-cell>
          <table:table-cell office:value-type="string">
            <text:p>apre_nomemployeur</text:p>
          </table:table-cell>
          <table:table-cell office:value-type="string">
            <text:p>apre_nomemployeur</text:p>
          </table:table-cell>
          <table:table-cell table:number-columns-repeated="1019"/>
        </table:table-row>
        <table:table-row table:style-name="ro3">
          <table:table-cell office:value-type="string">
            <text:p>apre_adresseemployeur</text:p>
          </table:table-cell>
          <table:table-cell office:value-type="string">
            <text:p>apre_adresseemployeur</text:p>
          </table:table-cell>
          <table:table-cell office:value-type="string">
            <text:p>apre_adresseemployeur</text:p>
          </table:table-cell>
          <table:table-cell office:value-type="string">
            <text:p>apre_adresseemployeur</text:p>
          </table:table-cell>
          <table:table-cell office:value-type="string">
            <text:p>apre_adresseemployeur</text:p>
          </table:table-cell>
          <table:table-cell table:number-columns-repeated="1019"/>
        </table:table-row>
        <table:table-row table:style-name="ro3">
          <table:table-cell office:value-type="string">
            <text:p>apre_quota</text:p>
          </table:table-cell>
          <table:table-cell office:value-type="string">
            <text:p>apre_quota</text:p>
          </table:table-cell>
          <table:table-cell office:value-type="string">
            <text:p>apre_quota</text:p>
          </table:table-cell>
          <table:table-cell office:value-type="string">
            <text:p>apre_quota</text:p>
          </table:table-cell>
          <table:table-cell office:value-type="string">
            <text:p>apre_quota</text:p>
          </table:table-cell>
          <table:table-cell table:number-columns-repeated="1019"/>
        </table:table-row>
        <table:table-row table:style-name="ro3">
          <table:table-cell office:value-type="string">
            <text:p>apre_derogation</text:p>
          </table:table-cell>
          <table:table-cell office:value-type="string">
            <text:p>apre_derogation</text:p>
          </table:table-cell>
          <table:table-cell office:value-type="string">
            <text:p>apre_derogation</text:p>
          </table:table-cell>
          <table:table-cell office:value-type="string">
            <text:p>apre_derogation</text:p>
          </table:table-cell>
          <table:table-cell office:value-type="string">
            <text:p>apre_derogation</text:p>
          </table:table-cell>
          <table:table-cell table:number-columns-repeated="1019"/>
        </table:table-row>
        <table:table-row table:style-name="ro3">
          <table:table-cell office:value-type="string">
            <text:p>apre_avistechreferent</text:p>
          </table:table-cell>
          <table:table-cell office:value-type="string">
            <text:p>apre_avistechreferent</text:p>
          </table:table-cell>
          <table:table-cell office:value-type="string">
            <text:p>apre_avistechreferent</text:p>
          </table:table-cell>
          <table:table-cell office:value-type="string">
            <text:p>apre_avistechreferent</text:p>
          </table:table-cell>
          <table:table-cell office:value-type="string">
            <text:p>apre_avistechreferent</text:p>
          </table:table-cell>
          <table:table-cell table:number-columns-repeated="1019"/>
        </table:table-row>
        <table:table-row table:style-name="ro3">
          <table:table-cell office:value-type="string">
            <text:p>apre_etatdossierapre</text:p>
          </table:table-cell>
          <table:table-cell office:value-type="string">
            <text:p>apre_etatdossierapre</text:p>
          </table:table-cell>
          <table:table-cell office:value-type="string">
            <text:p>apre_etatdossierapre</text:p>
          </table:table-cell>
          <table:table-cell office:value-type="string">
            <text:p>apre_etatdossierapre</text:p>
          </table:table-cell>
          <table:table-cell office:value-type="string">
            <text:p>apre_etatdossierapre</text:p>
          </table:table-cell>
          <table:table-cell table:number-columns-repeated="1019"/>
        </table:table-row>
        <table:table-row table:style-name="ro3">
          <table:table-cell office:value-type="string">
            <text:p>apre_eligibiliteapre</text:p>
          </table:table-cell>
          <table:table-cell office:value-type="string">
            <text:p>apre_eligibiliteapre</text:p>
          </table:table-cell>
          <table:table-cell office:value-type="string">
            <text:p>apre_eligibiliteapre</text:p>
          </table:table-cell>
          <table:table-cell office:value-type="string">
            <text:p>apre_eligibiliteapre</text:p>
          </table:table-cell>
          <table:table-cell office:value-type="string">
            <text:p>apre_eligibiliteapre</text:p>
          </table:table-cell>
          <table:table-cell table:number-columns-repeated="1019"/>
        </table:table-row>
        <table:table-row table:style-name="ro3">
          <table:table-cell office:value-type="string">
            <text:p>apre_mtforfait</text:p>
          </table:table-cell>
          <table:table-cell office:value-type="string">
            <text:p>apre_mtforfait</text:p>
          </table:table-cell>
          <table:table-cell office:value-type="string">
            <text:p>apre_mtforfait</text:p>
          </table:table-cell>
          <table:table-cell office:value-type="string">
            <text:p>apre_mtforfait</text:p>
          </table:table-cell>
          <table:table-cell office:value-type="string">
            <text:p>apre_mtforfait</text:p>
          </table:table-cell>
          <table:table-cell table:number-columns-repeated="1019"/>
        </table:table-row>
        <table:table-row table:style-name="ro3">
          <table:table-cell office:value-type="string">
            <text:p>apre_secteuractivite</text:p>
          </table:table-cell>
          <table:table-cell office:value-type="string">
            <text:p>apre_secteuractivite</text:p>
          </table:table-cell>
          <table:table-cell office:value-type="string">
            <text:p>apre_secteuractivite</text:p>
          </table:table-cell>
          <table:table-cell office:value-type="string">
            <text:p>apre_secteuractivite</text:p>
          </table:table-cell>
          <table:table-cell office:value-type="string">
            <text:p>apre_secteuractivite</text:p>
          </table:table-cell>
          <table:table-cell table:number-columns-repeated="1019"/>
        </table:table-row>
        <table:table-row table:style-name="ro3">
          <table:table-cell office:value-type="string">
            <text:p>apre_nbenf12</text:p>
          </table:table-cell>
          <table:table-cell office:value-type="string">
            <text:p>apre_nbenf12</text:p>
          </table:table-cell>
          <table:table-cell office:value-type="string">
            <text:p>apre_nbenf12</text:p>
          </table:table-cell>
          <table:table-cell office:value-type="string">
            <text:p>apre_nbenf12</text:p>
          </table:table-cell>
          <table:table-cell office:value-type="string">
            <text:p>apre_nbenf12</text:p>
          </table:table-cell>
          <table:table-cell table:number-columns-repeated="1019"/>
        </table:table-row>
        <table:table-row table:style-name="ro3">
          <table:table-cell office:value-type="string">
            <text:p>apre_statutapre</text:p>
          </table:table-cell>
          <table:table-cell office:value-type="string">
            <text:p>apre_statutapre</text:p>
          </table:table-cell>
          <table:table-cell office:value-type="string">
            <text:p>apre_statutapre</text:p>
          </table:table-cell>
          <table:table-cell office:value-type="string">
            <text:p>apre_statutapre</text:p>
          </table:table-cell>
          <table:table-cell office:value-type="string">
            <text:p>apre_statutapre</text:p>
          </table:table-cell>
          <table:table-cell table:number-columns-repeated="1019"/>
        </table:table-row>
        <table:table-row table:style-name="ro3">
          <table:table-cell office:value-type="string">
            <text:p>apre_justificatif</text:p>
          </table:table-cell>
          <table:table-cell office:value-type="string">
            <text:p>apre_justificatif</text:p>
          </table:table-cell>
          <table:table-cell office:value-type="string">
            <text:p>apre_justificatif</text:p>
          </table:table-cell>
          <table:table-cell office:value-type="string">
            <text:p>apre_justificatif</text:p>
          </table:table-cell>
          <table:table-cell office:value-type="string">
            <text:p>apre_justificatif</text:p>
          </table:table-cell>
          <table:table-cell table:number-columns-repeated="1019"/>
        </table:table-row>
        <table:table-row table:style-name="ro3">
          <table:table-cell office:value-type="string">
            <text:p>apre_structurereferente_id</text:p>
          </table:table-cell>
          <table:table-cell office:value-type="string">
            <text:p>apre_structurereferente_id</text:p>
          </table:table-cell>
          <table:table-cell office:value-type="string">
            <text:p>apre_structurereferente_id</text:p>
          </table:table-cell>
          <table:table-cell office:value-type="string">
            <text:p>apre_structurereferente_id</text:p>
          </table:table-cell>
          <table:table-cell office:value-type="string">
            <text:p>apre_structurereferente_id</text:p>
          </table:table-cell>
          <table:table-cell table:number-columns-repeated="1019"/>
        </table:table-row>
        <table:table-row table:style-name="ro3">
          <table:table-cell office:value-type="string">
            <text:p>apre_referent_id</text:p>
          </table:table-cell>
          <table:table-cell office:value-type="string">
            <text:p>apre_referent_id</text:p>
          </table:table-cell>
          <table:table-cell office:value-type="string">
            <text:p>apre_referent_id</text:p>
          </table:table-cell>
          <table:table-cell office:value-type="string">
            <text:p>apre_referent_id</text:p>
          </table:table-cell>
          <table:table-cell office:value-type="string">
            <text:p>apre_referent_id</text:p>
          </table:table-cell>
          <table:table-cell table:number-columns-repeated="1019"/>
        </table:table-row>
        <table:table-row table:style-name="ro3">
          <table:table-cell office:value-type="string">
            <text:p>apre_montantaverser</text:p>
          </table:table-cell>
          <table:table-cell office:value-type="string">
            <text:p>apre_montantaverser</text:p>
          </table:table-cell>
          <table:table-cell office:value-type="string">
            <text:p>apre_montantaverser</text:p>
          </table:table-cell>
          <table:table-cell office:value-type="string">
            <text:p>apre_montantaverser</text:p>
          </table:table-cell>
          <table:table-cell office:value-type="string">
            <text:p>apre_montantaverser</text:p>
          </table:table-cell>
          <table:table-cell table:number-columns-repeated="1019"/>
        </table:table-row>
        <table:table-row table:style-name="ro3">
          <table:table-cell office:value-type="string">
            <text:p>apre_nbpaiementsouhait</text:p>
          </table:table-cell>
          <table:table-cell office:value-type="string">
            <text:p>apre_nbpaiementsouhait</text:p>
          </table:table-cell>
          <table:table-cell office:value-type="string">
            <text:p>apre_nbpaiementsouhait</text:p>
          </table:table-cell>
          <table:table-cell office:value-type="string">
            <text:p>apre_nbpaiementsouhait</text:p>
          </table:table-cell>
          <table:table-cell office:value-type="string">
            <text:p>apre_nbpaiementsouhait</text:p>
          </table:table-cell>
          <table:table-cell table:number-columns-repeated="1019"/>
        </table:table-row>
        <table:table-row table:style-name="ro3">
          <table:table-cell office:value-type="string">
            <text:p>apre_montantdejaverse</text:p>
          </table:table-cell>
          <table:table-cell office:value-type="string">
            <text:p>apre_montantdejaverse</text:p>
          </table:table-cell>
          <table:table-cell office:value-type="string">
            <text:p>apre_montantdejaverse</text:p>
          </table:table-cell>
          <table:table-cell office:value-type="string">
            <text:p>apre_montantdejaverse</text:p>
          </table:table-cell>
          <table:table-cell office:value-type="string">
            <text:p>apre_montantdejaverse</text:p>
          </table:table-cell>
          <table:table-cell table:number-columns-repeated="1019"/>
        </table:table-row>
        <table:table-row table:style-name="ro3">
          <table:table-cell office:value-type="string">
            <text:p>apre_natureaide</text:p>
          </table:table-cell>
          <table:table-cell office:value-type="string">
            <text:p>apre_natureaide</text:p>
          </table:table-cell>
          <table:table-cell office:value-type="string">
            <text:p>apre_natureaide</text:p>
          </table:table-cell>
          <table:table-cell office:value-type="string">
            <text:p>apre_natureaide</text:p>
          </table:table-cell>
          <table:table-cell office:value-type="string">
            <text:p>apre_natureaide</text:p>
          </table:table-cell>
          <table:table-cell table:number-columns-repeated="1019"/>
        </table:table-row>
        <table:table-row table:style-name="ro3">
          <table:table-cell table:number-columns-repeated="5" office:value-type="string">
            <text:p>personne_id</text:p>
          </table:table-cell>
          <table:table-cell table:number-columns-repeated="1019"/>
        </table:table-row>
        <table:table-row table:style-name="ro3">
          <table:table-cell table:number-columns-repeated="5" office:value-type="string">
            <text:p>personne_foyer_id</text:p>
          </table:table-cell>
          <table:table-cell table:number-columns-repeated="1019"/>
        </table:table-row>
        <table:table-row table:style-name="ro3">
          <table:table-cell office:value-type="string">
            <text:p>personne_qual</text:p>
          </table:table-cell>
          <table:table-cell office:value-type="string">
            <text:p>personne_qual</text:p>
          </table:table-cell>
          <table:table-cell office:value-type="string">
            <text:p>personne_qual</text:p>
          </table:table-cell>
          <table:table-cell office:value-type="string">
            <text:p>personne_qual</text:p>
          </table:table-cell>
          <table:table-cell office:value-type="string">
            <text:p>personne_qual</text:p>
          </table:table-cell>
          <table:table-cell table:number-columns-repeated="1019"/>
        </table:table-row>
        <table:table-row table:style-name="ro3">
          <table:table-cell table:number-columns-repeated="5" office:value-type="string">
            <text:p>personne_nom</text:p>
          </table:table-cell>
          <table:table-cell table:number-columns-repeated="1019"/>
        </table:table-row>
        <table:table-row table:style-name="ro3">
          <table:table-cell office:value-type="string">
            <text:p>personne_prenom</text:p>
          </table:table-cell>
          <table:table-cell office:value-type="string">
            <text:p>personne_prenom</text:p>
          </table:table-cell>
          <table:table-cell office:value-type="string">
            <text:p>personne_prenom</text:p>
          </table:table-cell>
          <table:table-cell office:value-type="string">
            <text:p>personne_prenom</text:p>
          </table:table-cell>
          <table:table-cell office:value-type="string">
            <text:p>personne_prenom</text:p>
          </table:table-cell>
          <table:table-cell table:number-columns-repeated="1019"/>
        </table:table-row>
        <table:table-row table:style-name="ro3">
          <table:table-cell office:value-type="string">
            <text:p>personne_nomnai</text:p>
          </table:table-cell>
          <table:table-cell office:value-type="string">
            <text:p>personne_nomnai</text:p>
          </table:table-cell>
          <table:table-cell office:value-type="string">
            <text:p>personne_nomnai</text:p>
          </table:table-cell>
          <table:table-cell office:value-type="string">
            <text:p>personne_nomnai</text:p>
          </table:table-cell>
          <table:table-cell office:value-type="string">
            <text:p>personne_nomnai</text:p>
          </table:table-cell>
          <table:table-cell table:number-columns-repeated="1019"/>
        </table:table-row>
        <table:table-row table:style-name="ro3">
          <table:table-cell table:number-columns-repeated="5" office:value-type="string">
            <text:p>personne_prenom2</text:p>
          </table:table-cell>
          <table:table-cell table:number-columns-repeated="1019"/>
        </table:table-row>
        <table:table-row table:style-name="ro3">
          <table:table-cell table:number-columns-repeated="5" office:value-type="string">
            <text:p>personne_prenom3</text:p>
          </table:table-cell>
          <table:table-cell table:number-columns-repeated="1019"/>
        </table:table-row>
        <table:table-row table:style-name="ro3">
          <table:table-cell office:value-type="string">
            <text:p>personne_nomcomnai</text:p>
          </table:table-cell>
          <table:table-cell office:value-type="string">
            <text:p>personne_nomcomnai</text:p>
          </table:table-cell>
          <table:table-cell office:value-type="string">
            <text:p>personne_nomcomnai</text:p>
          </table:table-cell>
          <table:table-cell office:value-type="string">
            <text:p>personne_nomcomnai</text:p>
          </table:table-cell>
          <table:table-cell office:value-type="string">
            <text:p>personne_nomcomnai</text:p>
          </table:table-cell>
          <table:table-cell table:number-columns-repeated="1019"/>
        </table:table-row>
        <table:table-row table:style-name="ro3">
          <table:table-cell office:value-type="string">
            <text:p>personne_dtnai</text:p>
          </table:table-cell>
          <table:table-cell office:value-type="string">
            <text:p>personne_dtnai</text:p>
          </table:table-cell>
          <table:table-cell office:value-type="string">
            <text:p>personne_dtnai</text:p>
          </table:table-cell>
          <table:table-cell office:value-type="string">
            <text:p>personne_dtnai</text:p>
          </table:table-cell>
          <table:table-cell office:value-type="string">
            <text:p>personne_dtnai</text:p>
          </table:table-cell>
          <table:table-cell table:number-columns-repeated="1019"/>
        </table:table-row>
        <table:table-row table:style-name="ro3">
          <table:table-cell office:value-type="string">
            <text:p>personne_rgnai</text:p>
          </table:table-cell>
          <table:table-cell office:value-type="string">
            <text:p>personne_rgnai</text:p>
          </table:table-cell>
          <table:table-cell office:value-type="string">
            <text:p>personne_rgnai</text:p>
          </table:table-cell>
          <table:table-cell office:value-type="string">
            <text:p>personne_rgnai</text:p>
          </table:table-cell>
          <table:table-cell office:value-type="string">
            <text:p>personne_rgnai</text:p>
          </table:table-cell>
          <table:table-cell table:number-columns-repeated="1019"/>
        </table:table-row>
        <table:table-row table:style-name="ro3">
          <table:table-cell office:value-type="string">
            <text:p>personne_typedtnai</text:p>
          </table:table-cell>
          <table:table-cell office:value-type="string">
            <text:p>personne_typedtnai</text:p>
          </table:table-cell>
          <table:table-cell office:value-type="string">
            <text:p>personne_typedtnai</text:p>
          </table:table-cell>
          <table:table-cell office:value-type="string">
            <text:p>personne_typedtnai</text:p>
          </table:table-cell>
          <table:table-cell office:value-type="string">
            <text:p>personne_typedtnai</text:p>
          </table:table-cell>
          <table:table-cell table:number-columns-repeated="1019"/>
        </table:table-row>
        <table:table-row table:style-name="ro3">
          <table:table-cell office:value-type="string">
            <text:p>personne_nir</text:p>
          </table:table-cell>
          <table:table-cell office:value-type="string">
            <text:p>personne_nir</text:p>
          </table:table-cell>
          <table:table-cell office:value-type="string">
            <text:p>personne_nir</text:p>
          </table:table-cell>
          <table:table-cell office:value-type="string">
            <text:p>personne_nir</text:p>
          </table:table-cell>
          <table:table-cell office:value-type="string">
            <text:p>personne_nir</text:p>
          </table:table-cell>
          <table:table-cell table:number-columns-repeated="1019"/>
        </table:table-row>
        <table:table-row table:style-name="ro3">
          <table:table-cell office:value-type="string">
            <text:p>personne_topvalec</text:p>
          </table:table-cell>
          <table:table-cell office:value-type="string">
            <text:p>personne_topvalec</text:p>
          </table:table-cell>
          <table:table-cell office:value-type="string">
            <text:p>personne_topvalec</text:p>
          </table:table-cell>
          <table:table-cell office:value-type="string">
            <text:p>personne_topvalec</text:p>
          </table:table-cell>
          <table:table-cell office:value-type="string">
            <text:p>personne_topvalec</text:p>
          </table:table-cell>
          <table:table-cell table:number-columns-repeated="1019"/>
        </table:table-row>
        <table:table-row table:style-name="ro3">
          <table:table-cell table:number-columns-repeated="5" office:value-type="string">
            <text:p>personne_sexe</text:p>
          </table:table-cell>
          <table:table-cell table:number-columns-repeated="1019"/>
        </table:table-row>
        <table:table-row table:style-name="ro3">
          <table:table-cell office:value-type="string">
            <text:p>personne_nati</text:p>
          </table:table-cell>
          <table:table-cell office:value-type="string">
            <text:p>personne_nati</text:p>
          </table:table-cell>
          <table:table-cell office:value-type="string">
            <text:p>personne_nati</text:p>
          </table:table-cell>
          <table:table-cell office:value-type="string">
            <text:p>personne_nati</text:p>
          </table:table-cell>
          <table:table-cell office:value-type="string">
            <text:p>personne_nati</text:p>
          </table:table-cell>
          <table:table-cell table:number-columns-repeated="1019"/>
        </table:table-row>
        <table:table-row table:style-name="ro3">
          <table:table-cell office:value-type="string">
            <text:p>personne_dtnati</text:p>
          </table:table-cell>
          <table:table-cell office:value-type="string">
            <text:p>personne_dtnati</text:p>
          </table:table-cell>
          <table:table-cell office:value-type="string">
            <text:p>personne_dtnati</text:p>
          </table:table-cell>
          <table:table-cell office:value-type="string">
            <text:p>personne_dtnati</text:p>
          </table:table-cell>
          <table:table-cell office:value-type="string">
            <text:p>personne_dtnati</text:p>
          </table:table-cell>
          <table:table-cell table:number-columns-repeated="1019"/>
        </table:table-row>
        <table:table-row table:style-name="ro3">
          <table:table-cell office:value-type="string">
            <text:p>personne_pieecpres</text:p>
          </table:table-cell>
          <table:table-cell office:value-type="string">
            <text:p>personne_pieecpres</text:p>
          </table:table-cell>
          <table:table-cell office:value-type="string">
            <text:p>personne_pieecpres</text:p>
          </table:table-cell>
          <table:table-cell office:value-type="string">
            <text:p>personne_pieecpres</text:p>
          </table:table-cell>
          <table:table-cell office:value-type="string">
            <text:p>personne_pieecpres</text:p>
          </table:table-cell>
          <table:table-cell table:number-columns-repeated="1019"/>
        </table:table-row>
        <table:table-row table:style-name="ro3">
          <table:table-cell office:value-type="string">
            <text:p>personne_idassedic</text:p>
          </table:table-cell>
          <table:table-cell office:value-type="string">
            <text:p>personne_idassedic</text:p>
          </table:table-cell>
          <table:table-cell office:value-type="string">
            <text:p>personne_idassedic</text:p>
          </table:table-cell>
          <table:table-cell office:value-type="string">
            <text:p>personne_idassedic</text:p>
          </table:table-cell>
          <table:table-cell office:value-type="string">
            <text:p>personne_idassedic</text:p>
          </table:table-cell>
          <table:table-cell table:number-columns-repeated="1019"/>
        </table:table-row>
        <table:table-row table:style-name="ro3">
          <table:table-cell table:number-columns-repeated="5" office:value-type="string">
            <text:p>personne_nom_complet</text:p>
          </table:table-cell>
          <table:table-cell table:number-columns-repeated="1019"/>
        </table:table-row>
        <table:table-row table:style-name="ro3">
          <table:table-cell office:value-type="string">
            <text:p>structurereferente_id</text:p>
          </table:table-cell>
          <table:table-cell office:value-type="string">
            <text:p>structurereferente_id</text:p>
          </table:table-cell>
          <table:table-cell office:value-type="string">
            <text:p>structurereferente_id</text:p>
          </table:table-cell>
          <table:table-cell office:value-type="string">
            <text:p>structurereferente_id</text:p>
          </table:table-cell>
          <table:table-cell office:value-type="string">
            <text:p>structurereferente_id</text:p>
          </table:table-cell>
          <table:table-cell table:number-columns-repeated="1019"/>
        </table:table-row>
        <table:table-row table:style-name="ro3">
          <table:table-cell office:value-type="string">
            <text:p>structurereferente_typeorient_id</text:p>
          </table:table-cell>
          <table:table-cell office:value-type="string">
            <text:p>structurereferente_typeorient_id</text:p>
          </table:table-cell>
          <table:table-cell office:value-type="string">
            <text:p>structurereferente_typeorient_id</text:p>
          </table:table-cell>
          <table:table-cell office:value-type="string">
            <text:p>structurereferente_typeorient_id</text:p>
          </table:table-cell>
          <table:table-cell office:value-type="string">
            <text:p>structurereferente_typeorient_id</text:p>
          </table:table-cell>
          <table:table-cell table:number-columns-repeated="1019"/>
        </table:table-row>
        <table:table-row table:style-name="ro3">
          <table:table-cell office:value-type="string">
            <text:p>structurereferente_lib_struc</text:p>
          </table:table-cell>
          <table:table-cell office:value-type="string">
            <text:p>structurereferente_lib_struc</text:p>
          </table:table-cell>
          <table:table-cell office:value-type="string">
            <text:p>structurereferente_lib_struc</text:p>
          </table:table-cell>
          <table:table-cell office:value-type="string">
            <text:p>structurereferente_lib_struc</text:p>
          </table:table-cell>
          <table:table-cell office:value-type="string">
            <text:p>structurereferente_lib_struc</text:p>
          </table:table-cell>
          <table:table-cell table:number-columns-repeated="1019"/>
        </table:table-row>
        <table:table-row table:style-name="ro3">
          <table:table-cell office:value-type="string">
            <text:p>structurereferente_num_voie</text:p>
          </table:table-cell>
          <table:table-cell office:value-type="string">
            <text:p>structurereferente_num_voie</text:p>
          </table:table-cell>
          <table:table-cell office:value-type="string">
            <text:p>structurereferente_num_voie</text:p>
          </table:table-cell>
          <table:table-cell office:value-type="string">
            <text:p>structurereferente_num_voie</text:p>
          </table:table-cell>
          <table:table-cell office:value-type="string">
            <text:p>structurereferente_num_voie</text:p>
          </table:table-cell>
          <table:table-cell table:number-columns-repeated="1019"/>
        </table:table-row>
        <table:table-row table:style-name="ro3">
          <table:table-cell office:value-type="string">
            <text:p>structurereferente_type_voie</text:p>
          </table:table-cell>
          <table:table-cell office:value-type="string">
            <text:p>structurereferente_type_voie</text:p>
          </table:table-cell>
          <table:table-cell office:value-type="string">
            <text:p>structurereferente_type_voie</text:p>
          </table:table-cell>
          <table:table-cell office:value-type="string">
            <text:p>structurereferente_type_voie</text:p>
          </table:table-cell>
          <table:table-cell office:value-type="string">
            <text:p>structurereferente_type_voie</text:p>
          </table:table-cell>
          <table:table-cell table:number-columns-repeated="1019"/>
        </table:table-row>
        <table:table-row table:style-name="ro3">
          <table:table-cell office:value-type="string">
            <text:p>structurereferente_nom_voie</text:p>
          </table:table-cell>
          <table:table-cell office:value-type="string">
            <text:p>structurereferente_nom_voie</text:p>
          </table:table-cell>
          <table:table-cell office:value-type="string">
            <text:p>structurereferente_nom_voie</text:p>
          </table:table-cell>
          <table:table-cell office:value-type="string">
            <text:p>structurereferente_nom_voie</text:p>
          </table:table-cell>
          <table:table-cell office:value-type="string">
            <text:p>structurereferente_nom_voie</text:p>
          </table:table-cell>
          <table:table-cell table:number-columns-repeated="1019"/>
        </table:table-row>
        <table:table-row table:style-name="ro3">
          <table:table-cell office:value-type="string">
            <text:p>structurereferente_code_postal</text:p>
          </table:table-cell>
          <table:table-cell office:value-type="string">
            <text:p>structurereferente_code_postal</text:p>
          </table:table-cell>
          <table:table-cell office:value-type="string">
            <text:p>structurereferente_code_postal</text:p>
          </table:table-cell>
          <table:table-cell office:value-type="string">
            <text:p>structurereferente_code_postal</text:p>
          </table:table-cell>
          <table:table-cell office:value-type="string">
            <text:p>structurereferente_code_postal</text:p>
          </table:table-cell>
          <table:table-cell table:number-columns-repeated="1019"/>
        </table:table-row>
        <table:table-row table:style-name="ro3">
          <table:table-cell office:value-type="string">
            <text:p>structurereferente_ville</text:p>
          </table:table-cell>
          <table:table-cell office:value-type="string">
            <text:p>structurereferente_ville</text:p>
          </table:table-cell>
          <table:table-cell office:value-type="string">
            <text:p>structurereferente_ville</text:p>
          </table:table-cell>
          <table:table-cell office:value-type="string">
            <text:p>structurereferente_ville</text:p>
          </table:table-cell>
          <table:table-cell office:value-type="string">
            <text:p>structurereferente_ville</text:p>
          </table:table-cell>
          <table:table-cell table:number-columns-repeated="1019"/>
        </table:table-row>
        <table:table-row table:style-name="ro3">
          <table:table-cell office:value-type="string">
            <text:p>structurereferente_code_insee</text:p>
          </table:table-cell>
          <table:table-cell office:value-type="string">
            <text:p>structurereferente_code_insee</text:p>
          </table:table-cell>
          <table:table-cell office:value-type="string">
            <text:p>structurereferente_code_insee</text:p>
          </table:table-cell>
          <table:table-cell office:value-type="string">
            <text:p>structurereferente_code_insee</text:p>
          </table:table-cell>
          <table:table-cell office:value-type="string">
            <text:p>structurereferente_code_insee</text:p>
          </table:table-cell>
          <table:table-cell table:number-columns-repeated="1019"/>
        </table:table-row>
        <table:table-row table:style-name="ro3">
          <table:table-cell office:value-type="string">
            <text:p>structurereferente_filtre_zone_geo</text:p>
          </table:table-cell>
          <table:table-cell office:value-type="string">
            <text:p>structurereferente_filtre_zone_geo</text:p>
          </table:table-cell>
          <table:table-cell office:value-type="string">
            <text:p>structurereferente_filtre_zone_geo</text:p>
          </table:table-cell>
          <table:table-cell office:value-type="string">
            <text:p>structurereferente_filtre_zone_geo</text:p>
          </table:table-cell>
          <table:table-cell office:value-type="string">
            <text:p>structurereferente_filtre_zone_geo</text:p>
          </table:table-cell>
          <table:table-cell table:number-columns-repeated="1019"/>
        </table:table-row>
        <table:table-row table:style-name="ro3">
          <table:table-cell office:value-type="string">
            <text:p>structurereferente_contratengagement</text:p>
          </table:table-cell>
          <table:table-cell office:value-type="string">
            <text:p>structurereferente_contratengagement</text:p>
          </table:table-cell>
          <table:table-cell office:value-type="string">
            <text:p>structurereferente_contratengagement</text:p>
          </table:table-cell>
          <table:table-cell office:value-type="string">
            <text:p>structurereferente_contratengagement</text:p>
          </table:table-cell>
          <table:table-cell office:value-type="string">
            <text:p>structurereferente_contratengagement</text:p>
          </table:table-cell>
          <table:table-cell table:number-columns-repeated="1019"/>
        </table:table-row>
        <table:table-row table:style-name="ro3">
          <table:table-cell office:value-type="string">
            <text:p>structurereferente_apre</text:p>
          </table:table-cell>
          <table:table-cell office:value-type="string">
            <text:p>structurereferente_apre</text:p>
          </table:table-cell>
          <table:table-cell office:value-type="string">
            <text:p>structurereferente_apre</text:p>
          </table:table-cell>
          <table:table-cell office:value-type="string">
            <text:p>structurereferente_apre</text:p>
          </table:table-cell>
          <table:table-cell office:value-type="string">
            <text:p>structurereferente_apre</text:p>
          </table:table-cell>
          <table:table-cell table:number-columns-repeated="1019"/>
        </table:table-row>
        <table:table-row table:style-name="ro3">
          <table:table-cell office:value-type="string">
            <text:p>referent_id</text:p>
          </table:table-cell>
          <table:table-cell office:value-type="string">
            <text:p>referent_id</text:p>
          </table:table-cell>
          <table:table-cell office:value-type="string">
            <text:p>referent_id</text:p>
          </table:table-cell>
          <table:table-cell office:value-type="string">
            <text:p>referent_id</text:p>
          </table:table-cell>
          <table:table-cell office:value-type="string">
            <text:p>referent_id</text:p>
          </table:table-cell>
          <table:table-cell table:number-columns-repeated="1019"/>
        </table:table-row>
        <table:table-row table:style-name="ro3">
          <table:table-cell office:value-type="string">
            <text:p>referent_structurereferente_id</text:p>
          </table:table-cell>
          <table:table-cell office:value-type="string">
            <text:p>referent_structurereferente_id</text:p>
          </table:table-cell>
          <table:table-cell office:value-type="string">
            <text:p>referent_structurereferente_id</text:p>
          </table:table-cell>
          <table:table-cell office:value-type="string">
            <text:p>referent_structurereferente_id</text:p>
          </table:table-cell>
          <table:table-cell office:value-type="string">
            <text:p>referent_structurereferente_id</text:p>
          </table:table-cell>
          <table:table-cell table:number-columns-repeated="1019"/>
        </table:table-row>
        <table:table-row table:style-name="ro3">
          <table:table-cell office:value-type="string">
            <text:p>referent_nom</text:p>
          </table:table-cell>
          <table:table-cell office:value-type="string">
            <text:p>referent_nom</text:p>
          </table:table-cell>
          <table:table-cell office:value-type="string">
            <text:p>referent_nom</text:p>
          </table:table-cell>
          <table:table-cell office:value-type="string">
            <text:p>referent_nom</text:p>
          </table:table-cell>
          <table:table-cell office:value-type="string">
            <text:p>referent_nom</text:p>
          </table:table-cell>
          <table:table-cell table:number-columns-repeated="1019"/>
        </table:table-row>
        <table:table-row table:style-name="ro3">
          <table:table-cell office:value-type="string">
            <text:p>referent_prenom</text:p>
          </table:table-cell>
          <table:table-cell office:value-type="string">
            <text:p>referent_prenom</text:p>
          </table:table-cell>
          <table:table-cell office:value-type="string">
            <text:p>referent_prenom</text:p>
          </table:table-cell>
          <table:table-cell office:value-type="string">
            <text:p>referent_prenom</text:p>
          </table:table-cell>
          <table:table-cell office:value-type="string">
            <text:p>referent_prenom</text:p>
          </table:table-cell>
          <table:table-cell table:number-columns-repeated="1019"/>
        </table:table-row>
        <table:table-row table:style-name="ro3">
          <table:table-cell office:value-type="string">
            <text:p>referent_numero_poste</text:p>
          </table:table-cell>
          <table:table-cell office:value-type="string">
            <text:p>referent_numero_poste</text:p>
          </table:table-cell>
          <table:table-cell office:value-type="string">
            <text:p>referent_numero_poste</text:p>
          </table:table-cell>
          <table:table-cell office:value-type="string">
            <text:p>referent_numero_poste</text:p>
          </table:table-cell>
          <table:table-cell office:value-type="string">
            <text:p>referent_numero_poste</text:p>
          </table:table-cell>
          <table:table-cell table:number-columns-repeated="1019"/>
        </table:table-row>
        <table:table-row table:style-name="ro3">
          <table:table-cell office:value-type="string">
            <text:p>referent_email</text:p>
          </table:table-cell>
          <table:table-cell office:value-type="string">
            <text:p>referent_email</text:p>
          </table:table-cell>
          <table:table-cell office:value-type="string">
            <text:p>referent_email</text:p>
          </table:table-cell>
          <table:table-cell office:value-type="string">
            <text:p>referent_email</text:p>
          </table:table-cell>
          <table:table-cell office:value-type="string">
            <text:p>referent_email</text:p>
          </table:table-cell>
          <table:table-cell table:number-columns-repeated="1019"/>
        </table:table-row>
        <table:table-row table:style-name="ro3">
          <table:table-cell office:value-type="string">
            <text:p>referent_qual</text:p>
          </table:table-cell>
          <table:table-cell office:value-type="string">
            <text:p>referent_qual</text:p>
          </table:table-cell>
          <table:table-cell office:value-type="string">
            <text:p>referent_qual</text:p>
          </table:table-cell>
          <table:table-cell office:value-type="string">
            <text:p>referent_qual</text:p>
          </table:table-cell>
          <table:table-cell office:value-type="string">
            <text:p>referent_qual</text:p>
          </table:table-cell>
          <table:table-cell table:number-columns-repeated="1019"/>
        </table:table-row>
        <table:table-row table:style-name="ro3">
          <table:table-cell office:value-type="string">
            <text:p>referent_fonction</text:p>
          </table:table-cell>
          <table:table-cell office:value-type="string">
            <text:p>referent_fonction</text:p>
          </table:table-cell>
          <table:table-cell office:value-type="string">
            <text:p>referent_fonction</text:p>
          </table:table-cell>
          <table:table-cell office:value-type="string">
            <text:p>referent_fonction</text:p>
          </table:table-cell>
          <table:table-cell office:value-type="string">
            <text:p>referent_fonction</text:p>
          </table:table-cell>
          <table:table-cell table:number-columns-repeated="1019"/>
        </table:table-row>
        <table:table-row table:style-name="ro3">
          <table:table-cell office:value-type="string">
            <text:p>referent_nom_complet</text:p>
          </table:table-cell>
          <table:table-cell office:value-type="string">
            <text:p>referent_nom_complet</text:p>
          </table:table-cell>
          <table:table-cell office:value-type="string">
            <text:p>referent_nom_complet</text:p>
          </table:table-cell>
          <table:table-cell office:value-type="string">
            <text:p>referent_nom_complet</text:p>
          </table:table-cell>
          <table:table-cell office:value-type="string">
            <text:p>referent_nom_complet</text:p>
          </table:table-cell>
          <table:table-cell table:number-columns-repeated="1019"/>
        </table:table-row>
        <table:table-row table:style-name="ro3">
          <table:table-cell office:value-type="string">
            <text:p>formqualif_id</text:p>
          </table:table-cell>
          <table:table-cell office:value-type="string">
            <text:p>formqualif_id</text:p>
          </table:table-cell>
          <table:table-cell office:value-type="string">
            <text:p>formqualif_id</text:p>
          </table:table-cell>
          <table:table-cell office:value-type="string">
            <text:p>formqualif_id</text:p>
          </table:table-cell>
          <table:table-cell office:value-type="string">
            <text:p>formqualif_id</text:p>
          </table:table-cell>
          <table:table-cell table:number-columns-repeated="1019"/>
        </table:table-row>
        <table:table-row table:style-name="ro3">
          <table:table-cell office:value-type="string">
            <text:p>formqualif_apre_id</text:p>
          </table:table-cell>
          <table:table-cell office:value-type="string">
            <text:p>formqualif_apre_id</text:p>
          </table:table-cell>
          <table:table-cell office:value-type="string">
            <text:p>formqualif_apre_id</text:p>
          </table:table-cell>
          <table:table-cell office:value-type="string">
            <text:p>formqualif_apre_id</text:p>
          </table:table-cell>
          <table:table-cell office:value-type="string">
            <text:p>formqualif_apre_id</text:p>
          </table:table-cell>
          <table:table-cell table:number-columns-repeated="1019"/>
        </table:table-row>
        <table:table-row table:style-name="ro3">
          <table:table-cell office:value-type="string">
            <text:p>formqualif_intituleform</text:p>
          </table:table-cell>
          <table:table-cell office:value-type="string">
            <text:p>formqualif_intituleform</text:p>
          </table:table-cell>
          <table:table-cell office:value-type="string">
            <text:p>formqualif_intituleform</text:p>
          </table:table-cell>
          <table:table-cell office:value-type="string">
            <text:p>formqualif_intituleform</text:p>
          </table:table-cell>
          <table:table-cell office:value-type="string">
            <text:p>formqualif_intituleform</text:p>
          </table:table-cell>
          <table:table-cell table:number-columns-repeated="1019"/>
        </table:table-row>
        <table:table-row table:style-name="ro3">
          <table:table-cell office:value-type="string">
            <text:p>formqualif_ddform</text:p>
          </table:table-cell>
          <table:table-cell office:value-type="string">
            <text:p>formqualif_ddform</text:p>
          </table:table-cell>
          <table:table-cell office:value-type="string">
            <text:p>formqualif_ddform</text:p>
          </table:table-cell>
          <table:table-cell office:value-type="string">
            <text:p>formqualif_ddform</text:p>
          </table:table-cell>
          <table:table-cell office:value-type="string">
            <text:p>formqualif_ddform</text:p>
          </table:table-cell>
          <table:table-cell table:number-columns-repeated="1019"/>
        </table:table-row>
        <table:table-row table:style-name="ro3">
          <table:table-cell office:value-type="string">
            <text:p>formqualif_dfform</text:p>
          </table:table-cell>
          <table:table-cell office:value-type="string">
            <text:p>formqualif_dfform</text:p>
          </table:table-cell>
          <table:table-cell office:value-type="string">
            <text:p>formqualif_dfform</text:p>
          </table:table-cell>
          <table:table-cell office:value-type="string">
            <text:p>formqualif_dfform</text:p>
          </table:table-cell>
          <table:table-cell office:value-type="string">
            <text:p>formqualif_dfform</text:p>
          </table:table-cell>
          <table:table-cell table:number-columns-repeated="1019"/>
        </table:table-row>
        <table:table-row table:style-name="ro3">
          <table:table-cell office:value-type="string">
            <text:p>formqualif_dureeform</text:p>
          </table:table-cell>
          <table:table-cell office:value-type="string">
            <text:p>formqualif_dureeform</text:p>
          </table:table-cell>
          <table:table-cell office:value-type="string">
            <text:p>formqualif_dureeform</text:p>
          </table:table-cell>
          <table:table-cell office:value-type="string">
            <text:p>formqualif_dureeform</text:p>
          </table:table-cell>
          <table:table-cell office:value-type="string">
            <text:p>formqualif_dureeform</text:p>
          </table:table-cell>
          <table:table-cell table:number-columns-repeated="1019"/>
        </table:table-row>
        <table:table-row table:style-name="ro3">
          <table:table-cell office:value-type="string">
            <text:p>formqualif_modevalidation</text:p>
          </table:table-cell>
          <table:table-cell office:value-type="string">
            <text:p>formqualif_modevalidation</text:p>
          </table:table-cell>
          <table:table-cell office:value-type="string">
            <text:p>formqualif_modevalidation</text:p>
          </table:table-cell>
          <table:table-cell office:value-type="string">
            <text:p>formqualif_modevalidation</text:p>
          </table:table-cell>
          <table:table-cell office:value-type="string">
            <text:p>formqualif_modevalidation</text:p>
          </table:table-cell>
          <table:table-cell table:number-columns-repeated="1019"/>
        </table:table-row>
        <table:table-row table:style-name="ro3">
          <table:table-cell office:value-type="string">
            <text:p>formqualif_coutform</text:p>
          </table:table-cell>
          <table:table-cell office:value-type="string">
            <text:p>formqualif_coutform</text:p>
          </table:table-cell>
          <table:table-cell office:value-type="string">
            <text:p>formqualif_coutform</text:p>
          </table:table-cell>
          <table:table-cell office:value-type="string">
            <text:p>formqualif_coutform</text:p>
          </table:table-cell>
          <table:table-cell office:value-type="string">
            <text:p>formqualif_coutform</text:p>
          </table:table-cell>
          <table:table-cell table:number-columns-repeated="1019"/>
        </table:table-row>
        <table:table-row table:style-name="ro3">
          <table:table-cell office:value-type="string">
            <text:p>formqualif_cofinanceurs</text:p>
          </table:table-cell>
          <table:table-cell office:value-type="string">
            <text:p>formqualif_cofinanceurs</text:p>
          </table:table-cell>
          <table:table-cell office:value-type="string">
            <text:p>formqualif_cofinanceurs</text:p>
          </table:table-cell>
          <table:table-cell office:value-type="string">
            <text:p>formqualif_cofinanceurs</text:p>
          </table:table-cell>
          <table:table-cell office:value-type="string">
            <text:p>formqualif_cofinanceurs</text:p>
          </table:table-cell>
          <table:table-cell table:number-columns-repeated="1019"/>
        </table:table-row>
        <table:table-row table:style-name="ro3">
          <table:table-cell office:value-type="string">
            <text:p>formqualif_montantaide</text:p>
          </table:table-cell>
          <table:table-cell office:value-type="string">
            <text:p>formqualif_montantaide</text:p>
          </table:table-cell>
          <table:table-cell office:value-type="string">
            <text:p>formqualif_montantaide</text:p>
          </table:table-cell>
          <table:table-cell office:value-type="string">
            <text:p>formqualif_montantaide</text:p>
          </table:table-cell>
          <table:table-cell office:value-type="string">
            <text:p>formqualif_montantaide</text:p>
          </table:table-cell>
          <table:table-cell table:number-columns-repeated="1019"/>
        </table:table-row>
        <table:table-row table:style-name="ro3">
          <table:table-cell office:value-type="string">
            <text:p>formqualif_tiersprestataireapre_id</text:p>
          </table:table-cell>
          <table:table-cell office:value-type="string">
            <text:p>formqualif_tiersprestataireapre_id</text:p>
          </table:table-cell>
          <table:table-cell office:value-type="string">
            <text:p>formqualif_tiersprestataireapre_id</text:p>
          </table:table-cell>
          <table:table-cell office:value-type="string">
            <text:p>formqualif_tiersprestataireapre_id</text:p>
          </table:table-cell>
          <table:table-cell office:value-type="string">
            <text:p>formqualif_tiersprestataireapre_id</text:p>
          </table:table-cell>
          <table:table-cell table:number-columns-repeated="1019"/>
        </table:table-row>
        <table:table-row table:style-name="ro3">
          <table:table-cell office:value-type="string">
            <text:p>formqualif_montantconfinanceurs</text:p>
          </table:table-cell>
          <table:table-cell office:value-type="string">
            <text:p>formqualif_montantconfinanceurs</text:p>
          </table:table-cell>
          <table:table-cell office:value-type="string">
            <text:p>formqualif_montantconfinanceurs</text:p>
          </table:table-cell>
          <table:table-cell office:value-type="string">
            <text:p>formqualif_montantconfinanceurs</text:p>
          </table:table-cell>
          <table:table-cell office:value-type="string">
            <text:p>formqualif_montantconfinanceurs</text:p>
          </table:table-cell>
          <table:table-cell table:number-columns-repeated="1019"/>
        </table:table-row>
        <table:table-row table:style-name="ro3">
          <table:table-cell office:value-type="string">
            <text:p>formqualif_montantacompte</text:p>
          </table:table-cell>
          <table:table-cell office:value-type="string">
            <text:p>formqualif_montantacompte</text:p>
          </table:table-cell>
          <table:table-cell office:value-type="string">
            <text:p>formqualif_montantacompte</text:p>
          </table:table-cell>
          <table:table-cell office:value-type="string">
            <text:p>formqualif_montantacompte</text:p>
          </table:table-cell>
          <table:table-cell office:value-type="string">
            <text:p>formqualif_montantacompte</text:p>
          </table:table-cell>
          <table:table-cell table:number-columns-repeated="1019"/>
        </table:table-row>
        <table:table-row table:style-name="ro3">
          <table:table-cell office:value-type="string">
            <text:p>formqualif_dateversementacompte</text:p>
          </table:table-cell>
          <table:table-cell office:value-type="string">
            <text:p>formqualif_dateversementacompte</text:p>
          </table:table-cell>
          <table:table-cell office:value-type="string">
            <text:p>formqualif_dateversementacompte</text:p>
          </table:table-cell>
          <table:table-cell office:value-type="string">
            <text:p>formqualif_dateversementacompte</text:p>
          </table:table-cell>
          <table:table-cell office:value-type="string">
            <text:p>formqualif_dateversementacompte</text:p>
          </table:table-cell>
          <table:table-cell table:number-columns-repeated="1019"/>
        </table:table-row>
        <table:table-row table:style-name="ro3">
          <table:table-cell office:value-type="string">
            <text:p>formqualif_montantsolde</text:p>
          </table:table-cell>
          <table:table-cell office:value-type="string">
            <text:p>formqualif_montantsolde</text:p>
          </table:table-cell>
          <table:table-cell office:value-type="string">
            <text:p>formqualif_montantsolde</text:p>
          </table:table-cell>
          <table:table-cell office:value-type="string">
            <text:p>formqualif_montantsolde</text:p>
          </table:table-cell>
          <table:table-cell office:value-type="string">
            <text:p>formqualif_montantsolde</text:p>
          </table:table-cell>
          <table:table-cell table:number-columns-repeated="1019"/>
        </table:table-row>
        <table:table-row table:style-name="ro3">
          <table:table-cell office:value-type="string">
            <text:p>formqualif_dateversementsolde</text:p>
          </table:table-cell>
          <table:table-cell office:value-type="string">
            <text:p>formqualif_dateversementsolde</text:p>
          </table:table-cell>
          <table:table-cell office:value-type="string">
            <text:p>formqualif_dateversementsolde</text:p>
          </table:table-cell>
          <table:table-cell office:value-type="string">
            <text:p>formqualif_dateversementsolde</text:p>
          </table:table-cell>
          <table:table-cell office:value-type="string">
            <text:p>formqualif_dateversementsolde</text:p>
          </table:table-cell>
          <table:table-cell table:number-columns-repeated="1019"/>
        </table:table-row>
        <table:table-row table:style-name="ro3">
          <table:table-cell office:value-type="string">
            <text:p>formqualif_montanttotal</text:p>
          </table:table-cell>
          <table:table-cell office:value-type="string">
            <text:p>formqualif_montanttotal</text:p>
          </table:table-cell>
          <table:table-cell office:value-type="string">
            <text:p>formqualif_montanttotal</text:p>
          </table:table-cell>
          <table:table-cell office:value-type="string">
            <text:p>formqualif_montanttotal</text:p>
          </table:table-cell>
          <table:table-cell office:value-type="string">
            <text:p>formqualif_montanttotal</text:p>
          </table:table-cell>
          <table:table-cell table:number-columns-repeated="1019"/>
        </table:table-row>
        <table:table-row table:style-name="ro3">
          <table:table-cell office:value-type="string">
            <text:p>formqualif_dateversementtotal</text:p>
          </table:table-cell>
          <table:table-cell office:value-type="string">
            <text:p>formqualif_dateversementtotal</text:p>
          </table:table-cell>
          <table:table-cell office:value-type="string">
            <text:p>formqualif_dateversementtotal</text:p>
          </table:table-cell>
          <table:table-cell office:value-type="string">
            <text:p>formqualif_dateversementtotal</text:p>
          </table:table-cell>
          <table:table-cell office:value-type="string">
            <text:p>formqualif_dateversementtotal</text:p>
          </table:table-cell>
          <table:table-cell table:number-columns-repeated="1019"/>
        </table:table-row>
        <table:table-row table:style-name="ro3">
          <table:table-cell office:value-type="string">
            <text:p>formpermfimo_id</text:p>
          </table:table-cell>
          <table:table-cell office:value-type="string">
            <text:p>formpermfimo_id</text:p>
          </table:table-cell>
          <table:table-cell office:value-type="string">
            <text:p>formpermfimo_id</text:p>
          </table:table-cell>
          <table:table-cell office:value-type="string">
            <text:p>formpermfimo_id</text:p>
          </table:table-cell>
          <table:table-cell office:value-type="string">
            <text:p>formpermfimo_id</text:p>
          </table:table-cell>
          <table:table-cell table:number-columns-repeated="1019"/>
        </table:table-row>
        <table:table-row table:style-name="ro3">
          <table:table-cell office:value-type="string">
            <text:p>formpermfimo_apre_id</text:p>
          </table:table-cell>
          <table:table-cell office:value-type="string">
            <text:p>formpermfimo_apre_id</text:p>
          </table:table-cell>
          <table:table-cell office:value-type="string">
            <text:p>formpermfimo_apre_id</text:p>
          </table:table-cell>
          <table:table-cell office:value-type="string">
            <text:p>formpermfimo_apre_id</text:p>
          </table:table-cell>
          <table:table-cell office:value-type="string">
            <text:p>formpermfimo_apre_id</text:p>
          </table:table-cell>
          <table:table-cell table:number-columns-repeated="1019"/>
        </table:table-row>
        <table:table-row table:style-name="ro3">
          <table:table-cell office:value-type="string">
            <text:p>formpermfimo_intituleform</text:p>
          </table:table-cell>
          <table:table-cell office:value-type="string">
            <text:p>formpermfimo_intituleform</text:p>
          </table:table-cell>
          <table:table-cell office:value-type="string">
            <text:p>formpermfimo_intituleform</text:p>
          </table:table-cell>
          <table:table-cell office:value-type="string">
            <text:p>formpermfimo_intituleform</text:p>
          </table:table-cell>
          <table:table-cell office:value-type="string">
            <text:p>formpermfimo_intituleform</text:p>
          </table:table-cell>
          <table:table-cell table:number-columns-repeated="1019"/>
        </table:table-row>
        <table:table-row table:style-name="ro3">
          <table:table-cell office:value-type="string">
            <text:p>formpermfimo_ddform</text:p>
          </table:table-cell>
          <table:table-cell office:value-type="string">
            <text:p>formpermfimo_ddform</text:p>
          </table:table-cell>
          <table:table-cell office:value-type="string">
            <text:p>formpermfimo_ddform</text:p>
          </table:table-cell>
          <table:table-cell office:value-type="string">
            <text:p>formpermfimo_ddform</text:p>
          </table:table-cell>
          <table:table-cell office:value-type="string">
            <text:p>formpermfimo_ddform</text:p>
          </table:table-cell>
          <table:table-cell table:number-columns-repeated="1019"/>
        </table:table-row>
        <table:table-row table:style-name="ro3">
          <table:table-cell office:value-type="string">
            <text:p>formpermfimo_dfform</text:p>
          </table:table-cell>
          <table:table-cell office:value-type="string">
            <text:p>formpermfimo_dfform</text:p>
          </table:table-cell>
          <table:table-cell office:value-type="string">
            <text:p>formpermfimo_dfform</text:p>
          </table:table-cell>
          <table:table-cell office:value-type="string">
            <text:p>formpermfimo_dfform</text:p>
          </table:table-cell>
          <table:table-cell office:value-type="string">
            <text:p>formpermfimo_dfform</text:p>
          </table:table-cell>
          <table:table-cell table:number-columns-repeated="1019"/>
        </table:table-row>
        <table:table-row table:style-name="ro3">
          <table:table-cell office:value-type="string">
            <text:p>formpermfimo_dureeform</text:p>
          </table:table-cell>
          <table:table-cell office:value-type="string">
            <text:p>formpermfimo_dureeform</text:p>
          </table:table-cell>
          <table:table-cell office:value-type="string">
            <text:p>formpermfimo_dureeform</text:p>
          </table:table-cell>
          <table:table-cell office:value-type="string">
            <text:p>formpermfimo_dureeform</text:p>
          </table:table-cell>
          <table:table-cell office:value-type="string">
            <text:p>formpermfimo_dureeform</text:p>
          </table:table-cell>
          <table:table-cell table:number-columns-repeated="1019"/>
        </table:table-row>
        <table:table-row table:style-name="ro3">
          <table:table-cell office:value-type="string">
            <text:p>formpermfimo_modevalidation</text:p>
          </table:table-cell>
          <table:table-cell office:value-type="string">
            <text:p>formpermfimo_modevalidation</text:p>
          </table:table-cell>
          <table:table-cell office:value-type="string">
            <text:p>formpermfimo_modevalidation</text:p>
          </table:table-cell>
          <table:table-cell office:value-type="string">
            <text:p>formpermfimo_modevalidation</text:p>
          </table:table-cell>
          <table:table-cell office:value-type="string">
            <text:p>formpermfimo_modevalidation</text:p>
          </table:table-cell>
          <table:table-cell table:number-columns-repeated="1019"/>
        </table:table-row>
        <table:table-row table:style-name="ro3">
          <table:table-cell office:value-type="string">
            <text:p>formpermfimo_coutform</text:p>
          </table:table-cell>
          <table:table-cell office:value-type="string">
            <text:p>formpermfimo_coutform</text:p>
          </table:table-cell>
          <table:table-cell office:value-type="string">
            <text:p>formpermfimo_coutform</text:p>
          </table:table-cell>
          <table:table-cell office:value-type="string">
            <text:p>formpermfimo_coutform</text:p>
          </table:table-cell>
          <table:table-cell office:value-type="string">
            <text:p>formpermfimo_coutform</text:p>
          </table:table-cell>
          <table:table-cell table:number-columns-repeated="1019"/>
        </table:table-row>
        <table:table-row table:style-name="ro3">
          <table:table-cell office:value-type="string">
            <text:p>formpermfimo_cofinanceurs</text:p>
          </table:table-cell>
          <table:table-cell office:value-type="string">
            <text:p>formpermfimo_cofinanceurs</text:p>
          </table:table-cell>
          <table:table-cell office:value-type="string">
            <text:p>formpermfimo_cofinanceurs</text:p>
          </table:table-cell>
          <table:table-cell office:value-type="string">
            <text:p>formpermfimo_cofinanceurs</text:p>
          </table:table-cell>
          <table:table-cell office:value-type="string">
            <text:p>formpermfimo_cofinanceurs</text:p>
          </table:table-cell>
          <table:table-cell table:number-columns-repeated="1019"/>
        </table:table-row>
        <table:table-row table:style-name="ro3">
          <table:table-cell office:value-type="string">
            <text:p>formpermfimo_montantaide</text:p>
          </table:table-cell>
          <table:table-cell office:value-type="string">
            <text:p>formpermfimo_montantaide</text:p>
          </table:table-cell>
          <table:table-cell office:value-type="string">
            <text:p>formpermfimo_montantaide</text:p>
          </table:table-cell>
          <table:table-cell office:value-type="string">
            <text:p>formpermfimo_montantaide</text:p>
          </table:table-cell>
          <table:table-cell office:value-type="string">
            <text:p>formpermfimo_montantaide</text:p>
          </table:table-cell>
          <table:table-cell table:number-columns-repeated="1019"/>
        </table:table-row>
        <table:table-row table:style-name="ro3">
          <table:table-cell office:value-type="string">
            <text:p>formpermfimo_tiersprestataireapre_id</text:p>
          </table:table-cell>
          <table:table-cell office:value-type="string">
            <text:p>formpermfimo_tiersprestataireapre_id</text:p>
          </table:table-cell>
          <table:table-cell office:value-type="string">
            <text:p>formpermfimo_tiersprestataireapre_id</text:p>
          </table:table-cell>
          <table:table-cell office:value-type="string">
            <text:p>formpermfimo_tiersprestataireapre_id</text:p>
          </table:table-cell>
          <table:table-cell office:value-type="string">
            <text:p>formpermfimo_tiersprestataireapre_id</text:p>
          </table:table-cell>
          <table:table-cell table:number-columns-repeated="1019"/>
        </table:table-row>
        <table:table-row table:style-name="ro3">
          <table:table-cell office:value-type="string">
            <text:p>formpermfimo_montantconfinanceurs</text:p>
          </table:table-cell>
          <table:table-cell office:value-type="string">
            <text:p>formpermfimo_montantconfinanceurs</text:p>
          </table:table-cell>
          <table:table-cell office:value-type="string">
            <text:p>formpermfimo_montantconfinanceurs</text:p>
          </table:table-cell>
          <table:table-cell office:value-type="string">
            <text:p>formpermfimo_montantconfinanceurs</text:p>
          </table:table-cell>
          <table:table-cell office:value-type="string">
            <text:p>formpermfimo_montantconfinanceurs</text:p>
          </table:table-cell>
          <table:table-cell table:number-columns-repeated="1019"/>
        </table:table-row>
        <table:table-row table:style-name="ro3">
          <table:table-cell office:value-type="string">
            <text:p>formpermfimo_montantacompte</text:p>
          </table:table-cell>
          <table:table-cell office:value-type="string">
            <text:p>formpermfimo_montantacompte</text:p>
          </table:table-cell>
          <table:table-cell office:value-type="string">
            <text:p>formpermfimo_montantacompte</text:p>
          </table:table-cell>
          <table:table-cell office:value-type="string">
            <text:p>formpermfimo_montantacompte</text:p>
          </table:table-cell>
          <table:table-cell office:value-type="string">
            <text:p>formpermfimo_montantacompte</text:p>
          </table:table-cell>
          <table:table-cell table:number-columns-repeated="1019"/>
        </table:table-row>
        <table:table-row table:style-name="ro3">
          <table:table-cell office:value-type="string">
            <text:p>formpermfimo_dateversementacompte</text:p>
          </table:table-cell>
          <table:table-cell office:value-type="string">
            <text:p>formpermfimo_dateversementacompte</text:p>
          </table:table-cell>
          <table:table-cell office:value-type="string">
            <text:p>formpermfimo_dateversementacompte</text:p>
          </table:table-cell>
          <table:table-cell office:value-type="string">
            <text:p>formpermfimo_dateversementacompte</text:p>
          </table:table-cell>
          <table:table-cell office:value-type="string">
            <text:p>formpermfimo_dateversementacompte</text:p>
          </table:table-cell>
          <table:table-cell table:number-columns-repeated="1019"/>
        </table:table-row>
        <table:table-row table:style-name="ro3">
          <table:table-cell office:value-type="string">
            <text:p>formpermfimo_montantsolde</text:p>
          </table:table-cell>
          <table:table-cell office:value-type="string">
            <text:p>formpermfimo_montantsolde</text:p>
          </table:table-cell>
          <table:table-cell office:value-type="string">
            <text:p>formpermfimo_montantsolde</text:p>
          </table:table-cell>
          <table:table-cell office:value-type="string">
            <text:p>formpermfimo_montantsolde</text:p>
          </table:table-cell>
          <table:table-cell office:value-type="string">
            <text:p>formpermfimo_montantsolde</text:p>
          </table:table-cell>
          <table:table-cell table:number-columns-repeated="1019"/>
        </table:table-row>
        <table:table-row table:style-name="ro3">
          <table:table-cell office:value-type="string">
            <text:p>formpermfimo_dateversementsolde</text:p>
          </table:table-cell>
          <table:table-cell office:value-type="string">
            <text:p>formpermfimo_dateversementsolde</text:p>
          </table:table-cell>
          <table:table-cell office:value-type="string">
            <text:p>formpermfimo_dateversementsolde</text:p>
          </table:table-cell>
          <table:table-cell office:value-type="string">
            <text:p>formpermfimo_dateversementsolde</text:p>
          </table:table-cell>
          <table:table-cell office:value-type="string">
            <text:p>formpermfimo_dateversementsolde</text:p>
          </table:table-cell>
          <table:table-cell table:number-columns-repeated="1019"/>
        </table:table-row>
        <table:table-row table:style-name="ro3">
          <table:table-cell office:value-type="string">
            <text:p>formpermfimo_montanttotal</text:p>
          </table:table-cell>
          <table:table-cell office:value-type="string">
            <text:p>formpermfimo_montanttotal</text:p>
          </table:table-cell>
          <table:table-cell office:value-type="string">
            <text:p>formpermfimo_montanttotal</text:p>
          </table:table-cell>
          <table:table-cell office:value-type="string">
            <text:p>formpermfimo_montanttotal</text:p>
          </table:table-cell>
          <table:table-cell office:value-type="string">
            <text:p>formpermfimo_montanttotal</text:p>
          </table:table-cell>
          <table:table-cell table:number-columns-repeated="1019"/>
        </table:table-row>
        <table:table-row table:style-name="ro3">
          <table:table-cell office:value-type="string">
            <text:p>formpermfimo_dateversementtotal</text:p>
          </table:table-cell>
          <table:table-cell office:value-type="string">
            <text:p>formpermfimo_dateversementtotal</text:p>
          </table:table-cell>
          <table:table-cell office:value-type="string">
            <text:p>formpermfimo_dateversementtotal</text:p>
          </table:table-cell>
          <table:table-cell office:value-type="string">
            <text:p>formpermfimo_dateversementtotal</text:p>
          </table:table-cell>
          <table:table-cell office:value-type="string">
            <text:p>formpermfimo_dateversementtotal</text:p>
          </table:table-cell>
          <table:table-cell table:number-columns-repeated="1019"/>
        </table:table-row>
        <table:table-row table:style-name="ro3">
          <table:table-cell office:value-type="string">
            <text:p>actprof_id</text:p>
          </table:table-cell>
          <table:table-cell office:value-type="string">
            <text:p>actprof_id</text:p>
          </table:table-cell>
          <table:table-cell office:value-type="string">
            <text:p>actprof_id</text:p>
          </table:table-cell>
          <table:table-cell office:value-type="string">
            <text:p>actprof_id</text:p>
          </table:table-cell>
          <table:table-cell office:value-type="string">
            <text:p>actprof_id</text:p>
          </table:table-cell>
          <table:table-cell table:number-columns-repeated="1019"/>
        </table:table-row>
        <table:table-row table:style-name="ro3">
          <table:table-cell office:value-type="string">
            <text:p>actprof_apre_id</text:p>
          </table:table-cell>
          <table:table-cell office:value-type="string">
            <text:p>actprof_apre_id</text:p>
          </table:table-cell>
          <table:table-cell office:value-type="string">
            <text:p>actprof_apre_id</text:p>
          </table:table-cell>
          <table:table-cell office:value-type="string">
            <text:p>actprof_apre_id</text:p>
          </table:table-cell>
          <table:table-cell office:value-type="string">
            <text:p>actprof_apre_id</text:p>
          </table:table-cell>
          <table:table-cell table:number-columns-repeated="1019"/>
        </table:table-row>
        <table:table-row table:style-name="ro3">
          <table:table-cell office:value-type="string">
            <text:p>actprof_typecontratact</text:p>
          </table:table-cell>
          <table:table-cell office:value-type="string">
            <text:p>actprof_typecontratact</text:p>
          </table:table-cell>
          <table:table-cell office:value-type="string">
            <text:p>actprof_typecontratact</text:p>
          </table:table-cell>
          <table:table-cell office:value-type="string">
            <text:p>actprof_typecontratact</text:p>
          </table:table-cell>
          <table:table-cell office:value-type="string">
            <text:p>actprof_typecontratact</text:p>
          </table:table-cell>
          <table:table-cell table:number-columns-repeated="1019"/>
        </table:table-row>
        <table:table-row table:style-name="ro3">
          <table:table-cell office:value-type="string">
            <text:p>actprof_ddconvention</text:p>
          </table:table-cell>
          <table:table-cell office:value-type="string">
            <text:p>actprof_ddconvention</text:p>
          </table:table-cell>
          <table:table-cell office:value-type="string">
            <text:p>actprof_ddconvention</text:p>
          </table:table-cell>
          <table:table-cell office:value-type="string">
            <text:p>actprof_ddconvention</text:p>
          </table:table-cell>
          <table:table-cell office:value-type="string">
            <text:p>actprof_ddconvention</text:p>
          </table:table-cell>
          <table:table-cell table:number-columns-repeated="1019"/>
        </table:table-row>
        <table:table-row table:style-name="ro3">
          <table:table-cell office:value-type="string">
            <text:p>actprof_dfconvention</text:p>
          </table:table-cell>
          <table:table-cell office:value-type="string">
            <text:p>actprof_dfconvention</text:p>
          </table:table-cell>
          <table:table-cell office:value-type="string">
            <text:p>actprof_dfconvention</text:p>
          </table:table-cell>
          <table:table-cell office:value-type="string">
            <text:p>actprof_dfconvention</text:p>
          </table:table-cell>
          <table:table-cell office:value-type="string">
            <text:p>actprof_dfconvention</text:p>
          </table:table-cell>
          <table:table-cell table:number-columns-repeated="1019"/>
        </table:table-row>
        <table:table-row table:style-name="ro3">
          <table:table-cell office:value-type="string">
            <text:p>actprof_intituleformation</text:p>
          </table:table-cell>
          <table:table-cell office:value-type="string">
            <text:p>actprof_intituleformation</text:p>
          </table:table-cell>
          <table:table-cell office:value-type="string">
            <text:p>actprof_intituleformation</text:p>
          </table:table-cell>
          <table:table-cell office:value-type="string">
            <text:p>actprof_intituleformation</text:p>
          </table:table-cell>
          <table:table-cell office:value-type="string">
            <text:p>actprof_intituleformation</text:p>
          </table:table-cell>
          <table:table-cell table:number-columns-repeated="1019"/>
        </table:table-row>
        <table:table-row table:style-name="ro3">
          <table:table-cell office:value-type="string">
            <text:p>actprof_ddform</text:p>
          </table:table-cell>
          <table:table-cell office:value-type="string">
            <text:p>actprof_ddform</text:p>
          </table:table-cell>
          <table:table-cell office:value-type="string">
            <text:p>actprof_ddform</text:p>
          </table:table-cell>
          <table:table-cell office:value-type="string">
            <text:p>actprof_ddform</text:p>
          </table:table-cell>
          <table:table-cell office:value-type="string">
            <text:p>actprof_ddform</text:p>
          </table:table-cell>
          <table:table-cell table:number-columns-repeated="1019"/>
        </table:table-row>
        <table:table-row table:style-name="ro3">
          <table:table-cell office:value-type="string">
            <text:p>actprof_dfform</text:p>
          </table:table-cell>
          <table:table-cell office:value-type="string">
            <text:p>actprof_dfform</text:p>
          </table:table-cell>
          <table:table-cell office:value-type="string">
            <text:p>actprof_dfform</text:p>
          </table:table-cell>
          <table:table-cell office:value-type="string">
            <text:p>actprof_dfform</text:p>
          </table:table-cell>
          <table:table-cell office:value-type="string">
            <text:p>actprof_dfform</text:p>
          </table:table-cell>
          <table:table-cell table:number-columns-repeated="1019"/>
        </table:table-row>
        <table:table-row table:style-name="ro3">
          <table:table-cell office:value-type="string">
            <text:p>actprof_dureeform</text:p>
          </table:table-cell>
          <table:table-cell office:value-type="string">
            <text:p>actprof_dureeform</text:p>
          </table:table-cell>
          <table:table-cell office:value-type="string">
            <text:p>actprof_dureeform</text:p>
          </table:table-cell>
          <table:table-cell office:value-type="string">
            <text:p>actprof_dureeform</text:p>
          </table:table-cell>
          <table:table-cell office:value-type="string">
            <text:p>actprof_dureeform</text:p>
          </table:table-cell>
          <table:table-cell table:number-columns-repeated="1019"/>
        </table:table-row>
        <table:table-row table:style-name="ro3">
          <table:table-cell office:value-type="string">
            <text:p>actprof_modevalidation</text:p>
          </table:table-cell>
          <table:table-cell office:value-type="string">
            <text:p>actprof_modevalidation</text:p>
          </table:table-cell>
          <table:table-cell office:value-type="string">
            <text:p>actprof_modevalidation</text:p>
          </table:table-cell>
          <table:table-cell office:value-type="string">
            <text:p>actprof_modevalidation</text:p>
          </table:table-cell>
          <table:table-cell office:value-type="string">
            <text:p>actprof_modevalidation</text:p>
          </table:table-cell>
          <table:table-cell table:number-columns-repeated="1019"/>
        </table:table-row>
        <table:table-row table:style-name="ro3">
          <table:table-cell office:value-type="string">
            <text:p>actprof_coutform</text:p>
          </table:table-cell>
          <table:table-cell office:value-type="string">
            <text:p>actprof_coutform</text:p>
          </table:table-cell>
          <table:table-cell office:value-type="string">
            <text:p>actprof_coutform</text:p>
          </table:table-cell>
          <table:table-cell office:value-type="string">
            <text:p>actprof_coutform</text:p>
          </table:table-cell>
          <table:table-cell office:value-type="string">
            <text:p>actprof_coutform</text:p>
          </table:table-cell>
          <table:table-cell table:number-columns-repeated="1019"/>
        </table:table-row>
        <table:table-row table:style-name="ro3">
          <table:table-cell office:value-type="string">
            <text:p>actprof_cofinanceurs</text:p>
          </table:table-cell>
          <table:table-cell office:value-type="string">
            <text:p>actprof_cofinanceurs</text:p>
          </table:table-cell>
          <table:table-cell office:value-type="string">
            <text:p>actprof_cofinanceurs</text:p>
          </table:table-cell>
          <table:table-cell office:value-type="string">
            <text:p>actprof_cofinanceurs</text:p>
          </table:table-cell>
          <table:table-cell office:value-type="string">
            <text:p>actprof_cofinanceurs</text:p>
          </table:table-cell>
          <table:table-cell table:number-columns-repeated="1019"/>
        </table:table-row>
        <table:table-row table:style-name="ro3">
          <table:table-cell office:value-type="string">
            <text:p>actprof_montantaide</text:p>
          </table:table-cell>
          <table:table-cell office:value-type="string">
            <text:p>actprof_montantaide</text:p>
          </table:table-cell>
          <table:table-cell office:value-type="string">
            <text:p>actprof_montantaide</text:p>
          </table:table-cell>
          <table:table-cell office:value-type="string">
            <text:p>actprof_montantaide</text:p>
          </table:table-cell>
          <table:table-cell office:value-type="string">
            <text:p>actprof_montantaide</text:p>
          </table:table-cell>
          <table:table-cell table:number-columns-repeated="1019"/>
        </table:table-row>
        <table:table-row table:style-name="ro3">
          <table:table-cell office:value-type="string">
            <text:p>actprof_tiersprestataireapre_id</text:p>
          </table:table-cell>
          <table:table-cell office:value-type="string">
            <text:p>actprof_tiersprestataireapre_id</text:p>
          </table:table-cell>
          <table:table-cell office:value-type="string">
            <text:p>actprof_tiersprestataireapre_id</text:p>
          </table:table-cell>
          <table:table-cell office:value-type="string">
            <text:p>actprof_tiersprestataireapre_id</text:p>
          </table:table-cell>
          <table:table-cell office:value-type="string">
            <text:p>actprof_tiersprestataireapre_id</text:p>
          </table:table-cell>
          <table:table-cell table:number-columns-repeated="1019"/>
        </table:table-row>
        <table:table-row table:style-name="ro3">
          <table:table-cell office:value-type="string">
            <text:p>actprof_montantacompte</text:p>
          </table:table-cell>
          <table:table-cell office:value-type="string">
            <text:p>actprof_montantacompte</text:p>
          </table:table-cell>
          <table:table-cell office:value-type="string">
            <text:p>actprof_montantacompte</text:p>
          </table:table-cell>
          <table:table-cell office:value-type="string">
            <text:p>actprof_montantacompte</text:p>
          </table:table-cell>
          <table:table-cell office:value-type="string">
            <text:p>actprof_montantacompte</text:p>
          </table:table-cell>
          <table:table-cell table:number-columns-repeated="1019"/>
        </table:table-row>
        <table:table-row table:style-name="ro3">
          <table:table-cell office:value-type="string">
            <text:p>actprof_dateversementacompte</text:p>
          </table:table-cell>
          <table:table-cell office:value-type="string">
            <text:p>actprof_dateversementacompte</text:p>
          </table:table-cell>
          <table:table-cell office:value-type="string">
            <text:p>actprof_dateversementacompte</text:p>
          </table:table-cell>
          <table:table-cell office:value-type="string">
            <text:p>actprof_dateversementacompte</text:p>
          </table:table-cell>
          <table:table-cell office:value-type="string">
            <text:p>actprof_dateversementacompte</text:p>
          </table:table-cell>
          <table:table-cell table:number-columns-repeated="1019"/>
        </table:table-row>
        <table:table-row table:style-name="ro3">
          <table:table-cell office:value-type="string">
            <text:p>actprof_montantsolde</text:p>
          </table:table-cell>
          <table:table-cell office:value-type="string">
            <text:p>actprof_montantsolde</text:p>
          </table:table-cell>
          <table:table-cell office:value-type="string">
            <text:p>actprof_montantsolde</text:p>
          </table:table-cell>
          <table:table-cell office:value-type="string">
            <text:p>actprof_montantsolde</text:p>
          </table:table-cell>
          <table:table-cell office:value-type="string">
            <text:p>actprof_montantsolde</text:p>
          </table:table-cell>
          <table:table-cell table:number-columns-repeated="1019"/>
        </table:table-row>
        <table:table-row table:style-name="ro3">
          <table:table-cell office:value-type="string">
            <text:p>actprof_dateversementsolde</text:p>
          </table:table-cell>
          <table:table-cell office:value-type="string">
            <text:p>actprof_dateversementsolde</text:p>
          </table:table-cell>
          <table:table-cell office:value-type="string">
            <text:p>actprof_dateversementsolde</text:p>
          </table:table-cell>
          <table:table-cell office:value-type="string">
            <text:p>actprof_dateversementsolde</text:p>
          </table:table-cell>
          <table:table-cell office:value-type="string">
            <text:p>actprof_dateversementsolde</text:p>
          </table:table-cell>
          <table:table-cell table:number-columns-repeated="1019"/>
        </table:table-row>
        <table:table-row table:style-name="ro3">
          <table:table-cell office:value-type="string">
            <text:p>actprof_montanttotal</text:p>
          </table:table-cell>
          <table:table-cell office:value-type="string">
            <text:p>actprof_montanttotal</text:p>
          </table:table-cell>
          <table:table-cell office:value-type="string">
            <text:p>actprof_montanttotal</text:p>
          </table:table-cell>
          <table:table-cell office:value-type="string">
            <text:p>actprof_montanttotal</text:p>
          </table:table-cell>
          <table:table-cell office:value-type="string">
            <text:p>actprof_montanttotal</text:p>
          </table:table-cell>
          <table:table-cell table:number-columns-repeated="1019"/>
        </table:table-row>
        <table:table-row table:style-name="ro3">
          <table:table-cell office:value-type="string">
            <text:p>actprof_dateversementtotal</text:p>
          </table:table-cell>
          <table:table-cell office:value-type="string">
            <text:p>actprof_dateversementtotal</text:p>
          </table:table-cell>
          <table:table-cell office:value-type="string">
            <text:p>actprof_dateversementtotal</text:p>
          </table:table-cell>
          <table:table-cell office:value-type="string">
            <text:p>actprof_dateversementtotal</text:p>
          </table:table-cell>
          <table:table-cell office:value-type="string">
            <text:p>actprof_dateversementtotal</text:p>
          </table:table-cell>
          <table:table-cell table:number-columns-repeated="1019"/>
        </table:table-row>
        <table:table-row table:style-name="ro3">
          <table:table-cell office:value-type="string">
            <text:p>permisb_id</text:p>
          </table:table-cell>
          <table:table-cell office:value-type="string">
            <text:p>permisb_id</text:p>
          </table:table-cell>
          <table:table-cell office:value-type="string">
            <text:p>permisb_id</text:p>
          </table:table-cell>
          <table:table-cell office:value-type="string">
            <text:p>permisb_id</text:p>
          </table:table-cell>
          <table:table-cell office:value-type="string">
            <text:p>permisb_id</text:p>
          </table:table-cell>
          <table:table-cell table:number-columns-repeated="1019"/>
        </table:table-row>
        <table:table-row table:style-name="ro3">
          <table:table-cell office:value-type="string">
            <text:p>permisb_apre_id</text:p>
          </table:table-cell>
          <table:table-cell office:value-type="string">
            <text:p>permisb_apre_id</text:p>
          </table:table-cell>
          <table:table-cell office:value-type="string">
            <text:p>permisb_apre_id</text:p>
          </table:table-cell>
          <table:table-cell office:value-type="string">
            <text:p>permisb_apre_id</text:p>
          </table:table-cell>
          <table:table-cell office:value-type="string">
            <text:p>permisb_apre_id</text:p>
          </table:table-cell>
          <table:table-cell table:number-columns-repeated="1019"/>
        </table:table-row>
        <table:table-row table:style-name="ro3">
          <table:table-cell office:value-type="string">
            <text:p>permisb_code</text:p>
          </table:table-cell>
          <table:table-cell office:value-type="string">
            <text:p>permisb_code</text:p>
          </table:table-cell>
          <table:table-cell office:value-type="string">
            <text:p>permisb_code</text:p>
          </table:table-cell>
          <table:table-cell office:value-type="string">
            <text:p>permisb_code</text:p>
          </table:table-cell>
          <table:table-cell office:value-type="string">
            <text:p>permisb_code</text:p>
          </table:table-cell>
          <table:table-cell table:number-columns-repeated="1019"/>
        </table:table-row>
        <table:table-row table:style-name="ro3">
          <table:table-cell office:value-type="string">
            <text:p>permisb_conduite</text:p>
          </table:table-cell>
          <table:table-cell office:value-type="string">
            <text:p>permisb_conduite</text:p>
          </table:table-cell>
          <table:table-cell office:value-type="string">
            <text:p>permisb_conduite</text:p>
          </table:table-cell>
          <table:table-cell office:value-type="string">
            <text:p>permisb_conduite</text:p>
          </table:table-cell>
          <table:table-cell office:value-type="string">
            <text:p>permisb_conduite</text:p>
          </table:table-cell>
          <table:table-cell table:number-columns-repeated="1019"/>
        </table:table-row>
        <table:table-row table:style-name="ro3">
          <table:table-cell office:value-type="string">
            <text:p>permisb_dureeform</text:p>
          </table:table-cell>
          <table:table-cell office:value-type="string">
            <text:p>permisb_dureeform</text:p>
          </table:table-cell>
          <table:table-cell office:value-type="string">
            <text:p>permisb_dureeform</text:p>
          </table:table-cell>
          <table:table-cell office:value-type="string">
            <text:p>permisb_dureeform</text:p>
          </table:table-cell>
          <table:table-cell office:value-type="string">
            <text:p>permisb_dureeform</text:p>
          </table:table-cell>
          <table:table-cell table:number-columns-repeated="1019"/>
        </table:table-row>
        <table:table-row table:style-name="ro3">
          <table:table-cell office:value-type="string">
            <text:p>permisb_montantaide</text:p>
          </table:table-cell>
          <table:table-cell office:value-type="string">
            <text:p>permisb_montantaide</text:p>
          </table:table-cell>
          <table:table-cell office:value-type="string">
            <text:p>permisb_montantaide</text:p>
          </table:table-cell>
          <table:table-cell office:value-type="string">
            <text:p>permisb_montantaide</text:p>
          </table:table-cell>
          <table:table-cell office:value-type="string">
            <text:p>permisb_montantaide</text:p>
          </table:table-cell>
          <table:table-cell table:number-columns-repeated="1019"/>
        </table:table-row>
        <table:table-row table:style-name="ro3">
          <table:table-cell office:value-type="string">
            <text:p>permisb_tiersprestataireapre_id</text:p>
          </table:table-cell>
          <table:table-cell office:value-type="string">
            <text:p>permisb_tiersprestataireapre_id</text:p>
          </table:table-cell>
          <table:table-cell office:value-type="string">
            <text:p>permisb_tiersprestataireapre_id</text:p>
          </table:table-cell>
          <table:table-cell office:value-type="string">
            <text:p>permisb_tiersprestataireapre_id</text:p>
          </table:table-cell>
          <table:table-cell office:value-type="string">
            <text:p>permisb_tiersprestataireapre_id</text:p>
          </table:table-cell>
          <table:table-cell table:number-columns-repeated="1019"/>
        </table:table-row>
        <table:table-row table:style-name="ro3">
          <table:table-cell office:value-type="string">
            <text:p>permisb_montantacompte</text:p>
          </table:table-cell>
          <table:table-cell office:value-type="string">
            <text:p>permisb_montantacompte</text:p>
          </table:table-cell>
          <table:table-cell office:value-type="string">
            <text:p>permisb_montantacompte</text:p>
          </table:table-cell>
          <table:table-cell office:value-type="string">
            <text:p>permisb_montantacompte</text:p>
          </table:table-cell>
          <table:table-cell office:value-type="string">
            <text:p>permisb_montantacompte</text:p>
          </table:table-cell>
          <table:table-cell table:number-columns-repeated="1019"/>
        </table:table-row>
        <table:table-row table:style-name="ro3">
          <table:table-cell office:value-type="string">
            <text:p>permisb_dateversementacompte</text:p>
          </table:table-cell>
          <table:table-cell office:value-type="string">
            <text:p>permisb_dateversementacompte</text:p>
          </table:table-cell>
          <table:table-cell office:value-type="string">
            <text:p>permisb_dateversementacompte</text:p>
          </table:table-cell>
          <table:table-cell office:value-type="string">
            <text:p>permisb_dateversementacompte</text:p>
          </table:table-cell>
          <table:table-cell office:value-type="string">
            <text:p>permisb_dateversementacompte</text:p>
          </table:table-cell>
          <table:table-cell table:number-columns-repeated="1019"/>
        </table:table-row>
        <table:table-row table:style-name="ro3">
          <table:table-cell office:value-type="string">
            <text:p>permisb_montantsolde</text:p>
          </table:table-cell>
          <table:table-cell office:value-type="string">
            <text:p>permisb_montantsolde</text:p>
          </table:table-cell>
          <table:table-cell office:value-type="string">
            <text:p>permisb_montantsolde</text:p>
          </table:table-cell>
          <table:table-cell office:value-type="string">
            <text:p>permisb_montantsolde</text:p>
          </table:table-cell>
          <table:table-cell office:value-type="string">
            <text:p>permisb_montantsolde</text:p>
          </table:table-cell>
          <table:table-cell table:number-columns-repeated="1019"/>
        </table:table-row>
        <table:table-row table:style-name="ro3">
          <table:table-cell office:value-type="string">
            <text:p>permisb_dateversementsolde</text:p>
          </table:table-cell>
          <table:table-cell office:value-type="string">
            <text:p>permisb_dateversementsolde</text:p>
          </table:table-cell>
          <table:table-cell office:value-type="string">
            <text:p>permisb_dateversementsolde</text:p>
          </table:table-cell>
          <table:table-cell office:value-type="string">
            <text:p>permisb_dateversementsolde</text:p>
          </table:table-cell>
          <table:table-cell office:value-type="string">
            <text:p>permisb_dateversementsolde</text:p>
          </table:table-cell>
          <table:table-cell table:number-columns-repeated="1019"/>
        </table:table-row>
        <table:table-row table:style-name="ro3">
          <table:table-cell office:value-type="string">
            <text:p>permisb_montanttotal</text:p>
          </table:table-cell>
          <table:table-cell office:value-type="string">
            <text:p>permisb_montanttotal</text:p>
          </table:table-cell>
          <table:table-cell office:value-type="string">
            <text:p>permisb_montanttotal</text:p>
          </table:table-cell>
          <table:table-cell office:value-type="string">
            <text:p>permisb_montanttotal</text:p>
          </table:table-cell>
          <table:table-cell office:value-type="string">
            <text:p>permisb_montanttotal</text:p>
          </table:table-cell>
          <table:table-cell table:number-columns-repeated="1019"/>
        </table:table-row>
        <table:table-row table:style-name="ro3">
          <table:table-cell office:value-type="string">
            <text:p>permisb_dateversementtotal</text:p>
          </table:table-cell>
          <table:table-cell office:value-type="string">
            <text:p>permisb_dateversementtotal</text:p>
          </table:table-cell>
          <table:table-cell office:value-type="string">
            <text:p>permisb_dateversementtotal</text:p>
          </table:table-cell>
          <table:table-cell office:value-type="string">
            <text:p>permisb_dateversementtotal</text:p>
          </table:table-cell>
          <table:table-cell office:value-type="string">
            <text:p>permisb_dateversementtotal</text:p>
          </table:table-cell>
          <table:table-cell table:number-columns-repeated="1019"/>
        </table:table-row>
        <table:table-row table:style-name="ro3">
          <table:table-cell office:value-type="string">
            <text:p>amenaglogt_id</text:p>
          </table:table-cell>
          <table:table-cell office:value-type="string">
            <text:p>amenaglogt_id</text:p>
          </table:table-cell>
          <table:table-cell office:value-type="string">
            <text:p>amenaglogt_id</text:p>
          </table:table-cell>
          <table:table-cell office:value-type="string">
            <text:p>amenaglogt_id</text:p>
          </table:table-cell>
          <table:table-cell office:value-type="string">
            <text:p>amenaglogt_id</text:p>
          </table:table-cell>
          <table:table-cell table:number-columns-repeated="1019"/>
        </table:table-row>
        <table:table-row table:style-name="ro3">
          <table:table-cell office:value-type="string">
            <text:p>amenaglogt_apre_id</text:p>
          </table:table-cell>
          <table:table-cell office:value-type="string">
            <text:p>amenaglogt_apre_id</text:p>
          </table:table-cell>
          <table:table-cell office:value-type="string">
            <text:p>amenaglogt_apre_id</text:p>
          </table:table-cell>
          <table:table-cell office:value-type="string">
            <text:p>amenaglogt_apre_id</text:p>
          </table:table-cell>
          <table:table-cell office:value-type="string">
            <text:p>amenaglogt_apre_id</text:p>
          </table:table-cell>
          <table:table-cell table:number-columns-repeated="1019"/>
        </table:table-row>
        <table:table-row table:style-name="ro3">
          <table:table-cell office:value-type="string">
            <text:p>amenaglogt_typeaidelogement</text:p>
          </table:table-cell>
          <table:table-cell office:value-type="string">
            <text:p>amenaglogt_typeaidelogement</text:p>
          </table:table-cell>
          <table:table-cell office:value-type="string">
            <text:p>amenaglogt_typeaidelogement</text:p>
          </table:table-cell>
          <table:table-cell office:value-type="string">
            <text:p>amenaglogt_typeaidelogement</text:p>
          </table:table-cell>
          <table:table-cell office:value-type="string">
            <text:p>amenaglogt_typeaidelogement</text:p>
          </table:table-cell>
          <table:table-cell table:number-columns-repeated="1019"/>
        </table:table-row>
        <table:table-row table:style-name="ro3">
          <table:table-cell office:value-type="string">
            <text:p>amenaglogt_besoins</text:p>
          </table:table-cell>
          <table:table-cell office:value-type="string">
            <text:p>amenaglogt_besoins</text:p>
          </table:table-cell>
          <table:table-cell office:value-type="string">
            <text:p>amenaglogt_besoins</text:p>
          </table:table-cell>
          <table:table-cell office:value-type="string">
            <text:p>amenaglogt_besoins</text:p>
          </table:table-cell>
          <table:table-cell office:value-type="string">
            <text:p>amenaglogt_besoins</text:p>
          </table:table-cell>
          <table:table-cell table:number-columns-repeated="1019"/>
        </table:table-row>
        <table:table-row table:style-name="ro3">
          <table:table-cell office:value-type="string">
            <text:p>amenaglogt_montantaide</text:p>
          </table:table-cell>
          <table:table-cell office:value-type="string">
            <text:p>amenaglogt_montantaide</text:p>
          </table:table-cell>
          <table:table-cell office:value-type="string">
            <text:p>amenaglogt_montantaide</text:p>
          </table:table-cell>
          <table:table-cell office:value-type="string">
            <text:p>amenaglogt_montantaide</text:p>
          </table:table-cell>
          <table:table-cell office:value-type="string">
            <text:p>amenaglogt_montantaide</text:p>
          </table:table-cell>
          <table:table-cell table:number-columns-repeated="1019"/>
        </table:table-row>
        <table:table-row table:style-name="ro3">
          <table:table-cell office:value-type="string">
            <text:p>amenaglogt_montantacompte</text:p>
          </table:table-cell>
          <table:table-cell office:value-type="string">
            <text:p>amenaglogt_montantacompte</text:p>
          </table:table-cell>
          <table:table-cell office:value-type="string">
            <text:p>amenaglogt_montantacompte</text:p>
          </table:table-cell>
          <table:table-cell office:value-type="string">
            <text:p>amenaglogt_montantacompte</text:p>
          </table:table-cell>
          <table:table-cell office:value-type="string">
            <text:p>amenaglogt_montantacompte</text:p>
          </table:table-cell>
          <table:table-cell table:number-columns-repeated="1019"/>
        </table:table-row>
        <table:table-row table:style-name="ro3">
          <table:table-cell office:value-type="string">
            <text:p>amenaglogt_dateversementacompte</text:p>
          </table:table-cell>
          <table:table-cell office:value-type="string">
            <text:p>amenaglogt_dateversementacompte</text:p>
          </table:table-cell>
          <table:table-cell office:value-type="string">
            <text:p>amenaglogt_dateversementacompte</text:p>
          </table:table-cell>
          <table:table-cell office:value-type="string">
            <text:p>amenaglogt_dateversementacompte</text:p>
          </table:table-cell>
          <table:table-cell office:value-type="string">
            <text:p>amenaglogt_dateversementacompte</text:p>
          </table:table-cell>
          <table:table-cell table:number-columns-repeated="1019"/>
        </table:table-row>
        <table:table-row table:style-name="ro3">
          <table:table-cell office:value-type="string">
            <text:p>amenaglogt_montantsolde</text:p>
          </table:table-cell>
          <table:table-cell office:value-type="string">
            <text:p>amenaglogt_montantsolde</text:p>
          </table:table-cell>
          <table:table-cell office:value-type="string">
            <text:p>amenaglogt_montantsolde</text:p>
          </table:table-cell>
          <table:table-cell office:value-type="string">
            <text:p>amenaglogt_montantsolde</text:p>
          </table:table-cell>
          <table:table-cell office:value-type="string">
            <text:p>amenaglogt_montantsolde</text:p>
          </table:table-cell>
          <table:table-cell table:number-columns-repeated="1019"/>
        </table:table-row>
        <table:table-row table:style-name="ro3">
          <table:table-cell office:value-type="string">
            <text:p>amenaglogt_dateversementsolde</text:p>
          </table:table-cell>
          <table:table-cell office:value-type="string">
            <text:p>amenaglogt_dateversementsolde</text:p>
          </table:table-cell>
          <table:table-cell office:value-type="string">
            <text:p>amenaglogt_dateversementsolde</text:p>
          </table:table-cell>
          <table:table-cell office:value-type="string">
            <text:p>amenaglogt_dateversementsolde</text:p>
          </table:table-cell>
          <table:table-cell office:value-type="string">
            <text:p>amenaglogt_dateversementsolde</text:p>
          </table:table-cell>
          <table:table-cell table:number-columns-repeated="1019"/>
        </table:table-row>
        <table:table-row table:style-name="ro3">
          <table:table-cell office:value-type="string">
            <text:p>amenaglogt_montanttotal</text:p>
          </table:table-cell>
          <table:table-cell office:value-type="string">
            <text:p>amenaglogt_montanttotal</text:p>
          </table:table-cell>
          <table:table-cell office:value-type="string">
            <text:p>amenaglogt_montanttotal</text:p>
          </table:table-cell>
          <table:table-cell office:value-type="string">
            <text:p>amenaglogt_montanttotal</text:p>
          </table:table-cell>
          <table:table-cell office:value-type="string">
            <text:p>amenaglogt_montanttotal</text:p>
          </table:table-cell>
          <table:table-cell table:number-columns-repeated="1019"/>
        </table:table-row>
        <table:table-row table:style-name="ro3">
          <table:table-cell office:value-type="string">
            <text:p>amenaglogt_dateversementtotal</text:p>
          </table:table-cell>
          <table:table-cell office:value-type="string">
            <text:p>amenaglogt_dateversementtotal</text:p>
          </table:table-cell>
          <table:table-cell office:value-type="string">
            <text:p>amenaglogt_dateversementtotal</text:p>
          </table:table-cell>
          <table:table-cell office:value-type="string">
            <text:p>amenaglogt_dateversementtotal</text:p>
          </table:table-cell>
          <table:table-cell office:value-type="string">
            <text:p>amenaglogt_dateversementtotal</text:p>
          </table:table-cell>
          <table:table-cell table:number-columns-repeated="1019"/>
        </table:table-row>
        <table:table-row table:style-name="ro3">
          <table:table-cell office:value-type="string">
            <text:p>acccreaentr_id</text:p>
          </table:table-cell>
          <table:table-cell office:value-type="string">
            <text:p>acccreaentr_id</text:p>
          </table:table-cell>
          <table:table-cell office:value-type="string">
            <text:p>acccreaentr_id</text:p>
          </table:table-cell>
          <table:table-cell office:value-type="string">
            <text:p>acccreaentr_id</text:p>
          </table:table-cell>
          <table:table-cell office:value-type="string">
            <text:p>acccreaentr_id</text:p>
          </table:table-cell>
          <table:table-cell table:number-columns-repeated="1019"/>
        </table:table-row>
        <table:table-row table:style-name="ro3">
          <table:table-cell office:value-type="string">
            <text:p>acccreaentr_apre_id</text:p>
          </table:table-cell>
          <table:table-cell office:value-type="string">
            <text:p>acccreaentr_apre_id</text:p>
          </table:table-cell>
          <table:table-cell office:value-type="string">
            <text:p>acccreaentr_apre_id</text:p>
          </table:table-cell>
          <table:table-cell office:value-type="string">
            <text:p>acccreaentr_apre_id</text:p>
          </table:table-cell>
          <table:table-cell office:value-type="string">
            <text:p>acccreaentr_apre_id</text:p>
          </table:table-cell>
          <table:table-cell table:number-columns-repeated="1019"/>
        </table:table-row>
        <table:table-row table:style-name="ro3">
          <table:table-cell office:value-type="string">
            <text:p>acccreaentr_nacre</text:p>
          </table:table-cell>
          <table:table-cell office:value-type="string">
            <text:p>acccreaentr_nacre</text:p>
          </table:table-cell>
          <table:table-cell office:value-type="string">
            <text:p>acccreaentr_nacre</text:p>
          </table:table-cell>
          <table:table-cell office:value-type="string">
            <text:p>acccreaentr_nacre</text:p>
          </table:table-cell>
          <table:table-cell office:value-type="string">
            <text:p>acccreaentr_nacre</text:p>
          </table:table-cell>
          <table:table-cell table:number-columns-repeated="1019"/>
        </table:table-row>
        <table:table-row table:style-name="ro3">
          <table:table-cell office:value-type="string">
            <text:p>acccreaentr_microcredit</text:p>
          </table:table-cell>
          <table:table-cell office:value-type="string">
            <text:p>acccreaentr_microcredit</text:p>
          </table:table-cell>
          <table:table-cell office:value-type="string">
            <text:p>acccreaentr_microcredit</text:p>
          </table:table-cell>
          <table:table-cell office:value-type="string">
            <text:p>acccreaentr_microcredit</text:p>
          </table:table-cell>
          <table:table-cell office:value-type="string">
            <text:p>acccreaentr_microcredit</text:p>
          </table:table-cell>
          <table:table-cell table:number-columns-repeated="1019"/>
        </table:table-row>
        <table:table-row table:style-name="ro3">
          <table:table-cell office:value-type="string">
            <text:p>acccreaentr_projet</text:p>
          </table:table-cell>
          <table:table-cell office:value-type="string">
            <text:p>acccreaentr_projet</text:p>
          </table:table-cell>
          <table:table-cell office:value-type="string">
            <text:p>acccreaentr_projet</text:p>
          </table:table-cell>
          <table:table-cell office:value-type="string">
            <text:p>acccreaentr_projet</text:p>
          </table:table-cell>
          <table:table-cell office:value-type="string">
            <text:p>acccreaentr_projet</text:p>
          </table:table-cell>
          <table:table-cell table:number-columns-repeated="1019"/>
        </table:table-row>
        <table:table-row table:style-name="ro3">
          <table:table-cell office:value-type="string">
            <text:p>acccreaentr_montantaide</text:p>
          </table:table-cell>
          <table:table-cell office:value-type="string">
            <text:p>acccreaentr_montantaide</text:p>
          </table:table-cell>
          <table:table-cell office:value-type="string">
            <text:p>acccreaentr_montantaide</text:p>
          </table:table-cell>
          <table:table-cell office:value-type="string">
            <text:p>acccreaentr_montantaide</text:p>
          </table:table-cell>
          <table:table-cell office:value-type="string">
            <text:p>acccreaentr_montantaide</text:p>
          </table:table-cell>
          <table:table-cell table:number-columns-repeated="1019"/>
        </table:table-row>
        <table:table-row table:style-name="ro3">
          <table:table-cell office:value-type="string">
            <text:p>acccreaentr_montantacompte</text:p>
          </table:table-cell>
          <table:table-cell office:value-type="string">
            <text:p>acccreaentr_montantacompte</text:p>
          </table:table-cell>
          <table:table-cell office:value-type="string">
            <text:p>acccreaentr_montantacompte</text:p>
          </table:table-cell>
          <table:table-cell office:value-type="string">
            <text:p>acccreaentr_montantacompte</text:p>
          </table:table-cell>
          <table:table-cell office:value-type="string">
            <text:p>acccreaentr_montantacompte</text:p>
          </table:table-cell>
          <table:table-cell table:number-columns-repeated="1019"/>
        </table:table-row>
        <table:table-row table:style-name="ro3">
          <table:table-cell office:value-type="string">
            <text:p>acccreaentr_dateversementacompte</text:p>
          </table:table-cell>
          <table:table-cell office:value-type="string">
            <text:p>acccreaentr_dateversementacompte</text:p>
          </table:table-cell>
          <table:table-cell office:value-type="string">
            <text:p>acccreaentr_dateversementacompte</text:p>
          </table:table-cell>
          <table:table-cell office:value-type="string">
            <text:p>acccreaentr_dateversementacompte</text:p>
          </table:table-cell>
          <table:table-cell office:value-type="string">
            <text:p>acccreaentr_dateversementacompte</text:p>
          </table:table-cell>
          <table:table-cell table:number-columns-repeated="1019"/>
        </table:table-row>
        <table:table-row table:style-name="ro3">
          <table:table-cell office:value-type="string">
            <text:p>acccreaentr_montantsolde</text:p>
          </table:table-cell>
          <table:table-cell office:value-type="string">
            <text:p>acccreaentr_montantsolde</text:p>
          </table:table-cell>
          <table:table-cell office:value-type="string">
            <text:p>acccreaentr_montantsolde</text:p>
          </table:table-cell>
          <table:table-cell office:value-type="string">
            <text:p>acccreaentr_montantsolde</text:p>
          </table:table-cell>
          <table:table-cell office:value-type="string">
            <text:p>acccreaentr_montantsolde</text:p>
          </table:table-cell>
          <table:table-cell table:number-columns-repeated="1019"/>
        </table:table-row>
        <table:table-row table:style-name="ro3">
          <table:table-cell office:value-type="string">
            <text:p>acccreaentr_dateversementsolde</text:p>
          </table:table-cell>
          <table:table-cell office:value-type="string">
            <text:p>acccreaentr_dateversementsolde</text:p>
          </table:table-cell>
          <table:table-cell office:value-type="string">
            <text:p>acccreaentr_dateversementsolde</text:p>
          </table:table-cell>
          <table:table-cell office:value-type="string">
            <text:p>acccreaentr_dateversementsolde</text:p>
          </table:table-cell>
          <table:table-cell office:value-type="string">
            <text:p>acccreaentr_dateversementsolde</text:p>
          </table:table-cell>
          <table:table-cell table:number-columns-repeated="1019"/>
        </table:table-row>
        <table:table-row table:style-name="ro3">
          <table:table-cell office:value-type="string">
            <text:p>acccreaentr_montanttotal</text:p>
          </table:table-cell>
          <table:table-cell office:value-type="string">
            <text:p>acccreaentr_montanttotal</text:p>
          </table:table-cell>
          <table:table-cell office:value-type="string">
            <text:p>acccreaentr_montanttotal</text:p>
          </table:table-cell>
          <table:table-cell office:value-type="string">
            <text:p>acccreaentr_montanttotal</text:p>
          </table:table-cell>
          <table:table-cell office:value-type="string">
            <text:p>acccreaentr_montanttotal</text:p>
          </table:table-cell>
          <table:table-cell table:number-columns-repeated="1019"/>
        </table:table-row>
        <table:table-row table:style-name="ro3">
          <table:table-cell office:value-type="string">
            <text:p>acccreaentr_dateversementtotal</text:p>
          </table:table-cell>
          <table:table-cell office:value-type="string">
            <text:p>acccreaentr_dateversementtotal</text:p>
          </table:table-cell>
          <table:table-cell office:value-type="string">
            <text:p>acccreaentr_dateversementtotal</text:p>
          </table:table-cell>
          <table:table-cell office:value-type="string">
            <text:p>acccreaentr_dateversementtotal</text:p>
          </table:table-cell>
          <table:table-cell office:value-type="string">
            <text:p>acccreaentr_dateversementtotal</text:p>
          </table:table-cell>
          <table:table-cell table:number-columns-repeated="1019"/>
        </table:table-row>
        <table:table-row table:style-name="ro3">
          <table:table-cell office:value-type="string">
            <text:p>acqmatprof_id</text:p>
          </table:table-cell>
          <table:table-cell office:value-type="string">
            <text:p>acqmatprof_id</text:p>
          </table:table-cell>
          <table:table-cell office:value-type="string">
            <text:p>acqmatprof_id</text:p>
          </table:table-cell>
          <table:table-cell office:value-type="string">
            <text:p>acqmatprof_id</text:p>
          </table:table-cell>
          <table:table-cell office:value-type="string">
            <text:p>acqmatprof_id</text:p>
          </table:table-cell>
          <table:table-cell table:number-columns-repeated="1019"/>
        </table:table-row>
        <table:table-row table:style-name="ro3">
          <table:table-cell office:value-type="string">
            <text:p>acqmatprof_apre_id</text:p>
          </table:table-cell>
          <table:table-cell office:value-type="string">
            <text:p>acqmatprof_apre_id</text:p>
          </table:table-cell>
          <table:table-cell office:value-type="string">
            <text:p>acqmatprof_apre_id</text:p>
          </table:table-cell>
          <table:table-cell office:value-type="string">
            <text:p>acqmatprof_apre_id</text:p>
          </table:table-cell>
          <table:table-cell office:value-type="string">
            <text:p>acqmatprof_apre_id</text:p>
          </table:table-cell>
          <table:table-cell table:number-columns-repeated="1019"/>
        </table:table-row>
        <table:table-row table:style-name="ro3">
          <table:table-cell office:value-type="string">
            <text:p>acqmatprof_besoins</text:p>
          </table:table-cell>
          <table:table-cell office:value-type="string">
            <text:p>acqmatprof_besoins</text:p>
          </table:table-cell>
          <table:table-cell office:value-type="string">
            <text:p>acqmatprof_besoins</text:p>
          </table:table-cell>
          <table:table-cell office:value-type="string">
            <text:p>acqmatprof_besoins</text:p>
          </table:table-cell>
          <table:table-cell office:value-type="string">
            <text:p>acqmatprof_besoins</text:p>
          </table:table-cell>
          <table:table-cell table:number-columns-repeated="1019"/>
        </table:table-row>
        <table:table-row table:style-name="ro3">
          <table:table-cell office:value-type="string">
            <text:p>acqmatprof_montantaide</text:p>
          </table:table-cell>
          <table:table-cell office:value-type="string">
            <text:p>acqmatprof_montantaide</text:p>
          </table:table-cell>
          <table:table-cell office:value-type="string">
            <text:p>acqmatprof_montantaide</text:p>
          </table:table-cell>
          <table:table-cell office:value-type="string">
            <text:p>acqmatprof_montantaide</text:p>
          </table:table-cell>
          <table:table-cell office:value-type="string">
            <text:p>acqmatprof_montantaide</text:p>
          </table:table-cell>
          <table:table-cell table:number-columns-repeated="1019"/>
        </table:table-row>
        <table:table-row table:style-name="ro3">
          <table:table-cell office:value-type="string">
            <text:p>acqmatprof_montantacompte</text:p>
          </table:table-cell>
          <table:table-cell office:value-type="string">
            <text:p>acqmatprof_montantacompte</text:p>
          </table:table-cell>
          <table:table-cell office:value-type="string">
            <text:p>acqmatprof_montantacompte</text:p>
          </table:table-cell>
          <table:table-cell office:value-type="string">
            <text:p>acqmatprof_montantacompte</text:p>
          </table:table-cell>
          <table:table-cell office:value-type="string">
            <text:p>acqmatprof_montantacompte</text:p>
          </table:table-cell>
          <table:table-cell table:number-columns-repeated="1019"/>
        </table:table-row>
        <table:table-row table:style-name="ro3">
          <table:table-cell office:value-type="string">
            <text:p>acqmatprof_dateversementacompte</text:p>
          </table:table-cell>
          <table:table-cell office:value-type="string">
            <text:p>acqmatprof_dateversementacompte</text:p>
          </table:table-cell>
          <table:table-cell office:value-type="string">
            <text:p>acqmatprof_dateversementacompte</text:p>
          </table:table-cell>
          <table:table-cell office:value-type="string">
            <text:p>acqmatprof_dateversementacompte</text:p>
          </table:table-cell>
          <table:table-cell office:value-type="string">
            <text:p>acqmatprof_dateversementacompte</text:p>
          </table:table-cell>
          <table:table-cell table:number-columns-repeated="1019"/>
        </table:table-row>
        <table:table-row table:style-name="ro3">
          <table:table-cell office:value-type="string">
            <text:p>acqmatprof_montantsolde</text:p>
          </table:table-cell>
          <table:table-cell office:value-type="string">
            <text:p>acqmatprof_montantsolde</text:p>
          </table:table-cell>
          <table:table-cell office:value-type="string">
            <text:p>acqmatprof_montantsolde</text:p>
          </table:table-cell>
          <table:table-cell office:value-type="string">
            <text:p>acqmatprof_montantsolde</text:p>
          </table:table-cell>
          <table:table-cell office:value-type="string">
            <text:p>acqmatprof_montantsolde</text:p>
          </table:table-cell>
          <table:table-cell table:number-columns-repeated="1019"/>
        </table:table-row>
        <table:table-row table:style-name="ro3">
          <table:table-cell office:value-type="string">
            <text:p>acqmatprof_dateversementsolde</text:p>
          </table:table-cell>
          <table:table-cell office:value-type="string">
            <text:p>acqmatprof_dateversementsolde</text:p>
          </table:table-cell>
          <table:table-cell office:value-type="string">
            <text:p>acqmatprof_dateversementsolde</text:p>
          </table:table-cell>
          <table:table-cell office:value-type="string">
            <text:p>acqmatprof_dateversementsolde</text:p>
          </table:table-cell>
          <table:table-cell office:value-type="string">
            <text:p>acqmatprof_dateversementsolde</text:p>
          </table:table-cell>
          <table:table-cell table:number-columns-repeated="1019"/>
        </table:table-row>
        <table:table-row table:style-name="ro3">
          <table:table-cell office:value-type="string">
            <text:p>acqmatprof_montanttotal</text:p>
          </table:table-cell>
          <table:table-cell office:value-type="string">
            <text:p>acqmatprof_montanttotal</text:p>
          </table:table-cell>
          <table:table-cell office:value-type="string">
            <text:p>acqmatprof_montanttotal</text:p>
          </table:table-cell>
          <table:table-cell office:value-type="string">
            <text:p>acqmatprof_montanttotal</text:p>
          </table:table-cell>
          <table:table-cell office:value-type="string">
            <text:p>acqmatprof_montanttotal</text:p>
          </table:table-cell>
          <table:table-cell table:number-columns-repeated="1019"/>
        </table:table-row>
        <table:table-row table:style-name="ro3">
          <table:table-cell office:value-type="string">
            <text:p>acqmatprof_dateversementtotal</text:p>
          </table:table-cell>
          <table:table-cell office:value-type="string">
            <text:p>acqmatprof_dateversementtotal</text:p>
          </table:table-cell>
          <table:table-cell office:value-type="string">
            <text:p>acqmatprof_dateversementtotal</text:p>
          </table:table-cell>
          <table:table-cell office:value-type="string">
            <text:p>acqmatprof_dateversementtotal</text:p>
          </table:table-cell>
          <table:table-cell office:value-type="string">
            <text:p>acqmatprof_dateversementtotal</text:p>
          </table:table-cell>
          <table:table-cell table:number-columns-repeated="1019"/>
        </table:table-row>
        <table:table-row table:style-name="ro3">
          <table:table-cell office:value-type="string">
            <text:p>locvehicinsert_id</text:p>
          </table:table-cell>
          <table:table-cell office:value-type="string">
            <text:p>locvehicinsert_id</text:p>
          </table:table-cell>
          <table:table-cell office:value-type="string">
            <text:p>locvehicinsert_id</text:p>
          </table:table-cell>
          <table:table-cell office:value-type="string">
            <text:p>locvehicinsert_id</text:p>
          </table:table-cell>
          <table:table-cell office:value-type="string">
            <text:p>locvehicinsert_id</text:p>
          </table:table-cell>
          <table:table-cell table:number-columns-repeated="1019"/>
        </table:table-row>
        <table:table-row table:style-name="ro3">
          <table:table-cell office:value-type="string">
            <text:p>locvehicinsert_apre_id</text:p>
          </table:table-cell>
          <table:table-cell office:value-type="string">
            <text:p>locvehicinsert_apre_id</text:p>
          </table:table-cell>
          <table:table-cell office:value-type="string">
            <text:p>locvehicinsert_apre_id</text:p>
          </table:table-cell>
          <table:table-cell office:value-type="string">
            <text:p>locvehicinsert_apre_id</text:p>
          </table:table-cell>
          <table:table-cell office:value-type="string">
            <text:p>locvehicinsert_apre_id</text:p>
          </table:table-cell>
          <table:table-cell table:number-columns-repeated="1019"/>
        </table:table-row>
        <table:table-row table:style-name="ro3">
          <table:table-cell office:value-type="string">
            <text:p>locvehicinsert_societelocation</text:p>
          </table:table-cell>
          <table:table-cell office:value-type="string">
            <text:p>locvehicinsert_societelocation</text:p>
          </table:table-cell>
          <table:table-cell office:value-type="string">
            <text:p>locvehicinsert_societelocation</text:p>
          </table:table-cell>
          <table:table-cell office:value-type="string">
            <text:p>locvehicinsert_societelocation</text:p>
          </table:table-cell>
          <table:table-cell office:value-type="string">
            <text:p>locvehicinsert_societelocation</text:p>
          </table:table-cell>
          <table:table-cell table:number-columns-repeated="1019"/>
        </table:table-row>
        <table:table-row table:style-name="ro3">
          <table:table-cell office:value-type="string">
            <text:p>locvehicinsert_dureelocation</text:p>
          </table:table-cell>
          <table:table-cell office:value-type="string">
            <text:p>locvehicinsert_dureelocation</text:p>
          </table:table-cell>
          <table:table-cell office:value-type="string">
            <text:p>locvehicinsert_dureelocation</text:p>
          </table:table-cell>
          <table:table-cell office:value-type="string">
            <text:p>locvehicinsert_dureelocation</text:p>
          </table:table-cell>
          <table:table-cell office:value-type="string">
            <text:p>locvehicinsert_dureelocation</text:p>
          </table:table-cell>
          <table:table-cell table:number-columns-repeated="1019"/>
        </table:table-row>
        <table:table-row table:style-name="ro3">
          <table:table-cell office:value-type="string">
            <text:p>locvehicinsert_montantaide</text:p>
          </table:table-cell>
          <table:table-cell office:value-type="string">
            <text:p>locvehicinsert_montantaide</text:p>
          </table:table-cell>
          <table:table-cell office:value-type="string">
            <text:p>locvehicinsert_montantaide</text:p>
          </table:table-cell>
          <table:table-cell office:value-type="string">
            <text:p>locvehicinsert_montantaide</text:p>
          </table:table-cell>
          <table:table-cell office:value-type="string">
            <text:p>locvehicinsert_montantaide</text:p>
          </table:table-cell>
          <table:table-cell table:number-columns-repeated="1019"/>
        </table:table-row>
        <table:table-row table:style-name="ro3">
          <table:table-cell office:value-type="string">
            <text:p>locvehicinsert_montantacompte</text:p>
          </table:table-cell>
          <table:table-cell office:value-type="string">
            <text:p>locvehicinsert_montantacompte</text:p>
          </table:table-cell>
          <table:table-cell office:value-type="string">
            <text:p>locvehicinsert_montantacompte</text:p>
          </table:table-cell>
          <table:table-cell office:value-type="string">
            <text:p>locvehicinsert_montantacompte</text:p>
          </table:table-cell>
          <table:table-cell office:value-type="string">
            <text:p>locvehicinsert_montantacompte</text:p>
          </table:table-cell>
          <table:table-cell table:number-columns-repeated="1019"/>
        </table:table-row>
        <table:table-row table:style-name="ro3">
          <table:table-cell office:value-type="string">
            <text:p>locvehicinsert_dateversementacompte</text:p>
          </table:table-cell>
          <table:table-cell office:value-type="string">
            <text:p>locvehicinsert_dateversementacompte</text:p>
          </table:table-cell>
          <table:table-cell office:value-type="string">
            <text:p>locvehicinsert_dateversementacompte</text:p>
          </table:table-cell>
          <table:table-cell office:value-type="string">
            <text:p>locvehicinsert_dateversementacompte</text:p>
          </table:table-cell>
          <table:table-cell office:value-type="string">
            <text:p>locvehicinsert_dateversementacompte</text:p>
          </table:table-cell>
          <table:table-cell table:number-columns-repeated="1019"/>
        </table:table-row>
        <table:table-row table:style-name="ro3">
          <table:table-cell office:value-type="string">
            <text:p>locvehicinsert_montantsolde</text:p>
          </table:table-cell>
          <table:table-cell office:value-type="string">
            <text:p>locvehicinsert_montantsolde</text:p>
          </table:table-cell>
          <table:table-cell office:value-type="string">
            <text:p>locvehicinsert_montantsolde</text:p>
          </table:table-cell>
          <table:table-cell office:value-type="string">
            <text:p>locvehicinsert_montantsolde</text:p>
          </table:table-cell>
          <table:table-cell office:value-type="string">
            <text:p>locvehicinsert_montantsolde</text:p>
          </table:table-cell>
          <table:table-cell table:number-columns-repeated="1019"/>
        </table:table-row>
        <table:table-row table:style-name="ro3">
          <table:table-cell office:value-type="string">
            <text:p>locvehicinsert_dateversementsolde</text:p>
          </table:table-cell>
          <table:table-cell office:value-type="string">
            <text:p>locvehicinsert_dateversementsolde</text:p>
          </table:table-cell>
          <table:table-cell office:value-type="string">
            <text:p>locvehicinsert_dateversementsolde</text:p>
          </table:table-cell>
          <table:table-cell office:value-type="string">
            <text:p>locvehicinsert_dateversementsolde</text:p>
          </table:table-cell>
          <table:table-cell office:value-type="string">
            <text:p>locvehicinsert_dateversementsolde</text:p>
          </table:table-cell>
          <table:table-cell table:number-columns-repeated="1019"/>
        </table:table-row>
        <table:table-row table:style-name="ro3">
          <table:table-cell office:value-type="string">
            <text:p>locvehicinsert_montanttotal</text:p>
          </table:table-cell>
          <table:table-cell office:value-type="string">
            <text:p>locvehicinsert_montanttotal</text:p>
          </table:table-cell>
          <table:table-cell office:value-type="string">
            <text:p>locvehicinsert_montanttotal</text:p>
          </table:table-cell>
          <table:table-cell office:value-type="string">
            <text:p>locvehicinsert_montanttotal</text:p>
          </table:table-cell>
          <table:table-cell office:value-type="string">
            <text:p>locvehicinsert_montanttotal</text:p>
          </table:table-cell>
          <table:table-cell table:number-columns-repeated="1019"/>
        </table:table-row>
        <table:table-row table:style-name="ro3">
          <table:table-cell office:value-type="string">
            <text:p>locvehicinsert_dateversementtotal</text:p>
          </table:table-cell>
          <table:table-cell office:value-type="string">
            <text:p>locvehicinsert_dateversementtotal</text:p>
          </table:table-cell>
          <table:table-cell office:value-type="string">
            <text:p>locvehicinsert_dateversementtotal</text:p>
          </table:table-cell>
          <table:table-cell office:value-type="string">
            <text:p>locvehicinsert_dateversementtotal</text:p>
          </table:table-cell>
          <table:table-cell office:value-type="string">
            <text:p>locvehicinsert_dateversementtotal</text:p>
          </table:table-cell>
          <table:table-cell table:number-columns-repeated="1019"/>
        </table:table-row>
        <table:table-row table:style-name="ro3">
          <table:table-cell office:value-type="string">
            <text:p>dataperssuivi_qualsuivi</text:p>
          </table:table-cell>
          <table:table-cell office:value-type="string">
            <text:p>dataperssuivi_qualsuivi</text:p>
          </table:table-cell>
          <table:table-cell office:value-type="string">
            <text:p>dataperssuivi_qualsuivi</text:p>
          </table:table-cell>
          <table:table-cell office:value-type="string">
            <text:p>dataperssuivi_qualsuivi</text:p>
          </table:table-cell>
          <table:table-cell office:value-type="string">
            <text:p>dataperssuivi_qualsuivi</text:p>
          </table:table-cell>
          <table:table-cell table:number-columns-repeated="1019"/>
        </table:table-row>
        <table:table-row table:style-name="ro3">
          <table:table-cell office:value-type="string">
            <text:p>dataperssuivi_nomsuivi</text:p>
          </table:table-cell>
          <table:table-cell office:value-type="string">
            <text:p>dataperssuivi_nomsuivi</text:p>
          </table:table-cell>
          <table:table-cell office:value-type="string">
            <text:p>dataperssuivi_nomsuivi</text:p>
          </table:table-cell>
          <table:table-cell office:value-type="string">
            <text:p>dataperssuivi_nomsuivi</text:p>
          </table:table-cell>
          <table:table-cell office:value-type="string">
            <text:p>dataperssuivi_nomsuivi</text:p>
          </table:table-cell>
          <table:table-cell table:number-columns-repeated="1019"/>
        </table:table-row>
        <table:table-row table:style-name="ro3">
          <table:table-cell office:value-type="string">
            <text:p>dataperssuivi_prenomsuivi</text:p>
          </table:table-cell>
          <table:table-cell office:value-type="string">
            <text:p>dataperssuivi_prenomsuivi</text:p>
          </table:table-cell>
          <table:table-cell office:value-type="string">
            <text:p>dataperssuivi_prenomsuivi</text:p>
          </table:table-cell>
          <table:table-cell office:value-type="string">
            <text:p>dataperssuivi_prenomsuivi</text:p>
          </table:table-cell>
          <table:table-cell office:value-type="string">
            <text:p>dataperssuivi_prenomsuivi</text:p>
          </table:table-cell>
          <table:table-cell table:number-columns-repeated="1019"/>
        </table:table-row>
        <table:table-row table:style-name="ro3">
          <table:table-cell office:value-type="string">
            <text:p>dataperssuivi_numtelsuivi</text:p>
          </table:table-cell>
          <table:table-cell office:value-type="string">
            <text:p>dataperssuivi_numtelsuivi</text:p>
          </table:table-cell>
          <table:table-cell office:value-type="string">
            <text:p>dataperssuivi_numtelsuivi</text:p>
          </table:table-cell>
          <table:table-cell office:value-type="string">
            <text:p>dataperssuivi_numtelsuivi</text:p>
          </table:table-cell>
          <table:table-cell office:value-type="string">
            <text:p>dataperssuivi_numtelsuivi</text:p>
          </table:table-cell>
          <table:table-cell table:number-columns-repeated="1019"/>
        </table:table-row>
        <table:table-row table:style-name="ro3">
          <table:table-cell office:value-type="string">
            <text:p>dataperssuivi_deletedsuivi</text:p>
          </table:table-cell>
          <table:table-cell office:value-type="string">
            <text:p>dataperssuivi_deletedsuivi</text:p>
          </table:table-cell>
          <table:table-cell office:value-type="string">
            <text:p>dataperssuivi_deletedsuivi</text:p>
          </table:table-cell>
          <table:table-cell office:value-type="string">
            <text:p>dataperssuivi_deletedsuivi</text:p>
          </table:table-cell>
          <table:table-cell office:value-type="string">
            <text:p>dataperssuivi_deletedsuivi</text:p>
          </table:table-cell>
          <table:table-cell table:number-columns-repeated="1019"/>
        </table:table-row>
        <table:table-row table:style-name="ro3">
          <table:table-cell office:value-type="string">
            <text:p>dataperssuivi_deleted_datesuivi</text:p>
          </table:table-cell>
          <table:table-cell office:value-type="string">
            <text:p>dataperssuivi_deleted_datesuivi</text:p>
          </table:table-cell>
          <table:table-cell office:value-type="string">
            <text:p>dataperssuivi_deleted_datesuivi</text:p>
          </table:table-cell>
          <table:table-cell office:value-type="string">
            <text:p>dataperssuivi_deleted_datesuivi</text:p>
          </table:table-cell>
          <table:table-cell office:value-type="string">
            <text:p>dataperssuivi_deleted_datesuivi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id</text:p>
          </table:table-cell>
          <table:table-cell office:value-type="string">
            <text:p>tiersprestataireapre_id</text:p>
          </table:table-cell>
          <table:table-cell office:value-type="string">
            <text:p>tiersprestataireapre_id</text:p>
          </table:table-cell>
          <table:table-cell office:value-type="string">
            <text:p>comiteapre_id</text:p>
          </table:table-cell>
          <table:table-cell office:value-type="string">
            <text:p>comiteapre_id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nomtiers</text:p>
          </table:table-cell>
          <table:table-cell office:value-type="string">
            <text:p>tiersprestataireapre_nomtiers</text:p>
          </table:table-cell>
          <table:table-cell office:value-type="string">
            <text:p>tiersprestataireapre_nomtiers</text:p>
          </table:table-cell>
          <table:table-cell office:value-type="string">
            <text:p>comiteapre_datecomite</text:p>
          </table:table-cell>
          <table:table-cell office:value-type="string">
            <text:p>comiteapre_datecomite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siret</text:p>
          </table:table-cell>
          <table:table-cell office:value-type="string">
            <text:p>tiersprestataireapre_siret</text:p>
          </table:table-cell>
          <table:table-cell office:value-type="string">
            <text:p>tiersprestataireapre_siret</text:p>
          </table:table-cell>
          <table:table-cell office:value-type="string">
            <text:p>comiteapre_heurecomite</text:p>
          </table:table-cell>
          <table:table-cell office:value-type="string">
            <text:p>comiteapre_heurecomite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numvoie</text:p>
          </table:table-cell>
          <table:table-cell office:value-type="string">
            <text:p>tiersprestataireapre_numvoie</text:p>
          </table:table-cell>
          <table:table-cell office:value-type="string">
            <text:p>tiersprestataireapre_numvoie</text:p>
          </table:table-cell>
          <table:table-cell office:value-type="string">
            <text:p>comiteapre_lieucomite</text:p>
          </table:table-cell>
          <table:table-cell office:value-type="string">
            <text:p>comiteapre_lieucomite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typevoie</text:p>
          </table:table-cell>
          <table:table-cell office:value-type="string">
            <text:p>tiersprestataireapre_typevoie</text:p>
          </table:table-cell>
          <table:table-cell office:value-type="string">
            <text:p>tiersprestataireapre_typevoie</text:p>
          </table:table-cell>
          <table:table-cell office:value-type="string">
            <text:p>comiteapre_intitulecomite</text:p>
          </table:table-cell>
          <table:table-cell office:value-type="string">
            <text:p>comiteapre_intitulecomite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nomvoie</text:p>
          </table:table-cell>
          <table:table-cell office:value-type="string">
            <text:p>tiersprestataireapre_nomvoie</text:p>
          </table:table-cell>
          <table:table-cell office:value-type="string">
            <text:p>tiersprestataireapre_nomvoie</text:p>
          </table:table-cell>
          <table:table-cell office:value-type="string">
            <text:p>comiteapre_observationcomite</text:p>
          </table:table-cell>
          <table:table-cell office:value-type="string">
            <text:p>comiteapre_observationcomite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compladr</text:p>
          </table:table-cell>
          <table:table-cell office:value-type="string">
            <text:p>tiersprestataireapre_compladr</text:p>
          </table:table-cell>
          <table:table-cell office:value-type="string">
            <text:p>tiersprestataireapre_compladr</text:p>
          </table:table-cell>
          <table:table-cell table:number-columns-repeated="2" office:value-type="string">
            <text:p>adresse_id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codepos</text:p>
          </table:table-cell>
          <table:table-cell office:value-type="string">
            <text:p>tiersprestataireapre_codepos</text:p>
          </table:table-cell>
          <table:table-cell office:value-type="string">
            <text:p>tiersprestataireapre_codepos</text:p>
          </table:table-cell>
          <table:table-cell office:value-type="string">
            <text:p>adresse_numvoie</text:p>
          </table:table-cell>
          <table:table-cell office:value-type="string">
            <text:p>adresse_numvoie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ville</text:p>
          </table:table-cell>
          <table:table-cell office:value-type="string">
            <text:p>tiersprestataireapre_ville</text:p>
          </table:table-cell>
          <table:table-cell office:value-type="string">
            <text:p>tiersprestataireapre_ville</text:p>
          </table:table-cell>
          <table:table-cell office:value-type="string">
            <text:p>adresse_typevoie</text:p>
          </table:table-cell>
          <table:table-cell office:value-type="string">
            <text:p>adresse_typevoie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canton</text:p>
          </table:table-cell>
          <table:table-cell office:value-type="string">
            <text:p>tiersprestataireapre_canton</text:p>
          </table:table-cell>
          <table:table-cell office:value-type="string">
            <text:p>tiersprestataireapre_canton</text:p>
          </table:table-cell>
          <table:table-cell office:value-type="string">
            <text:p>adresse_nomvoie</text:p>
          </table:table-cell>
          <table:table-cell office:value-type="string">
            <text:p>adresse_nomvoie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numtel</text:p>
          </table:table-cell>
          <table:table-cell office:value-type="string">
            <text:p>tiersprestataireapre_numtel</text:p>
          </table:table-cell>
          <table:table-cell office:value-type="string">
            <text:p>tiersprestataireapre_numtel</text:p>
          </table:table-cell>
          <table:table-cell office:value-type="string">
            <text:p>adresse_complideadr</text:p>
          </table:table-cell>
          <table:table-cell office:value-type="string">
            <text:p>adresse_complideadr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adrelec</text:p>
          </table:table-cell>
          <table:table-cell office:value-type="string">
            <text:p>tiersprestataireapre_adrelec</text:p>
          </table:table-cell>
          <table:table-cell office:value-type="string">
            <text:p>tiersprestataireapre_adrelec</text:p>
          </table:table-cell>
          <table:table-cell office:value-type="string">
            <text:p>adresse_compladr</text:p>
          </table:table-cell>
          <table:table-cell office:value-type="string">
            <text:p>adresse_compladr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nomtiturib</text:p>
          </table:table-cell>
          <table:table-cell office:value-type="string">
            <text:p>tiersprestataireapre_nomtiturib</text:p>
          </table:table-cell>
          <table:table-cell office:value-type="string">
            <text:p>tiersprestataireapre_nomtiturib</text:p>
          </table:table-cell>
          <table:table-cell office:value-type="string">
            <text:p>adresse_lieudist</text:p>
          </table:table-cell>
          <table:table-cell office:value-type="string">
            <text:p>adresse_lieudist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etaban</text:p>
          </table:table-cell>
          <table:table-cell office:value-type="string">
            <text:p>tiersprestataireapre_etaban</text:p>
          </table:table-cell>
          <table:table-cell office:value-type="string">
            <text:p>tiersprestataireapre_etaban</text:p>
          </table:table-cell>
          <table:table-cell office:value-type="string">
            <text:p>adresse_numcomrat</text:p>
          </table:table-cell>
          <table:table-cell office:value-type="string">
            <text:p>adresse_numcomrat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guiban</text:p>
          </table:table-cell>
          <table:table-cell office:value-type="string">
            <text:p>tiersprestataireapre_guiban</text:p>
          </table:table-cell>
          <table:table-cell office:value-type="string">
            <text:p>tiersprestataireapre_guiban</text:p>
          </table:table-cell>
          <table:table-cell office:value-type="string">
            <text:p>adresse_numcomptt</text:p>
          </table:table-cell>
          <table:table-cell office:value-type="string">
            <text:p>adresse_numcomptt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numcomptban</text:p>
          </table:table-cell>
          <table:table-cell office:value-type="string">
            <text:p>tiersprestataireapre_numcomptban</text:p>
          </table:table-cell>
          <table:table-cell office:value-type="string">
            <text:p>tiersprestataireapre_numcomptban</text:p>
          </table:table-cell>
          <table:table-cell office:value-type="string">
            <text:p>adresse_codepos</text:p>
          </table:table-cell>
          <table:table-cell office:value-type="string">
            <text:p>adresse_codepos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clerib</text:p>
          </table:table-cell>
          <table:table-cell office:value-type="string">
            <text:p>tiersprestataireapre_clerib</text:p>
          </table:table-cell>
          <table:table-cell office:value-type="string">
            <text:p>tiersprestataireapre_clerib</text:p>
          </table:table-cell>
          <table:table-cell office:value-type="string">
            <text:p>adresse_locaadr</text:p>
          </table:table-cell>
          <table:table-cell office:value-type="string">
            <text:p>adresse_locaadr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aidesliees</text:p>
          </table:table-cell>
          <table:table-cell office:value-type="string">
            <text:p>tiersprestataireapre_aidesliees</text:p>
          </table:table-cell>
          <table:table-cell office:value-type="string">
            <text:p>tiersprestataireapre_aidesliees</text:p>
          </table:table-cell>
          <table:table-cell table:number-columns-repeated="2" office:value-type="string">
            <text:p>adresse_pays</text:p>
          </table:table-cell>
          <table:table-cell table:number-columns-repeated="1019"/>
        </table:table-row>
        <table:table-row table:style-name="ro3">
          <table:table-cell office:value-type="string">
            <text:p>tiersprestataireapre_full_name</text:p>
          </table:table-cell>
          <table:table-cell office:value-type="string">
            <text:p>tiersprestataireapre_full_name</text:p>
          </table:table-cell>
          <table:table-cell office:value-type="string">
            <text:p>tiersprestataireapre_full_name</text:p>
          </table:table-cell>
          <table:table-cell table:number-columns-repeated="2" office:value-type="string">
            <text:p>adresse_canton</text:p>
          </table:table-cell>
          <table:table-cell table:number-columns-repeated="1019"/>
        </table:table-row>
        <table:table-row table:style-name="ro3">
          <table:table-cell office:value-type="string">
            <text:p>comiteapre_id</text:p>
          </table:table-cell>
          <table:table-cell office:value-type="string">
            <text:p>comiteapre_id</text:p>
          </table:table-cell>
          <table:table-cell office:value-type="string">
            <text:p>comiteapre_id</text:p>
          </table:table-cell>
          <table:table-cell table:number-columns-repeated="1021"/>
        </table:table-row>
        <table:table-row table:style-name="ro3">
          <table:table-cell office:value-type="string">
            <text:p>comiteapre_datecomite</text:p>
          </table:table-cell>
          <table:table-cell office:value-type="string">
            <text:p>comiteapre_datecomite</text:p>
          </table:table-cell>
          <table:table-cell office:value-type="string">
            <text:p>comiteapre_datecomite</text:p>
          </table:table-cell>
          <table:table-cell table:number-columns-repeated="1021"/>
        </table:table-row>
        <table:table-row table:style-name="ro3">
          <table:table-cell office:value-type="string">
            <text:p>comiteapre_heurecomite</text:p>
          </table:table-cell>
          <table:table-cell office:value-type="string">
            <text:p>comiteapre_heurecomite</text:p>
          </table:table-cell>
          <table:table-cell office:value-type="string">
            <text:p>comiteapre_heurecomite</text:p>
          </table:table-cell>
          <table:table-cell table:number-columns-repeated="1021"/>
        </table:table-row>
        <table:table-row table:style-name="ro3">
          <table:table-cell office:value-type="string">
            <text:p>comiteapre_lieucomite</text:p>
          </table:table-cell>
          <table:table-cell office:value-type="string">
            <text:p>comiteapre_lieucomite</text:p>
          </table:table-cell>
          <table:table-cell office:value-type="string">
            <text:p>comiteapre_lieucomite</text:p>
          </table:table-cell>
          <table:table-cell table:number-columns-repeated="1021"/>
        </table:table-row>
        <table:table-row table:style-name="ro3">
          <table:table-cell office:value-type="string">
            <text:p>comiteapre_intitulecomite</text:p>
          </table:table-cell>
          <table:table-cell office:value-type="string">
            <text:p>comiteapre_intitulecomite</text:p>
          </table:table-cell>
          <table:table-cell office:value-type="string">
            <text:p>comiteapre_intitulecomite</text:p>
          </table:table-cell>
          <table:table-cell table:number-columns-repeated="1021"/>
        </table:table-row>
        <table:table-row table:style-name="ro3">
          <table:table-cell office:value-type="string">
            <text:p>comiteapre_observationcomite</text:p>
          </table:table-cell>
          <table:table-cell office:value-type="string">
            <text:p>comiteapre_observationcomite</text:p>
          </table:table-cell>
          <table:table-cell office:value-type="string">
            <text:p>comiteapre_observationcomite</text:p>
          </table:table-cell>
          <table:table-cell table:number-columns-repeated="1021"/>
        </table:table-row>
        <table:table-row table:style-name="ro3">
          <table:table-cell table:number-columns-repeated="3" office:value-type="string">
            <text:p>adresse_id</text:p>
          </table:table-cell>
          <table:table-cell table:number-columns-repeated="1021"/>
        </table:table-row>
        <table:table-row table:style-name="ro3">
          <table:table-cell office:value-type="string">
            <text:p>adresse_numvoie</text:p>
          </table:table-cell>
          <table:table-cell office:value-type="string">
            <text:p>adresse_numvoie</text:p>
          </table:table-cell>
          <table:table-cell office:value-type="string">
            <text:p>adresse_numvoie</text:p>
          </table:table-cell>
          <table:table-cell table:number-columns-repeated="1021"/>
        </table:table-row>
        <table:table-row table:style-name="ro3">
          <table:table-cell office:value-type="string">
            <text:p>adresse_typevoie</text:p>
          </table:table-cell>
          <table:table-cell office:value-type="string">
            <text:p>adresse_typevoie</text:p>
          </table:table-cell>
          <table:table-cell office:value-type="string">
            <text:p>adresse_typevoie</text:p>
          </table:table-cell>
          <table:table-cell table:number-columns-repeated="1021"/>
        </table:table-row>
        <table:table-row table:style-name="ro3">
          <table:table-cell office:value-type="string">
            <text:p>adresse_nomvoie</text:p>
          </table:table-cell>
          <table:table-cell office:value-type="string">
            <text:p>adresse_nomvoie</text:p>
          </table:table-cell>
          <table:table-cell office:value-type="string">
            <text:p>adresse_nomvoie</text:p>
          </table:table-cell>
          <table:table-cell table:number-columns-repeated="1021"/>
        </table:table-row>
        <table:table-row table:style-name="ro3">
          <table:table-cell office:value-type="string">
            <text:p>adresse_complideadr</text:p>
          </table:table-cell>
          <table:table-cell office:value-type="string">
            <text:p>adresse_complideadr</text:p>
          </table:table-cell>
          <table:table-cell office:value-type="string">
            <text:p>adresse_complideadr</text:p>
          </table:table-cell>
          <table:table-cell table:number-columns-repeated="1021"/>
        </table:table-row>
        <table:table-row table:style-name="ro3">
          <table:table-cell office:value-type="string">
            <text:p>adresse_compladr</text:p>
          </table:table-cell>
          <table:table-cell office:value-type="string">
            <text:p>adresse_compladr</text:p>
          </table:table-cell>
          <table:table-cell office:value-type="string">
            <text:p>adresse_compladr</text:p>
          </table:table-cell>
          <table:table-cell table:number-columns-repeated="1021"/>
        </table:table-row>
        <table:table-row table:style-name="ro3">
          <table:table-cell office:value-type="string">
            <text:p>adresse_lieudist</text:p>
          </table:table-cell>
          <table:table-cell office:value-type="string">
            <text:p>adresse_lieudist</text:p>
          </table:table-cell>
          <table:table-cell office:value-type="string">
            <text:p>adresse_lieudist</text:p>
          </table:table-cell>
          <table:table-cell table:number-columns-repeated="1021"/>
        </table:table-row>
        <table:table-row table:style-name="ro3">
          <table:table-cell office:value-type="string">
            <text:p>adresse_numcomrat</text:p>
          </table:table-cell>
          <table:table-cell office:value-type="string">
            <text:p>adresse_numcomrat</text:p>
          </table:table-cell>
          <table:table-cell office:value-type="string">
            <text:p>adresse_numcomrat</text:p>
          </table:table-cell>
          <table:table-cell table:number-columns-repeated="1021"/>
        </table:table-row>
        <table:table-row table:style-name="ro3">
          <table:table-cell office:value-type="string">
            <text:p>adresse_numcomptt</text:p>
          </table:table-cell>
          <table:table-cell office:value-type="string">
            <text:p>adresse_numcomptt</text:p>
          </table:table-cell>
          <table:table-cell office:value-type="string">
            <text:p>adresse_numcomptt</text:p>
          </table:table-cell>
          <table:table-cell table:number-columns-repeated="1021"/>
        </table:table-row>
        <table:table-row table:style-name="ro3">
          <table:table-cell office:value-type="string">
            <text:p>adresse_codepos</text:p>
          </table:table-cell>
          <table:table-cell office:value-type="string">
            <text:p>adresse_codepos</text:p>
          </table:table-cell>
          <table:table-cell office:value-type="string">
            <text:p>adresse_codepos</text:p>
          </table:table-cell>
          <table:table-cell table:number-columns-repeated="1021"/>
        </table:table-row>
        <table:table-row table:style-name="ro3">
          <table:table-cell office:value-type="string">
            <text:p>adresse_locaadr</text:p>
          </table:table-cell>
          <table:table-cell office:value-type="string">
            <text:p>adresse_locaadr</text:p>
          </table:table-cell>
          <table:table-cell office:value-type="string">
            <text:p>adresse_locaadr</text:p>
          </table:table-cell>
          <table:table-cell table:number-columns-repeated="1021"/>
        </table:table-row>
        <table:table-row table:style-name="ro3">
          <table:table-cell table:number-columns-repeated="3" office:value-type="string">
            <text:p>adresse_pays</text:p>
          </table:table-cell>
          <table:table-cell table:number-columns-repeated="1021"/>
        </table:table-row>
        <table:table-row table:style-name="ro3">
          <table:table-cell table:number-columns-repeated="3" office:value-type="string">
            <text:p>adresse_canton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0" number:min-integer-digits="1" number:grouping="true"/>
      <number:text> € </number:text>
    </number:number-style>
    <number:number-style style:name="N118P1" style:volatile="true">
      <number:text>-</number:text>
      <number:number number:decimal-places="0" number:min-integer-digits="1" number:grouping="true"/>
      <number:text> € </number:text>
    </number:number-style>
    <number:number-style style:name="N118P2" style:volatile="true">
      <number:text> -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   </number:text>
    </number:number-style>
    <number:number-style style:name="N119P1" style:volatile="true">
      <number:text>-</number:text>
      <number:number number:decimal-places="2" number:min-integer-digits="1" number:grouping="true"/>
      <number:text>    </number:text>
    </number:number-style>
    <number:number-style style:name="N119P2" style:volatile="true">
      <number:text> -</number:text>
      <number:number number:decimal-places="0" number:min-integer-digits="0"/>
      <number:text>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number:min-integer-digits="1" number:grouping="true"/>
      <number:text> € </number:text>
    </number:number-style>
    <number:number-style style:name="N120P2" style:volatile="true">
      <number:text> -</number:text>
      <number:number number: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0" number:min-integer-digits="1" number:grouping="true"/>
      <number:text> F</number:text>
    </number:number-style>
    <number:number-style style:name="N121">
      <number:text>-</number:text>
      <number:number number:decimal-places="0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F</number:text>
    </number:number-style>
    <number:number-style style:name="N123">
      <number:text>-</number:text>
      <number:number number:decimal-places="2" number:min-integer-digits="1" number:grouping="true"/>
      <number:text> F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F</number:text>
    </number:number-style>
    <number:number-style style:name="N124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4P0"/>
    </number:number-style>
    <number:number-style style:name="N125P0" style:volatile="true">
      <number:text> </number:text>
      <number:number number:decimal-places="0" number:min-integer-digits="1" number:grouping="true"/>
      <number:text> F </number:text>
    </number:number-style>
    <number:number-style style:name="N125P1" style:volatile="true">
      <number:text>-</number:text>
      <number:number number:decimal-places="0" number:min-integer-digits="1" number:grouping="true"/>
      <number:text> F </number:text>
    </number:number-style>
    <number:number-style style:name="N125P2" style:volatile="true">
      <number:text> - F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F </number:text>
    </number:number-style>
    <number:number-style style:name="N126P1" style:volatile="true">
      <number:text>-</number:text>
      <number:number number:decimal-places="2" number:min-integer-digits="1" number:grouping="true"/>
      <number:text> F </number:text>
    </number:number-style>
    <number:number-style style:name="N126P2" style:volatile="true">
      <number:text> -</number:text>
      <number:number number:decimal-places="0" number:min-integer-digits="0"/>
      <number:text> F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Vrai</number:text>
    </number:number-style>
    <number:number-style style:name="N127P1" style:volatile="true">
      <number:text>Vrai</number:text>
    </number:number-style>
    <number:number-style style:name="N127">
      <number:text>Faux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Actif</number:text>
    </number:number-style>
    <number:number-style style:name="N128P1" style:volatile="true">
      <number:text>Actif</number:text>
    </number:number-style>
    <number:number-style style:name="N128">
      <number:text>Inactif</number:text>
      <style:map style:condition="value()&gt;0" style:apply-style-name="N128P0"/>
      <style:map style:condition="value()&lt;0" style:apply-style-name="N128P1"/>
    </number:number-style>
    <number:number-style style:name="N129">
      <number:number number:decimal-places="0" number:min-integer-digits="3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font-size="10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9">29/06/2010</text:date>, <text:time>11:5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ian Buffin</meta:initial-creator>
    <meta:creation-date>2010-03-24T12:25:13</meta:creation-date>
    <dc:date>2010-06-29T11:58:34</dc:date>
    <dc:creator>aauzolat </dc:creator>
    <meta:editing-duration>PT03H57M52S</meta:editing-duration>
    <meta:editing-cycles>44</meta:editing-cycles>
    <meta:generator>OpenOffice.org/3.1$Linux OpenOffice.org_project/310m19$Build-9420</meta:generator>
    <meta:document-statistic meta:table-count="6" meta:cell-count="3064" meta:object-count="0"/>
  </office:meta>
</office:document-meta>
</file>